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miary-ris-on-off" table:style-name="ta1">
        <table:shapes>
          <draw:frame draw:z-index="0" draw:style-name="gr1" draw:text-style-name="P1" svg:width="26.451cm" svg:height="14.29cm" svg:x="0.157cm" svg:y="71.192cm">
            <draw:object draw:notify-on-update-of-ranges="'Pomiary-ris-on-off'.B2:'Pomiary-ris-on-off'.AN2 'Pomiary-ris-on-off'.A104:'Pomiary-ris-on-off'.A104 'Pomiary-ris-on-off'.B104:'Pomiary-ris-on-off'.AN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9cm" svg:x="0.159cm" svg:y="48.271cm">
            <draw:object draw:notify-on-update-of-ranges="'Pomiary-ris-on-off'.B2:'Pomiary-ris-on-off'.B2 'Pomiary-ris-on-off'.B3:'Pomiary-ris-on-off'.B102 'Pomiary-ris-on-off'.C2:'Pomiary-ris-on-off'.C2 'Pomiary-ris-on-off'.C3:'Pomiary-ris-on-off'.C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6.011cm" svg:height="8.994cm" svg:x="47.814cm" svg:y="48.053cm">
            <draw:object draw:notify-on-update-of-ranges="'Pomiary-ris-on-off'.N2:'Pomiary-ris-on-off'.N2 'Pomiary-ris-on-off'.N3:'Pomiary-ris-on-off'.N102 'Pomiary-ris-on-off'.O2:'Pomiary-ris-on-off'.O2 'Pomiary-ris-on-off'.O3:'Pomiary-ris-on-off'.O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75cm" svg:height="8.993cm" svg:x="47.012cm" svg:y="57.612cm">
            <draw:object draw:notify-on-update-of-ranges="'Pomiary-ris-on-off'.R2:'Pomiary-ris-on-off'.R2 'Pomiary-ris-on-off'.R3:'Pomiary-ris-on-off'.R102 'Pomiary-ris-on-off'.S2:'Pomiary-ris-on-off'.S2 'Pomiary-ris-on-off'.S3:'Pomiary-ris-on-off'.S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74cm" svg:height="8.994cm" svg:x="63.971cm" svg:y="48.053cm">
            <draw:object draw:notify-on-update-of-ranges="'Pomiary-ris-on-off'.V2:'Pomiary-ris-on-off'.V2 'Pomiary-ris-on-off'.V3:'Pomiary-ris-on-off'.V102 'Pomiary-ris-on-off'.W2:'Pomiary-ris-on-off'.W2 'Pomiary-ris-on-off'.W3:'Pomiary-ris-on-off'.W10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74cm" svg:height="8.994cm" svg:x="64.299cm" svg:y="57.649cm">
            <draw:object draw:notify-on-update-of-ranges="'Pomiary-ris-on-off'.Z2:'Pomiary-ris-on-off'.Z2 'Pomiary-ris-on-off'.Z3:'Pomiary-ris-on-off'.Z102 'Pomiary-ris-on-off'.AA2:'Pomiary-ris-on-off'.AA2 'Pomiary-ris-on-off'.AA3:'Pomiary-ris-on-off'.AA10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75cm" svg:height="8.994cm" svg:x="80.164cm" svg:y="48.016cm">
            <draw:object draw:notify-on-update-of-ranges="'Pomiary-ris-on-off'.AD2:'Pomiary-ris-on-off'.AD2 'Pomiary-ris-on-off'.AD3:'Pomiary-ris-on-off'.AD102 'Pomiary-ris-on-off'.AE2:'Pomiary-ris-on-off'.AE2 'Pomiary-ris-on-off'.AE3:'Pomiary-ris-on-off'.AE10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80.216cm" svg:y="57.561cm">
            <draw:object draw:notify-on-update-of-ranges="'Pomiary-ris-on-off'.AH2:'Pomiary-ris-on-off'.AH2 'Pomiary-ris-on-off'.AH3:'Pomiary-ris-on-off'.AH102 'Pomiary-ris-on-off'.AI2:'Pomiary-ris-on-off'.AI2 'Pomiary-ris-on-off'.AI3:'Pomiary-ris-on-off'.AI10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number-columns-repeated="16344" table:default-cell-style-name="Default"/>
        <table:table-row table:style-name="ro1">
          <table:table-cell/>
          <table:table-cell table:number-columns-repeated="2" office:value-type="float" office:value="0.001" calcext:value-type="float">
            <text:p>0,001</text:p>
          </table:table-cell>
          <table:table-cell table:number-columns-repeated="2"/>
          <table:table-cell table:number-columns-repeated="2" office:value-type="float" office:value="0.002" calcext:value-type="float">
            <text:p>0,002</text:p>
          </table:table-cell>
          <table:table-cell table:number-columns-repeated="2"/>
          <table:table-cell table:number-columns-repeated="2" office:value-type="float" office:value="0.004" calcext:value-type="float">
            <text:p>0,004</text:p>
          </table:table-cell>
          <table:table-cell table:number-columns-repeated="2"/>
          <table:table-cell table:number-columns-repeated="2" office:value-type="float" office:value="0.008" calcext:value-type="float">
            <text:p>0,008</text:p>
          </table:table-cell>
          <table:table-cell table:number-columns-repeated="2"/>
          <table:table-cell table:number-columns-repeated="2" office:value-type="float" office:value="0.016" calcext:value-type="float">
            <text:p>0,016</text:p>
          </table:table-cell>
          <table:table-cell table:number-columns-repeated="2"/>
          <table:table-cell table:number-columns-repeated="2" office:value-type="float" office:value="0.032" calcext:value-type="float">
            <text:p>0,032</text:p>
          </table:table-cell>
          <table:table-cell table:number-columns-repeated="2"/>
          <table:table-cell table:number-columns-repeated="2" office:value-type="float" office:value="0.064" calcext:value-type="float">
            <text:p>0,064</text:p>
          </table:table-cell>
          <table:table-cell table:number-columns-repeated="2"/>
          <table:table-cell table:number-columns-repeated="2" office:value-type="float" office:value="0.128" calcext:value-type="float">
            <text:p>0,128</text:p>
          </table:table-cell>
          <table:table-cell table:number-columns-repeated="2"/>
          <table:table-cell table:number-columns-repeated="2" office:value-type="float" office:value="0.256" calcext:value-type="float">
            <text:p>0,256</text:p>
          </table:table-cell>
          <table:table-cell table:number-columns-repeated="2"/>
          <table:table-cell table:number-columns-repeated="2" office:value-type="float" office:value="0.512" calcext:value-type="float">
            <text:p>0,51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94289550781" calcext:value-type="float">
            <text:p>-63,3194289550781</text:p>
          </table:table-cell>
          <table:table-cell office:value-type="float" office:value="-63.338999332428" calcext:value-type="float">
            <text:p>-63,338999332428</text:p>
          </table:table-cell>
          <table:table-cell table:formula="of:=[.B3]-[.C3]" office:value-type="float" office:value="0.0195703773499005" calcext:value-type="float">
            <text:p>0,020</text:p>
          </table:table-cell>
          <table:table-cell/>
          <table:table-cell office:value-type="float" office:value="-63.3509867248535" calcext:value-type="float">
            <text:p>-63,3509867248535</text:p>
          </table:table-cell>
          <table:table-cell office:value-type="float" office:value="-63.3704011726379" calcext:value-type="float">
            <text:p>-63,3704011726379</text:p>
          </table:table-cell>
          <table:table-cell table:formula="of:=[.F3]-[.G3]" office:value-type="float" office:value="0.0194144477843992" calcext:value-type="float">
            <text:p>0,019</text:p>
          </table:table-cell>
          <table:table-cell/>
          <table:table-cell office:value-type="float" office:value="-63.4097509651184" calcext:value-type="float">
            <text:p>-63,4097509651184</text:p>
          </table:table-cell>
          <table:table-cell office:value-type="float" office:value="-63.4286450080872" calcext:value-type="float">
            <text:p>-63,4286450080872</text:p>
          </table:table-cell>
          <table:table-cell table:formula="of:=[.J3]-[.K3]" office:value-type="float" office:value="0.0188940429688032" calcext:value-type="float">
            <text:p>0,019</text:p>
          </table:table-cell>
          <table:table-cell/>
          <table:table-cell office:value-type="float" office:value="-63.4080926856995" calcext:value-type="float">
            <text:p>-63,4080926856995</text:p>
          </table:table-cell>
          <table:table-cell office:value-type="float" office:value="-63.4341076049805" calcext:value-type="float">
            <text:p>-63,4341076049805</text:p>
          </table:table-cell>
          <table:table-cell table:formula="of:=[.N3]-[.O3]" office:value-type="float" office:value="0.0260149192809962" calcext:value-type="float">
            <text:p>0,026</text:p>
          </table:table-cell>
          <table:table-cell/>
          <table:table-cell office:value-type="float" office:value="-63.3829977340698" calcext:value-type="float">
            <text:p>-63,3829977340698</text:p>
          </table:table-cell>
          <table:table-cell office:value-type="float" office:value="-63.404553730011" calcext:value-type="float">
            <text:p>-63,404553730011</text:p>
          </table:table-cell>
          <table:table-cell table:formula="of:=[.R3]-[.S3]" office:value-type="float" office:value="0.0215559959412062" calcext:value-type="float">
            <text:p>0,022</text:p>
          </table:table-cell>
          <table:table-cell/>
          <table:table-cell office:value-type="float" office:value="-63.3270503349304" calcext:value-type="float">
            <text:p>-63,3270503349304</text:p>
          </table:table-cell>
          <table:table-cell office:value-type="float" office:value="-63.3439801635742" calcext:value-type="float">
            <text:p>-63,3439801635742</text:p>
          </table:table-cell>
          <table:table-cell table:formula="of:=[.V3]-[.W3]" office:value-type="float" office:value="0.0169298286438035" calcext:value-type="float">
            <text:p>0,017</text:p>
          </table:table-cell>
          <table:table-cell/>
          <table:table-cell office:value-type="float" office:value="-63.3325593299866" calcext:value-type="float">
            <text:p>-63,3325593299866</text:p>
          </table:table-cell>
          <table:table-cell office:value-type="float" office:value="-63.3560407905579" calcext:value-type="float">
            <text:p>-63,3560407905579</text:p>
          </table:table-cell>
          <table:table-cell table:formula="of:=[.Z3]-[.AA3]" office:value-type="float" office:value="0.023481460571297" calcext:value-type="float">
            <text:p>0,023</text:p>
          </table:table-cell>
          <table:table-cell/>
          <table:table-cell office:value-type="float" office:value="-63.3383453979492" calcext:value-type="float">
            <text:p>-63,3383453979492</text:p>
          </table:table-cell>
          <table:table-cell office:value-type="float" office:value="-63.3567386627197" calcext:value-type="float">
            <text:p>-63,3567386627197</text:p>
          </table:table-cell>
          <table:table-cell table:formula="of:=[.AD3]-[.AE3]" office:value-type="float" office:value="0.0183932647705021" calcext:value-type="float">
            <text:p>0,018</text:p>
          </table:table-cell>
          <table:table-cell/>
          <table:table-cell office:value-type="float" office:value="-63.3371150779724" calcext:value-type="float">
            <text:p>-63,3371150779724</text:p>
          </table:table-cell>
          <table:table-cell office:value-type="float" office:value="-63.3569649047852" calcext:value-type="float">
            <text:p>-63,3569649047852</text:p>
          </table:table-cell>
          <table:table-cell table:formula="of:=[.AH3]-[.AI3]" office:value-type="float" office:value="0.019849826812802" calcext:value-type="float">
            <text:p>0,020</text:p>
          </table:table-cell>
          <table:table-cell/>
          <table:table-cell office:value-type="float" office:value="-63.3875969238281" calcext:value-type="float">
            <text:p>-63,3875969238281</text:p>
          </table:table-cell>
          <table:table-cell office:value-type="float" office:value="-63.4025757064819" calcext:value-type="float">
            <text:p>-63,4025757064819</text:p>
          </table:table-cell>
          <table:table-cell table:formula="of:=[.AL3]-[.AM3]" office:value-type="float" office:value="0.0149787826537988" calcext:value-type="float">
            <text:p>0,015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33205337524" calcext:value-type="float">
            <text:p>-63,3233205337524</text:p>
          </table:table-cell>
          <table:table-cell office:value-type="float" office:value="-63.342252822876" calcext:value-type="float">
            <text:p>-63,342252822876</text:p>
          </table:table-cell>
          <table:table-cell table:formula="of:=[.B4]-[.C4]" office:value-type="float" office:value="0.0189322891235975" calcext:value-type="float">
            <text:p>0,019</text:p>
          </table:table-cell>
          <table:table-cell/>
          <table:table-cell office:value-type="float" office:value="-63.3602816123962" calcext:value-type="float">
            <text:p>-63,3602816123962</text:p>
          </table:table-cell>
          <table:table-cell office:value-type="float" office:value="-63.3795582084656" calcext:value-type="float">
            <text:p>-63,3795582084656</text:p>
          </table:table-cell>
          <table:table-cell table:formula="of:=[.F4]-[.G4]" office:value-type="float" office:value="0.0192765960694032" calcext:value-type="float">
            <text:p>0,019</text:p>
          </table:table-cell>
          <table:table-cell/>
          <table:table-cell office:value-type="float" office:value="-63.4156524505615" calcext:value-type="float">
            <text:p>-63,4156524505615</text:p>
          </table:table-cell>
          <table:table-cell office:value-type="float" office:value="-63.4274396781921" calcext:value-type="float">
            <text:p>-63,4274396781921</text:p>
          </table:table-cell>
          <table:table-cell table:formula="of:=[.J4]-[.K4]" office:value-type="float" office:value="0.0117872276305988" calcext:value-type="float">
            <text:p>0,012</text:p>
          </table:table-cell>
          <table:table-cell/>
          <table:table-cell office:value-type="float" office:value="-63.408669002533" calcext:value-type="float">
            <text:p>-63,408669002533</text:p>
          </table:table-cell>
          <table:table-cell office:value-type="float" office:value="-63.4258624382019" calcext:value-type="float">
            <text:p>-63,4258624382019</text:p>
          </table:table-cell>
          <table:table-cell table:formula="of:=[.N4]-[.O4]" office:value-type="float" office:value="0.0171934356688936" calcext:value-type="float">
            <text:p>0,017</text:p>
          </table:table-cell>
          <table:table-cell/>
          <table:table-cell office:value-type="float" office:value="-63.3822186927795" calcext:value-type="float">
            <text:p>-63,3822186927795</text:p>
          </table:table-cell>
          <table:table-cell office:value-type="float" office:value="-63.4006769294739" calcext:value-type="float">
            <text:p>-63,4006769294739</text:p>
          </table:table-cell>
          <table:table-cell table:formula="of:=[.R4]-[.S4]" office:value-type="float" office:value="0.0184582366943999" calcext:value-type="float">
            <text:p>0,018</text:p>
          </table:table-cell>
          <table:table-cell/>
          <table:table-cell office:value-type="float" office:value="-63.3273584213257" calcext:value-type="float">
            <text:p>-63,3273584213257</text:p>
          </table:table-cell>
          <table:table-cell office:value-type="float" office:value="-63.3487728919983" calcext:value-type="float">
            <text:p>-63,3487728919983</text:p>
          </table:table-cell>
          <table:table-cell table:formula="of:=[.V4]-[.W4]" office:value-type="float" office:value="0.0214144706726032" calcext:value-type="float">
            <text:p>0,021</text:p>
          </table:table-cell>
          <table:table-cell/>
          <table:table-cell office:value-type="float" office:value="-63.3331060028076" calcext:value-type="float">
            <text:p>-63,3331060028076</text:p>
          </table:table-cell>
          <table:table-cell office:value-type="float" office:value="-63.3535196228027" calcext:value-type="float">
            <text:p>-63,3535196228027</text:p>
          </table:table-cell>
          <table:table-cell table:formula="of:=[.Z4]-[.AA4]" office:value-type="float" office:value="0.0204136199951037" calcext:value-type="float">
            <text:p>0,020</text:p>
          </table:table-cell>
          <table:table-cell/>
          <table:table-cell office:value-type="float" office:value="-63.3356240081787" calcext:value-type="float">
            <text:p>-63,3356240081787</text:p>
          </table:table-cell>
          <table:table-cell office:value-type="float" office:value="-63.3588395309448" calcext:value-type="float">
            <text:p>-63,3588395309448</text:p>
          </table:table-cell>
          <table:table-cell table:formula="of:=[.AD4]-[.AE4]" office:value-type="float" office:value="0.0232155227661011" calcext:value-type="float">
            <text:p>0,023</text:p>
          </table:table-cell>
          <table:table-cell/>
          <table:table-cell office:value-type="float" office:value="-63.3357488594055" calcext:value-type="float">
            <text:p>-63,3357488594055</text:p>
          </table:table-cell>
          <table:table-cell office:value-type="float" office:value="-63.3568671226501" calcext:value-type="float">
            <text:p>-63,3568671226501</text:p>
          </table:table-cell>
          <table:table-cell table:formula="of:=[.AH4]-[.AI4]" office:value-type="float" office:value="0.0211182632446025" calcext:value-type="float">
            <text:p>0,021</text:p>
          </table:table-cell>
          <table:table-cell/>
          <table:table-cell office:value-type="float" office:value="-63.3844217453003" calcext:value-type="float">
            <text:p>-63,3844217453003</text:p>
          </table:table-cell>
          <table:table-cell office:value-type="float" office:value="-63.4005273284912" calcext:value-type="float">
            <text:p>-63,4005273284912</text:p>
          </table:table-cell>
          <table:table-cell table:formula="of:=[.AL4]-[.AM4]" office:value-type="float" office:value="0.0161055831908996" calcext:value-type="float">
            <text:p>0,016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03965339661" calcext:value-type="float">
            <text:p>-63,3103965339661</text:p>
          </table:table-cell>
          <table:table-cell office:value-type="float" office:value="-63.3326248092651" calcext:value-type="float">
            <text:p>-63,3326248092651</text:p>
          </table:table-cell>
          <table:table-cell table:formula="of:=[.B5]-[.C5]" office:value-type="float" office:value="0.0222282752989997" calcext:value-type="float">
            <text:p>0,022</text:p>
          </table:table-cell>
          <table:table-cell/>
          <table:table-cell office:value-type="float" office:value="-63.3526363716126" calcext:value-type="float">
            <text:p>-63,3526363716126</text:p>
          </table:table-cell>
          <table:table-cell office:value-type="float" office:value="-63.3778341178894" calcext:value-type="float">
            <text:p>-63,3778341178894</text:p>
          </table:table-cell>
          <table:table-cell table:formula="of:=[.F5]-[.G5]" office:value-type="float" office:value="0.0251977462768025" calcext:value-type="float">
            <text:p>0,025</text:p>
          </table:table-cell>
          <table:table-cell/>
          <table:table-cell office:value-type="float" office:value="-63.4091517333984" calcext:value-type="float">
            <text:p>-63,4091517333984</text:p>
          </table:table-cell>
          <table:table-cell office:value-type="float" office:value="-63.423558971405" calcext:value-type="float">
            <text:p>-63,423558971405</text:p>
          </table:table-cell>
          <table:table-cell table:formula="of:=[.J5]-[.K5]" office:value-type="float" office:value="0.0144072380065978" calcext:value-type="float">
            <text:p>0,014</text:p>
          </table:table-cell>
          <table:table-cell/>
          <table:table-cell office:value-type="float" office:value="-63.4169128341675" calcext:value-type="float">
            <text:p>-63,4169128341675</text:p>
          </table:table-cell>
          <table:table-cell office:value-type="float" office:value="-63.4276428756714" calcext:value-type="float">
            <text:p>-63,4276428756714</text:p>
          </table:table-cell>
          <table:table-cell table:formula="of:=[.N5]-[.O5]" office:value-type="float" office:value="0.0107300415039049" calcext:value-type="float">
            <text:p>0,011</text:p>
          </table:table-cell>
          <table:table-cell/>
          <table:table-cell office:value-type="float" office:value="-63.3828106803894" calcext:value-type="float">
            <text:p>-63,3828106803894</text:p>
          </table:table-cell>
          <table:table-cell office:value-type="float" office:value="-63.3959144973755" calcext:value-type="float">
            <text:p>-63,3959144973755</text:p>
          </table:table-cell>
          <table:table-cell table:formula="of:=[.R5]-[.S5]" office:value-type="float" office:value="0.0131038169861029" calcext:value-type="float">
            <text:p>0,013</text:p>
          </table:table-cell>
          <table:table-cell/>
          <table:table-cell office:value-type="float" office:value="-63.3279584732056" calcext:value-type="float">
            <text:p>-63,3279584732056</text:p>
          </table:table-cell>
          <table:table-cell office:value-type="float" office:value="-63.3440526199341" calcext:value-type="float">
            <text:p>-63,3440526199341</text:p>
          </table:table-cell>
          <table:table-cell table:formula="of:=[.V5]-[.W5]" office:value-type="float" office:value="0.0160941467284985" calcext:value-type="float">
            <text:p>0,016</text:p>
          </table:table-cell>
          <table:table-cell/>
          <table:table-cell office:value-type="float" office:value="-63.3270580291748" calcext:value-type="float">
            <text:p>-63,3270580291748</text:p>
          </table:table-cell>
          <table:table-cell office:value-type="float" office:value="-63.3499993782043" calcext:value-type="float">
            <text:p>-63,3499993782043</text:p>
          </table:table-cell>
          <table:table-cell table:formula="of:=[.Z5]-[.AA5]" office:value-type="float" office:value="0.0229413490295016" calcext:value-type="float">
            <text:p>0,023</text:p>
          </table:table-cell>
          <table:table-cell/>
          <table:table-cell office:value-type="float" office:value="-63.3352925796509" calcext:value-type="float">
            <text:p>-63,3352925796509</text:p>
          </table:table-cell>
          <table:table-cell office:value-type="float" office:value="-63.3542665061951" calcext:value-type="float">
            <text:p>-63,3542665061951</text:p>
          </table:table-cell>
          <table:table-cell table:formula="of:=[.AD5]-[.AE5]" office:value-type="float" office:value="0.0189739265442057" calcext:value-type="float">
            <text:p>0,019</text:p>
          </table:table-cell>
          <table:table-cell/>
          <table:table-cell office:value-type="float" office:value="-63.3346968269348" calcext:value-type="float">
            <text:p>-63,3346968269348</text:p>
          </table:table-cell>
          <table:table-cell office:value-type="float" office:value="-63.3557239685059" calcext:value-type="float">
            <text:p>-63,3557239685059</text:p>
          </table:table-cell>
          <table:table-cell table:formula="of:=[.AH5]-[.AI5]" office:value-type="float" office:value="0.0210271415710963" calcext:value-type="float">
            <text:p>0,021</text:p>
          </table:table-cell>
          <table:table-cell/>
          <table:table-cell office:value-type="float" office:value="-63.3804411010742" calcext:value-type="float">
            <text:p>-63,3804411010742</text:p>
          </table:table-cell>
          <table:table-cell office:value-type="float" office:value="-63.4041320457459" calcext:value-type="float">
            <text:p>-63,4041320457459</text:p>
          </table:table-cell>
          <table:table-cell table:formula="of:=[.AL5]-[.AM5]" office:value-type="float" office:value="0.0236909446716993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05630340576" calcext:value-type="float">
            <text:p>-63,3205630340576</text:p>
          </table:table-cell>
          <table:table-cell office:value-type="float" office:value="-63.3362688484192" calcext:value-type="float">
            <text:p>-63,3362688484192</text:p>
          </table:table-cell>
          <table:table-cell table:formula="of:=[.B6]-[.C6]" office:value-type="float" office:value="0.0157058143616027" calcext:value-type="float">
            <text:p>0,016</text:p>
          </table:table-cell>
          <table:table-cell/>
          <table:table-cell office:value-type="float" office:value="-63.34897108078" calcext:value-type="float">
            <text:p>-63,34897108078</text:p>
          </table:table-cell>
          <table:table-cell office:value-type="float" office:value="-63.3692876052856" calcext:value-type="float">
            <text:p>-63,3692876052856</text:p>
          </table:table-cell>
          <table:table-cell table:formula="of:=[.F6]-[.G6]" office:value-type="float" office:value="0.0203165245056027" calcext:value-type="float">
            <text:p>0,020</text:p>
          </table:table-cell>
          <table:table-cell/>
          <table:table-cell office:value-type="float" office:value="-63.4176530265808" calcext:value-type="float">
            <text:p>-63,4176530265808</text:p>
          </table:table-cell>
          <table:table-cell office:value-type="float" office:value="-63.4275039558411" calcext:value-type="float">
            <text:p>-63,4275039558411</text:p>
          </table:table-cell>
          <table:table-cell table:formula="of:=[.J6]-[.K6]" office:value-type="float" office:value="0.00985092926029552" calcext:value-type="float">
            <text:p>0,010</text:p>
          </table:table-cell>
          <table:table-cell/>
          <table:table-cell office:value-type="float" office:value="-63.4123014945984" calcext:value-type="float">
            <text:p>-63,4123014945984</text:p>
          </table:table-cell>
          <table:table-cell office:value-type="float" office:value="-63.4222826499939" calcext:value-type="float">
            <text:p>-63,4222826499939</text:p>
          </table:table-cell>
          <table:table-cell table:formula="of:=[.N6]-[.O6]" office:value-type="float" office:value="0.00998115539550071" calcext:value-type="float">
            <text:p>0,010</text:p>
          </table:table-cell>
          <table:table-cell/>
          <table:table-cell office:value-type="float" office:value="-63.3844483108521" calcext:value-type="float">
            <text:p>-63,3844483108521</text:p>
          </table:table-cell>
          <table:table-cell office:value-type="float" office:value="-63.4018926124573" calcext:value-type="float">
            <text:p>-63,4018926124573</text:p>
          </table:table-cell>
          <table:table-cell table:formula="of:=[.R6]-[.S6]" office:value-type="float" office:value="0.0174443016052024" calcext:value-type="float">
            <text:p>0,017</text:p>
          </table:table-cell>
          <table:table-cell/>
          <table:table-cell office:value-type="float" office:value="-63.3269596824646" calcext:value-type="float">
            <text:p>-63,3269596824646</text:p>
          </table:table-cell>
          <table:table-cell office:value-type="float" office:value="-63.3423669013977" calcext:value-type="float">
            <text:p>-63,3423669013977</text:p>
          </table:table-cell>
          <table:table-cell table:formula="of:=[.V6]-[.W6]" office:value-type="float" office:value="0.015407218933106" calcext:value-type="float">
            <text:p>0,015</text:p>
          </table:table-cell>
          <table:table-cell/>
          <table:table-cell office:value-type="float" office:value="-63.3255445289612" calcext:value-type="float">
            <text:p>-63,3255445289612</text:p>
          </table:table-cell>
          <table:table-cell office:value-type="float" office:value="-63.3509807624817" calcext:value-type="float">
            <text:p>-63,3509807624817</text:p>
          </table:table-cell>
          <table:table-cell table:formula="of:=[.Z6]-[.AA6]" office:value-type="float" office:value="0.0254362335204945" calcext:value-type="float">
            <text:p>0,025</text:p>
          </table:table-cell>
          <table:table-cell/>
          <table:table-cell office:value-type="float" office:value="-63.3312093582153" calcext:value-type="float">
            <text:p>-63,3312093582153</text:p>
          </table:table-cell>
          <table:table-cell office:value-type="float" office:value="-63.3509427871704" calcext:value-type="float">
            <text:p>-63,3509427871704</text:p>
          </table:table-cell>
          <table:table-cell table:formula="of:=[.AD6]-[.AE6]" office:value-type="float" office:value="0.0197334289551065" calcext:value-type="float">
            <text:p>0,020</text:p>
          </table:table-cell>
          <table:table-cell/>
          <table:table-cell office:value-type="float" office:value="-63.333704372406" calcext:value-type="float">
            <text:p>-63,333704372406</text:p>
          </table:table-cell>
          <table:table-cell office:value-type="float" office:value="-63.3537655258179" calcext:value-type="float">
            <text:p>-63,3537655258179</text:p>
          </table:table-cell>
          <table:table-cell table:formula="of:=[.AH6]-[.AI6]" office:value-type="float" office:value="0.020061153411902" calcext:value-type="float">
            <text:p>0,020</text:p>
          </table:table-cell>
          <table:table-cell/>
          <table:table-cell office:value-type="float" office:value="-63.3816424102783" calcext:value-type="float">
            <text:p>-63,3816424102783</text:p>
          </table:table-cell>
          <table:table-cell office:value-type="float" office:value="-63.399901309967" calcext:value-type="float">
            <text:p>-63,399901309967</text:p>
          </table:table-cell>
          <table:table-cell table:formula="of:=[.AL6]-[.AM6]" office:value-type="float" office:value="0.0182588996886963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291053772" calcext:value-type="float">
            <text:p>-63,321291053772</text:p>
          </table:table-cell>
          <table:table-cell office:value-type="float" office:value="-63.3257785758972" calcext:value-type="float">
            <text:p>-63,3257785758972</text:p>
          </table:table-cell>
          <table:table-cell table:formula="of:=[.B7]-[.C7]" office:value-type="float" office:value="0.00448752212520276" calcext:value-type="float">
            <text:p>0,004</text:p>
          </table:table-cell>
          <table:table-cell/>
          <table:table-cell office:value-type="float" office:value="-63.3654301300049" calcext:value-type="float">
            <text:p>-63,3654301300049</text:p>
          </table:table-cell>
          <table:table-cell office:value-type="float" office:value="-63.3689295654297" calcext:value-type="float">
            <text:p>-63,3689295654297</text:p>
          </table:table-cell>
          <table:table-cell table:formula="of:=[.F7]-[.G7]" office:value-type="float" office:value="0.00349943542479991" calcext:value-type="float">
            <text:p>0,003</text:p>
          </table:table-cell>
          <table:table-cell/>
          <table:table-cell office:value-type="float" office:value="-63.4094713478088" calcext:value-type="float">
            <text:p>-63,4094713478088</text:p>
          </table:table-cell>
          <table:table-cell office:value-type="float" office:value="-63.4292655982971" calcext:value-type="float">
            <text:p>-63,4292655982971</text:p>
          </table:table-cell>
          <table:table-cell table:formula="of:=[.J7]-[.K7]" office:value-type="float" office:value="0.0197942504883031" calcext:value-type="float">
            <text:p>0,020</text:p>
          </table:table-cell>
          <table:table-cell/>
          <table:table-cell office:value-type="float" office:value="-63.4165488739014" calcext:value-type="float">
            <text:p>-63,4165488739014</text:p>
          </table:table-cell>
          <table:table-cell office:value-type="float" office:value="-63.4321668319702" calcext:value-type="float">
            <text:p>-63,4321668319702</text:p>
          </table:table-cell>
          <table:table-cell table:formula="of:=[.N7]-[.O7]" office:value-type="float" office:value="0.0156179580688018" calcext:value-type="float">
            <text:p>0,016</text:p>
          </table:table-cell>
          <table:table-cell/>
          <table:table-cell office:value-type="float" office:value="-63.3788770828247" calcext:value-type="float">
            <text:p>-63,3788770828247</text:p>
          </table:table-cell>
          <table:table-cell office:value-type="float" office:value="-63.3979465332031" calcext:value-type="float">
            <text:p>-63,3979465332031</text:p>
          </table:table-cell>
          <table:table-cell table:formula="of:=[.R7]-[.S7]" office:value-type="float" office:value="0.0190694503783959" calcext:value-type="float">
            <text:p>0,019</text:p>
          </table:table-cell>
          <table:table-cell/>
          <table:table-cell office:value-type="float" office:value="-63.3240941238403" calcext:value-type="float">
            <text:p>-63,3240941238403</text:p>
          </table:table-cell>
          <table:table-cell office:value-type="float" office:value="-63.3446182174683" calcext:value-type="float">
            <text:p>-63,3446182174683</text:p>
          </table:table-cell>
          <table:table-cell table:formula="of:=[.V7]-[.W7]" office:value-type="float" office:value="0.0205240936280049" calcext:value-type="float">
            <text:p>0,021</text:p>
          </table:table-cell>
          <table:table-cell/>
          <table:table-cell office:value-type="float" office:value="-63.3256162872315" calcext:value-type="float">
            <text:p>-63,3256162872315</text:p>
          </table:table-cell>
          <table:table-cell office:value-type="float" office:value="-63.3484570350647" calcext:value-type="float">
            <text:p>-63,3484570350647</text:p>
          </table:table-cell>
          <table:table-cell table:formula="of:=[.Z7]-[.AA7]" office:value-type="float" office:value="0.0228407478332002" calcext:value-type="float">
            <text:p>0,023</text:p>
          </table:table-cell>
          <table:table-cell/>
          <table:table-cell office:value-type="float" office:value="-63.3321651382446" calcext:value-type="float">
            <text:p>-63,3321651382446</text:p>
          </table:table-cell>
          <table:table-cell office:value-type="float" office:value="-63.3553858566284" calcext:value-type="float">
            <text:p>-63,3553858566284</text:p>
          </table:table-cell>
          <table:table-cell table:formula="of:=[.AD7]-[.AE7]" office:value-type="float" office:value="0.0232207183838042" calcext:value-type="float">
            <text:p>0,023</text:p>
          </table:table-cell>
          <table:table-cell/>
          <table:table-cell office:value-type="float" office:value="-63.3343573875427" calcext:value-type="float">
            <text:p>-63,3343573875427</text:p>
          </table:table-cell>
          <table:table-cell office:value-type="float" office:value="-63.359361415863" calcext:value-type="float">
            <text:p>-63,359361415863</text:p>
          </table:table-cell>
          <table:table-cell table:formula="of:=[.AH7]-[.AI7]" office:value-type="float" office:value="0.0250040283202964" calcext:value-type="float">
            <text:p>0,025</text:p>
          </table:table-cell>
          <table:table-cell/>
          <table:table-cell office:value-type="float" office:value="-63.3817047767639" calcext:value-type="float">
            <text:p>-63,3817047767639</text:p>
          </table:table-cell>
          <table:table-cell office:value-type="float" office:value="-63.4013808555603" calcext:value-type="float">
            <text:p>-63,4013808555603</text:p>
          </table:table-cell>
          <table:table-cell table:formula="of:=[.AL7]-[.AM7]" office:value-type="float" office:value="0.019676078796401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079990387" calcext:value-type="float">
            <text:p>-63,321079990387</text:p>
          </table:table-cell>
          <table:table-cell office:value-type="float" office:value="-63.3420982170105" calcext:value-type="float">
            <text:p>-63,3420982170105</text:p>
          </table:table-cell>
          <table:table-cell table:formula="of:=[.B8]-[.C8]" office:value-type="float" office:value="0.0210182266235037" calcext:value-type="float">
            <text:p>0,021</text:p>
          </table:table-cell>
          <table:table-cell/>
          <table:table-cell office:value-type="float" office:value="-63.3612423934937" calcext:value-type="float">
            <text:p>-63,3612423934937</text:p>
          </table:table-cell>
          <table:table-cell office:value-type="float" office:value="-63.3773335571289" calcext:value-type="float">
            <text:p>-63,3773335571289</text:p>
          </table:table-cell>
          <table:table-cell table:formula="of:=[.F8]-[.G8]" office:value-type="float" office:value="0.0160911636352026" calcext:value-type="float">
            <text:p>0,016</text:p>
          </table:table-cell>
          <table:table-cell/>
          <table:table-cell office:value-type="float" office:value="-63.4118832244873" calcext:value-type="float">
            <text:p>-63,4118832244873</text:p>
          </table:table-cell>
          <table:table-cell office:value-type="float" office:value="-63.4203972091675" calcext:value-type="float">
            <text:p>-63,4203972091675</text:p>
          </table:table-cell>
          <table:table-cell table:formula="of:=[.J8]-[.K8]" office:value-type="float" office:value="0.00851398468019937" calcext:value-type="float">
            <text:p>0,009</text:p>
          </table:table-cell>
          <table:table-cell/>
          <table:table-cell office:value-type="float" office:value="-63.4147510414124" calcext:value-type="float">
            <text:p>-63,4147510414124</text:p>
          </table:table-cell>
          <table:table-cell office:value-type="float" office:value="-63.4289435844421" calcext:value-type="float">
            <text:p>-63,4289435844421</text:p>
          </table:table-cell>
          <table:table-cell table:formula="of:=[.N8]-[.O8]" office:value-type="float" office:value="0.0141925430297007" calcext:value-type="float">
            <text:p>0,014</text:p>
          </table:table-cell>
          <table:table-cell/>
          <table:table-cell office:value-type="float" office:value="-63.3773739242554" calcext:value-type="float">
            <text:p>-63,3773739242554</text:p>
          </table:table-cell>
          <table:table-cell office:value-type="float" office:value="-63.3973156738281" calcext:value-type="float">
            <text:p>-63,3973156738281</text:p>
          </table:table-cell>
          <table:table-cell table:formula="of:=[.R8]-[.S8]" office:value-type="float" office:value="0.0199417495727019" calcext:value-type="float">
            <text:p>0,020</text:p>
          </table:table-cell>
          <table:table-cell/>
          <table:table-cell office:value-type="float" office:value="-63.3233222007751" calcext:value-type="float">
            <text:p>-63,3233222007751</text:p>
          </table:table-cell>
          <table:table-cell office:value-type="float" office:value="-63.3454858360291" calcext:value-type="float">
            <text:p>-63,3454858360291</text:p>
          </table:table-cell>
          <table:table-cell table:formula="of:=[.V8]-[.W8]" office:value-type="float" office:value="0.022163635253996" calcext:value-type="float">
            <text:p>0,022</text:p>
          </table:table-cell>
          <table:table-cell/>
          <table:table-cell office:value-type="float" office:value="-63.3292743682861" calcext:value-type="float">
            <text:p>-63,3292743682861</text:p>
          </table:table-cell>
          <table:table-cell office:value-type="float" office:value="-63.3500557250977" calcext:value-type="float">
            <text:p>-63,3500557250977</text:p>
          </table:table-cell>
          <table:table-cell table:formula="of:=[.Z8]-[.AA8]" office:value-type="float" office:value="0.0207813568115967" calcext:value-type="float">
            <text:p>0,021</text:p>
          </table:table-cell>
          <table:table-cell/>
          <table:table-cell office:value-type="float" office:value="-63.332915184021" calcext:value-type="float">
            <text:p>-63,332915184021</text:p>
          </table:table-cell>
          <table:table-cell office:value-type="float" office:value="-63.3539969596863" calcext:value-type="float">
            <text:p>-63,3539969596863</text:p>
          </table:table-cell>
          <table:table-cell table:formula="of:=[.AD8]-[.AE8]" office:value-type="float" office:value="0.0210817756653015" calcext:value-type="float">
            <text:p>0,021</text:p>
          </table:table-cell>
          <table:table-cell/>
          <table:table-cell office:value-type="float" office:value="-63.338802280426" calcext:value-type="float">
            <text:p>-63,338802280426</text:p>
          </table:table-cell>
          <table:table-cell office:value-type="float" office:value="-63.3595207672119" calcext:value-type="float">
            <text:p>-63,3595207672119</text:p>
          </table:table-cell>
          <table:table-cell table:formula="of:=[.AH8]-[.AI8]" office:value-type="float" office:value="0.0207184867858956" calcext:value-type="float">
            <text:p>0,021</text:p>
          </table:table-cell>
          <table:table-cell/>
          <table:table-cell office:value-type="float" office:value="-63.3801016845703" calcext:value-type="float">
            <text:p>-63,3801016845703</text:p>
          </table:table-cell>
          <table:table-cell office:value-type="float" office:value="-63.3984727859497" calcext:value-type="float">
            <text:p>-63,3984727859497</text:p>
          </table:table-cell>
          <table:table-cell table:formula="of:=[.AL8]-[.AM8]" office:value-type="float" office:value="0.018371101379401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9351146698" calcext:value-type="float">
            <text:p>-63,329351146698</text:p>
          </table:table-cell>
          <table:table-cell office:value-type="float" office:value="-63.3373439483643" calcext:value-type="float">
            <text:p>-63,3373439483643</text:p>
          </table:table-cell>
          <table:table-cell table:formula="of:=[.B9]-[.C9]" office:value-type="float" office:value="0.00799280166629757" calcext:value-type="float">
            <text:p>0,008</text:p>
          </table:table-cell>
          <table:table-cell/>
          <table:table-cell office:value-type="float" office:value="-63.3565435638428" calcext:value-type="float">
            <text:p>-63,3565435638428</text:p>
          </table:table-cell>
          <table:table-cell office:value-type="float" office:value="-63.3803747367859" calcext:value-type="float">
            <text:p>-63,3803747367859</text:p>
          </table:table-cell>
          <table:table-cell table:formula="of:=[.F9]-[.G9]" office:value-type="float" office:value="0.0238311729431047" calcext:value-type="float">
            <text:p>0,024</text:p>
          </table:table-cell>
          <table:table-cell/>
          <table:table-cell office:value-type="float" office:value="-63.4083869781494" calcext:value-type="float">
            <text:p>-63,4083869781494</text:p>
          </table:table-cell>
          <table:table-cell office:value-type="float" office:value="-63.4237140350342" calcext:value-type="float">
            <text:p>-63,4237140350342</text:p>
          </table:table-cell>
          <table:table-cell table:formula="of:=[.J9]-[.K9]" office:value-type="float" office:value="0.0153270568848001" calcext:value-type="float">
            <text:p>0,015</text:p>
          </table:table-cell>
          <table:table-cell/>
          <table:table-cell office:value-type="float" office:value="-63.41438438797" calcext:value-type="float">
            <text:p>-63,41438438797</text:p>
          </table:table-cell>
          <table:table-cell office:value-type="float" office:value="-63.4212296676636" calcext:value-type="float">
            <text:p>-63,4212296676636</text:p>
          </table:table-cell>
          <table:table-cell table:formula="of:=[.N9]-[.O9]" office:value-type="float" office:value="0.00684527969360005" calcext:value-type="float">
            <text:p>0,007</text:p>
          </table:table-cell>
          <table:table-cell/>
          <table:table-cell office:value-type="float" office:value="-63.3751591339111" calcext:value-type="float">
            <text:p>-63,3751591339111</text:p>
          </table:table-cell>
          <table:table-cell office:value-type="float" office:value="-63.3976515579224" calcext:value-type="float">
            <text:p>-63,3976515579224</text:p>
          </table:table-cell>
          <table:table-cell table:formula="of:=[.R9]-[.S9]" office:value-type="float" office:value="0.022492424011304" calcext:value-type="float">
            <text:p>0,022</text:p>
          </table:table-cell>
          <table:table-cell/>
          <table:table-cell office:value-type="float" office:value="-63.3234754219055" calcext:value-type="float">
            <text:p>-63,3234754219055</text:p>
          </table:table-cell>
          <table:table-cell office:value-type="float" office:value="-63.3439039497376" calcext:value-type="float">
            <text:p>-63,3439039497376</text:p>
          </table:table-cell>
          <table:table-cell table:formula="of:=[.V9]-[.W9]" office:value-type="float" office:value="0.0204285278321024" calcext:value-type="float">
            <text:p>0,020</text:p>
          </table:table-cell>
          <table:table-cell/>
          <table:table-cell office:value-type="float" office:value="-63.3293804359436" calcext:value-type="float">
            <text:p>-63,3293804359436</text:p>
          </table:table-cell>
          <table:table-cell office:value-type="float" office:value="-63.3515682678223" calcext:value-type="float">
            <text:p>-63,3515682678223</text:p>
          </table:table-cell>
          <table:table-cell table:formula="of:=[.Z9]-[.AA9]" office:value-type="float" office:value="0.0221878318787034" calcext:value-type="float">
            <text:p>0,022</text:p>
          </table:table-cell>
          <table:table-cell/>
          <table:table-cell office:value-type="float" office:value="-63.3351417388916" calcext:value-type="float">
            <text:p>-63,3351417388916</text:p>
          </table:table-cell>
          <table:table-cell office:value-type="float" office:value="-63.3567747192383" calcext:value-type="float">
            <text:p>-63,3567747192383</text:p>
          </table:table-cell>
          <table:table-cell table:formula="of:=[.AD9]-[.AE9]" office:value-type="float" office:value="0.0216329803467019" calcext:value-type="float">
            <text:p>0,022</text:p>
          </table:table-cell>
          <table:table-cell/>
          <table:table-cell office:value-type="float" office:value="-63.3377408561707" calcext:value-type="float">
            <text:p>-63,3377408561707</text:p>
          </table:table-cell>
          <table:table-cell office:value-type="float" office:value="-63.357407749176" calcext:value-type="float">
            <text:p>-63,357407749176</text:p>
          </table:table-cell>
          <table:table-cell table:formula="of:=[.AH9]-[.AI9]" office:value-type="float" office:value="0.0196668930053008" calcext:value-type="float">
            <text:p>0,020</text:p>
          </table:table-cell>
          <table:table-cell/>
          <table:table-cell office:value-type="float" office:value="-63.38163073349" calcext:value-type="float">
            <text:p>-63,38163073349</text:p>
          </table:table-cell>
          <table:table-cell office:value-type="float" office:value="-63.4011450271606" calcext:value-type="float">
            <text:p>-63,4011450271606</text:p>
          </table:table-cell>
          <table:table-cell table:formula="of:=[.AL9]-[.AM9]" office:value-type="float" office:value="0.0195142936706034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71288146973" calcext:value-type="float">
            <text:p>-63,3171288146973</text:p>
          </table:table-cell>
          <table:table-cell office:value-type="float" office:value="-63.3441398963928" calcext:value-type="float">
            <text:p>-63,3441398963928</text:p>
          </table:table-cell>
          <table:table-cell table:formula="of:=[.B10]-[.C10]" office:value-type="float" office:value="0.0270110816954983" calcext:value-type="float">
            <text:p>0,027</text:p>
          </table:table-cell>
          <table:table-cell/>
          <table:table-cell office:value-type="float" office:value="-63.3549530677795" calcext:value-type="float">
            <text:p>-63,3549530677795</text:p>
          </table:table-cell>
          <table:table-cell office:value-type="float" office:value="-63.3732817268372" calcext:value-type="float">
            <text:p>-63,3732817268372</text:p>
          </table:table-cell>
          <table:table-cell table:formula="of:=[.F10]-[.G10]" office:value-type="float" office:value="0.0183286590577012" calcext:value-type="float">
            <text:p>0,018</text:p>
          </table:table-cell>
          <table:table-cell/>
          <table:table-cell office:value-type="float" office:value="-63.4200105056763" calcext:value-type="float">
            <text:p>-63,4200105056763</text:p>
          </table:table-cell>
          <table:table-cell office:value-type="float" office:value="-63.4322586517334" calcext:value-type="float">
            <text:p>-63,4322586517334</text:p>
          </table:table-cell>
          <table:table-cell table:formula="of:=[.J10]-[.K10]" office:value-type="float" office:value="0.0122481460570967" calcext:value-type="float">
            <text:p>0,012</text:p>
          </table:table-cell>
          <table:table-cell/>
          <table:table-cell office:value-type="float" office:value="-63.4056616325378" calcext:value-type="float">
            <text:p>-63,4056616325378</text:p>
          </table:table-cell>
          <table:table-cell office:value-type="float" office:value="-63.4287425346375" calcext:value-type="float">
            <text:p>-63,4287425346375</text:p>
          </table:table-cell>
          <table:table-cell table:formula="of:=[.N10]-[.O10]" office:value-type="float" office:value="0.0230809020997" calcext:value-type="float">
            <text:p>0,023</text:p>
          </table:table-cell>
          <table:table-cell/>
          <table:table-cell office:value-type="float" office:value="-63.3759410629273" calcext:value-type="float">
            <text:p>-63,3759410629273</text:p>
          </table:table-cell>
          <table:table-cell office:value-type="float" office:value="-63.3905471801758" calcext:value-type="float">
            <text:p>-63,3905471801758</text:p>
          </table:table-cell>
          <table:table-cell table:formula="of:=[.R10]-[.S10]" office:value-type="float" office:value="0.0146061172484977" calcext:value-type="float">
            <text:p>0,015</text:p>
          </table:table-cell>
          <table:table-cell/>
          <table:table-cell office:value-type="float" office:value="-63.3252102661133" calcext:value-type="float">
            <text:p>-63,3252102661133</text:p>
          </table:table-cell>
          <table:table-cell office:value-type="float" office:value="-63.348779712677" calcext:value-type="float">
            <text:p>-63,348779712677</text:p>
          </table:table-cell>
          <table:table-cell table:formula="of:=[.V10]-[.W10]" office:value-type="float" office:value="0.0235694465636982" calcext:value-type="float">
            <text:p>0,024</text:p>
          </table:table-cell>
          <table:table-cell/>
          <table:table-cell office:value-type="float" office:value="-63.3283716659546" calcext:value-type="float">
            <text:p>-63,3283716659546</text:p>
          </table:table-cell>
          <table:table-cell office:value-type="float" office:value="-63.3509351959229" calcext:value-type="float">
            <text:p>-63,3509351959229</text:p>
          </table:table-cell>
          <table:table-cell table:formula="of:=[.Z10]-[.AA10]" office:value-type="float" office:value="0.022563529968302" calcext:value-type="float">
            <text:p>0,023</text:p>
          </table:table-cell>
          <table:table-cell/>
          <table:table-cell office:value-type="float" office:value="-63.3346304473877" calcext:value-type="float">
            <text:p>-63,3346304473877</text:p>
          </table:table-cell>
          <table:table-cell office:value-type="float" office:value="-63.3552508392334" calcext:value-type="float">
            <text:p>-63,3552508392334</text:p>
          </table:table-cell>
          <table:table-cell table:formula="of:=[.AD10]-[.AE10]" office:value-type="float" office:value="0.0206203918456964" calcext:value-type="float">
            <text:p>0,021</text:p>
          </table:table-cell>
          <table:table-cell/>
          <table:table-cell office:value-type="float" office:value="-63.3396117782593" calcext:value-type="float">
            <text:p>-63,3396117782593</text:p>
          </table:table-cell>
          <table:table-cell office:value-type="float" office:value="-63.3604015464783" calcext:value-type="float">
            <text:p>-63,3604015464783</text:p>
          </table:table-cell>
          <table:table-cell table:formula="of:=[.AH10]-[.AI10]" office:value-type="float" office:value="0.0207897682190037" calcext:value-type="float">
            <text:p>0,021</text:p>
          </table:table-cell>
          <table:table-cell/>
          <table:table-cell office:value-type="float" office:value="-63.3848770523071" calcext:value-type="float">
            <text:p>-63,3848770523071</text:p>
          </table:table-cell>
          <table:table-cell office:value-type="float" office:value="-63.4027399520874" calcext:value-type="float">
            <text:p>-63,4027399520874</text:p>
          </table:table-cell>
          <table:table-cell table:formula="of:=[.AL10]-[.AM10]" office:value-type="float" office:value="0.0178628997803045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3955574036" calcext:value-type="float">
            <text:p>-63,3393955574036</text:p>
          </table:table-cell>
          <table:table-cell office:value-type="float" office:value="-63.3333031616211" calcext:value-type="float">
            <text:p>-63,3333031616211</text:p>
          </table:table-cell>
          <table:table-cell table:formula="of:=[.B11]-[.C11]" office:value-type="float" office:value="-0.00609239578249543" calcext:value-type="float">
            <text:p>-0,006</text:p>
          </table:table-cell>
          <table:table-cell/>
          <table:table-cell office:value-type="float" office:value="-63.3493079528809" calcext:value-type="float">
            <text:p>-63,3493079528809</text:p>
          </table:table-cell>
          <table:table-cell office:value-type="float" office:value="-63.3749579925537" calcext:value-type="float">
            <text:p>-63,3749579925537</text:p>
          </table:table-cell>
          <table:table-cell table:formula="of:=[.F11]-[.G11]" office:value-type="float" office:value="0.0256500396728043" calcext:value-type="float">
            <text:p>0,026</text:p>
          </table:table-cell>
          <table:table-cell/>
          <table:table-cell office:value-type="float" office:value="-63.4047726554871" calcext:value-type="float">
            <text:p>-63,4047726554871</text:p>
          </table:table-cell>
          <table:table-cell office:value-type="float" office:value="-63.4296266860962" calcext:value-type="float">
            <text:p>-63,4296266860962</text:p>
          </table:table-cell>
          <table:table-cell table:formula="of:=[.J11]-[.K11]" office:value-type="float" office:value="0.0248540306090987" calcext:value-type="float">
            <text:p>0,025</text:p>
          </table:table-cell>
          <table:table-cell/>
          <table:table-cell office:value-type="float" office:value="-63.4069454650879" calcext:value-type="float">
            <text:p>-63,4069454650879</text:p>
          </table:table-cell>
          <table:table-cell office:value-type="float" office:value="-63.4233278884888" calcext:value-type="float">
            <text:p>-63,4233278884888</text:p>
          </table:table-cell>
          <table:table-cell table:formula="of:=[.N11]-[.O11]" office:value-type="float" office:value="0.0163824234008985" calcext:value-type="float">
            <text:p>0,016</text:p>
          </table:table-cell>
          <table:table-cell/>
          <table:table-cell office:value-type="float" office:value="-63.3794850616455" calcext:value-type="float">
            <text:p>-63,3794850616455</text:p>
          </table:table-cell>
          <table:table-cell office:value-type="float" office:value="-63.3903076286316" calcext:value-type="float">
            <text:p>-63,3903076286316</text:p>
          </table:table-cell>
          <table:table-cell table:formula="of:=[.R11]-[.S11]" office:value-type="float" office:value="0.0108225669861" calcext:value-type="float">
            <text:p>0,011</text:p>
          </table:table-cell>
          <table:table-cell/>
          <table:table-cell office:value-type="float" office:value="-63.324633808136" calcext:value-type="float">
            <text:p>-63,324633808136</text:p>
          </table:table-cell>
          <table:table-cell office:value-type="float" office:value="-63.3478614730835" calcext:value-type="float">
            <text:p>-63,3478614730835</text:p>
          </table:table-cell>
          <table:table-cell table:formula="of:=[.V11]-[.W11]" office:value-type="float" office:value="0.0232276649474983" calcext:value-type="float">
            <text:p>0,023</text:p>
          </table:table-cell>
          <table:table-cell/>
          <table:table-cell office:value-type="float" office:value="-63.3281286125183" calcext:value-type="float">
            <text:p>-63,3281286125183</text:p>
          </table:table-cell>
          <table:table-cell office:value-type="float" office:value="-63.3496278305054" calcext:value-type="float">
            <text:p>-63,3496278305054</text:p>
          </table:table-cell>
          <table:table-cell table:formula="of:=[.Z11]-[.AA11]" office:value-type="float" office:value="0.021499217987099" calcext:value-type="float">
            <text:p>0,021</text:p>
          </table:table-cell>
          <table:table-cell/>
          <table:table-cell office:value-type="float" office:value="-63.3300388336182" calcext:value-type="float">
            <text:p>-63,3300388336182</text:p>
          </table:table-cell>
          <table:table-cell office:value-type="float" office:value="-63.3508873672485" calcext:value-type="float">
            <text:p>-63,3508873672485</text:p>
          </table:table-cell>
          <table:table-cell table:formula="of:=[.AD11]-[.AE11]" office:value-type="float" office:value="0.0208485336302999" calcext:value-type="float">
            <text:p>0,021</text:p>
          </table:table-cell>
          <table:table-cell/>
          <table:table-cell office:value-type="float" office:value="-63.3380641555786" calcext:value-type="float">
            <text:p>-63,3380641555786</text:p>
          </table:table-cell>
          <table:table-cell office:value-type="float" office:value="-63.3605667076111" calcext:value-type="float">
            <text:p>-63,3605667076111</text:p>
          </table:table-cell>
          <table:table-cell table:formula="of:=[.AH11]-[.AI11]" office:value-type="float" office:value="0.0225025520324991" calcext:value-type="float">
            <text:p>0,023</text:p>
          </table:table-cell>
          <table:table-cell/>
          <table:table-cell office:value-type="float" office:value="-63.3795125236511" calcext:value-type="float">
            <text:p>-63,3795125236511</text:p>
          </table:table-cell>
          <table:table-cell office:value-type="float" office:value="-63.4034244842529" calcext:value-type="float">
            <text:p>-63,4034244842529</text:p>
          </table:table-cell>
          <table:table-cell table:formula="of:=[.AL11]-[.AM11]" office:value-type="float" office:value="0.0239119606018008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49427108765" calcext:value-type="float">
            <text:p>-63,3149427108765</text:p>
          </table:table-cell>
          <table:table-cell office:value-type="float" office:value="-63.3377137107849" calcext:value-type="float">
            <text:p>-63,3377137107849</text:p>
          </table:table-cell>
          <table:table-cell table:formula="of:=[.B12]-[.C12]" office:value-type="float" office:value="0.0227709999083956" calcext:value-type="float">
            <text:p>0,023</text:p>
          </table:table-cell>
          <table:table-cell/>
          <table:table-cell office:value-type="float" office:value="-63.3521709671021" calcext:value-type="float">
            <text:p>-63,3521709671021</text:p>
          </table:table-cell>
          <table:table-cell office:value-type="float" office:value="-63.3682494010925" calcext:value-type="float">
            <text:p>-63,3682494010925</text:p>
          </table:table-cell>
          <table:table-cell table:formula="of:=[.F12]-[.G12]" office:value-type="float" office:value="0.0160784339904012" calcext:value-type="float">
            <text:p>0,016</text:p>
          </table:table-cell>
          <table:table-cell/>
          <table:table-cell office:value-type="float" office:value="-63.4066029930115" calcext:value-type="float">
            <text:p>-63,4066029930115</text:p>
          </table:table-cell>
          <table:table-cell office:value-type="float" office:value="-63.422358745575" calcext:value-type="float">
            <text:p>-63,422358745575</text:p>
          </table:table-cell>
          <table:table-cell table:formula="of:=[.J12]-[.K12]" office:value-type="float" office:value="0.015755752563507" calcext:value-type="float">
            <text:p>0,016</text:p>
          </table:table-cell>
          <table:table-cell/>
          <table:table-cell office:value-type="float" office:value="-63.4090211181641" calcext:value-type="float">
            <text:p>-63,4090211181641</text:p>
          </table:table-cell>
          <table:table-cell office:value-type="float" office:value="-63.4269147987366" calcext:value-type="float">
            <text:p>-63,4269147987366</text:p>
          </table:table-cell>
          <table:table-cell table:formula="of:=[.N12]-[.O12]" office:value-type="float" office:value="0.0178936805724987" calcext:value-type="float">
            <text:p>0,018</text:p>
          </table:table-cell>
          <table:table-cell/>
          <table:table-cell office:value-type="float" office:value="-63.3766804962158" calcext:value-type="float">
            <text:p>-63,3766804962158</text:p>
          </table:table-cell>
          <table:table-cell office:value-type="float" office:value="-63.395316570282" calcext:value-type="float">
            <text:p>-63,395316570282</text:p>
          </table:table-cell>
          <table:table-cell table:formula="of:=[.R12]-[.S12]" office:value-type="float" office:value="0.018636074066201" calcext:value-type="float">
            <text:p>0,019</text:p>
          </table:table-cell>
          <table:table-cell/>
          <table:table-cell office:value-type="float" office:value="-63.3280610733032" calcext:value-type="float">
            <text:p>-63,3280610733032</text:p>
          </table:table-cell>
          <table:table-cell office:value-type="float" office:value="-63.349253780365" calcext:value-type="float">
            <text:p>-63,349253780365</text:p>
          </table:table-cell>
          <table:table-cell table:formula="of:=[.V12]-[.W12]" office:value-type="float" office:value="0.0211927070617932" calcext:value-type="float">
            <text:p>0,021</text:p>
          </table:table-cell>
          <table:table-cell/>
          <table:table-cell office:value-type="float" office:value="-63.3308332824707" calcext:value-type="float">
            <text:p>-63,3308332824707</text:p>
          </table:table-cell>
          <table:table-cell office:value-type="float" office:value="-63.348253868103" calcext:value-type="float">
            <text:p>-63,348253868103</text:p>
          </table:table-cell>
          <table:table-cell table:formula="of:=[.Z12]-[.AA12]" office:value-type="float" office:value="0.0174205856323013" calcext:value-type="float">
            <text:p>0,017</text:p>
          </table:table-cell>
          <table:table-cell/>
          <table:table-cell office:value-type="float" office:value="-63.327752620697" calcext:value-type="float">
            <text:p>-63,327752620697</text:p>
          </table:table-cell>
          <table:table-cell office:value-type="float" office:value="-63.3516517028809" calcext:value-type="float">
            <text:p>-63,3516517028809</text:p>
          </table:table-cell>
          <table:table-cell table:formula="of:=[.AD12]-[.AE12]" office:value-type="float" office:value="0.0238990821839025" calcext:value-type="float">
            <text:p>0,024</text:p>
          </table:table-cell>
          <table:table-cell/>
          <table:table-cell office:value-type="float" office:value="-63.3431362838745" calcext:value-type="float">
            <text:p>-63,3431362838745</text:p>
          </table:table-cell>
          <table:table-cell office:value-type="float" office:value="-63.363033493042" calcext:value-type="float">
            <text:p>-63,363033493042</text:p>
          </table:table-cell>
          <table:table-cell table:formula="of:=[.AH12]-[.AI12]" office:value-type="float" office:value="0.0198972091675032" calcext:value-type="float">
            <text:p>0,020</text:p>
          </table:table-cell>
          <table:table-cell/>
          <table:table-cell office:value-type="float" office:value="-63.3840982208252" calcext:value-type="float">
            <text:p>-63,3840982208252</text:p>
          </table:table-cell>
          <table:table-cell office:value-type="float" office:value="-63.4044000282288" calcext:value-type="float">
            <text:p>-63,4044000282288</text:p>
          </table:table-cell>
          <table:table-cell table:formula="of:=[.AL12]-[.AM12]" office:value-type="float" office:value="0.0203018074035981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43152770996" calcext:value-type="float">
            <text:p>-63,3243152770996</text:p>
          </table:table-cell>
          <table:table-cell office:value-type="float" office:value="-63.338900352478" calcext:value-type="float">
            <text:p>-63,338900352478</text:p>
          </table:table-cell>
          <table:table-cell table:formula="of:=[.B13]-[.C13]" office:value-type="float" office:value="0.0145850753783989" calcext:value-type="float">
            <text:p>0,015</text:p>
          </table:table-cell>
          <table:table-cell/>
          <table:table-cell office:value-type="float" office:value="-63.3604707298279" calcext:value-type="float">
            <text:p>-63,3604707298279</text:p>
          </table:table-cell>
          <table:table-cell office:value-type="float" office:value="-63.3705384597778" calcext:value-type="float">
            <text:p>-63,3705384597778</text:p>
          </table:table-cell>
          <table:table-cell table:formula="of:=[.F13]-[.G13]" office:value-type="float" office:value="0.0100677299498955" calcext:value-type="float">
            <text:p>0,010</text:p>
          </table:table-cell>
          <table:table-cell/>
          <table:table-cell office:value-type="float" office:value="-63.4193904266357" calcext:value-type="float">
            <text:p>-63,4193904266357</text:p>
          </table:table-cell>
          <table:table-cell office:value-type="float" office:value="-63.4184561462402" calcext:value-type="float">
            <text:p>-63,4184561462402</text:p>
          </table:table-cell>
          <table:table-cell table:formula="of:=[.J13]-[.K13]" office:value-type="float" office:value="-0.000934280395497922" calcext:value-type="float">
            <text:p>-0,001</text:p>
          </table:table-cell>
          <table:table-cell/>
          <table:table-cell office:value-type="float" office:value="-63.4081648254395" calcext:value-type="float">
            <text:p>-63,4081648254395</text:p>
          </table:table-cell>
          <table:table-cell office:value-type="float" office:value="-63.4249533081055" calcext:value-type="float">
            <text:p>-63,4249533081055</text:p>
          </table:table-cell>
          <table:table-cell table:formula="of:=[.N13]-[.O13]" office:value-type="float" office:value="0.0167884826660014" calcext:value-type="float">
            <text:p>0,017</text:p>
          </table:table-cell>
          <table:table-cell/>
          <table:table-cell office:value-type="float" office:value="-63.3759204025269" calcext:value-type="float">
            <text:p>-63,3759204025269</text:p>
          </table:table-cell>
          <table:table-cell office:value-type="float" office:value="-63.3950231056213" calcext:value-type="float">
            <text:p>-63,3950231056213</text:p>
          </table:table-cell>
          <table:table-cell table:formula="of:=[.R13]-[.S13]" office:value-type="float" office:value="0.0191027030943971" calcext:value-type="float">
            <text:p>0,019</text:p>
          </table:table-cell>
          <table:table-cell/>
          <table:table-cell office:value-type="float" office:value="-63.3267287368774" calcext:value-type="float">
            <text:p>-63,3267287368774</text:p>
          </table:table-cell>
          <table:table-cell office:value-type="float" office:value="-63.3453413009644" calcext:value-type="float">
            <text:p>-63,3453413009644</text:p>
          </table:table-cell>
          <table:table-cell table:formula="of:=[.V13]-[.W13]" office:value-type="float" office:value="0.0186125640870003" calcext:value-type="float">
            <text:p>0,019</text:p>
          </table:table-cell>
          <table:table-cell/>
          <table:table-cell office:value-type="float" office:value="-63.3298327484131" calcext:value-type="float">
            <text:p>-63,3298327484131</text:p>
          </table:table-cell>
          <table:table-cell office:value-type="float" office:value="-63.3479859580994" calcext:value-type="float">
            <text:p>-63,3479859580994</text:p>
          </table:table-cell>
          <table:table-cell table:formula="of:=[.Z13]-[.AA13]" office:value-type="float" office:value="0.0181532096863037" calcext:value-type="float">
            <text:p>0,018</text:p>
          </table:table-cell>
          <table:table-cell/>
          <table:table-cell office:value-type="float" office:value="-63.3301437416077" calcext:value-type="float">
            <text:p>-63,3301437416077</text:p>
          </table:table-cell>
          <table:table-cell office:value-type="float" office:value="-63.3535176963806" calcext:value-type="float">
            <text:p>-63,3535176963806</text:p>
          </table:table-cell>
          <table:table-cell table:formula="of:=[.AD13]-[.AE13]" office:value-type="float" office:value="0.0233739547729002" calcext:value-type="float">
            <text:p>0,023</text:p>
          </table:table-cell>
          <table:table-cell/>
          <table:table-cell office:value-type="float" office:value="-63.3426299438477" calcext:value-type="float">
            <text:p>-63,3426299438477</text:p>
          </table:table-cell>
          <table:table-cell office:value-type="float" office:value="-63.3624409408569" calcext:value-type="float">
            <text:p>-63,3624409408569</text:p>
          </table:table-cell>
          <table:table-cell table:formula="of:=[.AH13]-[.AI13]" office:value-type="float" office:value="0.019810997009202" calcext:value-type="float">
            <text:p>0,020</text:p>
          </table:table-cell>
          <table:table-cell/>
          <table:table-cell office:value-type="float" office:value="-63.3820151062012" calcext:value-type="float">
            <text:p>-63,3820151062012</text:p>
          </table:table-cell>
          <table:table-cell office:value-type="float" office:value="-63.4016766052246" calcext:value-type="float">
            <text:p>-63,4016766052246</text:p>
          </table:table-cell>
          <table:table-cell table:formula="of:=[.AL13]-[.AM13]" office:value-type="float" office:value="0.0196614990233996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9517074585" calcext:value-type="float">
            <text:p>-63,319517074585</text:p>
          </table:table-cell>
          <table:table-cell office:value-type="float" office:value="-63.3353829879761" calcext:value-type="float">
            <text:p>-63,3353829879761</text:p>
          </table:table-cell>
          <table:table-cell table:formula="of:=[.B14]-[.C14]" office:value-type="float" office:value="0.0158659133910959" calcext:value-type="float">
            <text:p>0,016</text:p>
          </table:table-cell>
          <table:table-cell/>
          <table:table-cell office:value-type="float" office:value="-63.3589494934082" calcext:value-type="float">
            <text:p>-63,3589494934082</text:p>
          </table:table-cell>
          <table:table-cell office:value-type="float" office:value="-63.376105266571" calcext:value-type="float">
            <text:p>-63,376105266571</text:p>
          </table:table-cell>
          <table:table-cell table:formula="of:=[.F14]-[.G14]" office:value-type="float" office:value="0.0171557731628056" calcext:value-type="float">
            <text:p>0,017</text:p>
          </table:table-cell>
          <table:table-cell/>
          <table:table-cell office:value-type="float" office:value="-63.4099395561218" calcext:value-type="float">
            <text:p>-63,4099395561218</text:p>
          </table:table-cell>
          <table:table-cell office:value-type="float" office:value="-63.4307655410767" calcext:value-type="float">
            <text:p>-63,4307655410767</text:p>
          </table:table-cell>
          <table:table-cell table:formula="of:=[.J14]-[.K14]" office:value-type="float" office:value="0.0208259849549037" calcext:value-type="float">
            <text:p>0,021</text:p>
          </table:table-cell>
          <table:table-cell/>
          <table:table-cell office:value-type="float" office:value="-63.4016986351013" calcext:value-type="float">
            <text:p>-63,4016986351013</text:p>
          </table:table-cell>
          <table:table-cell office:value-type="float" office:value="-63.4355642127991" calcext:value-type="float">
            <text:p>-63,4355642127991</text:p>
          </table:table-cell>
          <table:table-cell table:formula="of:=[.N14]-[.O14]" office:value-type="float" office:value="0.033865577697803" calcext:value-type="float">
            <text:p>0,034</text:p>
          </table:table-cell>
          <table:table-cell/>
          <table:table-cell office:value-type="float" office:value="-63.3771070251465" calcext:value-type="float">
            <text:p>-63,3771070251465</text:p>
          </table:table-cell>
          <table:table-cell office:value-type="float" office:value="-63.3967746810913" calcext:value-type="float">
            <text:p>-63,3967746810913</text:p>
          </table:table-cell>
          <table:table-cell table:formula="of:=[.R14]-[.S14]" office:value-type="float" office:value="0.0196676559448008" calcext:value-type="float">
            <text:p>0,020</text:p>
          </table:table-cell>
          <table:table-cell/>
          <table:table-cell office:value-type="float" office:value="-63.3237292518616" calcext:value-type="float">
            <text:p>-63,3237292518616</text:p>
          </table:table-cell>
          <table:table-cell office:value-type="float" office:value="-63.3462078132629" calcext:value-type="float">
            <text:p>-63,3462078132629</text:p>
          </table:table-cell>
          <table:table-cell table:formula="of:=[.V14]-[.W14]" office:value-type="float" office:value="0.0224785614013001" calcext:value-type="float">
            <text:p>0,022</text:p>
          </table:table-cell>
          <table:table-cell/>
          <table:table-cell office:value-type="float" office:value="-63.3259086532593" calcext:value-type="float">
            <text:p>-63,3259086532593</text:p>
          </table:table-cell>
          <table:table-cell office:value-type="float" office:value="-63.3437026672363" calcext:value-type="float">
            <text:p>-63,3437026672363</text:p>
          </table:table-cell>
          <table:table-cell table:formula="of:=[.Z14]-[.AA14]" office:value-type="float" office:value="0.017794013977003" calcext:value-type="float">
            <text:p>0,018</text:p>
          </table:table-cell>
          <table:table-cell/>
          <table:table-cell office:value-type="float" office:value="-63.3325431747437" calcext:value-type="float">
            <text:p>-63,3325431747437</text:p>
          </table:table-cell>
          <table:table-cell office:value-type="float" office:value="-63.3556716957092" calcext:value-type="float">
            <text:p>-63,3556716957092</text:p>
          </table:table-cell>
          <table:table-cell table:formula="of:=[.AD14]-[.AE14]" office:value-type="float" office:value="0.0231285209654999" calcext:value-type="float">
            <text:p>0,023</text:p>
          </table:table-cell>
          <table:table-cell/>
          <table:table-cell office:value-type="float" office:value="-63.3401639938354" calcext:value-type="float">
            <text:p>-63,3401639938354</text:p>
          </table:table-cell>
          <table:table-cell office:value-type="float" office:value="-63.3600142402649" calcext:value-type="float">
            <text:p>-63,3600142402649</text:p>
          </table:table-cell>
          <table:table-cell table:formula="of:=[.AH14]-[.AI14]" office:value-type="float" office:value="0.0198502464295061" calcext:value-type="float">
            <text:p>0,020</text:p>
          </table:table-cell>
          <table:table-cell/>
          <table:table-cell office:value-type="float" office:value="-63.3807392349243" calcext:value-type="float">
            <text:p>-63,3807392349243</text:p>
          </table:table-cell>
          <table:table-cell office:value-type="float" office:value="-63.4013517875671" calcext:value-type="float">
            <text:p>-63,4013517875671</text:p>
          </table:table-cell>
          <table:table-cell table:formula="of:=[.AL14]-[.AM14]" office:value-type="float" office:value="0.0206125526428025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083209228516" calcext:value-type="float">
            <text:p>-63,3083209228516</text:p>
          </table:table-cell>
          <table:table-cell office:value-type="float" office:value="-63.336002620697" calcext:value-type="float">
            <text:p>-63,336002620697</text:p>
          </table:table-cell>
          <table:table-cell table:formula="of:=[.B15]-[.C15]" office:value-type="float" office:value="0.0276816978454022" calcext:value-type="float">
            <text:p>0,028</text:p>
          </table:table-cell>
          <table:table-cell/>
          <table:table-cell office:value-type="float" office:value="-63.3498274803162" calcext:value-type="float">
            <text:p>-63,3498274803162</text:p>
          </table:table-cell>
          <table:table-cell office:value-type="float" office:value="-63.3683731765747" calcext:value-type="float">
            <text:p>-63,3683731765747</text:p>
          </table:table-cell>
          <table:table-cell table:formula="of:=[.F15]-[.G15]" office:value-type="float" office:value="0.0185456962584993" calcext:value-type="float">
            <text:p>0,019</text:p>
          </table:table-cell>
          <table:table-cell/>
          <table:table-cell office:value-type="float" office:value="-63.4081336746216" calcext:value-type="float">
            <text:p>-63,4081336746216</text:p>
          </table:table-cell>
          <table:table-cell office:value-type="float" office:value="-63.4198693008423" calcext:value-type="float">
            <text:p>-63,4198693008423</text:p>
          </table:table-cell>
          <table:table-cell table:formula="of:=[.J15]-[.K15]" office:value-type="float" office:value="0.0117356262206982" calcext:value-type="float">
            <text:p>0,012</text:p>
          </table:table-cell>
          <table:table-cell/>
          <table:table-cell office:value-type="float" office:value="-63.4091731376648" calcext:value-type="float">
            <text:p>-63,4091731376648</text:p>
          </table:table-cell>
          <table:table-cell office:value-type="float" office:value="-63.4286632156372" calcext:value-type="float">
            <text:p>-63,4286632156372</text:p>
          </table:table-cell>
          <table:table-cell table:formula="of:=[.N15]-[.O15]" office:value-type="float" office:value="0.0194900779723994" calcext:value-type="float">
            <text:p>0,019</text:p>
          </table:table-cell>
          <table:table-cell/>
          <table:table-cell office:value-type="float" office:value="-63.3790017967224" calcext:value-type="float">
            <text:p>-63,3790017967224</text:p>
          </table:table-cell>
          <table:table-cell office:value-type="float" office:value="-63.39471301651" calcext:value-type="float">
            <text:p>-63,39471301651</text:p>
          </table:table-cell>
          <table:table-cell table:formula="of:=[.R15]-[.S15]" office:value-type="float" office:value="0.0157112197876046" calcext:value-type="float">
            <text:p>0,016</text:p>
          </table:table-cell>
          <table:table-cell/>
          <table:table-cell office:value-type="float" office:value="-63.327752571106" calcext:value-type="float">
            <text:p>-63,327752571106</text:p>
          </table:table-cell>
          <table:table-cell office:value-type="float" office:value="-63.345763835907" calcext:value-type="float">
            <text:p>-63,345763835907</text:p>
          </table:table-cell>
          <table:table-cell table:formula="of:=[.V15]-[.W15]" office:value-type="float" office:value="0.0180112648010038" calcext:value-type="float">
            <text:p>0,018</text:p>
          </table:table-cell>
          <table:table-cell/>
          <table:table-cell office:value-type="float" office:value="-63.3262574958801" calcext:value-type="float">
            <text:p>-63,3262574958801</text:p>
          </table:table-cell>
          <table:table-cell office:value-type="float" office:value="-63.3458521842957" calcext:value-type="float">
            <text:p>-63,3458521842957</text:p>
          </table:table-cell>
          <table:table-cell table:formula="of:=[.Z15]-[.AA15]" office:value-type="float" office:value="0.0195946884156015" calcext:value-type="float">
            <text:p>0,020</text:p>
          </table:table-cell>
          <table:table-cell/>
          <table:table-cell office:value-type="float" office:value="-63.3325172653198" calcext:value-type="float">
            <text:p>-63,3325172653198</text:p>
          </table:table-cell>
          <table:table-cell office:value-type="float" office:value="-63.3524229125977" calcext:value-type="float">
            <text:p>-63,3524229125977</text:p>
          </table:table-cell>
          <table:table-cell table:formula="of:=[.AD15]-[.AE15]" office:value-type="float" office:value="0.019905647277902" calcext:value-type="float">
            <text:p>0,020</text:p>
          </table:table-cell>
          <table:table-cell/>
          <table:table-cell office:value-type="float" office:value="-63.3417080764771" calcext:value-type="float">
            <text:p>-63,3417080764771</text:p>
          </table:table-cell>
          <table:table-cell office:value-type="float" office:value="-63.3625735473633" calcext:value-type="float">
            <text:p>-63,3625735473633</text:p>
          </table:table-cell>
          <table:table-cell table:formula="of:=[.AH15]-[.AI15]" office:value-type="float" office:value="0.0208654708861999" calcext:value-type="float">
            <text:p>0,021</text:p>
          </table:table-cell>
          <table:table-cell/>
          <table:table-cell office:value-type="float" office:value="-63.3787433700562" calcext:value-type="float">
            <text:p>-63,3787433700562</text:p>
          </table:table-cell>
          <table:table-cell office:value-type="float" office:value="-63.3960298118591" calcext:value-type="float">
            <text:p>-63,3960298118591</text:p>
          </table:table-cell>
          <table:table-cell table:formula="of:=[.AL15]-[.AM15]" office:value-type="float" office:value="0.0172864418029022" calcext:value-type="float">
            <text:p>0,017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2656211853" calcext:value-type="float">
            <text:p>-63,322656211853</text:p>
          </table:table-cell>
          <table:table-cell office:value-type="float" office:value="-63.3555470046997" calcext:value-type="float">
            <text:p>-63,3555470046997</text:p>
          </table:table-cell>
          <table:table-cell table:formula="of:=[.B16]-[.C16]" office:value-type="float" office:value="0.0328907928467004" calcext:value-type="float">
            <text:p>0,033</text:p>
          </table:table-cell>
          <table:table-cell/>
          <table:table-cell office:value-type="float" office:value="-63.3666661872864" calcext:value-type="float">
            <text:p>-63,3666661872864</text:p>
          </table:table-cell>
          <table:table-cell office:value-type="float" office:value="-63.3743891906738" calcext:value-type="float">
            <text:p>-63,3743891906738</text:p>
          </table:table-cell>
          <table:table-cell table:formula="of:=[.F16]-[.G16]" office:value-type="float" office:value="0.0077230033874045" calcext:value-type="float">
            <text:p>0,008</text:p>
          </table:table-cell>
          <table:table-cell/>
          <table:table-cell office:value-type="float" office:value="-63.4051593704224" calcext:value-type="float">
            <text:p>-63,4051593704224</text:p>
          </table:table-cell>
          <table:table-cell office:value-type="float" office:value="-63.4313765792847" calcext:value-type="float">
            <text:p>-63,4313765792847</text:p>
          </table:table-cell>
          <table:table-cell table:formula="of:=[.J16]-[.K16]" office:value-type="float" office:value="0.0262172088622989" calcext:value-type="float">
            <text:p>0,026</text:p>
          </table:table-cell>
          <table:table-cell/>
          <table:table-cell office:value-type="float" office:value="-63.4086143264771" calcext:value-type="float">
            <text:p>-63,4086143264771</text:p>
          </table:table-cell>
          <table:table-cell office:value-type="float" office:value="-63.4335368652344" calcext:value-type="float">
            <text:p>-63,4335368652344</text:p>
          </table:table-cell>
          <table:table-cell table:formula="of:=[.N16]-[.O16]" office:value-type="float" office:value="0.024922538757302" calcext:value-type="float">
            <text:p>0,025</text:p>
          </table:table-cell>
          <table:table-cell/>
          <table:table-cell office:value-type="float" office:value="-63.3763799629211" calcext:value-type="float">
            <text:p>-63,3763799629211</text:p>
          </table:table-cell>
          <table:table-cell office:value-type="float" office:value="-63.3921452903748" calcext:value-type="float">
            <text:p>-63,3921452903748</text:p>
          </table:table-cell>
          <table:table-cell table:formula="of:=[.R16]-[.S16]" office:value-type="float" office:value="0.0157653274536997" calcext:value-type="float">
            <text:p>0,016</text:p>
          </table:table-cell>
          <table:table-cell/>
          <table:table-cell office:value-type="float" office:value="-63.3232188034058" calcext:value-type="float">
            <text:p>-63,3232188034058</text:p>
          </table:table-cell>
          <table:table-cell office:value-type="float" office:value="-63.343125919342" calcext:value-type="float">
            <text:p>-63,343125919342</text:p>
          </table:table-cell>
          <table:table-cell table:formula="of:=[.V16]-[.W16]" office:value-type="float" office:value="0.0199071159361992" calcext:value-type="float">
            <text:p>0,020</text:p>
          </table:table-cell>
          <table:table-cell/>
          <table:table-cell office:value-type="float" office:value="-63.3284811820984" calcext:value-type="float">
            <text:p>-63,3284811820984</text:p>
          </table:table-cell>
          <table:table-cell office:value-type="float" office:value="-63.3469819412231" calcext:value-type="float">
            <text:p>-63,3469819412231</text:p>
          </table:table-cell>
          <table:table-cell table:formula="of:=[.Z16]-[.AA16]" office:value-type="float" office:value="0.0185007591246986" calcext:value-type="float">
            <text:p>0,019</text:p>
          </table:table-cell>
          <table:table-cell/>
          <table:table-cell office:value-type="float" office:value="-63.332206867218" calcext:value-type="float">
            <text:p>-63,332206867218</text:p>
          </table:table-cell>
          <table:table-cell office:value-type="float" office:value="-63.3564582824707" calcext:value-type="float">
            <text:p>-63,3564582824707</text:p>
          </table:table-cell>
          <table:table-cell table:formula="of:=[.AD16]-[.AE16]" office:value-type="float" office:value="0.0242514152526994" calcext:value-type="float">
            <text:p>0,024</text:p>
          </table:table-cell>
          <table:table-cell/>
          <table:table-cell office:value-type="float" office:value="-63.3442466468811" calcext:value-type="float">
            <text:p>-63,3442466468811</text:p>
          </table:table-cell>
          <table:table-cell office:value-type="float" office:value="-63.3652404747009" calcext:value-type="float">
            <text:p>-63,3652404747009</text:p>
          </table:table-cell>
          <table:table-cell table:formula="of:=[.AH16]-[.AI16]" office:value-type="float" office:value="0.0209938278197939" calcext:value-type="float">
            <text:p>0,021</text:p>
          </table:table-cell>
          <table:table-cell/>
          <table:table-cell office:value-type="float" office:value="-63.380345489502" calcext:value-type="float">
            <text:p>-63,380345489502</text:p>
          </table:table-cell>
          <table:table-cell office:value-type="float" office:value="-63.4041438064575" calcext:value-type="float">
            <text:p>-63,4041438064575</text:p>
          </table:table-cell>
          <table:table-cell table:formula="of:=[.AL16]-[.AM16]" office:value-type="float" office:value="0.0237983169554994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88245239258" calcext:value-type="float">
            <text:p>-63,3188245239258</text:p>
          </table:table-cell>
          <table:table-cell office:value-type="float" office:value="-63.3512648696899" calcext:value-type="float">
            <text:p>-63,3512648696899</text:p>
          </table:table-cell>
          <table:table-cell table:formula="of:=[.B17]-[.C17]" office:value-type="float" office:value="0.0324403457641012" calcext:value-type="float">
            <text:p>0,032</text:p>
          </table:table-cell>
          <table:table-cell/>
          <table:table-cell office:value-type="float" office:value="-63.353886631012" calcext:value-type="float">
            <text:p>-63,353886631012</text:p>
          </table:table-cell>
          <table:table-cell office:value-type="float" office:value="-63.3790261650086" calcext:value-type="float">
            <text:p>-63,3790261650086</text:p>
          </table:table-cell>
          <table:table-cell table:formula="of:=[.F17]-[.G17]" office:value-type="float" office:value="0.0251395339965939" calcext:value-type="float">
            <text:p>0,025</text:p>
          </table:table-cell>
          <table:table-cell/>
          <table:table-cell office:value-type="float" office:value="-63.4089268379211" calcext:value-type="float">
            <text:p>-63,4089268379211</text:p>
          </table:table-cell>
          <table:table-cell office:value-type="float" office:value="-63.4289548530579" calcext:value-type="float">
            <text:p>-63,4289548530579</text:p>
          </table:table-cell>
          <table:table-cell table:formula="of:=[.J17]-[.K17]" office:value-type="float" office:value="0.020028015136802" calcext:value-type="float">
            <text:p>0,020</text:p>
          </table:table-cell>
          <table:table-cell/>
          <table:table-cell office:value-type="float" office:value="-63.4060637817383" calcext:value-type="float">
            <text:p>-63,4060637817383</text:p>
          </table:table-cell>
          <table:table-cell office:value-type="float" office:value="-63.4293583755493" calcext:value-type="float">
            <text:p>-63,4293583755493</text:p>
          </table:table-cell>
          <table:table-cell table:formula="of:=[.N17]-[.O17]" office:value-type="float" office:value="0.0232945938110021" calcext:value-type="float">
            <text:p>0,023</text:p>
          </table:table-cell>
          <table:table-cell/>
          <table:table-cell office:value-type="float" office:value="-63.3751002883911" calcext:value-type="float">
            <text:p>-63,3751002883911</text:p>
          </table:table-cell>
          <table:table-cell office:value-type="float" office:value="-63.3939148216248" calcext:value-type="float">
            <text:p>-63,3939148216248</text:p>
          </table:table-cell>
          <table:table-cell table:formula="of:=[.R17]-[.S17]" office:value-type="float" office:value="0.0188145332336944" calcext:value-type="float">
            <text:p>0,019</text:p>
          </table:table-cell>
          <table:table-cell/>
          <table:table-cell office:value-type="float" office:value="-63.3249838905334" calcext:value-type="float">
            <text:p>-63,3249838905334</text:p>
          </table:table-cell>
          <table:table-cell office:value-type="float" office:value="-63.3442409553528" calcext:value-type="float">
            <text:p>-63,3442409553528</text:p>
          </table:table-cell>
          <table:table-cell table:formula="of:=[.V17]-[.W17]" office:value-type="float" office:value="0.0192570648193993" calcext:value-type="float">
            <text:p>0,019</text:p>
          </table:table-cell>
          <table:table-cell/>
          <table:table-cell office:value-type="float" office:value="-63.3299104347229" calcext:value-type="float">
            <text:p>-63,3299104347229</text:p>
          </table:table-cell>
          <table:table-cell office:value-type="float" office:value="-63.3490943145752" calcext:value-type="float">
            <text:p>-63,3490943145752</text:p>
          </table:table-cell>
          <table:table-cell table:formula="of:=[.Z17]-[.AA17]" office:value-type="float" office:value="0.0191838798522994" calcext:value-type="float">
            <text:p>0,019</text:p>
          </table:table-cell>
          <table:table-cell/>
          <table:table-cell office:value-type="float" office:value="-63.3340480537415" calcext:value-type="float">
            <text:p>-63,3340480537415</text:p>
          </table:table-cell>
          <table:table-cell office:value-type="float" office:value="-63.3573403015137" calcext:value-type="float">
            <text:p>-63,3573403015137</text:p>
          </table:table-cell>
          <table:table-cell table:formula="of:=[.AD17]-[.AE17]" office:value-type="float" office:value="0.0232922477722042" calcext:value-type="float">
            <text:p>0,023</text:p>
          </table:table-cell>
          <table:table-cell/>
          <table:table-cell office:value-type="float" office:value="-63.3435490341187" calcext:value-type="float">
            <text:p>-63,3435490341187</text:p>
          </table:table-cell>
          <table:table-cell office:value-type="float" office:value="-63.3633760757446" calcext:value-type="float">
            <text:p>-63,3633760757446</text:p>
          </table:table-cell>
          <table:table-cell table:formula="of:=[.AH17]-[.AI17]" office:value-type="float" office:value="0.019827041625895" calcext:value-type="float">
            <text:p>0,020</text:p>
          </table:table-cell>
          <table:table-cell/>
          <table:table-cell office:value-type="float" office:value="-63.3764463272095" calcext:value-type="float">
            <text:p>-63,3764463272095</text:p>
          </table:table-cell>
          <table:table-cell office:value-type="float" office:value="-63.3978787231445" calcext:value-type="float">
            <text:p>-63,3978787231445</text:p>
          </table:table-cell>
          <table:table-cell table:formula="of:=[.AL17]-[.AM17]" office:value-type="float" office:value="0.0214323959350011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4943008423" calcext:value-type="float">
            <text:p>-63,3214943008423</text:p>
          </table:table-cell>
          <table:table-cell office:value-type="float" office:value="-63.3500989875793" calcext:value-type="float">
            <text:p>-63,3500989875793</text:p>
          </table:table-cell>
          <table:table-cell table:formula="of:=[.B18]-[.C18]" office:value-type="float" office:value="0.0286046867369976" calcext:value-type="float">
            <text:p>0,029</text:p>
          </table:table-cell>
          <table:table-cell/>
          <table:table-cell office:value-type="float" office:value="-63.3511990470886" calcext:value-type="float">
            <text:p>-63,3511990470886</text:p>
          </table:table-cell>
          <table:table-cell office:value-type="float" office:value="-63.3796276359558" calcext:value-type="float">
            <text:p>-63,3796276359558</text:p>
          </table:table-cell>
          <table:table-cell table:formula="of:=[.F18]-[.G18]" office:value-type="float" office:value="0.0284285888672002" calcext:value-type="float">
            <text:p>0,028</text:p>
          </table:table-cell>
          <table:table-cell/>
          <table:table-cell office:value-type="float" office:value="-63.3997462387085" calcext:value-type="float">
            <text:p>-63,3997462387085</text:p>
          </table:table-cell>
          <table:table-cell office:value-type="float" office:value="-63.4282337303162" calcext:value-type="float">
            <text:p>-63,4282337303162</text:p>
          </table:table-cell>
          <table:table-cell table:formula="of:=[.J18]-[.K18]" office:value-type="float" office:value="0.0284874916076987" calcext:value-type="float">
            <text:p>0,028</text:p>
          </table:table-cell>
          <table:table-cell/>
          <table:table-cell office:value-type="float" office:value="-63.4109969406128" calcext:value-type="float">
            <text:p>-63,4109969406128</text:p>
          </table:table-cell>
          <table:table-cell office:value-type="float" office:value="-63.4338318710327" calcext:value-type="float">
            <text:p>-63,4338318710327</text:p>
          </table:table-cell>
          <table:table-cell table:formula="of:=[.N18]-[.O18]" office:value-type="float" office:value="0.0228349304199043" calcext:value-type="float">
            <text:p>0,023</text:p>
          </table:table-cell>
          <table:table-cell/>
          <table:table-cell office:value-type="float" office:value="-63.374118686676" calcext:value-type="float">
            <text:p>-63,374118686676</text:p>
          </table:table-cell>
          <table:table-cell office:value-type="float" office:value="-63.3934016189575" calcext:value-type="float">
            <text:p>-63,3934016189575</text:p>
          </table:table-cell>
          <table:table-cell table:formula="of:=[.R18]-[.S18]" office:value-type="float" office:value="0.0192829322814987" calcext:value-type="float">
            <text:p>0,019</text:p>
          </table:table-cell>
          <table:table-cell/>
          <table:table-cell office:value-type="float" office:value="-63.3249889144897" calcext:value-type="float">
            <text:p>-63,3249889144897</text:p>
          </table:table-cell>
          <table:table-cell office:value-type="float" office:value="-63.3462960662842" calcext:value-type="float">
            <text:p>-63,3462960662842</text:p>
          </table:table-cell>
          <table:table-cell table:formula="of:=[.V18]-[.W18]" office:value-type="float" office:value="0.0213071517944954" calcext:value-type="float">
            <text:p>0,021</text:p>
          </table:table-cell>
          <table:table-cell/>
          <table:table-cell office:value-type="float" office:value="-63.3296271400452" calcext:value-type="float">
            <text:p>-63,3296271400452</text:p>
          </table:table-cell>
          <table:table-cell office:value-type="float" office:value="-63.3486578178406" calcext:value-type="float">
            <text:p>-63,3486578178406</text:p>
          </table:table-cell>
          <table:table-cell table:formula="of:=[.Z18]-[.AA18]" office:value-type="float" office:value="0.0190306777954063" calcext:value-type="float">
            <text:p>0,019</text:p>
          </table:table-cell>
          <table:table-cell/>
          <table:table-cell office:value-type="float" office:value="-63.3357765464783" calcext:value-type="float">
            <text:p>-63,3357765464783</text:p>
          </table:table-cell>
          <table:table-cell office:value-type="float" office:value="-63.3562684745789" calcext:value-type="float">
            <text:p>-63,3562684745789</text:p>
          </table:table-cell>
          <table:table-cell table:formula="of:=[.AD18]-[.AE18]" office:value-type="float" office:value="0.0204919281005971" calcext:value-type="float">
            <text:p>0,020</text:p>
          </table:table-cell>
          <table:table-cell/>
          <table:table-cell office:value-type="float" office:value="-63.3396918907166" calcext:value-type="float">
            <text:p>-63,3396918907166</text:p>
          </table:table-cell>
          <table:table-cell office:value-type="float" office:value="-63.3647382049561" calcext:value-type="float">
            <text:p>-63,3647382049561</text:p>
          </table:table-cell>
          <table:table-cell table:formula="of:=[.AH18]-[.AI18]" office:value-type="float" office:value="0.0250463142394963" calcext:value-type="float">
            <text:p>0,025</text:p>
          </table:table-cell>
          <table:table-cell/>
          <table:table-cell office:value-type="float" office:value="-63.3798494377136" calcext:value-type="float">
            <text:p>-63,3798494377136</text:p>
          </table:table-cell>
          <table:table-cell office:value-type="float" office:value="-63.4012242012024" calcext:value-type="float">
            <text:p>-63,4012242012024</text:p>
          </table:table-cell>
          <table:table-cell table:formula="of:=[.AL18]-[.AM18]" office:value-type="float" office:value="0.0213747634888009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32618598938" calcext:value-type="float">
            <text:p>-63,3232618598938</text:p>
          </table:table-cell>
          <table:table-cell office:value-type="float" office:value="-63.3377909317017" calcext:value-type="float">
            <text:p>-63,3377909317017</text:p>
          </table:table-cell>
          <table:table-cell table:formula="of:=[.B19]-[.C19]" office:value-type="float" office:value="0.0145290718078996" calcext:value-type="float">
            <text:p>0,015</text:p>
          </table:table-cell>
          <table:table-cell/>
          <table:table-cell office:value-type="float" office:value="-63.3617487182617" calcext:value-type="float">
            <text:p>-63,3617487182617</text:p>
          </table:table-cell>
          <table:table-cell office:value-type="float" office:value="-63.3719456253052" calcext:value-type="float">
            <text:p>-63,3719456253052</text:p>
          </table:table-cell>
          <table:table-cell table:formula="of:=[.F19]-[.G19]" office:value-type="float" office:value="0.0101969070435004" calcext:value-type="float">
            <text:p>0,010</text:p>
          </table:table-cell>
          <table:table-cell/>
          <table:table-cell office:value-type="float" office:value="-63.4174570350647" calcext:value-type="float">
            <text:p>-63,4174570350647</text:p>
          </table:table-cell>
          <table:table-cell office:value-type="float" office:value="-63.4277137718201" calcext:value-type="float">
            <text:p>-63,4277137718201</text:p>
          </table:table-cell>
          <table:table-cell table:formula="of:=[.J19]-[.K19]" office:value-type="float" office:value="0.0102567367554016" calcext:value-type="float">
            <text:p>0,010</text:p>
          </table:table-cell>
          <table:table-cell/>
          <table:table-cell office:value-type="float" office:value="-63.4061457214356" calcext:value-type="float">
            <text:p>-63,4061457214356</text:p>
          </table:table-cell>
          <table:table-cell office:value-type="float" office:value="-63.4274380760193" calcext:value-type="float">
            <text:p>-63,4274380760193</text:p>
          </table:table-cell>
          <table:table-cell table:formula="of:=[.N19]-[.O19]" office:value-type="float" office:value="0.0212923545837" calcext:value-type="float">
            <text:p>0,021</text:p>
          </table:table-cell>
          <table:table-cell/>
          <table:table-cell office:value-type="float" office:value="-63.3673474502564" calcext:value-type="float">
            <text:p>-63,3673474502564</text:p>
          </table:table-cell>
          <table:table-cell office:value-type="float" office:value="-63.3930448188782" calcext:value-type="float">
            <text:p>-63,3930448188782</text:p>
          </table:table-cell>
          <table:table-cell table:formula="of:=[.R19]-[.S19]" office:value-type="float" office:value="0.0256973686217989" calcext:value-type="float">
            <text:p>0,026</text:p>
          </table:table-cell>
          <table:table-cell/>
          <table:table-cell office:value-type="float" office:value="-63.3241406898499" calcext:value-type="float">
            <text:p>-63,3241406898499</text:p>
          </table:table-cell>
          <table:table-cell office:value-type="float" office:value="-63.3497458381653" calcext:value-type="float">
            <text:p>-63,3497458381653</text:p>
          </table:table-cell>
          <table:table-cell table:formula="of:=[.V19]-[.W19]" office:value-type="float" office:value="0.0256051483153996" calcext:value-type="float">
            <text:p>0,026</text:p>
          </table:table-cell>
          <table:table-cell/>
          <table:table-cell office:value-type="float" office:value="-63.3275740585327" calcext:value-type="float">
            <text:p>-63,3275740585327</text:p>
          </table:table-cell>
          <table:table-cell office:value-type="float" office:value="-63.3465120391846" calcext:value-type="float">
            <text:p>-63,3465120391846</text:p>
          </table:table-cell>
          <table:table-cell table:formula="of:=[.Z19]-[.AA19]" office:value-type="float" office:value="0.0189379806519057" calcext:value-type="float">
            <text:p>0,019</text:p>
          </table:table-cell>
          <table:table-cell/>
          <table:table-cell office:value-type="float" office:value="-63.3308651199341" calcext:value-type="float">
            <text:p>-63,3308651199341</text:p>
          </table:table-cell>
          <table:table-cell office:value-type="float" office:value="-63.3544410362244" calcext:value-type="float">
            <text:p>-63,3544410362244</text:p>
          </table:table-cell>
          <table:table-cell table:formula="of:=[.AD19]-[.AE19]" office:value-type="float" office:value="0.023575916290298" calcext:value-type="float">
            <text:p>0,024</text:p>
          </table:table-cell>
          <table:table-cell/>
          <table:table-cell office:value-type="float" office:value="-63.3455287475586" calcext:value-type="float">
            <text:p>-63,3455287475586</text:p>
          </table:table-cell>
          <table:table-cell office:value-type="float" office:value="-63.3691926651001" calcext:value-type="float">
            <text:p>-63,3691926651001</text:p>
          </table:table-cell>
          <table:table-cell table:formula="of:=[.AH19]-[.AI19]" office:value-type="float" office:value="0.0236639175414979" calcext:value-type="float">
            <text:p>0,024</text:p>
          </table:table-cell>
          <table:table-cell/>
          <table:table-cell office:value-type="float" office:value="-63.3773103027344" calcext:value-type="float">
            <text:p>-63,3773103027344</text:p>
          </table:table-cell>
          <table:table-cell office:value-type="float" office:value="-63.3996196289063" calcext:value-type="float">
            <text:p>-63,3996196289063</text:p>
          </table:table-cell>
          <table:table-cell table:formula="of:=[.AL19]-[.AM19]" office:value-type="float" office:value="0.0223093261719001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081174354553" calcext:value-type="float">
            <text:p>-63,3081174354553</text:p>
          </table:table-cell>
          <table:table-cell office:value-type="float" office:value="-63.3393977241516" calcext:value-type="float">
            <text:p>-63,3393977241516</text:p>
          </table:table-cell>
          <table:table-cell table:formula="of:=[.B20]-[.C20]" office:value-type="float" office:value="0.0312802886963013" calcext:value-type="float">
            <text:p>0,031</text:p>
          </table:table-cell>
          <table:table-cell/>
          <table:table-cell office:value-type="float" office:value="-63.3725654029846" calcext:value-type="float">
            <text:p>-63,3725654029846</text:p>
          </table:table-cell>
          <table:table-cell office:value-type="float" office:value="-63.381753528595" calcext:value-type="float">
            <text:p>-63,381753528595</text:p>
          </table:table-cell>
          <table:table-cell table:formula="of:=[.F20]-[.G20]" office:value-type="float" office:value="0.00918812561040028" calcext:value-type="float">
            <text:p>0,009</text:p>
          </table:table-cell>
          <table:table-cell/>
          <table:table-cell office:value-type="float" office:value="-63.4111764373779" calcext:value-type="float">
            <text:p>-63,4111764373779</text:p>
          </table:table-cell>
          <table:table-cell office:value-type="float" office:value="-63.4311602783203" calcext:value-type="float">
            <text:p>-63,4311602783203</text:p>
          </table:table-cell>
          <table:table-cell table:formula="of:=[.J20]-[.K20]" office:value-type="float" office:value="0.0199838409424018" calcext:value-type="float">
            <text:p>0,020</text:p>
          </table:table-cell>
          <table:table-cell/>
          <table:table-cell office:value-type="float" office:value="-63.40325182724" calcext:value-type="float">
            <text:p>-63,40325182724</text:p>
          </table:table-cell>
          <table:table-cell office:value-type="float" office:value="-63.4236159591675" calcext:value-type="float">
            <text:p>-63,4236159591675</text:p>
          </table:table-cell>
          <table:table-cell table:formula="of:=[.N20]-[.O20]" office:value-type="float" office:value="0.0203641319275008" calcext:value-type="float">
            <text:p>0,020</text:p>
          </table:table-cell>
          <table:table-cell/>
          <table:table-cell office:value-type="float" office:value="-63.3680200805664" calcext:value-type="float">
            <text:p>-63,3680200805664</text:p>
          </table:table-cell>
          <table:table-cell office:value-type="float" office:value="-63.3889968338013" calcext:value-type="float">
            <text:p>-63,3889968338013</text:p>
          </table:table-cell>
          <table:table-cell table:formula="of:=[.R20]-[.S20]" office:value-type="float" office:value="0.0209767532348977" calcext:value-type="float">
            <text:p>0,021</text:p>
          </table:table-cell>
          <table:table-cell/>
          <table:table-cell office:value-type="float" office:value="-63.328575553894" calcext:value-type="float">
            <text:p>-63,328575553894</text:p>
          </table:table-cell>
          <table:table-cell office:value-type="float" office:value="-63.3445377235413" calcext:value-type="float">
            <text:p>-63,3445377235413</text:p>
          </table:table-cell>
          <table:table-cell table:formula="of:=[.V20]-[.W20]" office:value-type="float" office:value="0.0159621696473025" calcext:value-type="float">
            <text:p>0,016</text:p>
          </table:table-cell>
          <table:table-cell/>
          <table:table-cell office:value-type="float" office:value="-63.3277577400208" calcext:value-type="float">
            <text:p>-63,3277577400208</text:p>
          </table:table-cell>
          <table:table-cell office:value-type="float" office:value="-63.3495523872376" calcext:value-type="float">
            <text:p>-63,3495523872376</text:p>
          </table:table-cell>
          <table:table-cell table:formula="of:=[.Z20]-[.AA20]" office:value-type="float" office:value="0.0217946472168009" calcext:value-type="float">
            <text:p>0,022</text:p>
          </table:table-cell>
          <table:table-cell/>
          <table:table-cell office:value-type="float" office:value="-63.3288305854797" calcext:value-type="float">
            <text:p>-63,3288305854797</text:p>
          </table:table-cell>
          <table:table-cell office:value-type="float" office:value="-63.3501354103088" calcext:value-type="float">
            <text:p>-63,3501354103088</text:p>
          </table:table-cell>
          <table:table-cell table:formula="of:=[.AD20]-[.AE20]" office:value-type="float" office:value="0.0213048248291017" calcext:value-type="float">
            <text:p>0,021</text:p>
          </table:table-cell>
          <table:table-cell/>
          <table:table-cell office:value-type="float" office:value="-63.3452920799255" calcext:value-type="float">
            <text:p>-63,3452920799255</text:p>
          </table:table-cell>
          <table:table-cell office:value-type="float" office:value="-63.3664795875549" calcext:value-type="float">
            <text:p>-63,3664795875549</text:p>
          </table:table-cell>
          <table:table-cell table:formula="of:=[.AH20]-[.AI20]" office:value-type="float" office:value="0.0211875076293993" calcext:value-type="float">
            <text:p>0,021</text:p>
          </table:table-cell>
          <table:table-cell/>
          <table:table-cell office:value-type="float" office:value="-63.3825685348511" calcext:value-type="float">
            <text:p>-63,3825685348511</text:p>
          </table:table-cell>
          <table:table-cell office:value-type="float" office:value="-63.3998711662293" calcext:value-type="float">
            <text:p>-63,3998711662293</text:p>
          </table:table-cell>
          <table:table-cell table:formula="of:=[.AL20]-[.AM20]" office:value-type="float" office:value="0.0173026313782003" calcext:value-type="float">
            <text:p>0,017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28370513916" calcext:value-type="float">
            <text:p>-63,3328370513916</text:p>
          </table:table-cell>
          <table:table-cell office:value-type="float" office:value="-63.3347136993408" calcext:value-type="float">
            <text:p>-63,3347136993408</text:p>
          </table:table-cell>
          <table:table-cell table:formula="of:=[.B21]-[.C21]" office:value-type="float" office:value="0.00187664794920295" calcext:value-type="float">
            <text:p>0,002</text:p>
          </table:table-cell>
          <table:table-cell/>
          <table:table-cell office:value-type="float" office:value="-63.3589590606689" calcext:value-type="float">
            <text:p>-63,3589590606689</text:p>
          </table:table-cell>
          <table:table-cell office:value-type="float" office:value="-63.3756756439209" calcext:value-type="float">
            <text:p>-63,3756756439209</text:p>
          </table:table-cell>
          <table:table-cell table:formula="of:=[.F21]-[.G21]" office:value-type="float" office:value="0.0167165832519984" calcext:value-type="float">
            <text:p>0,017</text:p>
          </table:table-cell>
          <table:table-cell/>
          <table:table-cell office:value-type="float" office:value="-63.4181839103699" calcext:value-type="float">
            <text:p>-63,4181839103699</text:p>
          </table:table-cell>
          <table:table-cell office:value-type="float" office:value="-63.428311214447" calcext:value-type="float">
            <text:p>-63,428311214447</text:p>
          </table:table-cell>
          <table:table-cell table:formula="of:=[.J21]-[.K21]" office:value-type="float" office:value="0.0101273040771019" calcext:value-type="float">
            <text:p>0,010</text:p>
          </table:table-cell>
          <table:table-cell/>
          <table:table-cell office:value-type="float" office:value="-63.4029060974121" calcext:value-type="float">
            <text:p>-63,4029060974121</text:p>
          </table:table-cell>
          <table:table-cell office:value-type="float" office:value="-63.4224716644287" calcext:value-type="float">
            <text:p>-63,4224716644287</text:p>
          </table:table-cell>
          <table:table-cell table:formula="of:=[.N21]-[.O21]" office:value-type="float" office:value="0.0195655670165991" calcext:value-type="float">
            <text:p>0,020</text:p>
          </table:table-cell>
          <table:table-cell/>
          <table:table-cell office:value-type="float" office:value="-63.3683249015808" calcext:value-type="float">
            <text:p>-63,3683249015808</text:p>
          </table:table-cell>
          <table:table-cell office:value-type="float" office:value="-63.3866127624512" calcext:value-type="float">
            <text:p>-63,3866127624512</text:p>
          </table:table-cell>
          <table:table-cell table:formula="of:=[.R21]-[.S21]" office:value-type="float" office:value="0.0182878608704016" calcext:value-type="float">
            <text:p>0,018</text:p>
          </table:table-cell>
          <table:table-cell/>
          <table:table-cell office:value-type="float" office:value="-63.3235238456726" calcext:value-type="float">
            <text:p>-63,3235238456726</text:p>
          </table:table-cell>
          <table:table-cell office:value-type="float" office:value="-63.3476451606751" calcext:value-type="float">
            <text:p>-63,3476451606751</text:p>
          </table:table-cell>
          <table:table-cell table:formula="of:=[.V21]-[.W21]" office:value-type="float" office:value="0.0241213150025033" calcext:value-type="float">
            <text:p>0,024</text:p>
          </table:table-cell>
          <table:table-cell/>
          <table:table-cell office:value-type="float" office:value="-63.3211843681335" calcext:value-type="float">
            <text:p>-63,3211843681335</text:p>
          </table:table-cell>
          <table:table-cell office:value-type="float" office:value="-63.3433523216248" calcext:value-type="float">
            <text:p>-63,3433523216248</text:p>
          </table:table-cell>
          <table:table-cell table:formula="of:=[.Z21]-[.AA21]" office:value-type="float" office:value="0.022167953491298" calcext:value-type="float">
            <text:p>0,022</text:p>
          </table:table-cell>
          <table:table-cell/>
          <table:table-cell office:value-type="float" office:value="-63.3296618843079" calcext:value-type="float">
            <text:p>-63,3296618843079</text:p>
          </table:table-cell>
          <table:table-cell office:value-type="float" office:value="-63.3498298950195" calcext:value-type="float">
            <text:p>-63,3498298950195</text:p>
          </table:table-cell>
          <table:table-cell table:formula="of:=[.AD21]-[.AE21]" office:value-type="float" office:value="0.0201680107115934" calcext:value-type="float">
            <text:p>0,020</text:p>
          </table:table-cell>
          <table:table-cell/>
          <table:table-cell office:value-type="float" office:value="-63.3440394363403" calcext:value-type="float">
            <text:p>-63,3440394363403</text:p>
          </table:table-cell>
          <table:table-cell office:value-type="float" office:value="-63.3629093017578" calcext:value-type="float">
            <text:p>-63,3629093017578</text:p>
          </table:table-cell>
          <table:table-cell table:formula="of:=[.AH21]-[.AI21]" office:value-type="float" office:value="0.0188698654174999" calcext:value-type="float">
            <text:p>0,019</text:p>
          </table:table-cell>
          <table:table-cell/>
          <table:table-cell office:value-type="float" office:value="-63.3797720298767" calcext:value-type="float">
            <text:p>-63,3797720298767</text:p>
          </table:table-cell>
          <table:table-cell office:value-type="float" office:value="-63.4047660102844" calcext:value-type="float">
            <text:p>-63,4047660102844</text:p>
          </table:table-cell>
          <table:table-cell table:formula="of:=[.AL21]-[.AM21]" office:value-type="float" office:value="0.0249939804077002" calcext:value-type="float">
            <text:p>0,025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709923172" calcext:value-type="float">
            <text:p>-63,33709923172</text:p>
          </table:table-cell>
          <table:table-cell office:value-type="float" office:value="-63.3318513870239" calcext:value-type="float">
            <text:p>-63,3318513870239</text:p>
          </table:table-cell>
          <table:table-cell table:formula="of:=[.B22]-[.C22]" office:value-type="float" office:value="-0.0052478446961004" calcext:value-type="float">
            <text:p>-0,005</text:p>
          </table:table-cell>
          <table:table-cell/>
          <table:table-cell office:value-type="float" office:value="-63.354491607666" calcext:value-type="float">
            <text:p>-63,354491607666</text:p>
          </table:table-cell>
          <table:table-cell office:value-type="float" office:value="-63.3708873405457" calcext:value-type="float">
            <text:p>-63,3708873405457</text:p>
          </table:table-cell>
          <table:table-cell table:formula="of:=[.F22]-[.G22]" office:value-type="float" office:value="0.0163957328797011" calcext:value-type="float">
            <text:p>0,016</text:p>
          </table:table-cell>
          <table:table-cell/>
          <table:table-cell office:value-type="float" office:value="-63.4005446434021" calcext:value-type="float">
            <text:p>-63,4005446434021</text:p>
          </table:table-cell>
          <table:table-cell office:value-type="float" office:value="-63.4332723236084" calcext:value-type="float">
            <text:p>-63,4332723236084</text:p>
          </table:table-cell>
          <table:table-cell table:formula="of:=[.J22]-[.K22]" office:value-type="float" office:value="0.0327276802062997" calcext:value-type="float">
            <text:p>0,033</text:p>
          </table:table-cell>
          <table:table-cell/>
          <table:table-cell office:value-type="float" office:value="-63.4101538925171" calcext:value-type="float">
            <text:p>-63,4101538925171</text:p>
          </table:table-cell>
          <table:table-cell office:value-type="float" office:value="-63.4251581993103" calcext:value-type="float">
            <text:p>-63,4251581993103</text:p>
          </table:table-cell>
          <table:table-cell table:formula="of:=[.N22]-[.O22]" office:value-type="float" office:value="0.0150043067932018" calcext:value-type="float">
            <text:p>0,015</text:p>
          </table:table-cell>
          <table:table-cell/>
          <table:table-cell office:value-type="float" office:value="-63.3690580825806" calcext:value-type="float">
            <text:p>-63,3690580825806</text:p>
          </table:table-cell>
          <table:table-cell office:value-type="float" office:value="-63.3883208656311" calcext:value-type="float">
            <text:p>-63,3883208656311</text:p>
          </table:table-cell>
          <table:table-cell table:formula="of:=[.R22]-[.S22]" office:value-type="float" office:value="0.0192627830505003" calcext:value-type="float">
            <text:p>0,019</text:p>
          </table:table-cell>
          <table:table-cell/>
          <table:table-cell office:value-type="float" office:value="-63.3272421035767" calcext:value-type="float">
            <text:p>-63,3272421035767</text:p>
          </table:table-cell>
          <table:table-cell office:value-type="float" office:value="-63.349459186554" calcext:value-type="float">
            <text:p>-63,349459186554</text:p>
          </table:table-cell>
          <table:table-cell table:formula="of:=[.V22]-[.W22]" office:value-type="float" office:value="0.0222170829772992" calcext:value-type="float">
            <text:p>0,022</text:p>
          </table:table-cell>
          <table:table-cell/>
          <table:table-cell office:value-type="float" office:value="-63.3216036949158" calcext:value-type="float">
            <text:p>-63,3216036949158</text:p>
          </table:table-cell>
          <table:table-cell office:value-type="float" office:value="-63.3445921478272" calcext:value-type="float">
            <text:p>-63,3445921478272</text:p>
          </table:table-cell>
          <table:table-cell table:formula="of:=[.Z22]-[.AA22]" office:value-type="float" office:value="0.0229884529113988" calcext:value-type="float">
            <text:p>0,023</text:p>
          </table:table-cell>
          <table:table-cell/>
          <table:table-cell office:value-type="float" office:value="-63.3322542076111" calcext:value-type="float">
            <text:p>-63,3322542076111</text:p>
          </table:table-cell>
          <table:table-cell office:value-type="float" office:value="-63.3530799331665" calcext:value-type="float">
            <text:p>-63,3530799331665</text:p>
          </table:table-cell>
          <table:table-cell table:formula="of:=[.AD22]-[.AE22]" office:value-type="float" office:value="0.0208257255553974" calcext:value-type="float">
            <text:p>0,021</text:p>
          </table:table-cell>
          <table:table-cell/>
          <table:table-cell office:value-type="float" office:value="-63.3446369018555" calcext:value-type="float">
            <text:p>-63,3446369018555</text:p>
          </table:table-cell>
          <table:table-cell office:value-type="float" office:value="-63.365043384552" calcext:value-type="float">
            <text:p>-63,365043384552</text:p>
          </table:table-cell>
          <table:table-cell table:formula="of:=[.AH22]-[.AI22]" office:value-type="float" office:value="0.0204064826965009" calcext:value-type="float">
            <text:p>0,020</text:p>
          </table:table-cell>
          <table:table-cell/>
          <table:table-cell office:value-type="float" office:value="-63.3862096748352" calcext:value-type="float">
            <text:p>-63,3862096748352</text:p>
          </table:table-cell>
          <table:table-cell office:value-type="float" office:value="-63.4026079177856" calcext:value-type="float">
            <text:p>-63,4026079177856</text:p>
          </table:table-cell>
          <table:table-cell table:formula="of:=[.AL22]-[.AM22]" office:value-type="float" office:value="0.0163982429504017" calcext:value-type="float">
            <text:p>0,016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6499786377" calcext:value-type="float">
            <text:p>-63,3216499786377</text:p>
          </table:table-cell>
          <table:table-cell office:value-type="float" office:value="-63.3466578483582" calcext:value-type="float">
            <text:p>-63,3466578483582</text:p>
          </table:table-cell>
          <table:table-cell table:formula="of:=[.B23]-[.C23]" office:value-type="float" office:value="0.025007869720497" calcext:value-type="float">
            <text:p>0,025</text:p>
          </table:table-cell>
          <table:table-cell/>
          <table:table-cell office:value-type="float" office:value="-63.364387462616" calcext:value-type="float">
            <text:p>-63,364387462616</text:p>
          </table:table-cell>
          <table:table-cell office:value-type="float" office:value="-63.3740224647522" calcext:value-type="float">
            <text:p>-63,3740224647522</text:p>
          </table:table-cell>
          <table:table-cell table:formula="of:=[.F23]-[.G23]" office:value-type="float" office:value="0.00963500213619994" calcext:value-type="float">
            <text:p>0,010</text:p>
          </table:table-cell>
          <table:table-cell/>
          <table:table-cell office:value-type="float" office:value="-63.4227602958679" calcext:value-type="float">
            <text:p>-63,4227602958679</text:p>
          </table:table-cell>
          <table:table-cell office:value-type="float" office:value="-63.4288947906494" calcext:value-type="float">
            <text:p>-63,4288947906494</text:p>
          </table:table-cell>
          <table:table-cell table:formula="of:=[.J23]-[.K23]" office:value-type="float" office:value="0.00613449478149875" calcext:value-type="float">
            <text:p>0,006</text:p>
          </table:table-cell>
          <table:table-cell/>
          <table:table-cell office:value-type="float" office:value="-63.4032692604065" calcext:value-type="float">
            <text:p>-63,4032692604065</text:p>
          </table:table-cell>
          <table:table-cell office:value-type="float" office:value="-63.4325989379883" calcext:value-type="float">
            <text:p>-63,4325989379883</text:p>
          </table:table-cell>
          <table:table-cell table:formula="of:=[.N23]-[.O23]" office:value-type="float" office:value="0.0293296775817993" calcext:value-type="float">
            <text:p>0,029</text:p>
          </table:table-cell>
          <table:table-cell/>
          <table:table-cell office:value-type="float" office:value="-63.3733257789612" calcext:value-type="float">
            <text:p>-63,3733257789612</text:p>
          </table:table-cell>
          <table:table-cell office:value-type="float" office:value="-63.3845370407105" calcext:value-type="float">
            <text:p>-63,3845370407105</text:p>
          </table:table-cell>
          <table:table-cell table:formula="of:=[.R23]-[.S23]" office:value-type="float" office:value="0.0112112617492954" calcext:value-type="float">
            <text:p>0,011</text:p>
          </table:table-cell>
          <table:table-cell/>
          <table:table-cell office:value-type="float" office:value="-63.3274986915588" calcext:value-type="float">
            <text:p>-63,3274986915588</text:p>
          </table:table-cell>
          <table:table-cell office:value-type="float" office:value="-63.346875038147" calcext:value-type="float">
            <text:p>-63,346875038147</text:p>
          </table:table-cell>
          <table:table-cell table:formula="of:=[.V23]-[.W23]" office:value-type="float" office:value="0.0193763465881958" calcext:value-type="float">
            <text:p>0,019</text:p>
          </table:table-cell>
          <table:table-cell/>
          <table:table-cell office:value-type="float" office:value="-63.3246604118347" calcext:value-type="float">
            <text:p>-63,3246604118347</text:p>
          </table:table-cell>
          <table:table-cell office:value-type="float" office:value="-63.3422788467407" calcext:value-type="float">
            <text:p>-63,3422788467407</text:p>
          </table:table-cell>
          <table:table-cell table:formula="of:=[.Z23]-[.AA23]" office:value-type="float" office:value="0.017618434905998" calcext:value-type="float">
            <text:p>0,018</text:p>
          </table:table-cell>
          <table:table-cell/>
          <table:table-cell office:value-type="float" office:value="-63.3330243721008" calcext:value-type="float">
            <text:p>-63,3330243721008</text:p>
          </table:table-cell>
          <table:table-cell office:value-type="float" office:value="-63.3539141120911" calcext:value-type="float">
            <text:p>-63,3539141120911</text:p>
          </table:table-cell>
          <table:table-cell table:formula="of:=[.AD23]-[.AE23]" office:value-type="float" office:value="0.0208897399902952" calcext:value-type="float">
            <text:p>0,021</text:p>
          </table:table-cell>
          <table:table-cell/>
          <table:table-cell office:value-type="float" office:value="-63.3447428359985" calcext:value-type="float">
            <text:p>-63,3447428359985</text:p>
          </table:table-cell>
          <table:table-cell office:value-type="float" office:value="-63.3674454307556" calcext:value-type="float">
            <text:p>-63,3674454307556</text:p>
          </table:table-cell>
          <table:table-cell table:formula="of:=[.AH23]-[.AI23]" office:value-type="float" office:value="0.0227025947570993" calcext:value-type="float">
            <text:p>0,023</text:p>
          </table:table-cell>
          <table:table-cell/>
          <table:table-cell office:value-type="float" office:value="-63.3830481147766" calcext:value-type="float">
            <text:p>-63,3830481147766</text:p>
          </table:table-cell>
          <table:table-cell office:value-type="float" office:value="-63.4058972511292" calcext:value-type="float">
            <text:p>-63,4058972511292</text:p>
          </table:table-cell>
          <table:table-cell table:formula="of:=[.AL23]-[.AM23]" office:value-type="float" office:value="0.0228491363525976" calcext:value-type="float">
            <text:p>0,023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98702125549" calcext:value-type="float">
            <text:p>-63,3298702125549</text:p>
          </table:table-cell>
          <table:table-cell office:value-type="float" office:value="-63.3576579551697" calcext:value-type="float">
            <text:p>-63,3576579551697</text:p>
          </table:table-cell>
          <table:table-cell table:formula="of:=[.B24]-[.C24]" office:value-type="float" office:value="0.0277877426147981" calcext:value-type="float">
            <text:p>0,028</text:p>
          </table:table-cell>
          <table:table-cell/>
          <table:table-cell office:value-type="float" office:value="-63.3601524658203" calcext:value-type="float">
            <text:p>-63,3601524658203</text:p>
          </table:table-cell>
          <table:table-cell office:value-type="float" office:value="-63.3778519897461" calcext:value-type="float">
            <text:p>-63,3778519897461</text:p>
          </table:table-cell>
          <table:table-cell table:formula="of:=[.F24]-[.G24]" office:value-type="float" office:value="0.0176995239257991" calcext:value-type="float">
            <text:p>0,018</text:p>
          </table:table-cell>
          <table:table-cell/>
          <table:table-cell office:value-type="float" office:value="-63.4044788246155" calcext:value-type="float">
            <text:p>-63,4044788246155</text:p>
          </table:table-cell>
          <table:table-cell office:value-type="float" office:value="-63.4270414733887" calcext:value-type="float">
            <text:p>-63,4270414733887</text:p>
          </table:table-cell>
          <table:table-cell table:formula="of:=[.J24]-[.K24]" office:value-type="float" office:value="0.0225626487731958" calcext:value-type="float">
            <text:p>0,023</text:p>
          </table:table-cell>
          <table:table-cell/>
          <table:table-cell office:value-type="float" office:value="-63.4090345916748" calcext:value-type="float">
            <text:p>-63,4090345916748</text:p>
          </table:table-cell>
          <table:table-cell office:value-type="float" office:value="-63.4278613357544" calcext:value-type="float">
            <text:p>-63,4278613357544</text:p>
          </table:table-cell>
          <table:table-cell table:formula="of:=[.N24]-[.O24]" office:value-type="float" office:value="0.0188267440795968" calcext:value-type="float">
            <text:p>0,019</text:p>
          </table:table-cell>
          <table:table-cell/>
          <table:table-cell office:value-type="float" office:value="-63.3681593360901" calcext:value-type="float">
            <text:p>-63,3681593360901</text:p>
          </table:table-cell>
          <table:table-cell office:value-type="float" office:value="-63.3921542892456" calcext:value-type="float">
            <text:p>-63,3921542892456</text:p>
          </table:table-cell>
          <table:table-cell table:formula="of:=[.R24]-[.S24]" office:value-type="float" office:value="0.0239949531555013" calcext:value-type="float">
            <text:p>0,024</text:p>
          </table:table-cell>
          <table:table-cell/>
          <table:table-cell office:value-type="float" office:value="-63.3239953994751" calcext:value-type="float">
            <text:p>-63,3239953994751</text:p>
          </table:table-cell>
          <table:table-cell office:value-type="float" office:value="-63.353902797699" calcext:value-type="float">
            <text:p>-63,353902797699</text:p>
          </table:table-cell>
          <table:table-cell table:formula="of:=[.V24]-[.W24]" office:value-type="float" office:value="0.029907398223898" calcext:value-type="float">
            <text:p>0,030</text:p>
          </table:table-cell>
          <table:table-cell/>
          <table:table-cell office:value-type="float" office:value="-63.325007396698" calcext:value-type="float">
            <text:p>-63,325007396698</text:p>
          </table:table-cell>
          <table:table-cell office:value-type="float" office:value="-63.3467551727295" calcext:value-type="float">
            <text:p>-63,3467551727295</text:p>
          </table:table-cell>
          <table:table-cell table:formula="of:=[.Z24]-[.AA24]" office:value-type="float" office:value="0.0217477760315035" calcext:value-type="float">
            <text:p>0,022</text:p>
          </table:table-cell>
          <table:table-cell/>
          <table:table-cell office:value-type="float" office:value="-63.331118270874" calcext:value-type="float">
            <text:p>-63,331118270874</text:p>
          </table:table-cell>
          <table:table-cell office:value-type="float" office:value="-63.3517950744629" calcext:value-type="float">
            <text:p>-63,3517950744629</text:p>
          </table:table-cell>
          <table:table-cell table:formula="of:=[.AD24]-[.AE24]" office:value-type="float" office:value="0.0206768035888985" calcext:value-type="float">
            <text:p>0,021</text:p>
          </table:table-cell>
          <table:table-cell/>
          <table:table-cell office:value-type="float" office:value="-63.3455667304993" calcext:value-type="float">
            <text:p>-63,3455667304993</text:p>
          </table:table-cell>
          <table:table-cell office:value-type="float" office:value="-63.3700051460266" calcext:value-type="float">
            <text:p>-63,3700051460266</text:p>
          </table:table-cell>
          <table:table-cell table:formula="of:=[.AH24]-[.AI24]" office:value-type="float" office:value="0.0244384155272996" calcext:value-type="float">
            <text:p>0,024</text:p>
          </table:table-cell>
          <table:table-cell/>
          <table:table-cell office:value-type="float" office:value="-63.3869336776733" calcext:value-type="float">
            <text:p>-63,3869336776733</text:p>
          </table:table-cell>
          <table:table-cell office:value-type="float" office:value="-63.401976234436" calcext:value-type="float">
            <text:p>-63,401976234436</text:p>
          </table:table-cell>
          <table:table-cell table:formula="of:=[.AL24]-[.AM24]" office:value-type="float" office:value="0.0150425567627011" calcext:value-type="float">
            <text:p>0,015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61223373413" calcext:value-type="float">
            <text:p>-63,3161223373413</text:p>
          </table:table-cell>
          <table:table-cell office:value-type="float" office:value="-63.3513806762695" calcext:value-type="float">
            <text:p>-63,3513806762695</text:p>
          </table:table-cell>
          <table:table-cell table:formula="of:=[.B25]-[.C25]" office:value-type="float" office:value="0.0352583389282017" calcext:value-type="float">
            <text:p>0,035</text:p>
          </table:table-cell>
          <table:table-cell/>
          <table:table-cell office:value-type="float" office:value="-63.369457523346" calcext:value-type="float">
            <text:p>-63,369457523346</text:p>
          </table:table-cell>
          <table:table-cell office:value-type="float" office:value="-63.3808736534119" calcext:value-type="float">
            <text:p>-63,3808736534119</text:p>
          </table:table-cell>
          <table:table-cell table:formula="of:=[.F25]-[.G25]" office:value-type="float" office:value="0.0114161300659035" calcext:value-type="float">
            <text:p>0,011</text:p>
          </table:table-cell>
          <table:table-cell/>
          <table:table-cell office:value-type="float" office:value="-63.4085029411316" calcext:value-type="float">
            <text:p>-63,4085029411316</text:p>
          </table:table-cell>
          <table:table-cell office:value-type="float" office:value="-63.4298202514649" calcext:value-type="float">
            <text:p>-63,4298202514649</text:p>
          </table:table-cell>
          <table:table-cell table:formula="of:=[.J25]-[.K25]" office:value-type="float" office:value="0.021317310333302" calcext:value-type="float">
            <text:p>0,021</text:p>
          </table:table-cell>
          <table:table-cell/>
          <table:table-cell office:value-type="float" office:value="-63.4078438034058" calcext:value-type="float">
            <text:p>-63,4078438034058</text:p>
          </table:table-cell>
          <table:table-cell office:value-type="float" office:value="-63.4269685783386" calcext:value-type="float">
            <text:p>-63,4269685783386</text:p>
          </table:table-cell>
          <table:table-cell table:formula="of:=[.N25]-[.O25]" office:value-type="float" office:value="0.0191247749328056" calcext:value-type="float">
            <text:p>0,019</text:p>
          </table:table-cell>
          <table:table-cell/>
          <table:table-cell office:value-type="float" office:value="-63.3663809356689" calcext:value-type="float">
            <text:p>-63,3663809356689</text:p>
          </table:table-cell>
          <table:table-cell office:value-type="float" office:value="-63.3926658287048" calcext:value-type="float">
            <text:p>-63,3926658287048</text:p>
          </table:table-cell>
          <table:table-cell table:formula="of:=[.R25]-[.S25]" office:value-type="float" office:value="0.0262848930358999" calcext:value-type="float">
            <text:p>0,026</text:p>
          </table:table-cell>
          <table:table-cell/>
          <table:table-cell office:value-type="float" office:value="-63.3258341255188" calcext:value-type="float">
            <text:p>-63,3258341255188</text:p>
          </table:table-cell>
          <table:table-cell office:value-type="float" office:value="-63.3495009880066" calcext:value-type="float">
            <text:p>-63,3495009880066</text:p>
          </table:table-cell>
          <table:table-cell table:formula="of:=[.V25]-[.W25]" office:value-type="float" office:value="0.0236668624877936" calcext:value-type="float">
            <text:p>0,024</text:p>
          </table:table-cell>
          <table:table-cell/>
          <table:table-cell office:value-type="float" office:value="-63.3253244590759" calcext:value-type="float">
            <text:p>-63,3253244590759</text:p>
          </table:table-cell>
          <table:table-cell office:value-type="float" office:value="-63.346080821991" calcext:value-type="float">
            <text:p>-63,346080821991</text:p>
          </table:table-cell>
          <table:table-cell table:formula="of:=[.Z25]-[.AA25]" office:value-type="float" office:value="0.0207563629151011" calcext:value-type="float">
            <text:p>0,021</text:p>
          </table:table-cell>
          <table:table-cell/>
          <table:table-cell office:value-type="float" office:value="-63.3317021636963" calcext:value-type="float">
            <text:p>-63,3317021636963</text:p>
          </table:table-cell>
          <table:table-cell office:value-type="float" office:value="-63.3481302642822" calcext:value-type="float">
            <text:p>-63,3481302642822</text:p>
          </table:table-cell>
          <table:table-cell table:formula="of:=[.AD25]-[.AE25]" office:value-type="float" office:value="0.0164281005858982" calcext:value-type="float">
            <text:p>0,016</text:p>
          </table:table-cell>
          <table:table-cell/>
          <table:table-cell office:value-type="float" office:value="-63.3475588264465" calcext:value-type="float">
            <text:p>-63,3475588264465</text:p>
          </table:table-cell>
          <table:table-cell office:value-type="float" office:value="-63.3683905067444" calcext:value-type="float">
            <text:p>-63,3683905067444</text:p>
          </table:table-cell>
          <table:table-cell table:formula="of:=[.AH25]-[.AI25]" office:value-type="float" office:value="0.0208316802978956" calcext:value-type="float">
            <text:p>0,021</text:p>
          </table:table-cell>
          <table:table-cell/>
          <table:table-cell office:value-type="float" office:value="-63.3826936035156" calcext:value-type="float">
            <text:p>-63,3826936035156</text:p>
          </table:table-cell>
          <table:table-cell office:value-type="float" office:value="-63.4051773376465" calcext:value-type="float">
            <text:p>-63,4051773376465</text:p>
          </table:table-cell>
          <table:table-cell table:formula="of:=[.AL25]-[.AM25]" office:value-type="float" office:value="0.0224837341309012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06659698486" calcext:value-type="float">
            <text:p>-63,3306659698486</text:p>
          </table:table-cell>
          <table:table-cell office:value-type="float" office:value="-63.3521881065369" calcext:value-type="float">
            <text:p>-63,3521881065369</text:p>
          </table:table-cell>
          <table:table-cell table:formula="of:=[.B26]-[.C26]" office:value-type="float" office:value="0.0215221366882972" calcext:value-type="float">
            <text:p>0,022</text:p>
          </table:table-cell>
          <table:table-cell/>
          <table:table-cell office:value-type="float" office:value="-63.3692383003235" calcext:value-type="float">
            <text:p>-63,3692383003235</text:p>
          </table:table-cell>
          <table:table-cell office:value-type="float" office:value="-63.3846986656189" calcext:value-type="float">
            <text:p>-63,3846986656189</text:p>
          </table:table-cell>
          <table:table-cell table:formula="of:=[.F26]-[.G26]" office:value-type="float" office:value="0.0154603652953966" calcext:value-type="float">
            <text:p>0,015</text:p>
          </table:table-cell>
          <table:table-cell/>
          <table:table-cell office:value-type="float" office:value="-63.4123475990295" calcext:value-type="float">
            <text:p>-63,4123475990295</text:p>
          </table:table-cell>
          <table:table-cell office:value-type="float" office:value="-63.4305789146423" calcext:value-type="float">
            <text:p>-63,4305789146423</text:p>
          </table:table-cell>
          <table:table-cell table:formula="of:=[.J26]-[.K26]" office:value-type="float" office:value="0.0182313156127947" calcext:value-type="float">
            <text:p>0,018</text:p>
          </table:table-cell>
          <table:table-cell/>
          <table:table-cell office:value-type="float" office:value="-63.4097495346069" calcext:value-type="float">
            <text:p>-63,4097495346069</text:p>
          </table:table-cell>
          <table:table-cell office:value-type="float" office:value="-63.4261732292175" calcext:value-type="float">
            <text:p>-63,4261732292175</text:p>
          </table:table-cell>
          <table:table-cell table:formula="of:=[.N26]-[.O26]" office:value-type="float" office:value="0.0164236946105945" calcext:value-type="float">
            <text:p>0,016</text:p>
          </table:table-cell>
          <table:table-cell/>
          <table:table-cell office:value-type="float" office:value="-63.3659475021362" calcext:value-type="float">
            <text:p>-63,3659475021362</text:p>
          </table:table-cell>
          <table:table-cell office:value-type="float" office:value="-63.381273021698" calcext:value-type="float">
            <text:p>-63,381273021698</text:p>
          </table:table-cell>
          <table:table-cell table:formula="of:=[.R26]-[.S26]" office:value-type="float" office:value="0.0153255195617987" calcext:value-type="float">
            <text:p>0,015</text:p>
          </table:table-cell>
          <table:table-cell/>
          <table:table-cell office:value-type="float" office:value="-63.3250818519592" calcext:value-type="float">
            <text:p>-63,3250818519592</text:p>
          </table:table-cell>
          <table:table-cell office:value-type="float" office:value="-63.3482184295654" calcext:value-type="float">
            <text:p>-63,3482184295654</text:p>
          </table:table-cell>
          <table:table-cell table:formula="of:=[.V26]-[.W26]" office:value-type="float" office:value="0.023136577606202" calcext:value-type="float">
            <text:p>0,023</text:p>
          </table:table-cell>
          <table:table-cell/>
          <table:table-cell office:value-type="float" office:value="-63.3295668830872" calcext:value-type="float">
            <text:p>-63,3295668830872</text:p>
          </table:table-cell>
          <table:table-cell office:value-type="float" office:value="-63.3480599212647" calcext:value-type="float">
            <text:p>-63,3480599212647</text:p>
          </table:table-cell>
          <table:table-cell table:formula="of:=[.Z26]-[.AA26]" office:value-type="float" office:value="0.0184930381774961" calcext:value-type="float">
            <text:p>0,018</text:p>
          </table:table-cell>
          <table:table-cell/>
          <table:table-cell office:value-type="float" office:value="-63.3281503753662" calcext:value-type="float">
            <text:p>-63,3281503753662</text:p>
          </table:table-cell>
          <table:table-cell office:value-type="float" office:value="-63.3501543769836" calcext:value-type="float">
            <text:p>-63,3501543769836</text:p>
          </table:table-cell>
          <table:table-cell table:formula="of:=[.AD26]-[.AE26]" office:value-type="float" office:value="0.0220040016174039" calcext:value-type="float">
            <text:p>0,022</text:p>
          </table:table-cell>
          <table:table-cell/>
          <table:table-cell office:value-type="float" office:value="-63.3480807075501" calcext:value-type="float">
            <text:p>-63,3480807075501</text:p>
          </table:table-cell>
          <table:table-cell office:value-type="float" office:value="-63.3687162017822" calcext:value-type="float">
            <text:p>-63,3687162017822</text:p>
          </table:table-cell>
          <table:table-cell table:formula="of:=[.AH26]-[.AI26]" office:value-type="float" office:value="0.0206354942320957" calcext:value-type="float">
            <text:p>0,021</text:p>
          </table:table-cell>
          <table:table-cell/>
          <table:table-cell office:value-type="float" office:value="-63.3821337776184" calcext:value-type="float">
            <text:p>-63,3821337776184</text:p>
          </table:table-cell>
          <table:table-cell office:value-type="float" office:value="-63.4021269569397" calcext:value-type="float">
            <text:p>-63,4021269569397</text:p>
          </table:table-cell>
          <table:table-cell table:formula="of:=[.AL26]-[.AM26]" office:value-type="float" office:value="0.019993179321304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71862068176" calcext:value-type="float">
            <text:p>-63,3371862068176</text:p>
          </table:table-cell>
          <table:table-cell office:value-type="float" office:value="-63.3478227996826" calcext:value-type="float">
            <text:p>-63,3478227996826</text:p>
          </table:table-cell>
          <table:table-cell table:formula="of:=[.B27]-[.C27]" office:value-type="float" office:value="0.010636592865005" calcext:value-type="float">
            <text:p>0,011</text:p>
          </table:table-cell>
          <table:table-cell/>
          <table:table-cell office:value-type="float" office:value="-63.3588999671936" calcext:value-type="float">
            <text:p>-63,3588999671936</text:p>
          </table:table-cell>
          <table:table-cell office:value-type="float" office:value="-63.3739603538513" calcext:value-type="float">
            <text:p>-63,3739603538513</text:p>
          </table:table-cell>
          <table:table-cell table:formula="of:=[.F27]-[.G27]" office:value-type="float" office:value="0.0150603866577015" calcext:value-type="float">
            <text:p>0,015</text:p>
          </table:table-cell>
          <table:table-cell/>
          <table:table-cell office:value-type="float" office:value="-63.4037234344482" calcext:value-type="float">
            <text:p>-63,4037234344482</text:p>
          </table:table-cell>
          <table:table-cell office:value-type="float" office:value="-63.432739074707" calcext:value-type="float">
            <text:p>-63,432739074707</text:p>
          </table:table-cell>
          <table:table-cell table:formula="of:=[.J27]-[.K27]" office:value-type="float" office:value="0.0290156402587982" calcext:value-type="float">
            <text:p>0,029</text:p>
          </table:table-cell>
          <table:table-cell/>
          <table:table-cell office:value-type="float" office:value="-63.4124334869385" calcext:value-type="float">
            <text:p>-63,4124334869385</text:p>
          </table:table-cell>
          <table:table-cell office:value-type="float" office:value="-63.4212768592834" calcext:value-type="float">
            <text:p>-63,4212768592834</text:p>
          </table:table-cell>
          <table:table-cell table:formula="of:=[.N27]-[.O27]" office:value-type="float" office:value="0.00884337234490573" calcext:value-type="float">
            <text:p>0,009</text:p>
          </table:table-cell>
          <table:table-cell/>
          <table:table-cell office:value-type="float" office:value="-63.3637467956543" calcext:value-type="float">
            <text:p>-63,3637467956543</text:p>
          </table:table-cell>
          <table:table-cell office:value-type="float" office:value="-63.3798428268433" calcext:value-type="float">
            <text:p>-63,3798428268433</text:p>
          </table:table-cell>
          <table:table-cell table:formula="of:=[.R27]-[.S27]" office:value-type="float" office:value="0.0160960311890008" calcext:value-type="float">
            <text:p>0,016</text:p>
          </table:table-cell>
          <table:table-cell/>
          <table:table-cell office:value-type="float" office:value="-63.3232111358643" calcext:value-type="float">
            <text:p>-63,3232111358643</text:p>
          </table:table-cell>
          <table:table-cell office:value-type="float" office:value="-63.3443830566406" calcext:value-type="float">
            <text:p>-63,3443830566406</text:p>
          </table:table-cell>
          <table:table-cell table:formula="of:=[.V27]-[.W27]" office:value-type="float" office:value="0.0211719207763039" calcext:value-type="float">
            <text:p>0,021</text:p>
          </table:table-cell>
          <table:table-cell/>
          <table:table-cell office:value-type="float" office:value="-63.3281665077209" calcext:value-type="float">
            <text:p>-63,3281665077209</text:p>
          </table:table-cell>
          <table:table-cell office:value-type="float" office:value="-63.3466631698608" calcext:value-type="float">
            <text:p>-63,3466631698608</text:p>
          </table:table-cell>
          <table:table-cell table:formula="of:=[.Z27]-[.AA27]" office:value-type="float" office:value="0.0184966621398956" calcext:value-type="float">
            <text:p>0,018</text:p>
          </table:table-cell>
          <table:table-cell/>
          <table:table-cell office:value-type="float" office:value="-63.3292150764465" calcext:value-type="float">
            <text:p>-63,3292150764465</text:p>
          </table:table-cell>
          <table:table-cell office:value-type="float" office:value="-63.3483482513428" calcext:value-type="float">
            <text:p>-63,3483482513428</text:p>
          </table:table-cell>
          <table:table-cell table:formula="of:=[.AD27]-[.AE27]" office:value-type="float" office:value="0.0191331748962966" calcext:value-type="float">
            <text:p>0,019</text:p>
          </table:table-cell>
          <table:table-cell/>
          <table:table-cell office:value-type="float" office:value="-63.3465780830383" calcext:value-type="float">
            <text:p>-63,3465780830383</text:p>
          </table:table-cell>
          <table:table-cell office:value-type="float" office:value="-63.3677260398865" calcext:value-type="float">
            <text:p>-63,3677260398865</text:p>
          </table:table-cell>
          <table:table-cell table:formula="of:=[.AH27]-[.AI27]" office:value-type="float" office:value="0.0211479568481963" calcext:value-type="float">
            <text:p>0,021</text:p>
          </table:table-cell>
          <table:table-cell/>
          <table:table-cell office:value-type="float" office:value="-63.3803649253845" calcext:value-type="float">
            <text:p>-63,3803649253845</text:p>
          </table:table-cell>
          <table:table-cell office:value-type="float" office:value="-63.3992943458557" calcext:value-type="float">
            <text:p>-63,3992943458557</text:p>
          </table:table-cell>
          <table:table-cell table:formula="of:=[.AL27]-[.AM27]" office:value-type="float" office:value="0.0189294204712027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63894615173" calcext:value-type="float">
            <text:p>-63,3263894615173</text:p>
          </table:table-cell>
          <table:table-cell office:value-type="float" office:value="-63.3387964324951" calcext:value-type="float">
            <text:p>-63,3387964324951</text:p>
          </table:table-cell>
          <table:table-cell table:formula="of:=[.B28]-[.C28]" office:value-type="float" office:value="0.0124069709777999" calcext:value-type="float">
            <text:p>0,012</text:p>
          </table:table-cell>
          <table:table-cell/>
          <table:table-cell office:value-type="float" office:value="-63.3585573616028" calcext:value-type="float">
            <text:p>-63,3585573616028</text:p>
          </table:table-cell>
          <table:table-cell office:value-type="float" office:value="-63.3881927070618" calcext:value-type="float">
            <text:p>-63,3881927070618</text:p>
          </table:table-cell>
          <table:table-cell table:formula="of:=[.F28]-[.G28]" office:value-type="float" office:value="0.029635345458999" calcext:value-type="float">
            <text:p>0,030</text:p>
          </table:table-cell>
          <table:table-cell/>
          <table:table-cell office:value-type="float" office:value="-63.413443523407" calcext:value-type="float">
            <text:p>-63,413443523407</text:p>
          </table:table-cell>
          <table:table-cell office:value-type="float" office:value="-63.4270346565247" calcext:value-type="float">
            <text:p>-63,4270346565247</text:p>
          </table:table-cell>
          <table:table-cell table:formula="of:=[.J28]-[.K28]" office:value-type="float" office:value="0.0135911331176999" calcext:value-type="float">
            <text:p>0,014</text:p>
          </table:table-cell>
          <table:table-cell/>
          <table:table-cell office:value-type="float" office:value="-63.4107908096314" calcext:value-type="float">
            <text:p>-63,4107908096314</text:p>
          </table:table-cell>
          <table:table-cell office:value-type="float" office:value="-63.4236503715515" calcext:value-type="float">
            <text:p>-63,4236503715515</text:p>
          </table:table-cell>
          <table:table-cell table:formula="of:=[.N28]-[.O28]" office:value-type="float" office:value="0.0128595619201022" calcext:value-type="float">
            <text:p>0,013</text:p>
          </table:table-cell>
          <table:table-cell/>
          <table:table-cell office:value-type="float" office:value="-63.3546495857239" calcext:value-type="float">
            <text:p>-63,3546495857239</text:p>
          </table:table-cell>
          <table:table-cell office:value-type="float" office:value="-63.3777639656067" calcext:value-type="float">
            <text:p>-63,3777639656067</text:p>
          </table:table-cell>
          <table:table-cell table:formula="of:=[.R28]-[.S28]" office:value-type="float" office:value="0.0231143798827986" calcext:value-type="float">
            <text:p>0,023</text:p>
          </table:table-cell>
          <table:table-cell/>
          <table:table-cell office:value-type="float" office:value="-63.3242271080017" calcext:value-type="float">
            <text:p>-63,3242271080017</text:p>
          </table:table-cell>
          <table:table-cell office:value-type="float" office:value="-63.3453889427185" calcext:value-type="float">
            <text:p>-63,3453889427185</text:p>
          </table:table-cell>
          <table:table-cell table:formula="of:=[.V28]-[.W28]" office:value-type="float" office:value="0.0211618347167999" calcext:value-type="float">
            <text:p>0,021</text:p>
          </table:table-cell>
          <table:table-cell/>
          <table:table-cell office:value-type="float" office:value="-63.3242368240356" calcext:value-type="float">
            <text:p>-63,3242368240356</text:p>
          </table:table-cell>
          <table:table-cell office:value-type="float" office:value="-63.3436513824463" calcext:value-type="float">
            <text:p>-63,3436513824463</text:p>
          </table:table-cell>
          <table:table-cell table:formula="of:=[.Z28]-[.AA28]" office:value-type="float" office:value="0.0194145584107019" calcext:value-type="float">
            <text:p>0,019</text:p>
          </table:table-cell>
          <table:table-cell/>
          <table:table-cell office:value-type="float" office:value="-63.3290631523132" calcext:value-type="float">
            <text:p>-63,3290631523132</text:p>
          </table:table-cell>
          <table:table-cell office:value-type="float" office:value="-63.3504235343933" calcext:value-type="float">
            <text:p>-63,3504235343933</text:p>
          </table:table-cell>
          <table:table-cell table:formula="of:=[.AD28]-[.AE28]" office:value-type="float" office:value="0.0213603820800969" calcext:value-type="float">
            <text:p>0,021</text:p>
          </table:table-cell>
          <table:table-cell/>
          <table:table-cell office:value-type="float" office:value="-63.3459207458496" calcext:value-type="float">
            <text:p>-63,3459207458496</text:p>
          </table:table-cell>
          <table:table-cell office:value-type="float" office:value="-63.368806930542" calcext:value-type="float">
            <text:p>-63,368806930542</text:p>
          </table:table-cell>
          <table:table-cell table:formula="of:=[.AH28]-[.AI28]" office:value-type="float" office:value="0.0228861846924033" calcext:value-type="float">
            <text:p>0,023</text:p>
          </table:table-cell>
          <table:table-cell/>
          <table:table-cell office:value-type="float" office:value="-63.3809021072388" calcext:value-type="float">
            <text:p>-63,3809021072388</text:p>
          </table:table-cell>
          <table:table-cell office:value-type="float" office:value="-63.4002786827087" calcext:value-type="float">
            <text:p>-63,4002786827087</text:p>
          </table:table-cell>
          <table:table-cell table:formula="of:=[.AL28]-[.AM28]" office:value-type="float" office:value="0.0193765754698987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6891136169" calcext:value-type="float">
            <text:p>-63,3216891136169</text:p>
          </table:table-cell>
          <table:table-cell office:value-type="float" office:value="-63.3537850265503" calcext:value-type="float">
            <text:p>-63,3537850265503</text:p>
          </table:table-cell>
          <table:table-cell table:formula="of:=[.B29]-[.C29]" office:value-type="float" office:value="0.0320959129334" calcext:value-type="float">
            <text:p>0,032</text:p>
          </table:table-cell>
          <table:table-cell/>
          <table:table-cell office:value-type="float" office:value="-63.3582796325684" calcext:value-type="float">
            <text:p>-63,3582796325684</text:p>
          </table:table-cell>
          <table:table-cell office:value-type="float" office:value="-63.3787846374512" calcext:value-type="float">
            <text:p>-63,3787846374512</text:p>
          </table:table-cell>
          <table:table-cell table:formula="of:=[.F29]-[.G29]" office:value-type="float" office:value="0.0205050048827999" calcext:value-type="float">
            <text:p>0,021</text:p>
          </table:table-cell>
          <table:table-cell/>
          <table:table-cell office:value-type="float" office:value="-63.4153334274292" calcext:value-type="float">
            <text:p>-63,4153334274292</text:p>
          </table:table-cell>
          <table:table-cell office:value-type="float" office:value="-63.4273881263733" calcext:value-type="float">
            <text:p>-63,4273881263733</text:p>
          </table:table-cell>
          <table:table-cell table:formula="of:=[.J29]-[.K29]" office:value-type="float" office:value="0.0120546989440982" calcext:value-type="float">
            <text:p>0,012</text:p>
          </table:table-cell>
          <table:table-cell/>
          <table:table-cell office:value-type="float" office:value="-63.4026026115417" calcext:value-type="float">
            <text:p>-63,4026026115417</text:p>
          </table:table-cell>
          <table:table-cell office:value-type="float" office:value="-63.4189835510254" calcext:value-type="float">
            <text:p>-63,4189835510254</text:p>
          </table:table-cell>
          <table:table-cell table:formula="of:=[.N29]-[.O29]" office:value-type="float" office:value="0.016380939483696" calcext:value-type="float">
            <text:p>0,016</text:p>
          </table:table-cell>
          <table:table-cell/>
          <table:table-cell office:value-type="float" office:value="-63.3552740745544" calcext:value-type="float">
            <text:p>-63,3552740745544</text:p>
          </table:table-cell>
          <table:table-cell office:value-type="float" office:value="-63.37199949646" calcext:value-type="float">
            <text:p>-63,37199949646</text:p>
          </table:table-cell>
          <table:table-cell table:formula="of:=[.R29]-[.S29]" office:value-type="float" office:value="0.0167254219055977" calcext:value-type="float">
            <text:p>0,017</text:p>
          </table:table-cell>
          <table:table-cell/>
          <table:table-cell office:value-type="float" office:value="-63.3201417121887" calcext:value-type="float">
            <text:p>-63,3201417121887</text:p>
          </table:table-cell>
          <table:table-cell office:value-type="float" office:value="-63.3490560569763" calcext:value-type="float">
            <text:p>-63,3490560569763</text:p>
          </table:table-cell>
          <table:table-cell table:formula="of:=[.V29]-[.W29]" office:value-type="float" office:value="0.0289143447876015" calcext:value-type="float">
            <text:p>0,029</text:p>
          </table:table-cell>
          <table:table-cell/>
          <table:table-cell office:value-type="float" office:value="-63.3221109733582" calcext:value-type="float">
            <text:p>-63,3221109733582</text:p>
          </table:table-cell>
          <table:table-cell office:value-type="float" office:value="-63.3460088119507" calcext:value-type="float">
            <text:p>-63,3460088119507</text:p>
          </table:table-cell>
          <table:table-cell table:formula="of:=[.Z29]-[.AA29]" office:value-type="float" office:value="0.0238978385925037" calcext:value-type="float">
            <text:p>0,024</text:p>
          </table:table-cell>
          <table:table-cell/>
          <table:table-cell office:value-type="float" office:value="-63.3251739082336" calcext:value-type="float">
            <text:p>-63,3251739082336</text:p>
          </table:table-cell>
          <table:table-cell office:value-type="float" office:value="-63.3503745422363" calcext:value-type="float">
            <text:p>-63,3503745422363</text:p>
          </table:table-cell>
          <table:table-cell table:formula="of:=[.AD29]-[.AE29]" office:value-type="float" office:value="0.0252006340027009" calcext:value-type="float">
            <text:p>0,025</text:p>
          </table:table-cell>
          <table:table-cell/>
          <table:table-cell office:value-type="float" office:value="-63.3474663200378" calcext:value-type="float">
            <text:p>-63,3474663200378</text:p>
          </table:table-cell>
          <table:table-cell office:value-type="float" office:value="-63.3686294364929" calcext:value-type="float">
            <text:p>-63,3686294364929</text:p>
          </table:table-cell>
          <table:table-cell table:formula="of:=[.AH29]-[.AI29]" office:value-type="float" office:value="0.0211631164550994" calcext:value-type="float">
            <text:p>0,021</text:p>
          </table:table-cell>
          <table:table-cell/>
          <table:table-cell office:value-type="float" office:value="-63.3810752449036" calcext:value-type="float">
            <text:p>-63,3810752449036</text:p>
          </table:table-cell>
          <table:table-cell office:value-type="float" office:value="-63.4032038154602" calcext:value-type="float">
            <text:p>-63,4032038154602</text:p>
          </table:table-cell>
          <table:table-cell table:formula="of:=[.AL29]-[.AM29]" office:value-type="float" office:value="0.0221285705566032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24160728455" calcext:value-type="float">
            <text:p>-63,3324160728455</text:p>
          </table:table-cell>
          <table:table-cell office:value-type="float" office:value="-63.3524087028503" calcext:value-type="float">
            <text:p>-63,3524087028503</text:p>
          </table:table-cell>
          <table:table-cell table:formula="of:=[.B30]-[.C30]" office:value-type="float" office:value="0.0199926300048006" calcext:value-type="float">
            <text:p>0,020</text:p>
          </table:table-cell>
          <table:table-cell/>
          <table:table-cell office:value-type="float" office:value="-63.3569422683716" calcext:value-type="float">
            <text:p>-63,3569422683716</text:p>
          </table:table-cell>
          <table:table-cell office:value-type="float" office:value="-63.3718264122009" calcext:value-type="float">
            <text:p>-63,3718264122009</text:p>
          </table:table-cell>
          <table:table-cell table:formula="of:=[.F30]-[.G30]" office:value-type="float" office:value="0.0148841438293061" calcext:value-type="float">
            <text:p>0,015</text:p>
          </table:table-cell>
          <table:table-cell/>
          <table:table-cell office:value-type="float" office:value="-63.4137878761292" calcext:value-type="float">
            <text:p>-63,4137878761292</text:p>
          </table:table-cell>
          <table:table-cell office:value-type="float" office:value="-63.4186727180481" calcext:value-type="float">
            <text:p>-63,4186727180481</text:p>
          </table:table-cell>
          <table:table-cell table:formula="of:=[.J30]-[.K30]" office:value-type="float" office:value="0.00488484191890137" calcext:value-type="float">
            <text:p>0,005</text:p>
          </table:table-cell>
          <table:table-cell/>
          <table:table-cell office:value-type="float" office:value="-63.4055247497559" calcext:value-type="float">
            <text:p>-63,4055247497559</text:p>
          </table:table-cell>
          <table:table-cell office:value-type="float" office:value="-63.4224208908081" calcext:value-type="float">
            <text:p>-63,4224208908081</text:p>
          </table:table-cell>
          <table:table-cell table:formula="of:=[.N30]-[.O30]" office:value-type="float" office:value="0.0168961410522002" calcext:value-type="float">
            <text:p>0,017</text:p>
          </table:table-cell>
          <table:table-cell/>
          <table:table-cell office:value-type="float" office:value="-63.3564354286194" calcext:value-type="float">
            <text:p>-63,3564354286194</text:p>
          </table:table-cell>
          <table:table-cell office:value-type="float" office:value="-63.3717405967712" calcext:value-type="float">
            <text:p>-63,3717405967712</text:p>
          </table:table-cell>
          <table:table-cell table:formula="of:=[.R30]-[.S30]" office:value-type="float" office:value="0.0153051681517979" calcext:value-type="float">
            <text:p>0,015</text:p>
          </table:table-cell>
          <table:table-cell/>
          <table:table-cell office:value-type="float" office:value="-63.3251600265503" calcext:value-type="float">
            <text:p>-63,3251600265503</text:p>
          </table:table-cell>
          <table:table-cell office:value-type="float" office:value="-63.3495869636536" calcext:value-type="float">
            <text:p>-63,3495869636536</text:p>
          </table:table-cell>
          <table:table-cell table:formula="of:=[.V30]-[.W30]" office:value-type="float" office:value="0.0244269371032999" calcext:value-type="float">
            <text:p>0,024</text:p>
          </table:table-cell>
          <table:table-cell/>
          <table:table-cell office:value-type="float" office:value="-63.3228701858521" calcext:value-type="float">
            <text:p>-63,3228701858521</text:p>
          </table:table-cell>
          <table:table-cell office:value-type="float" office:value="-63.3457278251648" calcext:value-type="float">
            <text:p>-63,3457278251648</text:p>
          </table:table-cell>
          <table:table-cell table:formula="of:=[.Z30]-[.AA30]" office:value-type="float" office:value="0.0228576393126971" calcext:value-type="float">
            <text:p>0,023</text:p>
          </table:table-cell>
          <table:table-cell/>
          <table:table-cell office:value-type="float" office:value="-63.3271037025452" calcext:value-type="float">
            <text:p>-63,3271037025452</text:p>
          </table:table-cell>
          <table:table-cell office:value-type="float" office:value="-63.3495186882019" calcext:value-type="float">
            <text:p>-63,3495186882019</text:p>
          </table:table-cell>
          <table:table-cell table:formula="of:=[.AD30]-[.AE30]" office:value-type="float" office:value="0.0224149856566953" calcext:value-type="float">
            <text:p>0,022</text:p>
          </table:table-cell>
          <table:table-cell/>
          <table:table-cell office:value-type="float" office:value="-63.3500050849915" calcext:value-type="float">
            <text:p>-63,3500050849915</text:p>
          </table:table-cell>
          <table:table-cell office:value-type="float" office:value="-63.3699818649292" calcext:value-type="float">
            <text:p>-63,3699818649292</text:p>
          </table:table-cell>
          <table:table-cell table:formula="of:=[.AH30]-[.AI30]" office:value-type="float" office:value="0.0199767799377" calcext:value-type="float">
            <text:p>0,020</text:p>
          </table:table-cell>
          <table:table-cell/>
          <table:table-cell office:value-type="float" office:value="-63.3813396911621" calcext:value-type="float">
            <text:p>-63,3813396911621</text:p>
          </table:table-cell>
          <table:table-cell office:value-type="float" office:value="-63.4010783843994" calcext:value-type="float">
            <text:p>-63,4010783843994</text:p>
          </table:table-cell>
          <table:table-cell table:formula="of:=[.AL30]-[.AM30]" office:value-type="float" office:value="0.0197386932373007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61297683716" calcext:value-type="float">
            <text:p>-63,3361297683716</text:p>
          </table:table-cell>
          <table:table-cell office:value-type="float" office:value="-63.3541488838196" calcext:value-type="float">
            <text:p>-63,3541488838196</text:p>
          </table:table-cell>
          <table:table-cell table:formula="of:=[.B31]-[.C31]" office:value-type="float" office:value="0.0180191154479985" calcext:value-type="float">
            <text:p>0,018</text:p>
          </table:table-cell>
          <table:table-cell/>
          <table:table-cell office:value-type="float" office:value="-63.3608403816223" calcext:value-type="float">
            <text:p>-63,3608403816223</text:p>
          </table:table-cell>
          <table:table-cell office:value-type="float" office:value="-63.3753858108521" calcext:value-type="float">
            <text:p>-63,3753858108521</text:p>
          </table:table-cell>
          <table:table-cell table:formula="of:=[.F31]-[.G31]" office:value-type="float" office:value="0.0145454292297984" calcext:value-type="float">
            <text:p>0,015</text:p>
          </table:table-cell>
          <table:table-cell/>
          <table:table-cell office:value-type="float" office:value="-63.4189266166687" calcext:value-type="float">
            <text:p>-63,4189266166687</text:p>
          </table:table-cell>
          <table:table-cell office:value-type="float" office:value="-63.4306314430237" calcext:value-type="float">
            <text:p>-63,4306314430237</text:p>
          </table:table-cell>
          <table:table-cell table:formula="of:=[.J31]-[.K31]" office:value-type="float" office:value="0.0117048263550004" calcext:value-type="float">
            <text:p>0,012</text:p>
          </table:table-cell>
          <table:table-cell/>
          <table:table-cell office:value-type="float" office:value="-63.4018088188171" calcext:value-type="float">
            <text:p>-63,4018088188171</text:p>
          </table:table-cell>
          <table:table-cell office:value-type="float" office:value="-63.4216056556702" calcext:value-type="float">
            <text:p>-63,4216056556702</text:p>
          </table:table-cell>
          <table:table-cell table:formula="of:=[.N31]-[.O31]" office:value-type="float" office:value="0.0197968368530965" calcext:value-type="float">
            <text:p>0,020</text:p>
          </table:table-cell>
          <table:table-cell/>
          <table:table-cell office:value-type="float" office:value="-63.3569278106689" calcext:value-type="float">
            <text:p>-63,3569278106689</text:p>
          </table:table-cell>
          <table:table-cell office:value-type="float" office:value="-63.3764764099121" calcext:value-type="float">
            <text:p>-63,3764764099121</text:p>
          </table:table-cell>
          <table:table-cell table:formula="of:=[.R31]-[.S31]" office:value-type="float" office:value="0.0195485992432012" calcext:value-type="float">
            <text:p>0,020</text:p>
          </table:table-cell>
          <table:table-cell/>
          <table:table-cell office:value-type="float" office:value="-63.3281675033569" calcext:value-type="float">
            <text:p>-63,3281675033569</text:p>
          </table:table-cell>
          <table:table-cell office:value-type="float" office:value="-63.3453902854919" calcext:value-type="float">
            <text:p>-63,3453902854919</text:p>
          </table:table-cell>
          <table:table-cell table:formula="of:=[.V31]-[.W31]" office:value-type="float" office:value="0.0172227821350006" calcext:value-type="float">
            <text:p>0,017</text:p>
          </table:table-cell>
          <table:table-cell/>
          <table:table-cell office:value-type="float" office:value="-63.3199400939941" calcext:value-type="float">
            <text:p>-63,3199400939941</text:p>
          </table:table-cell>
          <table:table-cell office:value-type="float" office:value="-63.3427769775391" calcext:value-type="float">
            <text:p>-63,3427769775391</text:p>
          </table:table-cell>
          <table:table-cell table:formula="of:=[.Z31]-[.AA31]" office:value-type="float" office:value="0.0228368835450041" calcext:value-type="float">
            <text:p>0,023</text:p>
          </table:table-cell>
          <table:table-cell/>
          <table:table-cell office:value-type="float" office:value="-63.3316924476624" calcext:value-type="float">
            <text:p>-63,3316924476624</text:p>
          </table:table-cell>
          <table:table-cell office:value-type="float" office:value="-63.3474411697388" calcext:value-type="float">
            <text:p>-63,3474411697388</text:p>
          </table:table-cell>
          <table:table-cell table:formula="of:=[.AD31]-[.AE31]" office:value-type="float" office:value="0.0157487220764025" calcext:value-type="float">
            <text:p>0,016</text:p>
          </table:table-cell>
          <table:table-cell/>
          <table:table-cell office:value-type="float" office:value="-63.3492484741211" calcext:value-type="float">
            <text:p>-63,3492484741211</text:p>
          </table:table-cell>
          <table:table-cell office:value-type="float" office:value="-63.3690995101929" calcext:value-type="float">
            <text:p>-63,3690995101929</text:p>
          </table:table-cell>
          <table:table-cell table:formula="of:=[.AH31]-[.AI31]" office:value-type="float" office:value="0.0198510360718061" calcext:value-type="float">
            <text:p>0,020</text:p>
          </table:table-cell>
          <table:table-cell/>
          <table:table-cell office:value-type="float" office:value="-63.383752407074" calcext:value-type="float">
            <text:p>-63,383752407074</text:p>
          </table:table-cell>
          <table:table-cell office:value-type="float" office:value="-63.4024007873535" calcext:value-type="float">
            <text:p>-63,4024007873535</text:p>
          </table:table-cell>
          <table:table-cell table:formula="of:=[.AL31]-[.AM31]" office:value-type="float" office:value="0.018648380279501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75723114014" calcext:value-type="float">
            <text:p>-63,3375723114014</text:p>
          </table:table-cell>
          <table:table-cell office:value-type="float" office:value="-63.3644856414795" calcext:value-type="float">
            <text:p>-63,3644856414795</text:p>
          </table:table-cell>
          <table:table-cell table:formula="of:=[.B32]-[.C32]" office:value-type="float" office:value="0.026913330078095" calcext:value-type="float">
            <text:p>0,027</text:p>
          </table:table-cell>
          <table:table-cell/>
          <table:table-cell office:value-type="float" office:value="-63.3639023971558" calcext:value-type="float">
            <text:p>-63,3639023971558</text:p>
          </table:table-cell>
          <table:table-cell office:value-type="float" office:value="-63.3740935821533" calcext:value-type="float">
            <text:p>-63,3740935821533</text:p>
          </table:table-cell>
          <table:table-cell table:formula="of:=[.F32]-[.G32]" office:value-type="float" office:value="0.0101911849975025" calcext:value-type="float">
            <text:p>0,010</text:p>
          </table:table-cell>
          <table:table-cell/>
          <table:table-cell office:value-type="float" office:value="-63.4127325325012" calcext:value-type="float">
            <text:p>-63,4127325325012</text:p>
          </table:table-cell>
          <table:table-cell office:value-type="float" office:value="-63.4254826583862" calcext:value-type="float">
            <text:p>-63,4254826583862</text:p>
          </table:table-cell>
          <table:table-cell table:formula="of:=[.J32]-[.K32]" office:value-type="float" office:value="0.0127501258849989" calcext:value-type="float">
            <text:p>0,013</text:p>
          </table:table-cell>
          <table:table-cell/>
          <table:table-cell office:value-type="float" office:value="-63.4103468399048" calcext:value-type="float">
            <text:p>-63,4103468399048</text:p>
          </table:table-cell>
          <table:table-cell office:value-type="float" office:value="-63.4262285575867" calcext:value-type="float">
            <text:p>-63,4262285575867</text:p>
          </table:table-cell>
          <table:table-cell table:formula="of:=[.N32]-[.O32]" office:value-type="float" office:value="0.0158817176818999" calcext:value-type="float">
            <text:p>0,016</text:p>
          </table:table-cell>
          <table:table-cell/>
          <table:table-cell office:value-type="float" office:value="-63.3510020523071" calcext:value-type="float">
            <text:p>-63,3510020523071</text:p>
          </table:table-cell>
          <table:table-cell office:value-type="float" office:value="-63.3679845504761" calcext:value-type="float">
            <text:p>-63,3679845504761</text:p>
          </table:table-cell>
          <table:table-cell table:formula="of:=[.R32]-[.S32]" office:value-type="float" office:value="0.0169824981689999" calcext:value-type="float">
            <text:p>0,017</text:p>
          </table:table-cell>
          <table:table-cell/>
          <table:table-cell office:value-type="float" office:value="-63.3282316741943" calcext:value-type="float">
            <text:p>-63,3282316741943</text:p>
          </table:table-cell>
          <table:table-cell office:value-type="float" office:value="-63.3506277961731" calcext:value-type="float">
            <text:p>-63,3506277961731</text:p>
          </table:table-cell>
          <table:table-cell table:formula="of:=[.V32]-[.W32]" office:value-type="float" office:value="0.0223961219788009" calcext:value-type="float">
            <text:p>0,022</text:p>
          </table:table-cell>
          <table:table-cell/>
          <table:table-cell office:value-type="float" office:value="-63.3186153717041" calcext:value-type="float">
            <text:p>-63,3186153717041</text:p>
          </table:table-cell>
          <table:table-cell office:value-type="float" office:value="-63.345946521759" calcext:value-type="float">
            <text:p>-63,345946521759</text:p>
          </table:table-cell>
          <table:table-cell table:formula="of:=[.Z32]-[.AA32]" office:value-type="float" office:value="0.0273311500548985" calcext:value-type="float">
            <text:p>0,027</text:p>
          </table:table-cell>
          <table:table-cell/>
          <table:table-cell office:value-type="float" office:value="-63.3271422271729" calcext:value-type="float">
            <text:p>-63,3271422271729</text:p>
          </table:table-cell>
          <table:table-cell office:value-type="float" office:value="-63.3486132469177" calcext:value-type="float">
            <text:p>-63,3486132469177</text:p>
          </table:table-cell>
          <table:table-cell table:formula="of:=[.AD32]-[.AE32]" office:value-type="float" office:value="0.0214710197448014" calcext:value-type="float">
            <text:p>0,021</text:p>
          </table:table-cell>
          <table:table-cell/>
          <table:table-cell office:value-type="float" office:value="-63.3488546791077" calcext:value-type="float">
            <text:p>-63,3488546791077</text:p>
          </table:table-cell>
          <table:table-cell office:value-type="float" office:value="-63.3695642738342" calcext:value-type="float">
            <text:p>-63,3695642738342</text:p>
          </table:table-cell>
          <table:table-cell table:formula="of:=[.AH32]-[.AI32]" office:value-type="float" office:value="0.0207095947264975" calcext:value-type="float">
            <text:p>0,021</text:p>
          </table:table-cell>
          <table:table-cell/>
          <table:table-cell office:value-type="float" office:value="-63.3800029792786" calcext:value-type="float">
            <text:p>-63,3800029792786</text:p>
          </table:table-cell>
          <table:table-cell office:value-type="float" office:value="-63.4016487350464" calcext:value-type="float">
            <text:p>-63,4016487350464</text:p>
          </table:table-cell>
          <table:table-cell table:formula="of:=[.AL32]-[.AM32]" office:value-type="float" office:value="0.0216457557677998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74409637451" calcext:value-type="float">
            <text:p>-63,3174409637451</text:p>
          </table:table-cell>
          <table:table-cell office:value-type="float" office:value="-63.345658416748" calcext:value-type="float">
            <text:p>-63,345658416748</text:p>
          </table:table-cell>
          <table:table-cell table:formula="of:=[.B33]-[.C33]" office:value-type="float" office:value="0.0282174530029025" calcext:value-type="float">
            <text:p>0,028</text:p>
          </table:table-cell>
          <table:table-cell/>
          <table:table-cell office:value-type="float" office:value="-63.3539014472961" calcext:value-type="float">
            <text:p>-63,3539014472961</text:p>
          </table:table-cell>
          <table:table-cell office:value-type="float" office:value="-63.3858970832825" calcext:value-type="float">
            <text:p>-63,3858970832825</text:p>
          </table:table-cell>
          <table:table-cell table:formula="of:=[.F33]-[.G33]" office:value-type="float" office:value="0.031995635986398" calcext:value-type="float">
            <text:p>0,032</text:p>
          </table:table-cell>
          <table:table-cell/>
          <table:table-cell office:value-type="float" office:value="-63.4201455116272" calcext:value-type="float">
            <text:p>-63,4201455116272</text:p>
          </table:table-cell>
          <table:table-cell office:value-type="float" office:value="-63.4266043319702" calcext:value-type="float">
            <text:p>-63,4266043319702</text:p>
          </table:table-cell>
          <table:table-cell table:formula="of:=[.J33]-[.K33]" office:value-type="float" office:value="0.00645882034300627" calcext:value-type="float">
            <text:p>0,006</text:p>
          </table:table-cell>
          <table:table-cell/>
          <table:table-cell office:value-type="float" office:value="-63.4083815116882" calcext:value-type="float">
            <text:p>-63,4083815116882</text:p>
          </table:table-cell>
          <table:table-cell office:value-type="float" office:value="-63.4247970466614" calcext:value-type="float">
            <text:p>-63,4247970466614</text:p>
          </table:table-cell>
          <table:table-cell table:formula="of:=[.N33]-[.O33]" office:value-type="float" office:value="0.0164155349732056" calcext:value-type="float">
            <text:p>0,016</text:p>
          </table:table-cell>
          <table:table-cell/>
          <table:table-cell office:value-type="float" office:value="-63.3504658088684" calcext:value-type="float">
            <text:p>-63,3504658088684</text:p>
          </table:table-cell>
          <table:table-cell office:value-type="float" office:value="-63.3658075790405" calcext:value-type="float">
            <text:p>-63,3658075790405</text:p>
          </table:table-cell>
          <table:table-cell table:formula="of:=[.R33]-[.S33]" office:value-type="float" office:value="0.0153417701720997" calcext:value-type="float">
            <text:p>0,015</text:p>
          </table:table-cell>
          <table:table-cell/>
          <table:table-cell office:value-type="float" office:value="-63.3260965194702" calcext:value-type="float">
            <text:p>-63,3260965194702</text:p>
          </table:table-cell>
          <table:table-cell office:value-type="float" office:value="-63.3475945739746" calcext:value-type="float">
            <text:p>-63,3475945739746</text:p>
          </table:table-cell>
          <table:table-cell table:formula="of:=[.V33]-[.W33]" office:value-type="float" office:value="0.0214980545043986" calcext:value-type="float">
            <text:p>0,021</text:p>
          </table:table-cell>
          <table:table-cell/>
          <table:table-cell office:value-type="float" office:value="-63.3205012626648" calcext:value-type="float">
            <text:p>-63,3205012626648</text:p>
          </table:table-cell>
          <table:table-cell office:value-type="float" office:value="-63.3441605148315" calcext:value-type="float">
            <text:p>-63,3441605148315</text:p>
          </table:table-cell>
          <table:table-cell table:formula="of:=[.Z33]-[.AA33]" office:value-type="float" office:value="0.0236592521667021" calcext:value-type="float">
            <text:p>0,024</text:p>
          </table:table-cell>
          <table:table-cell/>
          <table:table-cell office:value-type="float" office:value="-63.3240585441589" calcext:value-type="float">
            <text:p>-63,3240585441589</text:p>
          </table:table-cell>
          <table:table-cell office:value-type="float" office:value="-63.346433757782" calcext:value-type="float">
            <text:p>-63,346433757782</text:p>
          </table:table-cell>
          <table:table-cell table:formula="of:=[.AD33]-[.AE33]" office:value-type="float" office:value="0.0223752136230999" calcext:value-type="float">
            <text:p>0,022</text:p>
          </table:table-cell>
          <table:table-cell/>
          <table:table-cell office:value-type="float" office:value="-63.3470613098145" calcext:value-type="float">
            <text:p>-63,3470613098145</text:p>
          </table:table-cell>
          <table:table-cell office:value-type="float" office:value="-63.3690886611939" calcext:value-type="float">
            <text:p>-63,3690886611939</text:p>
          </table:table-cell>
          <table:table-cell table:formula="of:=[.AH33]-[.AI33]" office:value-type="float" office:value="0.0220273513793998" calcext:value-type="float">
            <text:p>0,022</text:p>
          </table:table-cell>
          <table:table-cell/>
          <table:table-cell office:value-type="float" office:value="-63.3825835342407" calcext:value-type="float">
            <text:p>-63,3825835342407</text:p>
          </table:table-cell>
          <table:table-cell office:value-type="float" office:value="-63.4013962593079" calcext:value-type="float">
            <text:p>-63,4013962593079</text:p>
          </table:table-cell>
          <table:table-cell table:formula="of:=[.AL33]-[.AM33]" office:value-type="float" office:value="0.0188127250671997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44479026794" calcext:value-type="float">
            <text:p>-63,3344479026794</text:p>
          </table:table-cell>
          <table:table-cell office:value-type="float" office:value="-63.3515447235107" calcext:value-type="float">
            <text:p>-63,3515447235107</text:p>
          </table:table-cell>
          <table:table-cell table:formula="of:=[.B34]-[.C34]" office:value-type="float" office:value="0.0170968208312985" calcext:value-type="float">
            <text:p>0,017</text:p>
          </table:table-cell>
          <table:table-cell/>
          <table:table-cell office:value-type="float" office:value="-63.3600064353943" calcext:value-type="float">
            <text:p>-63,3600064353943</text:p>
          </table:table-cell>
          <table:table-cell office:value-type="float" office:value="-63.3790549812317" calcext:value-type="float">
            <text:p>-63,3790549812317</text:p>
          </table:table-cell>
          <table:table-cell table:formula="of:=[.F34]-[.G34]" office:value-type="float" office:value="0.0190485458373999" calcext:value-type="float">
            <text:p>0,019</text:p>
          </table:table-cell>
          <table:table-cell/>
          <table:table-cell office:value-type="float" office:value="-63.4159025001526" calcext:value-type="float">
            <text:p>-63,4159025001526</text:p>
          </table:table-cell>
          <table:table-cell office:value-type="float" office:value="-63.424388217926" calcext:value-type="float">
            <text:p>-63,424388217926</text:p>
          </table:table-cell>
          <table:table-cell table:formula="of:=[.J34]-[.K34]" office:value-type="float" office:value="0.00848571777340368" calcext:value-type="float">
            <text:p>0,008</text:p>
          </table:table-cell>
          <table:table-cell/>
          <table:table-cell office:value-type="float" office:value="-63.4073251533508" calcext:value-type="float">
            <text:p>-63,4073251533508</text:p>
          </table:table-cell>
          <table:table-cell office:value-type="float" office:value="-63.4253239555359" calcext:value-type="float">
            <text:p>-63,4253239555359</text:p>
          </table:table-cell>
          <table:table-cell table:formula="of:=[.N34]-[.O34]" office:value-type="float" office:value="0.0179988021851045" calcext:value-type="float">
            <text:p>0,018</text:p>
          </table:table-cell>
          <table:table-cell/>
          <table:table-cell office:value-type="float" office:value="-63.346664768219" calcext:value-type="float">
            <text:p>-63,346664768219</text:p>
          </table:table-cell>
          <table:table-cell office:value-type="float" office:value="-63.3716492271423" calcext:value-type="float">
            <text:p>-63,3716492271423</text:p>
          </table:table-cell>
          <table:table-cell table:formula="of:=[.R34]-[.S34]" office:value-type="float" office:value="0.0249844589232993" calcext:value-type="float">
            <text:p>0,025</text:p>
          </table:table-cell>
          <table:table-cell/>
          <table:table-cell office:value-type="float" office:value="-63.3256673469544" calcext:value-type="float">
            <text:p>-63,3256673469544</text:p>
          </table:table-cell>
          <table:table-cell office:value-type="float" office:value="-63.3479930152893" calcext:value-type="float">
            <text:p>-63,3479930152893</text:p>
          </table:table-cell>
          <table:table-cell table:formula="of:=[.V34]-[.W34]" office:value-type="float" office:value="0.0223256683349007" calcext:value-type="float">
            <text:p>0,022</text:p>
          </table:table-cell>
          <table:table-cell/>
          <table:table-cell office:value-type="float" office:value="-63.3225051345825" calcext:value-type="float">
            <text:p>-63,3225051345825</text:p>
          </table:table-cell>
          <table:table-cell office:value-type="float" office:value="-63.3430380477905" calcext:value-type="float">
            <text:p>-63,3430380477905</text:p>
          </table:table-cell>
          <table:table-cell table:formula="of:=[.Z34]-[.AA34]" office:value-type="float" office:value="0.020532913208001" calcext:value-type="float">
            <text:p>0,021</text:p>
          </table:table-cell>
          <table:table-cell/>
          <table:table-cell office:value-type="float" office:value="-63.3235697364807" calcext:value-type="float">
            <text:p>-63,3235697364807</text:p>
          </table:table-cell>
          <table:table-cell office:value-type="float" office:value="-63.3465149726868" calcext:value-type="float">
            <text:p>-63,3465149726868</text:p>
          </table:table-cell>
          <table:table-cell table:formula="of:=[.AD34]-[.AE34]" office:value-type="float" office:value="0.0229452362060982" calcext:value-type="float">
            <text:p>0,023</text:p>
          </table:table-cell>
          <table:table-cell/>
          <table:table-cell office:value-type="float" office:value="-63.347267074585" calcext:value-type="float">
            <text:p>-63,347267074585</text:p>
          </table:table-cell>
          <table:table-cell office:value-type="float" office:value="-63.3703692626953" calcext:value-type="float">
            <text:p>-63,3703692626953</text:p>
          </table:table-cell>
          <table:table-cell table:formula="of:=[.AH34]-[.AI34]" office:value-type="float" office:value="0.0231021881103004" calcext:value-type="float">
            <text:p>0,023</text:p>
          </table:table-cell>
          <table:table-cell/>
          <table:table-cell office:value-type="float" office:value="-63.3786738052368" calcext:value-type="float">
            <text:p>-63,3786738052368</text:p>
          </table:table-cell>
          <table:table-cell office:value-type="float" office:value="-63.4023272895813" calcext:value-type="float">
            <text:p>-63,4023272895813</text:p>
          </table:table-cell>
          <table:table-cell table:formula="of:=[.AL34]-[.AM34]" office:value-type="float" office:value="0.0236534843445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48487319946" calcext:value-type="float">
            <text:p>-63,3348487319946</text:p>
          </table:table-cell>
          <table:table-cell office:value-type="float" office:value="-63.3493134918213" calcext:value-type="float">
            <text:p>-63,3493134918213</text:p>
          </table:table-cell>
          <table:table-cell table:formula="of:=[.B35]-[.C35]" office:value-type="float" office:value="0.0144647598267014" calcext:value-type="float">
            <text:p>0,014</text:p>
          </table:table-cell>
          <table:table-cell/>
          <table:table-cell office:value-type="float" office:value="-63.3734696807861" calcext:value-type="float">
            <text:p>-63,3734696807861</text:p>
          </table:table-cell>
          <table:table-cell office:value-type="float" office:value="-63.3855303573608" calcext:value-type="float">
            <text:p>-63,3855303573608</text:p>
          </table:table-cell>
          <table:table-cell table:formula="of:=[.F35]-[.G35]" office:value-type="float" office:value="0.0120606765746984" calcext:value-type="float">
            <text:p>0,012</text:p>
          </table:table-cell>
          <table:table-cell/>
          <table:table-cell office:value-type="float" office:value="-63.4032520599365" calcext:value-type="float">
            <text:p>-63,4032520599365</text:p>
          </table:table-cell>
          <table:table-cell office:value-type="float" office:value="-63.4269404907227" calcext:value-type="float">
            <text:p>-63,4269404907227</text:p>
          </table:table-cell>
          <table:table-cell table:formula="of:=[.J35]-[.K35]" office:value-type="float" office:value="0.0236884307862013" calcext:value-type="float">
            <text:p>0,024</text:p>
          </table:table-cell>
          <table:table-cell/>
          <table:table-cell office:value-type="float" office:value="-63.4068884429932" calcext:value-type="float">
            <text:p>-63,4068884429932</text:p>
          </table:table-cell>
          <table:table-cell office:value-type="float" office:value="-63.4206781349182" calcext:value-type="float">
            <text:p>-63,4206781349182</text:p>
          </table:table-cell>
          <table:table-cell table:formula="of:=[.N35]-[.O35]" office:value-type="float" office:value="0.0137896919249982" calcext:value-type="float">
            <text:p>0,014</text:p>
          </table:table-cell>
          <table:table-cell/>
          <table:table-cell office:value-type="float" office:value="-63.3487356834412" calcext:value-type="float">
            <text:p>-63,3487356834412</text:p>
          </table:table-cell>
          <table:table-cell office:value-type="float" office:value="-63.3604169578552" calcext:value-type="float">
            <text:p>-63,3604169578552</text:p>
          </table:table-cell>
          <table:table-cell table:formula="of:=[.R35]-[.S35]" office:value-type="float" office:value="0.011681274414002" calcext:value-type="float">
            <text:p>0,012</text:p>
          </table:table-cell>
          <table:table-cell/>
          <table:table-cell office:value-type="float" office:value="-63.3238387756348" calcext:value-type="float">
            <text:p>-63,3238387756348</text:p>
          </table:table-cell>
          <table:table-cell office:value-type="float" office:value="-63.3464721870422" calcext:value-type="float">
            <text:p>-63,3464721870422</text:p>
          </table:table-cell>
          <table:table-cell table:formula="of:=[.V35]-[.W35]" office:value-type="float" office:value="0.0226334114074049" calcext:value-type="float">
            <text:p>0,023</text:p>
          </table:table-cell>
          <table:table-cell/>
          <table:table-cell office:value-type="float" office:value="-63.3193198013306" calcext:value-type="float">
            <text:p>-63,3193198013306</text:p>
          </table:table-cell>
          <table:table-cell office:value-type="float" office:value="-63.3413329238892" calcext:value-type="float">
            <text:p>-63,3413329238892</text:p>
          </table:table-cell>
          <table:table-cell table:formula="of:=[.Z35]-[.AA35]" office:value-type="float" office:value="0.0220131225585973" calcext:value-type="float">
            <text:p>0,022</text:p>
          </table:table-cell>
          <table:table-cell/>
          <table:table-cell office:value-type="float" office:value="-63.3269940452576" calcext:value-type="float">
            <text:p>-63,3269940452576</text:p>
          </table:table-cell>
          <table:table-cell office:value-type="float" office:value="-63.3470115432739" calcext:value-type="float">
            <text:p>-63,3470115432739</text:p>
          </table:table-cell>
          <table:table-cell table:formula="of:=[.AD35]-[.AE35]" office:value-type="float" office:value="0.0200174980163013" calcext:value-type="float">
            <text:p>0,020</text:p>
          </table:table-cell>
          <table:table-cell/>
          <table:table-cell office:value-type="float" office:value="-63.3498830986023" calcext:value-type="float">
            <text:p>-63,3498830986023</text:p>
          </table:table-cell>
          <table:table-cell office:value-type="float" office:value="-63.3719144210815" calcext:value-type="float">
            <text:p>-63,3719144210815</text:p>
          </table:table-cell>
          <table:table-cell table:formula="of:=[.AH35]-[.AI35]" office:value-type="float" office:value="0.0220313224792008" calcext:value-type="float">
            <text:p>0,022</text:p>
          </table:table-cell>
          <table:table-cell/>
          <table:table-cell office:value-type="float" office:value="-63.3826172828674" calcext:value-type="float">
            <text:p>-63,3826172828674</text:p>
          </table:table-cell>
          <table:table-cell office:value-type="float" office:value="-63.4007982254028" calcext:value-type="float">
            <text:p>-63,4007982254028</text:p>
          </table:table-cell>
          <table:table-cell table:formula="of:=[.AL35]-[.AM35]" office:value-type="float" office:value="0.0181809425354018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67831420898" calcext:value-type="float">
            <text:p>-63,3367831420898</text:p>
          </table:table-cell>
          <table:table-cell office:value-type="float" office:value="-63.3582420539856" calcext:value-type="float">
            <text:p>-63,3582420539856</text:p>
          </table:table-cell>
          <table:table-cell table:formula="of:=[.B36]-[.C36]" office:value-type="float" office:value="0.0214589118957989" calcext:value-type="float">
            <text:p>0,021</text:p>
          </table:table-cell>
          <table:table-cell/>
          <table:table-cell office:value-type="float" office:value="-63.3597361106873" calcext:value-type="float">
            <text:p>-63,3597361106873</text:p>
          </table:table-cell>
          <table:table-cell office:value-type="float" office:value="-63.3772017173767" calcext:value-type="float">
            <text:p>-63,3772017173767</text:p>
          </table:table-cell>
          <table:table-cell table:formula="of:=[.F36]-[.G36]" office:value-type="float" office:value="0.0174656066893988" calcext:value-type="float">
            <text:p>0,017</text:p>
          </table:table-cell>
          <table:table-cell/>
          <table:table-cell office:value-type="float" office:value="-63.4124820480347" calcext:value-type="float">
            <text:p>-63,4124820480347</text:p>
          </table:table-cell>
          <table:table-cell office:value-type="float" office:value="-63.4205363121033" calcext:value-type="float">
            <text:p>-63,4205363121033</text:p>
          </table:table-cell>
          <table:table-cell table:formula="of:=[.J36]-[.K36]" office:value-type="float" office:value="0.00805426406860477" calcext:value-type="float">
            <text:p>0,008</text:p>
          </table:table-cell>
          <table:table-cell/>
          <table:table-cell office:value-type="float" office:value="-63.4053035583496" calcext:value-type="float">
            <text:p>-63,4053035583496</text:p>
          </table:table-cell>
          <table:table-cell office:value-type="float" office:value="-63.4267195129395" calcext:value-type="float">
            <text:p>-63,4267195129395</text:p>
          </table:table-cell>
          <table:table-cell table:formula="of:=[.N36]-[.O36]" office:value-type="float" office:value="0.021415954589898" calcext:value-type="float">
            <text:p>0,021</text:p>
          </table:table-cell>
          <table:table-cell/>
          <table:table-cell office:value-type="float" office:value="-63.342689250946" calcext:value-type="float">
            <text:p>-63,342689250946</text:p>
          </table:table-cell>
          <table:table-cell office:value-type="float" office:value="-63.3619382247925" calcext:value-type="float">
            <text:p>-63,3619382247925</text:p>
          </table:table-cell>
          <table:table-cell table:formula="of:=[.R36]-[.S36]" office:value-type="float" office:value="0.0192489738465014" calcext:value-type="float">
            <text:p>0,019</text:p>
          </table:table-cell>
          <table:table-cell/>
          <table:table-cell office:value-type="float" office:value="-63.3248158683777" calcext:value-type="float">
            <text:p>-63,3248158683777</text:p>
          </table:table-cell>
          <table:table-cell office:value-type="float" office:value="-63.3504061317444" calcext:value-type="float">
            <text:p>-63,3504061317444</text:p>
          </table:table-cell>
          <table:table-cell table:formula="of:=[.V36]-[.W36]" office:value-type="float" office:value="0.025590263366702" calcext:value-type="float">
            <text:p>0,026</text:p>
          </table:table-cell>
          <table:table-cell/>
          <table:table-cell office:value-type="float" office:value="-63.3207709159851" calcext:value-type="float">
            <text:p>-63,3207709159851</text:p>
          </table:table-cell>
          <table:table-cell office:value-type="float" office:value="-63.340215511322" calcext:value-type="float">
            <text:p>-63,340215511322</text:p>
          </table:table-cell>
          <table:table-cell table:formula="of:=[.Z36]-[.AA36]" office:value-type="float" office:value="0.0194445953368998" calcext:value-type="float">
            <text:p>0,019</text:p>
          </table:table-cell>
          <table:table-cell/>
          <table:table-cell office:value-type="float" office:value="-63.3263499526978" calcext:value-type="float">
            <text:p>-63,3263499526978</text:p>
          </table:table-cell>
          <table:table-cell office:value-type="float" office:value="-63.3479290733337" calcext:value-type="float">
            <text:p>-63,3479290733337</text:p>
          </table:table-cell>
          <table:table-cell table:formula="of:=[.AD36]-[.AE36]" office:value-type="float" office:value="0.0215791206359057" calcext:value-type="float">
            <text:p>0,022</text:p>
          </table:table-cell>
          <table:table-cell/>
          <table:table-cell office:value-type="float" office:value="-63.3507836723328" calcext:value-type="float">
            <text:p>-63,3507836723328</text:p>
          </table:table-cell>
          <table:table-cell office:value-type="float" office:value="-63.3705937004089" calcext:value-type="float">
            <text:p>-63,3705937004089</text:p>
          </table:table-cell>
          <table:table-cell table:formula="of:=[.AH36]-[.AI36]" office:value-type="float" office:value="0.019810028076094" calcext:value-type="float">
            <text:p>0,020</text:p>
          </table:table-cell>
          <table:table-cell/>
          <table:table-cell office:value-type="float" office:value="-63.3833532752991" calcext:value-type="float">
            <text:p>-63,3833532752991</text:p>
          </table:table-cell>
          <table:table-cell office:value-type="float" office:value="-63.4040882453919" calcext:value-type="float">
            <text:p>-63,4040882453919</text:p>
          </table:table-cell>
          <table:table-cell table:formula="of:=[.AL36]-[.AM36]" office:value-type="float" office:value="0.0207349700927963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44723243713" calcext:value-type="float">
            <text:p>-63,3344723243713</text:p>
          </table:table-cell>
          <table:table-cell office:value-type="float" office:value="-63.3476713371277" calcext:value-type="float">
            <text:p>-63,3476713371277</text:p>
          </table:table-cell>
          <table:table-cell table:formula="of:=[.B37]-[.C37]" office:value-type="float" office:value="0.0131990127564023" calcext:value-type="float">
            <text:p>0,013</text:p>
          </table:table-cell>
          <table:table-cell/>
          <table:table-cell office:value-type="float" office:value="-63.3666658058167" calcext:value-type="float">
            <text:p>-63,3666658058167</text:p>
          </table:table-cell>
          <table:table-cell office:value-type="float" office:value="-63.3795249900818" calcext:value-type="float">
            <text:p>-63,3795249900818</text:p>
          </table:table-cell>
          <table:table-cell table:formula="of:=[.F37]-[.G37]" office:value-type="float" office:value="0.0128591842650962" calcext:value-type="float">
            <text:p>0,013</text:p>
          </table:table-cell>
          <table:table-cell/>
          <table:table-cell office:value-type="float" office:value="-63.4153297462463" calcext:value-type="float">
            <text:p>-63,4153297462463</text:p>
          </table:table-cell>
          <table:table-cell office:value-type="float" office:value="-63.4292468070984" calcext:value-type="float">
            <text:p>-63,4292468070984</text:p>
          </table:table-cell>
          <table:table-cell table:formula="of:=[.J37]-[.K37]" office:value-type="float" office:value="0.0139170608521013" calcext:value-type="float">
            <text:p>0,014</text:p>
          </table:table-cell>
          <table:table-cell/>
          <table:table-cell office:value-type="float" office:value="-63.3996236801147" calcext:value-type="float">
            <text:p>-63,3996236801147</text:p>
          </table:table-cell>
          <table:table-cell office:value-type="float" office:value="-63.4245736541748" calcext:value-type="float">
            <text:p>-63,4245736541748</text:p>
          </table:table-cell>
          <table:table-cell table:formula="of:=[.N37]-[.O37]" office:value-type="float" office:value="0.0249499740600996" calcext:value-type="float">
            <text:p>0,025</text:p>
          </table:table-cell>
          <table:table-cell/>
          <table:table-cell office:value-type="float" office:value="-63.3417454223633" calcext:value-type="float">
            <text:p>-63,3417454223633</text:p>
          </table:table-cell>
          <table:table-cell office:value-type="float" office:value="-63.3613196563721" calcext:value-type="float">
            <text:p>-63,3613196563721</text:p>
          </table:table-cell>
          <table:table-cell table:formula="of:=[.R37]-[.S37]" office:value-type="float" office:value="0.0195742340088003" calcext:value-type="float">
            <text:p>0,020</text:p>
          </table:table-cell>
          <table:table-cell/>
          <table:table-cell office:value-type="float" office:value="-63.3259387016296" calcext:value-type="float">
            <text:p>-63,3259387016296</text:p>
          </table:table-cell>
          <table:table-cell office:value-type="float" office:value="-63.3509968223572" calcext:value-type="float">
            <text:p>-63,3509968223572</text:p>
          </table:table-cell>
          <table:table-cell table:formula="of:=[.V37]-[.W37]" office:value-type="float" office:value="0.0250581207275999" calcext:value-type="float">
            <text:p>0,025</text:p>
          </table:table-cell>
          <table:table-cell/>
          <table:table-cell office:value-type="float" office:value="-63.3202834243774" calcext:value-type="float">
            <text:p>-63,3202834243774</text:p>
          </table:table-cell>
          <table:table-cell office:value-type="float" office:value="-63.3370945014954" calcext:value-type="float">
            <text:p>-63,3370945014954</text:p>
          </table:table-cell>
          <table:table-cell table:formula="of:=[.Z37]-[.AA37]" office:value-type="float" office:value="0.0168110771179997" calcext:value-type="float">
            <text:p>0,017</text:p>
          </table:table-cell>
          <table:table-cell/>
          <table:table-cell office:value-type="float" office:value="-63.3285038223267" calcext:value-type="float">
            <text:p>-63,3285038223267</text:p>
          </table:table-cell>
          <table:table-cell office:value-type="float" office:value="-63.3484394416809" calcext:value-type="float">
            <text:p>-63,3484394416809</text:p>
          </table:table-cell>
          <table:table-cell table:formula="of:=[.AD37]-[.AE37]" office:value-type="float" office:value="0.0199356193542002" calcext:value-type="float">
            <text:p>0,020</text:p>
          </table:table-cell>
          <table:table-cell/>
          <table:table-cell office:value-type="float" office:value="-63.3493305282593" calcext:value-type="float">
            <text:p>-63,3493305282593</text:p>
          </table:table-cell>
          <table:table-cell office:value-type="float" office:value="-63.3698117103577" calcext:value-type="float">
            <text:p>-63,3698117103577</text:p>
          </table:table-cell>
          <table:table-cell table:formula="of:=[.AH37]-[.AI37]" office:value-type="float" office:value="0.0204811820984006" calcext:value-type="float">
            <text:p>0,020</text:p>
          </table:table-cell>
          <table:table-cell/>
          <table:table-cell office:value-type="float" office:value="-63.3794272766113" calcext:value-type="float">
            <text:p>-63,3794272766113</text:p>
          </table:table-cell>
          <table:table-cell office:value-type="float" office:value="-63.399718788147" calcext:value-type="float">
            <text:p>-63,399718788147</text:p>
          </table:table-cell>
          <table:table-cell table:formula="of:=[.AL37]-[.AM37]" office:value-type="float" office:value="0.0202915115356959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07692680359" calcext:value-type="float">
            <text:p>-63,3407692680359</text:p>
          </table:table-cell>
          <table:table-cell office:value-type="float" office:value="-63.3543161735535" calcext:value-type="float">
            <text:p>-63,3543161735535</text:p>
          </table:table-cell>
          <table:table-cell table:formula="of:=[.B38]-[.C38]" office:value-type="float" office:value="0.0135469055176003" calcext:value-type="float">
            <text:p>0,014</text:p>
          </table:table-cell>
          <table:table-cell/>
          <table:table-cell office:value-type="float" office:value="-63.3564002418518" calcext:value-type="float">
            <text:p>-63,3564002418518</text:p>
          </table:table-cell>
          <table:table-cell office:value-type="float" office:value="-63.3792247962952" calcext:value-type="float">
            <text:p>-63,3792247962952</text:p>
          </table:table-cell>
          <table:table-cell table:formula="of:=[.F38]-[.G38]" office:value-type="float" office:value="0.022824554443396" calcext:value-type="float">
            <text:p>0,023</text:p>
          </table:table-cell>
          <table:table-cell/>
          <table:table-cell office:value-type="float" office:value="-63.420858455658" calcext:value-type="float">
            <text:p>-63,420858455658</text:p>
          </table:table-cell>
          <table:table-cell office:value-type="float" office:value="-63.4300819358826" calcext:value-type="float">
            <text:p>-63,4300819358826</text:p>
          </table:table-cell>
          <table:table-cell table:formula="of:=[.J38]-[.K38]" office:value-type="float" office:value="0.00922348022459829" calcext:value-type="float">
            <text:p>0,009</text:p>
          </table:table-cell>
          <table:table-cell/>
          <table:table-cell office:value-type="float" office:value="-63.3966363830566" calcext:value-type="float">
            <text:p>-63,3966363830566</text:p>
          </table:table-cell>
          <table:table-cell office:value-type="float" office:value="-63.4199788475037" calcext:value-type="float">
            <text:p>-63,4199788475037</text:p>
          </table:table-cell>
          <table:table-cell table:formula="of:=[.N38]-[.O38]" office:value-type="float" office:value="0.0233424644470972" calcext:value-type="float">
            <text:p>0,023</text:p>
          </table:table-cell>
          <table:table-cell/>
          <table:table-cell office:value-type="float" office:value="-63.3425050468445" calcext:value-type="float">
            <text:p>-63,3425050468445</text:p>
          </table:table-cell>
          <table:table-cell office:value-type="float" office:value="-63.358133644104" calcext:value-type="float">
            <text:p>-63,358133644104</text:p>
          </table:table-cell>
          <table:table-cell table:formula="of:=[.R38]-[.S38]" office:value-type="float" office:value="0.0156285972595001" calcext:value-type="float">
            <text:p>0,016</text:p>
          </table:table-cell>
          <table:table-cell/>
          <table:table-cell office:value-type="float" office:value="-63.3249304084778" calcext:value-type="float">
            <text:p>-63,3249304084778</text:p>
          </table:table-cell>
          <table:table-cell office:value-type="float" office:value="-63.3482798347473" calcext:value-type="float">
            <text:p>-63,3482798347473</text:p>
          </table:table-cell>
          <table:table-cell table:formula="of:=[.V38]-[.W38]" office:value-type="float" office:value="0.0233494262695046" calcext:value-type="float">
            <text:p>0,023</text:p>
          </table:table-cell>
          <table:table-cell/>
          <table:table-cell office:value-type="float" office:value="-63.3206454162598" calcext:value-type="float">
            <text:p>-63,3206454162598</text:p>
          </table:table-cell>
          <table:table-cell office:value-type="float" office:value="-63.3396894264221" calcext:value-type="float">
            <text:p>-63,3396894264221</text:p>
          </table:table-cell>
          <table:table-cell table:formula="of:=[.Z38]-[.AA38]" office:value-type="float" office:value="0.0190440101622968" calcext:value-type="float">
            <text:p>0,019</text:p>
          </table:table-cell>
          <table:table-cell/>
          <table:table-cell office:value-type="float" office:value="-63.3248801956177" calcext:value-type="float">
            <text:p>-63,3248801956177</text:p>
          </table:table-cell>
          <table:table-cell office:value-type="float" office:value="-63.3450241241455" calcext:value-type="float">
            <text:p>-63,3450241241455</text:p>
          </table:table-cell>
          <table:table-cell table:formula="of:=[.AD38]-[.AE38]" office:value-type="float" office:value="0.0201439285278013" calcext:value-type="float">
            <text:p>0,020</text:p>
          </table:table-cell>
          <table:table-cell/>
          <table:table-cell office:value-type="float" office:value="-63.3513368225098" calcext:value-type="float">
            <text:p>-63,3513368225098</text:p>
          </table:table-cell>
          <table:table-cell office:value-type="float" office:value="-63.3737845306397" calcext:value-type="float">
            <text:p>-63,3737845306397</text:p>
          </table:table-cell>
          <table:table-cell table:formula="of:=[.AH38]-[.AI38]" office:value-type="float" office:value="0.0224477081299028" calcext:value-type="float">
            <text:p>0,022</text:p>
          </table:table-cell>
          <table:table-cell/>
          <table:table-cell office:value-type="float" office:value="-63.3831766319275" calcext:value-type="float">
            <text:p>-63,3831766319275</text:p>
          </table:table-cell>
          <table:table-cell office:value-type="float" office:value="-63.4042878799439" calcext:value-type="float">
            <text:p>-63,4042878799439</text:p>
          </table:table-cell>
          <table:table-cell table:formula="of:=[.AL38]-[.AM38]" office:value-type="float" office:value="0.0211112480164033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30057182312" calcext:value-type="float">
            <text:p>-63,3430057182312</text:p>
          </table:table-cell>
          <table:table-cell office:value-type="float" office:value="-63.3489118385315" calcext:value-type="float">
            <text:p>-63,3489118385315</text:p>
          </table:table-cell>
          <table:table-cell table:formula="of:=[.B39]-[.C39]" office:value-type="float" office:value="0.00590612030030258" calcext:value-type="float">
            <text:p>0,006</text:p>
          </table:table-cell>
          <table:table-cell/>
          <table:table-cell office:value-type="float" office:value="-63.3581580085754" calcext:value-type="float">
            <text:p>-63,3581580085754</text:p>
          </table:table-cell>
          <table:table-cell office:value-type="float" office:value="-63.3836976585388" calcext:value-type="float">
            <text:p>-63,3836976585388</text:p>
          </table:table-cell>
          <table:table-cell table:formula="of:=[.F39]-[.G39]" office:value-type="float" office:value="0.0255396499633989" calcext:value-type="float">
            <text:p>0,026</text:p>
          </table:table-cell>
          <table:table-cell/>
          <table:table-cell office:value-type="float" office:value="-63.4136536445618" calcext:value-type="float">
            <text:p>-63,4136536445618</text:p>
          </table:table-cell>
          <table:table-cell office:value-type="float" office:value="-63.4282065887451" calcext:value-type="float">
            <text:p>-63,4282065887451</text:p>
          </table:table-cell>
          <table:table-cell table:formula="of:=[.J39]-[.K39]" office:value-type="float" office:value="0.0145529441833006" calcext:value-type="float">
            <text:p>0,015</text:p>
          </table:table-cell>
          <table:table-cell/>
          <table:table-cell office:value-type="float" office:value="-63.3994277801514" calcext:value-type="float">
            <text:p>-63,3994277801514</text:p>
          </table:table-cell>
          <table:table-cell office:value-type="float" office:value="-63.4241421203613" calcext:value-type="float">
            <text:p>-63,4241421203613</text:p>
          </table:table-cell>
          <table:table-cell table:formula="of:=[.N39]-[.O39]" office:value-type="float" office:value="0.0247143402099042" calcext:value-type="float">
            <text:p>0,025</text:p>
          </table:table-cell>
          <table:table-cell/>
          <table:table-cell office:value-type="float" office:value="-63.3406790351868" calcext:value-type="float">
            <text:p>-63,3406790351868</text:p>
          </table:table-cell>
          <table:table-cell office:value-type="float" office:value="-63.3597395591736" calcext:value-type="float">
            <text:p>-63,3597395591736</text:p>
          </table:table-cell>
          <table:table-cell table:formula="of:=[.R39]-[.S39]" office:value-type="float" office:value="0.0190605239867949" calcext:value-type="float">
            <text:p>0,019</text:p>
          </table:table-cell>
          <table:table-cell/>
          <table:table-cell office:value-type="float" office:value="-63.3304122695923" calcext:value-type="float">
            <text:p>-63,3304122695923</text:p>
          </table:table-cell>
          <table:table-cell office:value-type="float" office:value="-63.351318195343" calcext:value-type="float">
            <text:p>-63,351318195343</text:p>
          </table:table-cell>
          <table:table-cell table:formula="of:=[.V39]-[.W39]" office:value-type="float" office:value="0.0209059257506965" calcext:value-type="float">
            <text:p>0,021</text:p>
          </table:table-cell>
          <table:table-cell/>
          <table:table-cell office:value-type="float" office:value="-63.3197585716248" calcext:value-type="float">
            <text:p>-63,3197585716248</text:p>
          </table:table-cell>
          <table:table-cell office:value-type="float" office:value="-63.3403428230286" calcext:value-type="float">
            <text:p>-63,3403428230286</text:p>
          </table:table-cell>
          <table:table-cell table:formula="of:=[.Z39]-[.AA39]" office:value-type="float" office:value="0.0205842514037968" calcext:value-type="float">
            <text:p>0,021</text:p>
          </table:table-cell>
          <table:table-cell/>
          <table:table-cell office:value-type="float" office:value="-63.3218167304993" calcext:value-type="float">
            <text:p>-63,3218167304993</text:p>
          </table:table-cell>
          <table:table-cell office:value-type="float" office:value="-63.3417916030884" calcext:value-type="float">
            <text:p>-63,3417916030884</text:p>
          </table:table-cell>
          <table:table-cell table:formula="of:=[.AD39]-[.AE39]" office:value-type="float" office:value="0.0199748725891027" calcext:value-type="float">
            <text:p>0,020</text:p>
          </table:table-cell>
          <table:table-cell/>
          <table:table-cell office:value-type="float" office:value="-63.3524567108154" calcext:value-type="float">
            <text:p>-63,3524567108154</text:p>
          </table:table-cell>
          <table:table-cell office:value-type="float" office:value="-63.3738582763672" calcext:value-type="float">
            <text:p>-63,3738582763672</text:p>
          </table:table-cell>
          <table:table-cell table:formula="of:=[.AH39]-[.AI39]" office:value-type="float" office:value="0.0214015655517983" calcext:value-type="float">
            <text:p>0,021</text:p>
          </table:table-cell>
          <table:table-cell/>
          <table:table-cell office:value-type="float" office:value="-63.3806504096985" calcext:value-type="float">
            <text:p>-63,3806504096985</text:p>
          </table:table-cell>
          <table:table-cell office:value-type="float" office:value="-63.4020845146179" calcext:value-type="float">
            <text:p>-63,4020845146179</text:p>
          </table:table-cell>
          <table:table-cell table:formula="of:=[.AL39]-[.AM39]" office:value-type="float" office:value="0.0214341049194005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89668884277" calcext:value-type="float">
            <text:p>-63,3289668884277</text:p>
          </table:table-cell>
          <table:table-cell office:value-type="float" office:value="-63.3521293640137" calcext:value-type="float">
            <text:p>-63,3521293640137</text:p>
          </table:table-cell>
          <table:table-cell table:formula="of:=[.B40]-[.C40]" office:value-type="float" office:value="0.0231624755859983" calcext:value-type="float">
            <text:p>0,023</text:p>
          </table:table-cell>
          <table:table-cell/>
          <table:table-cell office:value-type="float" office:value="-63.3603605308533" calcext:value-type="float">
            <text:p>-63,3603605308533</text:p>
          </table:table-cell>
          <table:table-cell office:value-type="float" office:value="-63.3811525688171" calcext:value-type="float">
            <text:p>-63,3811525688171</text:p>
          </table:table-cell>
          <table:table-cell table:formula="of:=[.F40]-[.G40]" office:value-type="float" office:value="0.0207920379638011" calcext:value-type="float">
            <text:p>0,021</text:p>
          </table:table-cell>
          <table:table-cell/>
          <table:table-cell office:value-type="float" office:value="-63.4093950004578" calcext:value-type="float">
            <text:p>-63,4093950004578</text:p>
          </table:table-cell>
          <table:table-cell office:value-type="float" office:value="-63.4231571350098" calcext:value-type="float">
            <text:p>-63,4231571350098</text:p>
          </table:table-cell>
          <table:table-cell table:formula="of:=[.J40]-[.K40]" office:value-type="float" office:value="0.0137621345520031" calcext:value-type="float">
            <text:p>0,014</text:p>
          </table:table-cell>
          <table:table-cell/>
          <table:table-cell office:value-type="float" office:value="-63.4079855155945" calcext:value-type="float">
            <text:p>-63,4079855155945</text:p>
          </table:table-cell>
          <table:table-cell office:value-type="float" office:value="-63.4216293907166" calcext:value-type="float">
            <text:p>-63,4216293907166</text:p>
          </table:table-cell>
          <table:table-cell table:formula="of:=[.N40]-[.O40]" office:value-type="float" office:value="0.0136438751221064" calcext:value-type="float">
            <text:p>0,014</text:p>
          </table:table-cell>
          <table:table-cell/>
          <table:table-cell office:value-type="float" office:value="-63.3327551651001" calcext:value-type="float">
            <text:p>-63,3327551651001</text:p>
          </table:table-cell>
          <table:table-cell office:value-type="float" office:value="-63.35174974823" calcext:value-type="float">
            <text:p>-63,35174974823</text:p>
          </table:table-cell>
          <table:table-cell table:formula="of:=[.R40]-[.S40]" office:value-type="float" office:value="0.0189945831298957" calcext:value-type="float">
            <text:p>0,019</text:p>
          </table:table-cell>
          <table:table-cell/>
          <table:table-cell office:value-type="float" office:value="-63.3282123527527" calcext:value-type="float">
            <text:p>-63,3282123527527</text:p>
          </table:table-cell>
          <table:table-cell office:value-type="float" office:value="-63.3493388061523" calcext:value-type="float">
            <text:p>-63,3493388061523</text:p>
          </table:table-cell>
          <table:table-cell table:formula="of:=[.V40]-[.W40]" office:value-type="float" office:value="0.021126453399603" calcext:value-type="float">
            <text:p>0,021</text:p>
          </table:table-cell>
          <table:table-cell/>
          <table:table-cell office:value-type="float" office:value="-63.3198263816834" calcext:value-type="float">
            <text:p>-63,3198263816834</text:p>
          </table:table-cell>
          <table:table-cell office:value-type="float" office:value="-63.3403344306946" calcext:value-type="float">
            <text:p>-63,3403344306946</text:p>
          </table:table-cell>
          <table:table-cell table:formula="of:=[.Z40]-[.AA40]" office:value-type="float" office:value="0.0205080490111982" calcext:value-type="float">
            <text:p>0,021</text:p>
          </table:table-cell>
          <table:table-cell/>
          <table:table-cell office:value-type="float" office:value="-63.3244322166443" calcext:value-type="float">
            <text:p>-63,3244322166443</text:p>
          </table:table-cell>
          <table:table-cell office:value-type="float" office:value="-63.3459539756775" calcext:value-type="float">
            <text:p>-63,3459539756775</text:p>
          </table:table-cell>
          <table:table-cell table:formula="of:=[.AD40]-[.AE40]" office:value-type="float" office:value="0.021521759033206" calcext:value-type="float">
            <text:p>0,022</text:p>
          </table:table-cell>
          <table:table-cell/>
          <table:table-cell office:value-type="float" office:value="-63.3552302703857" calcext:value-type="float">
            <text:p>-63,3552302703857</text:p>
          </table:table-cell>
          <table:table-cell office:value-type="float" office:value="-63.3763676643372" calcext:value-type="float">
            <text:p>-63,3763676643372</text:p>
          </table:table-cell>
          <table:table-cell table:formula="of:=[.AH40]-[.AI40]" office:value-type="float" office:value="0.0211373939515056" calcext:value-type="float">
            <text:p>0,021</text:p>
          </table:table-cell>
          <table:table-cell/>
          <table:table-cell office:value-type="float" office:value="-63.3833299179077" calcext:value-type="float">
            <text:p>-63,3833299179077</text:p>
          </table:table-cell>
          <table:table-cell office:value-type="float" office:value="-63.3996490325928" calcext:value-type="float">
            <text:p>-63,3996490325928</text:p>
          </table:table-cell>
          <table:table-cell table:formula="of:=[.AL40]-[.AM40]" office:value-type="float" office:value="0.0163191146850963" calcext:value-type="float">
            <text:p>0,016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60896759033" calcext:value-type="float">
            <text:p>-63,3460896759033</text:p>
          </table:table-cell>
          <table:table-cell office:value-type="float" office:value="-63.349407333374" calcext:value-type="float">
            <text:p>-63,349407333374</text:p>
          </table:table-cell>
          <table:table-cell table:formula="of:=[.B41]-[.C41]" office:value-type="float" office:value="0.00331765747070278" calcext:value-type="float">
            <text:p>0,003</text:p>
          </table:table-cell>
          <table:table-cell/>
          <table:table-cell office:value-type="float" office:value="-63.3626845664978" calcext:value-type="float">
            <text:p>-63,3626845664978</text:p>
          </table:table-cell>
          <table:table-cell office:value-type="float" office:value="-63.3909704742432" calcext:value-type="float">
            <text:p>-63,3909704742432</text:p>
          </table:table-cell>
          <table:table-cell table:formula="of:=[.F41]-[.G41]" office:value-type="float" office:value="0.0282859077453992" calcext:value-type="float">
            <text:p>0,028</text:p>
          </table:table-cell>
          <table:table-cell/>
          <table:table-cell office:value-type="float" office:value="-63.4110054893494" calcext:value-type="float">
            <text:p>-63,4110054893494</text:p>
          </table:table-cell>
          <table:table-cell office:value-type="float" office:value="-63.4292922363281" calcext:value-type="float">
            <text:p>-63,4292922363281</text:p>
          </table:table-cell>
          <table:table-cell table:formula="of:=[.J41]-[.K41]" office:value-type="float" office:value="0.0182867469787027" calcext:value-type="float">
            <text:p>0,018</text:p>
          </table:table-cell>
          <table:table-cell/>
          <table:table-cell office:value-type="float" office:value="-63.4087231941223" calcext:value-type="float">
            <text:p>-63,4087231941223</text:p>
          </table:table-cell>
          <table:table-cell office:value-type="float" office:value="-63.4221002197266" calcext:value-type="float">
            <text:p>-63,4221002197266</text:p>
          </table:table-cell>
          <table:table-cell table:formula="of:=[.N41]-[.O41]" office:value-type="float" office:value="0.0133770256042993" calcext:value-type="float">
            <text:p>0,013</text:p>
          </table:table-cell>
          <table:table-cell/>
          <table:table-cell office:value-type="float" office:value="-63.3370150794983" calcext:value-type="float">
            <text:p>-63,3370150794983</text:p>
          </table:table-cell>
          <table:table-cell office:value-type="float" office:value="-63.351713886261" calcext:value-type="float">
            <text:p>-63,351713886261</text:p>
          </table:table-cell>
          <table:table-cell table:formula="of:=[.R41]-[.S41]" office:value-type="float" office:value="0.0146988067627021" calcext:value-type="float">
            <text:p>0,015</text:p>
          </table:table-cell>
          <table:table-cell/>
          <table:table-cell office:value-type="float" office:value="-63.3324398345947" calcext:value-type="float">
            <text:p>-63,3324398345947</text:p>
          </table:table-cell>
          <table:table-cell office:value-type="float" office:value="-63.352303653717" calcext:value-type="float">
            <text:p>-63,352303653717</text:p>
          </table:table-cell>
          <table:table-cell table:formula="of:=[.V41]-[.W41]" office:value-type="float" office:value="0.0198638191222997" calcext:value-type="float">
            <text:p>0,020</text:p>
          </table:table-cell>
          <table:table-cell/>
          <table:table-cell office:value-type="float" office:value="-63.3177729682922" calcext:value-type="float">
            <text:p>-63,3177729682922</text:p>
          </table:table-cell>
          <table:table-cell office:value-type="float" office:value="-63.339875289917" calcext:value-type="float">
            <text:p>-63,339875289917</text:p>
          </table:table-cell>
          <table:table-cell table:formula="of:=[.Z41]-[.AA41]" office:value-type="float" office:value="0.0221023216248" calcext:value-type="float">
            <text:p>0,022</text:p>
          </table:table-cell>
          <table:table-cell/>
          <table:table-cell office:value-type="float" office:value="-63.3228093414307" calcext:value-type="float">
            <text:p>-63,3228093414307</text:p>
          </table:table-cell>
          <table:table-cell office:value-type="float" office:value="-63.3447325325012" calcext:value-type="float">
            <text:p>-63,3447325325012</text:p>
          </table:table-cell>
          <table:table-cell table:formula="of:=[.AD41]-[.AE41]" office:value-type="float" office:value="0.0219231910704991" calcext:value-type="float">
            <text:p>0,022</text:p>
          </table:table-cell>
          <table:table-cell/>
          <table:table-cell office:value-type="float" office:value="-63.3534538230896" calcext:value-type="float">
            <text:p>-63,3534538230896</text:p>
          </table:table-cell>
          <table:table-cell office:value-type="float" office:value="-63.3740741844177" calcext:value-type="float">
            <text:p>-63,3740741844177</text:p>
          </table:table-cell>
          <table:table-cell table:formula="of:=[.AH41]-[.AI41]" office:value-type="float" office:value="0.0206203613280991" calcext:value-type="float">
            <text:p>0,021</text:p>
          </table:table-cell>
          <table:table-cell/>
          <table:table-cell office:value-type="float" office:value="-63.3829067993164" calcext:value-type="float">
            <text:p>-63,3829067993164</text:p>
          </table:table-cell>
          <table:table-cell office:value-type="float" office:value="-63.4030638046265" calcext:value-type="float">
            <text:p>-63,4030638046265</text:p>
          </table:table-cell>
          <table:table-cell table:formula="of:=[.AL41]-[.AM41]" office:value-type="float" office:value="0.0201570053100966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9093704224" calcext:value-type="float">
            <text:p>-63,3399093704224</text:p>
          </table:table-cell>
          <table:table-cell office:value-type="float" office:value="-63.366739490509" calcext:value-type="float">
            <text:p>-63,366739490509</text:p>
          </table:table-cell>
          <table:table-cell table:formula="of:=[.B42]-[.C42]" office:value-type="float" office:value="0.0268301200866006" calcext:value-type="float">
            <text:p>0,027</text:p>
          </table:table-cell>
          <table:table-cell/>
          <table:table-cell office:value-type="float" office:value="-63.3621207771301" calcext:value-type="float">
            <text:p>-63,3621207771301</text:p>
          </table:table-cell>
          <table:table-cell office:value-type="float" office:value="-63.3960805358887" calcext:value-type="float">
            <text:p>-63,3960805358887</text:p>
          </table:table-cell>
          <table:table-cell table:formula="of:=[.F42]-[.G42]" office:value-type="float" office:value="0.0339597587585985" calcext:value-type="float">
            <text:p>0,034</text:p>
          </table:table-cell>
          <table:table-cell/>
          <table:table-cell office:value-type="float" office:value="-63.4152767944336" calcext:value-type="float">
            <text:p>-63,4152767944336</text:p>
          </table:table-cell>
          <table:table-cell office:value-type="float" office:value="-63.429641418457" calcext:value-type="float">
            <text:p>-63,429641418457</text:p>
          </table:table-cell>
          <table:table-cell table:formula="of:=[.J42]-[.K42]" office:value-type="float" office:value="0.0143646240234006" calcext:value-type="float">
            <text:p>0,014</text:p>
          </table:table-cell>
          <table:table-cell/>
          <table:table-cell office:value-type="float" office:value="-63.4079409065247" calcext:value-type="float">
            <text:p>-63,4079409065247</text:p>
          </table:table-cell>
          <table:table-cell office:value-type="float" office:value="-63.4169002494812" calcext:value-type="float">
            <text:p>-63,4169002494812</text:p>
          </table:table-cell>
          <table:table-cell table:formula="of:=[.N42]-[.O42]" office:value-type="float" office:value="0.00895934295650136" calcext:value-type="float">
            <text:p>0,009</text:p>
          </table:table-cell>
          <table:table-cell/>
          <table:table-cell office:value-type="float" office:value="-63.3298000869751" calcext:value-type="float">
            <text:p>-63,3298000869751</text:p>
          </table:table-cell>
          <table:table-cell office:value-type="float" office:value="-63.3527663078308" calcext:value-type="float">
            <text:p>-63,3527663078308</text:p>
          </table:table-cell>
          <table:table-cell table:formula="of:=[.R42]-[.S42]" office:value-type="float" office:value="0.0229662208557002" calcext:value-type="float">
            <text:p>0,023</text:p>
          </table:table-cell>
          <table:table-cell/>
          <table:table-cell office:value-type="float" office:value="-63.3319988746643" calcext:value-type="float">
            <text:p>-63,3319988746643</text:p>
          </table:table-cell>
          <table:table-cell office:value-type="float" office:value="-63.3560710830689" calcext:value-type="float">
            <text:p>-63,3560710830689</text:p>
          </table:table-cell>
          <table:table-cell table:formula="of:=[.V42]-[.W42]" office:value-type="float" office:value="0.024072208404597" calcext:value-type="float">
            <text:p>0,024</text:p>
          </table:table-cell>
          <table:table-cell/>
          <table:table-cell office:value-type="float" office:value="-63.3162447624207" calcext:value-type="float">
            <text:p>-63,3162447624207</text:p>
          </table:table-cell>
          <table:table-cell office:value-type="float" office:value="-63.3420792999268" calcext:value-type="float">
            <text:p>-63,3420792999268</text:p>
          </table:table-cell>
          <table:table-cell table:formula="of:=[.Z42]-[.AA42]" office:value-type="float" office:value="0.0258345375060998" calcext:value-type="float">
            <text:p>0,026</text:p>
          </table:table-cell>
          <table:table-cell/>
          <table:table-cell office:value-type="float" office:value="-63.3244818000794" calcext:value-type="float">
            <text:p>-63,3244818000794</text:p>
          </table:table-cell>
          <table:table-cell office:value-type="float" office:value="-63.3449482650757" calcext:value-type="float">
            <text:p>-63,3449482650757</text:p>
          </table:table-cell>
          <table:table-cell table:formula="of:=[.AD42]-[.AE42]" office:value-type="float" office:value="0.0204664649963036" calcext:value-type="float">
            <text:p>0,020</text:p>
          </table:table-cell>
          <table:table-cell/>
          <table:table-cell office:value-type="float" office:value="-63.3517952270508" calcext:value-type="float">
            <text:p>-63,3517952270508</text:p>
          </table:table-cell>
          <table:table-cell office:value-type="float" office:value="-63.3734306488037" calcext:value-type="float">
            <text:p>-63,3734306488037</text:p>
          </table:table-cell>
          <table:table-cell table:formula="of:=[.AH42]-[.AI42]" office:value-type="float" office:value="0.0216354217528973" calcext:value-type="float">
            <text:p>0,022</text:p>
          </table:table-cell>
          <table:table-cell/>
          <table:table-cell office:value-type="float" office:value="-63.3817868080139" calcext:value-type="float">
            <text:p>-63,3817868080139</text:p>
          </table:table-cell>
          <table:table-cell office:value-type="float" office:value="-63.400326587677" calcext:value-type="float">
            <text:p>-63,400326587677</text:p>
          </table:table-cell>
          <table:table-cell table:formula="of:=[.AL42]-[.AM42]" office:value-type="float" office:value="0.0185397796631008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89857597351" calcext:value-type="float">
            <text:p>-63,3389857597351</text:p>
          </table:table-cell>
          <table:table-cell office:value-type="float" office:value="-63.3568148765564" calcext:value-type="float">
            <text:p>-63,3568148765564</text:p>
          </table:table-cell>
          <table:table-cell table:formula="of:=[.B43]-[.C43]" office:value-type="float" office:value="0.0178291168212965" calcext:value-type="float">
            <text:p>0,018</text:p>
          </table:table-cell>
          <table:table-cell/>
          <table:table-cell office:value-type="float" office:value="-63.3642113227844" calcext:value-type="float">
            <text:p>-63,3642113227844</text:p>
          </table:table-cell>
          <table:table-cell office:value-type="float" office:value="-63.3988150672913" calcext:value-type="float">
            <text:p>-63,3988150672913</text:p>
          </table:table-cell>
          <table:table-cell table:formula="of:=[.F43]-[.G43]" office:value-type="float" office:value="0.034603744506903" calcext:value-type="float">
            <text:p>0,035</text:p>
          </table:table-cell>
          <table:table-cell/>
          <table:table-cell office:value-type="float" office:value="-63.4134611091614" calcext:value-type="float">
            <text:p>-63,4134611091614</text:p>
          </table:table-cell>
          <table:table-cell office:value-type="float" office:value="-63.4284833450317" calcext:value-type="float">
            <text:p>-63,4284833450317</text:p>
          </table:table-cell>
          <table:table-cell table:formula="of:=[.J43]-[.K43]" office:value-type="float" office:value="0.0150222358702976" calcext:value-type="float">
            <text:p>0,015</text:p>
          </table:table-cell>
          <table:table-cell/>
          <table:table-cell office:value-type="float" office:value="-63.4057573699951" calcext:value-type="float">
            <text:p>-63,4057573699951</text:p>
          </table:table-cell>
          <table:table-cell office:value-type="float" office:value="-63.4224540100098" calcext:value-type="float">
            <text:p>-63,4224540100098</text:p>
          </table:table-cell>
          <table:table-cell table:formula="of:=[.N43]-[.O43]" office:value-type="float" office:value="0.0166966400147004" calcext:value-type="float">
            <text:p>0,017</text:p>
          </table:table-cell>
          <table:table-cell/>
          <table:table-cell office:value-type="float" office:value="-63.3287359428406" calcext:value-type="float">
            <text:p>-63,3287359428406</text:p>
          </table:table-cell>
          <table:table-cell office:value-type="float" office:value="-63.3534960784912" calcext:value-type="float">
            <text:p>-63,3534960784912</text:p>
          </table:table-cell>
          <table:table-cell table:formula="of:=[.R43]-[.S43]" office:value-type="float" office:value="0.0247601356505953" calcext:value-type="float">
            <text:p>0,025</text:p>
          </table:table-cell>
          <table:table-cell/>
          <table:table-cell office:value-type="float" office:value="-63.333055595398" calcext:value-type="float">
            <text:p>-63,333055595398</text:p>
          </table:table-cell>
          <table:table-cell office:value-type="float" office:value="-63.3522600364685" calcext:value-type="float">
            <text:p>-63,3522600364685</text:p>
          </table:table-cell>
          <table:table-cell table:formula="of:=[.V43]-[.W43]" office:value-type="float" office:value="0.0192044410704995" calcext:value-type="float">
            <text:p>0,019</text:p>
          </table:table-cell>
          <table:table-cell/>
          <table:table-cell office:value-type="float" office:value="-63.3150540122986" calcext:value-type="float">
            <text:p>-63,3150540122986</text:p>
          </table:table-cell>
          <table:table-cell office:value-type="float" office:value="-63.3409316558838" calcext:value-type="float">
            <text:p>-63,3409316558838</text:p>
          </table:table-cell>
          <table:table-cell table:formula="of:=[.Z43]-[.AA43]" office:value-type="float" office:value="0.0258776435851971" calcext:value-type="float">
            <text:p>0,026</text:p>
          </table:table-cell>
          <table:table-cell/>
          <table:table-cell office:value-type="float" office:value="-63.3227812461853" calcext:value-type="float">
            <text:p>-63,3227812461853</text:p>
          </table:table-cell>
          <table:table-cell office:value-type="float" office:value="-63.3466085548401" calcext:value-type="float">
            <text:p>-63,3466085548401</text:p>
          </table:table-cell>
          <table:table-cell table:formula="of:=[.AD43]-[.AE43]" office:value-type="float" office:value="0.023827308654802" calcext:value-type="float">
            <text:p>0,024</text:p>
          </table:table-cell>
          <table:table-cell/>
          <table:table-cell office:value-type="float" office:value="-63.3540891914368" calcext:value-type="float">
            <text:p>-63,3540891914368</text:p>
          </table:table-cell>
          <table:table-cell office:value-type="float" office:value="-63.3770139350891" calcext:value-type="float">
            <text:p>-63,3770139350891</text:p>
          </table:table-cell>
          <table:table-cell table:formula="of:=[.AH43]-[.AI43]" office:value-type="float" office:value="0.0229247436523039" calcext:value-type="float">
            <text:p>0,023</text:p>
          </table:table-cell>
          <table:table-cell/>
          <table:table-cell office:value-type="float" office:value="-63.3820153045654" calcext:value-type="float">
            <text:p>-63,3820153045654</text:p>
          </table:table-cell>
          <table:table-cell office:value-type="float" office:value="-63.3993746070862" calcext:value-type="float">
            <text:p>-63,3993746070862</text:p>
          </table:table-cell>
          <table:table-cell table:formula="of:=[.AL43]-[.AM43]" office:value-type="float" office:value="0.0173593025208021" calcext:value-type="float">
            <text:p>0,017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5946083069" calcext:value-type="float">
            <text:p>-63,3455946083069</text:p>
          </table:table-cell>
          <table:table-cell office:value-type="float" office:value="-63.363807674408" calcext:value-type="float">
            <text:p>-63,363807674408</text:p>
          </table:table-cell>
          <table:table-cell table:formula="of:=[.B44]-[.C44]" office:value-type="float" office:value="0.0182130661011044" calcext:value-type="float">
            <text:p>0,018</text:p>
          </table:table-cell>
          <table:table-cell/>
          <table:table-cell office:value-type="float" office:value="-63.3773679962158" calcext:value-type="float">
            <text:p>-63,3773679962158</text:p>
          </table:table-cell>
          <table:table-cell office:value-type="float" office:value="-63.40692710495" calcext:value-type="float">
            <text:p>-63,40692710495</text:p>
          </table:table-cell>
          <table:table-cell table:formula="of:=[.F44]-[.G44]" office:value-type="float" office:value="0.0295591087341975" calcext:value-type="float">
            <text:p>0,030</text:p>
          </table:table-cell>
          <table:table-cell/>
          <table:table-cell office:value-type="float" office:value="-63.4203831710815" calcext:value-type="float">
            <text:p>-63,4203831710815</text:p>
          </table:table-cell>
          <table:table-cell office:value-type="float" office:value="-63.43283776474" calcext:value-type="float">
            <text:p>-63,43283776474</text:p>
          </table:table-cell>
          <table:table-cell table:formula="of:=[.J44]-[.K44]" office:value-type="float" office:value="0.0124545936585037" calcext:value-type="float">
            <text:p>0,012</text:p>
          </table:table-cell>
          <table:table-cell/>
          <table:table-cell office:value-type="float" office:value="-63.4004978866577" calcext:value-type="float">
            <text:p>-63,4004978866577</text:p>
          </table:table-cell>
          <table:table-cell office:value-type="float" office:value="-63.4185695800781" calcext:value-type="float">
            <text:p>-63,4185695800781</text:p>
          </table:table-cell>
          <table:table-cell table:formula="of:=[.N44]-[.O44]" office:value-type="float" office:value="0.0180716934203957" calcext:value-type="float">
            <text:p>0,018</text:p>
          </table:table-cell>
          <table:table-cell/>
          <table:table-cell office:value-type="float" office:value="-63.3342483596802" calcext:value-type="float">
            <text:p>-63,3342483596802</text:p>
          </table:table-cell>
          <table:table-cell office:value-type="float" office:value="-63.3501744689941" calcext:value-type="float">
            <text:p>-63,3501744689941</text:p>
          </table:table-cell>
          <table:table-cell table:formula="of:=[.R44]-[.S44]" office:value-type="float" office:value="0.0159261093138952" calcext:value-type="float">
            <text:p>0,016</text:p>
          </table:table-cell>
          <table:table-cell/>
          <table:table-cell office:value-type="float" office:value="-63.3292149200439" calcext:value-type="float">
            <text:p>-63,3292149200439</text:p>
          </table:table-cell>
          <table:table-cell office:value-type="float" office:value="-63.352509437561" calcext:value-type="float">
            <text:p>-63,352509437561</text:p>
          </table:table-cell>
          <table:table-cell table:formula="of:=[.V44]-[.W44]" office:value-type="float" office:value="0.023294517517094" calcext:value-type="float">
            <text:p>0,023</text:p>
          </table:table-cell>
          <table:table-cell/>
          <table:table-cell office:value-type="float" office:value="-63.3171382446289" calcext:value-type="float">
            <text:p>-63,3171382446289</text:p>
          </table:table-cell>
          <table:table-cell office:value-type="float" office:value="-63.3397128868103" calcext:value-type="float">
            <text:p>-63,3397128868103</text:p>
          </table:table-cell>
          <table:table-cell table:formula="of:=[.Z44]-[.AA44]" office:value-type="float" office:value="0.0225746421813966" calcext:value-type="float">
            <text:p>0,023</text:p>
          </table:table-cell>
          <table:table-cell/>
          <table:table-cell office:value-type="float" office:value="-63.3221353607178" calcext:value-type="float">
            <text:p>-63,3221353607178</text:p>
          </table:table-cell>
          <table:table-cell office:value-type="float" office:value="-63.3438383636475" calcext:value-type="float">
            <text:p>-63,3438383636475</text:p>
          </table:table-cell>
          <table:table-cell table:formula="of:=[.AD44]-[.AE44]" office:value-type="float" office:value="0.0217030029296978" calcext:value-type="float">
            <text:p>0,022</text:p>
          </table:table-cell>
          <table:table-cell/>
          <table:table-cell office:value-type="float" office:value="-63.3527579231262" calcext:value-type="float">
            <text:p>-63,3527579231262</text:p>
          </table:table-cell>
          <table:table-cell office:value-type="float" office:value="-63.3729627723694" calcext:value-type="float">
            <text:p>-63,3729627723694</text:p>
          </table:table-cell>
          <table:table-cell table:formula="of:=[.AH44]-[.AI44]" office:value-type="float" office:value="0.0202048492431999" calcext:value-type="float">
            <text:p>0,020</text:p>
          </table:table-cell>
          <table:table-cell/>
          <table:table-cell office:value-type="float" office:value="-63.3806135292053" calcext:value-type="float">
            <text:p>-63,3806135292053</text:p>
          </table:table-cell>
          <table:table-cell office:value-type="float" office:value="-63.4018647956848" calcext:value-type="float">
            <text:p>-63,4018647956848</text:p>
          </table:table-cell>
          <table:table-cell table:formula="of:=[.AL44]-[.AM44]" office:value-type="float" office:value="0.0212512664795028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20393218994" calcext:value-type="float">
            <text:p>-63,3320393218994</text:p>
          </table:table-cell>
          <table:table-cell office:value-type="float" office:value="-63.353906288147" calcext:value-type="float">
            <text:p>-63,353906288147</text:p>
          </table:table-cell>
          <table:table-cell table:formula="of:=[.B45]-[.C45]" office:value-type="float" office:value="0.0218669662476003" calcext:value-type="float">
            <text:p>0,022</text:p>
          </table:table-cell>
          <table:table-cell/>
          <table:table-cell office:value-type="float" office:value="-63.3705839157105" calcext:value-type="float">
            <text:p>-63,3705839157105</text:p>
          </table:table-cell>
          <table:table-cell office:value-type="float" office:value="-63.3917874336243" calcext:value-type="float">
            <text:p>-63,3917874336243</text:p>
          </table:table-cell>
          <table:table-cell table:formula="of:=[.F45]-[.G45]" office:value-type="float" office:value="0.0212035179138042" calcext:value-type="float">
            <text:p>0,021</text:p>
          </table:table-cell>
          <table:table-cell/>
          <table:table-cell office:value-type="float" office:value="-63.4041692657471" calcext:value-type="float">
            <text:p>-63,4041692657471</text:p>
          </table:table-cell>
          <table:table-cell office:value-type="float" office:value="-63.432030670166" calcext:value-type="float">
            <text:p>-63,432030670166</text:p>
          </table:table-cell>
          <table:table-cell table:formula="of:=[.J45]-[.K45]" office:value-type="float" office:value="0.0278614044188998" calcext:value-type="float">
            <text:p>0,028</text:p>
          </table:table-cell>
          <table:table-cell/>
          <table:table-cell office:value-type="float" office:value="-63.3963409042358" calcext:value-type="float">
            <text:p>-63,3963409042358</text:p>
          </table:table-cell>
          <table:table-cell office:value-type="float" office:value="-63.4176695861816" calcext:value-type="float">
            <text:p>-63,4176695861816</text:p>
          </table:table-cell>
          <table:table-cell table:formula="of:=[.N45]-[.O45]" office:value-type="float" office:value="0.0213286819458034" calcext:value-type="float">
            <text:p>0,021</text:p>
          </table:table-cell>
          <table:table-cell/>
          <table:table-cell office:value-type="float" office:value="-63.3320365104675" calcext:value-type="float">
            <text:p>-63,3320365104675</text:p>
          </table:table-cell>
          <table:table-cell office:value-type="float" office:value="-63.3490177497864" calcext:value-type="float">
            <text:p>-63,3490177497864</text:p>
          </table:table-cell>
          <table:table-cell table:formula="of:=[.R45]-[.S45]" office:value-type="float" office:value="0.0169812393188948" calcext:value-type="float">
            <text:p>0,017</text:p>
          </table:table-cell>
          <table:table-cell/>
          <table:table-cell office:value-type="float" office:value="-63.3328678398132" calcext:value-type="float">
            <text:p>-63,3328678398132</text:p>
          </table:table-cell>
          <table:table-cell office:value-type="float" office:value="-63.3527556381226" calcext:value-type="float">
            <text:p>-63,3527556381226</text:p>
          </table:table-cell>
          <table:table-cell table:formula="of:=[.V45]-[.W45]" office:value-type="float" office:value="0.019887798309405" calcext:value-type="float">
            <text:p>0,020</text:p>
          </table:table-cell>
          <table:table-cell/>
          <table:table-cell office:value-type="float" office:value="-63.3161811752319" calcext:value-type="float">
            <text:p>-63,3161811752319</text:p>
          </table:table-cell>
          <table:table-cell office:value-type="float" office:value="-63.3360482254028" calcext:value-type="float">
            <text:p>-63,3360482254028</text:p>
          </table:table-cell>
          <table:table-cell table:formula="of:=[.Z45]-[.AA45]" office:value-type="float" office:value="0.0198670501709017" calcext:value-type="float">
            <text:p>0,020</text:p>
          </table:table-cell>
          <table:table-cell/>
          <table:table-cell office:value-type="float" office:value="-63.3223069229126" calcext:value-type="float">
            <text:p>-63,3223069229126</text:p>
          </table:table-cell>
          <table:table-cell office:value-type="float" office:value="-63.3431244430542" calcext:value-type="float">
            <text:p>-63,3431244430542</text:p>
          </table:table-cell>
          <table:table-cell table:formula="of:=[.AD45]-[.AE45]" office:value-type="float" office:value="0.0208175201415983" calcext:value-type="float">
            <text:p>0,021</text:p>
          </table:table-cell>
          <table:table-cell/>
          <table:table-cell office:value-type="float" office:value="-63.3518879470825" calcext:value-type="float">
            <text:p>-63,3518879470825</text:p>
          </table:table-cell>
          <table:table-cell office:value-type="float" office:value="-63.3725985183716" calcext:value-type="float">
            <text:p>-63,3725985183716</text:p>
          </table:table-cell>
          <table:table-cell table:formula="of:=[.AH45]-[.AI45]" office:value-type="float" office:value="0.0207105712891007" calcext:value-type="float">
            <text:p>0,021</text:p>
          </table:table-cell>
          <table:table-cell/>
          <table:table-cell office:value-type="float" office:value="-63.3824191741943" calcext:value-type="float">
            <text:p>-63,3824191741943</text:p>
          </table:table-cell>
          <table:table-cell office:value-type="float" office:value="-63.4023572845459" calcext:value-type="float">
            <text:p>-63,4023572845459</text:p>
          </table:table-cell>
          <table:table-cell table:formula="of:=[.AL45]-[.AM45]" office:value-type="float" office:value="0.0199381103516032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43706817627" calcext:value-type="float">
            <text:p>-63,3243706817627</text:p>
          </table:table-cell>
          <table:table-cell office:value-type="float" office:value="-63.3585006828308" calcext:value-type="float">
            <text:p>-63,3585006828308</text:p>
          </table:table-cell>
          <table:table-cell table:formula="of:=[.B46]-[.C46]" office:value-type="float" office:value="0.0341300010680996" calcext:value-type="float">
            <text:p>0,034</text:p>
          </table:table-cell>
          <table:table-cell/>
          <table:table-cell office:value-type="float" office:value="-63.3718105964661" calcext:value-type="float">
            <text:p>-63,3718105964661</text:p>
          </table:table-cell>
          <table:table-cell office:value-type="float" office:value="-63.3928135070801" calcext:value-type="float">
            <text:p>-63,3928135070801</text:p>
          </table:table-cell>
          <table:table-cell table:formula="of:=[.F46]-[.G46]" office:value-type="float" office:value="0.0210029106140013" calcext:value-type="float">
            <text:p>0,021</text:p>
          </table:table-cell>
          <table:table-cell/>
          <table:table-cell office:value-type="float" office:value="-63.4118163795471" calcext:value-type="float">
            <text:p>-63,4118163795471</text:p>
          </table:table-cell>
          <table:table-cell office:value-type="float" office:value="-63.4269762802124" calcext:value-type="float">
            <text:p>-63,4269762802124</text:p>
          </table:table-cell>
          <table:table-cell table:formula="of:=[.J46]-[.K46]" office:value-type="float" office:value="0.0151599006653029" calcext:value-type="float">
            <text:p>0,015</text:p>
          </table:table-cell>
          <table:table-cell/>
          <table:table-cell office:value-type="float" office:value="-63.3922500343323" calcext:value-type="float">
            <text:p>-63,3922500343323</text:p>
          </table:table-cell>
          <table:table-cell office:value-type="float" office:value="-63.4201614456177" calcext:value-type="float">
            <text:p>-63,4201614456177</text:p>
          </table:table-cell>
          <table:table-cell table:formula="of:=[.N46]-[.O46]" office:value-type="float" office:value="0.0279114112854018" calcext:value-type="float">
            <text:p>0,028</text:p>
          </table:table-cell>
          <table:table-cell/>
          <table:table-cell office:value-type="float" office:value="-63.3358771324158" calcext:value-type="float">
            <text:p>-63,3358771324158</text:p>
          </table:table-cell>
          <table:table-cell office:value-type="float" office:value="-63.3553291893005" calcext:value-type="float">
            <text:p>-63,3553291893005</text:p>
          </table:table-cell>
          <table:table-cell table:formula="of:=[.R46]-[.S46]" office:value-type="float" office:value="0.0194520568846954" calcext:value-type="float">
            <text:p>0,019</text:p>
          </table:table-cell>
          <table:table-cell/>
          <table:table-cell office:value-type="float" office:value="-63.3302584381104" calcext:value-type="float">
            <text:p>-63,3302584381104</text:p>
          </table:table-cell>
          <table:table-cell office:value-type="float" office:value="-63.3537389526367" calcext:value-type="float">
            <text:p>-63,3537389526367</text:p>
          </table:table-cell>
          <table:table-cell table:formula="of:=[.V46]-[.W46]" office:value-type="float" office:value="0.0234805145262982" calcext:value-type="float">
            <text:p>0,023</text:p>
          </table:table-cell>
          <table:table-cell/>
          <table:table-cell office:value-type="float" office:value="-63.3168312187195" calcext:value-type="float">
            <text:p>-63,3168312187195</text:p>
          </table:table-cell>
          <table:table-cell office:value-type="float" office:value="-63.338196811676" calcext:value-type="float">
            <text:p>-63,338196811676</text:p>
          </table:table-cell>
          <table:table-cell table:formula="of:=[.Z46]-[.AA46]" office:value-type="float" office:value="0.0213655929564993" calcext:value-type="float">
            <text:p>0,021</text:p>
          </table:table-cell>
          <table:table-cell/>
          <table:table-cell office:value-type="float" office:value="-63.3228694572449" calcext:value-type="float">
            <text:p>-63,3228694572449</text:p>
          </table:table-cell>
          <table:table-cell office:value-type="float" office:value="-63.3434069900513" calcext:value-type="float">
            <text:p>-63,3434069900513</text:p>
          </table:table-cell>
          <table:table-cell table:formula="of:=[.AD46]-[.AE46]" office:value-type="float" office:value="0.0205375328064008" calcext:value-type="float">
            <text:p>0,021</text:p>
          </table:table-cell>
          <table:table-cell/>
          <table:table-cell office:value-type="float" office:value="-63.3527983398438" calcext:value-type="float">
            <text:p>-63,3527983398438</text:p>
          </table:table-cell>
          <table:table-cell office:value-type="float" office:value="-63.3752876815796" calcext:value-type="float">
            <text:p>-63,3752876815796</text:p>
          </table:table-cell>
          <table:table-cell table:formula="of:=[.AH46]-[.AI46]" office:value-type="float" office:value="0.022489341735799" calcext:value-type="float">
            <text:p>0,022</text:p>
          </table:table-cell>
          <table:table-cell/>
          <table:table-cell office:value-type="float" office:value="-63.3818823204041" calcext:value-type="float">
            <text:p>-63,3818823204041</text:p>
          </table:table-cell>
          <table:table-cell office:value-type="float" office:value="-63.4009500846863" calcext:value-type="float">
            <text:p>-63,4009500846863</text:p>
          </table:table-cell>
          <table:table-cell table:formula="of:=[.AL46]-[.AM46]" office:value-type="float" office:value="0.0190677642821981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01759376526" calcext:value-type="float">
            <text:p>-63,3301759376526</text:p>
          </table:table-cell>
          <table:table-cell office:value-type="float" office:value="-63.3570739707947" calcext:value-type="float">
            <text:p>-63,3570739707947</text:p>
          </table:table-cell>
          <table:table-cell table:formula="of:=[.B47]-[.C47]" office:value-type="float" office:value="0.0268980331421034" calcext:value-type="float">
            <text:p>0,027</text:p>
          </table:table-cell>
          <table:table-cell/>
          <table:table-cell office:value-type="float" office:value="-63.3763400382996" calcext:value-type="float">
            <text:p>-63,3763400382996</text:p>
          </table:table-cell>
          <table:table-cell office:value-type="float" office:value="-63.39474376297" calcext:value-type="float">
            <text:p>-63,39474376297</text:p>
          </table:table-cell>
          <table:table-cell table:formula="of:=[.F47]-[.G47]" office:value-type="float" office:value="0.0184037246703994" calcext:value-type="float">
            <text:p>0,018</text:p>
          </table:table-cell>
          <table:table-cell/>
          <table:table-cell office:value-type="float" office:value="-63.415608127594" calcext:value-type="float">
            <text:p>-63,415608127594</text:p>
          </table:table-cell>
          <table:table-cell office:value-type="float" office:value="-63.4276075057983" calcext:value-type="float">
            <text:p>-63,4276075057983</text:p>
          </table:table-cell>
          <table:table-cell table:formula="of:=[.J47]-[.K47]" office:value-type="float" office:value="0.0119993782043011" calcext:value-type="float">
            <text:p>0,012</text:p>
          </table:table-cell>
          <table:table-cell/>
          <table:table-cell office:value-type="float" office:value="-63.3935981864929" calcext:value-type="float">
            <text:p>-63,3935981864929</text:p>
          </table:table-cell>
          <table:table-cell office:value-type="float" office:value="-63.4190514450073" calcext:value-type="float">
            <text:p>-63,4190514450073</text:p>
          </table:table-cell>
          <table:table-cell table:formula="of:=[.N47]-[.O47]" office:value-type="float" office:value="0.0254532585143963" calcext:value-type="float">
            <text:p>0,025</text:p>
          </table:table-cell>
          <table:table-cell/>
          <table:table-cell office:value-type="float" office:value="-63.33813904953" calcext:value-type="float">
            <text:p>-63,33813904953</text:p>
          </table:table-cell>
          <table:table-cell office:value-type="float" office:value="-63.3504377975464" calcext:value-type="float">
            <text:p>-63,3504377975464</text:p>
          </table:table-cell>
          <table:table-cell table:formula="of:=[.R47]-[.S47]" office:value-type="float" office:value="0.0122987480163985" calcext:value-type="float">
            <text:p>0,012</text:p>
          </table:table-cell>
          <table:table-cell/>
          <table:table-cell office:value-type="float" office:value="-63.332646030426" calcext:value-type="float">
            <text:p>-63,332646030426</text:p>
          </table:table-cell>
          <table:table-cell office:value-type="float" office:value="-63.3562172813416" calcext:value-type="float">
            <text:p>-63,3562172813416</text:p>
          </table:table-cell>
          <table:table-cell table:formula="of:=[.V47]-[.W47]" office:value-type="float" office:value="0.0235712509156016" calcext:value-type="float">
            <text:p>0,024</text:p>
          </table:table-cell>
          <table:table-cell/>
          <table:table-cell office:value-type="float" office:value="-63.3203279380798" calcext:value-type="float">
            <text:p>-63,3203279380798</text:p>
          </table:table-cell>
          <table:table-cell office:value-type="float" office:value="-63.3388143501282" calcext:value-type="float">
            <text:p>-63,3388143501282</text:p>
          </table:table-cell>
          <table:table-cell table:formula="of:=[.Z47]-[.AA47]" office:value-type="float" office:value="0.0184864120484036" calcext:value-type="float">
            <text:p>0,018</text:p>
          </table:table-cell>
          <table:table-cell/>
          <table:table-cell office:value-type="float" office:value="-63.3179972457886" calcext:value-type="float">
            <text:p>-63,3179972457886</text:p>
          </table:table-cell>
          <table:table-cell office:value-type="float" office:value="-63.3414275779724" calcext:value-type="float">
            <text:p>-63,3414275779724</text:p>
          </table:table-cell>
          <table:table-cell table:formula="of:=[.AD47]-[.AE47]" office:value-type="float" office:value="0.0234303321837999" calcext:value-type="float">
            <text:p>0,023</text:p>
          </table:table-cell>
          <table:table-cell/>
          <table:table-cell office:value-type="float" office:value="-63.354846244812" calcext:value-type="float">
            <text:p>-63,354846244812</text:p>
          </table:table-cell>
          <table:table-cell office:value-type="float" office:value="-63.3765719795227" calcext:value-type="float">
            <text:p>-63,3765719795227</text:p>
          </table:table-cell>
          <table:table-cell table:formula="of:=[.AH47]-[.AI47]" office:value-type="float" office:value="0.0217257347106994" calcext:value-type="float">
            <text:p>0,022</text:p>
          </table:table-cell>
          <table:table-cell/>
          <table:table-cell office:value-type="float" office:value="-63.3802207756043" calcext:value-type="float">
            <text:p>-63,3802207756043</text:p>
          </table:table-cell>
          <table:table-cell office:value-type="float" office:value="-63.4010363883972" calcext:value-type="float">
            <text:p>-63,4010363883972</text:p>
          </table:table-cell>
          <table:table-cell table:formula="of:=[.AL47]-[.AM47]" office:value-type="float" office:value="0.0208156127929016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3160018921" calcext:value-type="float">
            <text:p>-63,3423160018921</text:p>
          </table:table-cell>
          <table:table-cell office:value-type="float" office:value="-63.359950592041" calcext:value-type="float">
            <text:p>-63,359950592041</text:p>
          </table:table-cell>
          <table:table-cell table:formula="of:=[.B48]-[.C48]" office:value-type="float" office:value="0.0176345901489015" calcext:value-type="float">
            <text:p>0,018</text:p>
          </table:table-cell>
          <table:table-cell/>
          <table:table-cell office:value-type="float" office:value="-63.385801361084" calcext:value-type="float">
            <text:p>-63,385801361084</text:p>
          </table:table-cell>
          <table:table-cell office:value-type="float" office:value="-63.3989520530701" calcext:value-type="float">
            <text:p>-63,3989520530701</text:p>
          </table:table-cell>
          <table:table-cell table:formula="of:=[.F48]-[.G48]" office:value-type="float" office:value="0.0131506919860982" calcext:value-type="float">
            <text:p>0,013</text:p>
          </table:table-cell>
          <table:table-cell/>
          <table:table-cell office:value-type="float" office:value="-63.409922668457" calcext:value-type="float">
            <text:p>-63,409922668457</text:p>
          </table:table-cell>
          <table:table-cell office:value-type="float" office:value="-63.4329669723511" calcext:value-type="float">
            <text:p>-63,4329669723511</text:p>
          </table:table-cell>
          <table:table-cell table:formula="of:=[.J48]-[.K48]" office:value-type="float" office:value="0.0230443038941033" calcext:value-type="float">
            <text:p>0,023</text:p>
          </table:table-cell>
          <table:table-cell/>
          <table:table-cell office:value-type="float" office:value="-63.4028536567688" calcext:value-type="float">
            <text:p>-63,4028536567688</text:p>
          </table:table-cell>
          <table:table-cell office:value-type="float" office:value="-63.4228786315918" calcext:value-type="float">
            <text:p>-63,4228786315918</text:p>
          </table:table-cell>
          <table:table-cell table:formula="of:=[.N48]-[.O48]" office:value-type="float" office:value="0.0200249748230021" calcext:value-type="float">
            <text:p>0,020</text:p>
          </table:table-cell>
          <table:table-cell/>
          <table:table-cell office:value-type="float" office:value="-63.334824760437" calcext:value-type="float">
            <text:p>-63,334824760437</text:p>
          </table:table-cell>
          <table:table-cell office:value-type="float" office:value="-63.3498216438293" calcext:value-type="float">
            <text:p>-63,3498216438293</text:p>
          </table:table-cell>
          <table:table-cell table:formula="of:=[.R48]-[.S48]" office:value-type="float" office:value="0.0149968833922998" calcext:value-type="float">
            <text:p>0,015</text:p>
          </table:table-cell>
          <table:table-cell/>
          <table:table-cell office:value-type="float" office:value="-63.3334473190308" calcext:value-type="float">
            <text:p>-63,3334473190308</text:p>
          </table:table-cell>
          <table:table-cell office:value-type="float" office:value="-63.3529734268189" calcext:value-type="float">
            <text:p>-63,3529734268189</text:p>
          </table:table-cell>
          <table:table-cell table:formula="of:=[.V48]-[.W48]" office:value-type="float" office:value="0.0195261077880957" calcext:value-type="float">
            <text:p>0,020</text:p>
          </table:table-cell>
          <table:table-cell/>
          <table:table-cell office:value-type="float" office:value="-63.320168006897" calcext:value-type="float">
            <text:p>-63,320168006897</text:p>
          </table:table-cell>
          <table:table-cell office:value-type="float" office:value="-63.3423500022888" calcext:value-type="float">
            <text:p>-63,3423500022888</text:p>
          </table:table-cell>
          <table:table-cell table:formula="of:=[.Z48]-[.AA48]" office:value-type="float" office:value="0.0221819953918043" calcext:value-type="float">
            <text:p>0,022</text:p>
          </table:table-cell>
          <table:table-cell/>
          <table:table-cell office:value-type="float" office:value="-63.3201550445557" calcext:value-type="float">
            <text:p>-63,3201550445557</text:p>
          </table:table-cell>
          <table:table-cell office:value-type="float" office:value="-63.3429200897217" calcext:value-type="float">
            <text:p>-63,3429200897217</text:p>
          </table:table-cell>
          <table:table-cell table:formula="of:=[.AD48]-[.AE48]" office:value-type="float" office:value="0.022765045166004" calcext:value-type="float">
            <text:p>0,023</text:p>
          </table:table-cell>
          <table:table-cell/>
          <table:table-cell office:value-type="float" office:value="-63.3562427330017" calcext:value-type="float">
            <text:p>-63,3562427330017</text:p>
          </table:table-cell>
          <table:table-cell office:value-type="float" office:value="-63.3749177322388" calcext:value-type="float">
            <text:p>-63,3749177322388</text:p>
          </table:table-cell>
          <table:table-cell table:formula="of:=[.AH48]-[.AI48]" office:value-type="float" office:value="0.0186749992370991" calcext:value-type="float">
            <text:p>0,019</text:p>
          </table:table-cell>
          <table:table-cell/>
          <table:table-cell office:value-type="float" office:value="-63.3818002586365" calcext:value-type="float">
            <text:p>-63,3818002586365</text:p>
          </table:table-cell>
          <table:table-cell office:value-type="float" office:value="-63.4013066101074" calcext:value-type="float">
            <text:p>-63,4013066101074</text:p>
          </table:table-cell>
          <table:table-cell table:formula="of:=[.AL48]-[.AM48]" office:value-type="float" office:value="0.0195063514708949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61023445129" calcext:value-type="float">
            <text:p>-63,3461023445129</text:p>
          </table:table-cell>
          <table:table-cell office:value-type="float" office:value="-63.3747873535156" calcext:value-type="float">
            <text:p>-63,3747873535156</text:p>
          </table:table-cell>
          <table:table-cell table:formula="of:=[.B49]-[.C49]" office:value-type="float" office:value="0.0286850090027002" calcext:value-type="float">
            <text:p>0,029</text:p>
          </table:table-cell>
          <table:table-cell/>
          <table:table-cell office:value-type="float" office:value="-63.3903352661133" calcext:value-type="float">
            <text:p>-63,3903352661133</text:p>
          </table:table-cell>
          <table:table-cell office:value-type="float" office:value="-63.4029748420715" calcext:value-type="float">
            <text:p>-63,4029748420715</text:p>
          </table:table-cell>
          <table:table-cell table:formula="of:=[.F49]-[.G49]" office:value-type="float" office:value="0.0126395759582039" calcext:value-type="float">
            <text:p>0,013</text:p>
          </table:table-cell>
          <table:table-cell/>
          <table:table-cell office:value-type="float" office:value="-63.4064900627136" calcext:value-type="float">
            <text:p>-63,4064900627136</text:p>
          </table:table-cell>
          <table:table-cell office:value-type="float" office:value="-63.4316731719971" calcext:value-type="float">
            <text:p>-63,4316731719971</text:p>
          </table:table-cell>
          <table:table-cell table:formula="of:=[.J49]-[.K49]" office:value-type="float" office:value="0.0251831092834962" calcext:value-type="float">
            <text:p>0,025</text:p>
          </table:table-cell>
          <table:table-cell/>
          <table:table-cell office:value-type="float" office:value="-63.3947117538452" calcext:value-type="float">
            <text:p>-63,3947117538452</text:p>
          </table:table-cell>
          <table:table-cell office:value-type="float" office:value="-63.4163790130615" calcext:value-type="float">
            <text:p>-63,4163790130615</text:p>
          </table:table-cell>
          <table:table-cell table:formula="of:=[.N49]-[.O49]" office:value-type="float" office:value="0.0216672592163008" calcext:value-type="float">
            <text:p>0,022</text:p>
          </table:table-cell>
          <table:table-cell/>
          <table:table-cell office:value-type="float" office:value="-63.3316052932739" calcext:value-type="float">
            <text:p>-63,3316052932739</text:p>
          </table:table-cell>
          <table:table-cell office:value-type="float" office:value="-63.3558639755249" calcext:value-type="float">
            <text:p>-63,3558639755249</text:p>
          </table:table-cell>
          <table:table-cell table:formula="of:=[.R49]-[.S49]" office:value-type="float" office:value="0.0242586822509949" calcext:value-type="float">
            <text:p>0,024</text:p>
          </table:table-cell>
          <table:table-cell/>
          <table:table-cell office:value-type="float" office:value="-63.3362919692993" calcext:value-type="float">
            <text:p>-63,3362919692993</text:p>
          </table:table-cell>
          <table:table-cell office:value-type="float" office:value="-63.3552279472351" calcext:value-type="float">
            <text:p>-63,3552279472351</text:p>
          </table:table-cell>
          <table:table-cell table:formula="of:=[.V49]-[.W49]" office:value-type="float" office:value="0.0189359779357972" calcext:value-type="float">
            <text:p>0,019</text:p>
          </table:table-cell>
          <table:table-cell/>
          <table:table-cell office:value-type="float" office:value="-63.3239315834045" calcext:value-type="float">
            <text:p>-63,3239315834045</text:p>
          </table:table-cell>
          <table:table-cell office:value-type="float" office:value="-63.3369208183289" calcext:value-type="float">
            <text:p>-63,3369208183289</text:p>
          </table:table-cell>
          <table:table-cell table:formula="of:=[.Z49]-[.AA49]" office:value-type="float" office:value="0.0129892349243974" calcext:value-type="float">
            <text:p>0,013</text:p>
          </table:table-cell>
          <table:table-cell/>
          <table:table-cell office:value-type="float" office:value="-63.3217228698731" calcext:value-type="float">
            <text:p>-63,3217228698731</text:p>
          </table:table-cell>
          <table:table-cell office:value-type="float" office:value="-63.3444267959595" calcext:value-type="float">
            <text:p>-63,3444267959595</text:p>
          </table:table-cell>
          <table:table-cell table:formula="of:=[.AD49]-[.AE49]" office:value-type="float" office:value="0.0227039260864004" calcext:value-type="float">
            <text:p>0,023</text:p>
          </table:table-cell>
          <table:table-cell/>
          <table:table-cell office:value-type="float" office:value="-63.3540827865601" calcext:value-type="float">
            <text:p>-63,3540827865601</text:p>
          </table:table-cell>
          <table:table-cell office:value-type="float" office:value="-63.3730489387512" calcext:value-type="float">
            <text:p>-63,3730489387512</text:p>
          </table:table-cell>
          <table:table-cell table:formula="of:=[.AH49]-[.AI49]" office:value-type="float" office:value="0.0189661521910978" calcext:value-type="float">
            <text:p>0,019</text:p>
          </table:table-cell>
          <table:table-cell/>
          <table:table-cell office:value-type="float" office:value="-63.3800566902161" calcext:value-type="float">
            <text:p>-63,3800566902161</text:p>
          </table:table-cell>
          <table:table-cell office:value-type="float" office:value="-63.3994289398193" calcext:value-type="float">
            <text:p>-63,3994289398193</text:p>
          </table:table-cell>
          <table:table-cell table:formula="of:=[.AL49]-[.AM49]" office:value-type="float" office:value="0.0193722496032009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63997764587" calcext:value-type="float">
            <text:p>-63,3263997764587</text:p>
          </table:table-cell>
          <table:table-cell office:value-type="float" office:value="-63.3599315643311" calcext:value-type="float">
            <text:p>-63,3599315643311</text:p>
          </table:table-cell>
          <table:table-cell table:formula="of:=[.B50]-[.C50]" office:value-type="float" office:value="0.0335317878723984" calcext:value-type="float">
            <text:p>0,034</text:p>
          </table:table-cell>
          <table:table-cell/>
          <table:table-cell office:value-type="float" office:value="-63.3867690811157" calcext:value-type="float">
            <text:p>-63,3867690811157</text:p>
          </table:table-cell>
          <table:table-cell office:value-type="float" office:value="-63.4004178657532" calcext:value-type="float">
            <text:p>-63,4004178657532</text:p>
          </table:table-cell>
          <table:table-cell table:formula="of:=[.F50]-[.G50]" office:value-type="float" office:value="0.0136487846374962" calcext:value-type="float">
            <text:p>0,014</text:p>
          </table:table-cell>
          <table:table-cell/>
          <table:table-cell office:value-type="float" office:value="-63.4108628768921" calcext:value-type="float">
            <text:p>-63,4108628768921</text:p>
          </table:table-cell>
          <table:table-cell office:value-type="float" office:value="-63.4308027267456" calcext:value-type="float">
            <text:p>-63,4308027267456</text:p>
          </table:table-cell>
          <table:table-cell table:formula="of:=[.J50]-[.K50]" office:value-type="float" office:value="0.0199398498535004" calcext:value-type="float">
            <text:p>0,020</text:p>
          </table:table-cell>
          <table:table-cell/>
          <table:table-cell office:value-type="float" office:value="-63.3924175643921" calcext:value-type="float">
            <text:p>-63,3924175643921</text:p>
          </table:table-cell>
          <table:table-cell office:value-type="float" office:value="-63.4132187347412" calcext:value-type="float">
            <text:p>-63,4132187347412</text:p>
          </table:table-cell>
          <table:table-cell table:formula="of:=[.N50]-[.O50]" office:value-type="float" office:value="0.0208011703491025" calcext:value-type="float">
            <text:p>0,021</text:p>
          </table:table-cell>
          <table:table-cell/>
          <table:table-cell office:value-type="float" office:value="-63.3273488616943" calcext:value-type="float">
            <text:p>-63,3273488616943</text:p>
          </table:table-cell>
          <table:table-cell office:value-type="float" office:value="-63.3519574050903" calcext:value-type="float">
            <text:p>-63,3519574050903</text:p>
          </table:table-cell>
          <table:table-cell table:formula="of:=[.R50]-[.S50]" office:value-type="float" office:value="0.0246085433960062" calcext:value-type="float">
            <text:p>0,025</text:p>
          </table:table-cell>
          <table:table-cell/>
          <table:table-cell office:value-type="float" office:value="-63.3298348197937" calcext:value-type="float">
            <text:p>-63,3298348197937</text:p>
          </table:table-cell>
          <table:table-cell office:value-type="float" office:value="-63.3489449577332" calcext:value-type="float">
            <text:p>-63,3489449577332</text:p>
          </table:table-cell>
          <table:table-cell table:formula="of:=[.V50]-[.W50]" office:value-type="float" office:value="0.0191101379394993" calcext:value-type="float">
            <text:p>0,019</text:p>
          </table:table-cell>
          <table:table-cell/>
          <table:table-cell office:value-type="float" office:value="-63.3198397712708" calcext:value-type="float">
            <text:p>-63,3198397712708</text:p>
          </table:table-cell>
          <table:table-cell office:value-type="float" office:value="-63.3395857505798" calcext:value-type="float">
            <text:p>-63,3395857505798</text:p>
          </table:table-cell>
          <table:table-cell table:formula="of:=[.Z50]-[.AA50]" office:value-type="float" office:value="0.0197459793090005" calcext:value-type="float">
            <text:p>0,020</text:p>
          </table:table-cell>
          <table:table-cell/>
          <table:table-cell office:value-type="float" office:value="-63.3224062461853" calcext:value-type="float">
            <text:p>-63,3224062461853</text:p>
          </table:table-cell>
          <table:table-cell office:value-type="float" office:value="-63.3407201766968" calcext:value-type="float">
            <text:p>-63,3407201766968</text:p>
          </table:table-cell>
          <table:table-cell table:formula="of:=[.AD50]-[.AE50]" office:value-type="float" office:value="0.0183139305114963" calcext:value-type="float">
            <text:p>0,018</text:p>
          </table:table-cell>
          <table:table-cell/>
          <table:table-cell office:value-type="float" office:value="-63.3549909362793" calcext:value-type="float">
            <text:p>-63,3549909362793</text:p>
          </table:table-cell>
          <table:table-cell office:value-type="float" office:value="-63.3778032684326" calcext:value-type="float">
            <text:p>-63,3778032684326</text:p>
          </table:table-cell>
          <table:table-cell table:formula="of:=[.AH50]-[.AI50]" office:value-type="float" office:value="0.0228123321533005" calcext:value-type="float">
            <text:p>0,023</text:p>
          </table:table-cell>
          <table:table-cell/>
          <table:table-cell office:value-type="float" office:value="-63.378623664856" calcext:value-type="float">
            <text:p>-63,378623664856</text:p>
          </table:table-cell>
          <table:table-cell office:value-type="float" office:value="-63.3973311729431" calcext:value-type="float">
            <text:p>-63,3973311729431</text:p>
          </table:table-cell>
          <table:table-cell table:formula="of:=[.AL50]-[.AM50]" office:value-type="float" office:value="0.0187075080870969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60629615784" calcext:value-type="float">
            <text:p>-63,3460629615784</text:p>
          </table:table-cell>
          <table:table-cell office:value-type="float" office:value="-63.3641952400208" calcext:value-type="float">
            <text:p>-63,3641952400208</text:p>
          </table:table-cell>
          <table:table-cell table:formula="of:=[.B51]-[.C51]" office:value-type="float" office:value="0.0181322784424012" calcext:value-type="float">
            <text:p>0,018</text:p>
          </table:table-cell>
          <table:table-cell/>
          <table:table-cell office:value-type="float" office:value="-63.3877857017517" calcext:value-type="float">
            <text:p>-63,3877857017517</text:p>
          </table:table-cell>
          <table:table-cell office:value-type="float" office:value="-63.4190720100403" calcext:value-type="float">
            <text:p>-63,4190720100403</text:p>
          </table:table-cell>
          <table:table-cell table:formula="of:=[.F51]-[.G51]" office:value-type="float" office:value="0.0312863082885997" calcext:value-type="float">
            <text:p>0,031</text:p>
          </table:table-cell>
          <table:table-cell/>
          <table:table-cell office:value-type="float" office:value="-63.4043888435364" calcext:value-type="float">
            <text:p>-63,4043888435364</text:p>
          </table:table-cell>
          <table:table-cell office:value-type="float" office:value="-63.4202999687195" calcext:value-type="float">
            <text:p>-63,4202999687195</text:p>
          </table:table-cell>
          <table:table-cell table:formula="of:=[.J51]-[.K51]" office:value-type="float" office:value="0.015911125183095" calcext:value-type="float">
            <text:p>0,016</text:p>
          </table:table-cell>
          <table:table-cell/>
          <table:table-cell office:value-type="float" office:value="-63.3939200210571" calcext:value-type="float">
            <text:p>-63,3939200210571</text:p>
          </table:table-cell>
          <table:table-cell office:value-type="float" office:value="-63.4181997146606" calcext:value-type="float">
            <text:p>-63,4181997146606</text:p>
          </table:table-cell>
          <table:table-cell table:formula="of:=[.N51]-[.O51]" office:value-type="float" office:value="0.0242796936035035" calcext:value-type="float">
            <text:p>0,024</text:p>
          </table:table-cell>
          <table:table-cell/>
          <table:table-cell office:value-type="float" office:value="-63.3304382133484" calcext:value-type="float">
            <text:p>-63,3304382133484</text:p>
          </table:table-cell>
          <table:table-cell office:value-type="float" office:value="-63.3511412773132" calcext:value-type="float">
            <text:p>-63,3511412773132</text:p>
          </table:table-cell>
          <table:table-cell table:formula="of:=[.R51]-[.S51]" office:value-type="float" office:value="0.0207030639647954" calcext:value-type="float">
            <text:p>0,021</text:p>
          </table:table-cell>
          <table:table-cell/>
          <table:table-cell office:value-type="float" office:value="-63.3286912689209" calcext:value-type="float">
            <text:p>-63,3286912689209</text:p>
          </table:table-cell>
          <table:table-cell office:value-type="float" office:value="-63.348788860321" calcext:value-type="float">
            <text:p>-63,348788860321</text:p>
          </table:table-cell>
          <table:table-cell table:formula="of:=[.V51]-[.W51]" office:value-type="float" office:value="0.020097591400102" calcext:value-type="float">
            <text:p>0,020</text:p>
          </table:table-cell>
          <table:table-cell/>
          <table:table-cell office:value-type="float" office:value="-63.3176737670898" calcext:value-type="float">
            <text:p>-63,3176737670898</text:p>
          </table:table-cell>
          <table:table-cell office:value-type="float" office:value="-63.3426779518127" calcext:value-type="float">
            <text:p>-63,3426779518127</text:p>
          </table:table-cell>
          <table:table-cell table:formula="of:=[.Z51]-[.AA51]" office:value-type="float" office:value="0.0250041847229028" calcext:value-type="float">
            <text:p>0,025</text:p>
          </table:table-cell>
          <table:table-cell/>
          <table:table-cell office:value-type="float" office:value="-63.317703453064" calcext:value-type="float">
            <text:p>-63,317703453064</text:p>
          </table:table-cell>
          <table:table-cell office:value-type="float" office:value="-63.3380284156799" calcext:value-type="float">
            <text:p>-63,3380284156799</text:p>
          </table:table-cell>
          <table:table-cell table:formula="of:=[.AD51]-[.AE51]" office:value-type="float" office:value="0.0203249626159021" calcext:value-type="float">
            <text:p>0,020</text:p>
          </table:table-cell>
          <table:table-cell/>
          <table:table-cell office:value-type="float" office:value="-63.3558506660461" calcext:value-type="float">
            <text:p>-63,3558506660461</text:p>
          </table:table-cell>
          <table:table-cell office:value-type="float" office:value="-63.377394241333" calcext:value-type="float">
            <text:p>-63,377394241333</text:p>
          </table:table-cell>
          <table:table-cell table:formula="of:=[.AH51]-[.AI51]" office:value-type="float" office:value="0.0215435752868984" calcext:value-type="float">
            <text:p>0,022</text:p>
          </table:table-cell>
          <table:table-cell/>
          <table:table-cell office:value-type="float" office:value="-63.3760957984924" calcext:value-type="float">
            <text:p>-63,3760957984924</text:p>
          </table:table-cell>
          <table:table-cell office:value-type="float" office:value="-63.397384765625" calcext:value-type="float">
            <text:p>-63,397384765625</text:p>
          </table:table-cell>
          <table:table-cell table:formula="of:=[.AL51]-[.AM51]" office:value-type="float" office:value="0.0212889671325982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35856933594" calcext:value-type="float">
            <text:p>-63,3335856933594</text:p>
          </table:table-cell>
          <table:table-cell office:value-type="float" office:value="-63.3675120506287" calcext:value-type="float">
            <text:p>-63,3675120506287</text:p>
          </table:table-cell>
          <table:table-cell table:formula="of:=[.B52]-[.C52]" office:value-type="float" office:value="0.0339263572692943" calcext:value-type="float">
            <text:p>0,034</text:p>
          </table:table-cell>
          <table:table-cell/>
          <table:table-cell office:value-type="float" office:value="-63.3820894813538" calcext:value-type="float">
            <text:p>-63,3820894813538</text:p>
          </table:table-cell>
          <table:table-cell office:value-type="float" office:value="-63.4156761932373" calcext:value-type="float">
            <text:p>-63,4156761932373</text:p>
          </table:table-cell>
          <table:table-cell table:formula="of:=[.F52]-[.G52]" office:value-type="float" office:value="0.0335867118835012" calcext:value-type="float">
            <text:p>0,034</text:p>
          </table:table-cell>
          <table:table-cell/>
          <table:table-cell office:value-type="float" office:value="-63.4150771636963" calcext:value-type="float">
            <text:p>-63,4150771636963</text:p>
          </table:table-cell>
          <table:table-cell office:value-type="float" office:value="-63.4183443756104" calcext:value-type="float">
            <text:p>-63,4183443756104</text:p>
          </table:table-cell>
          <table:table-cell table:formula="of:=[.J52]-[.K52]" office:value-type="float" office:value="0.00326721191409973" calcext:value-type="float">
            <text:p>0,003</text:p>
          </table:table-cell>
          <table:table-cell/>
          <table:table-cell office:value-type="float" office:value="-63.3929615821838" calcext:value-type="float">
            <text:p>-63,3929615821838</text:p>
          </table:table-cell>
          <table:table-cell office:value-type="float" office:value="-63.4163699493408" calcext:value-type="float">
            <text:p>-63,4163699493408</text:p>
          </table:table-cell>
          <table:table-cell table:formula="of:=[.N52]-[.O52]" office:value-type="float" office:value="0.0234083671569962" calcext:value-type="float">
            <text:p>0,023</text:p>
          </table:table-cell>
          <table:table-cell/>
          <table:table-cell office:value-type="float" office:value="-63.3266885566711" calcext:value-type="float">
            <text:p>-63,3266885566711</text:p>
          </table:table-cell>
          <table:table-cell office:value-type="float" office:value="-63.3549200286865" calcext:value-type="float">
            <text:p>-63,3549200286865</text:p>
          </table:table-cell>
          <table:table-cell table:formula="of:=[.R52]-[.S52]" office:value-type="float" office:value="0.0282314720153991" calcext:value-type="float">
            <text:p>0,028</text:p>
          </table:table-cell>
          <table:table-cell/>
          <table:table-cell office:value-type="float" office:value="-63.3325063819885" calcext:value-type="float">
            <text:p>-63,3325063819885</text:p>
          </table:table-cell>
          <table:table-cell office:value-type="float" office:value="-63.3528199920654" calcext:value-type="float">
            <text:p>-63,3528199920654</text:p>
          </table:table-cell>
          <table:table-cell table:formula="of:=[.V52]-[.W52]" office:value-type="float" office:value="0.0203136100768973" calcext:value-type="float">
            <text:p>0,020</text:p>
          </table:table-cell>
          <table:table-cell/>
          <table:table-cell office:value-type="float" office:value="-63.3169547843933" calcext:value-type="float">
            <text:p>-63,3169547843933</text:p>
          </table:table-cell>
          <table:table-cell office:value-type="float" office:value="-63.3425973777771" calcext:value-type="float">
            <text:p>-63,3425973777771</text:p>
          </table:table-cell>
          <table:table-cell table:formula="of:=[.Z52]-[.AA52]" office:value-type="float" office:value="0.0256425933838003" calcext:value-type="float">
            <text:p>0,026</text:p>
          </table:table-cell>
          <table:table-cell/>
          <table:table-cell office:value-type="float" office:value="-63.3213731765747" calcext:value-type="float">
            <text:p>-63,3213731765747</text:p>
          </table:table-cell>
          <table:table-cell office:value-type="float" office:value="-63.3463835144043" calcext:value-type="float">
            <text:p>-63,3463835144043</text:p>
          </table:table-cell>
          <table:table-cell table:formula="of:=[.AD52]-[.AE52]" office:value-type="float" office:value="0.0250103378295989" calcext:value-type="float">
            <text:p>0,025</text:p>
          </table:table-cell>
          <table:table-cell/>
          <table:table-cell office:value-type="float" office:value="-63.3582569923401" calcext:value-type="float">
            <text:p>-63,3582569923401</text:p>
          </table:table-cell>
          <table:table-cell office:value-type="float" office:value="-63.3772850532532" calcext:value-type="float">
            <text:p>-63,3772850532532</text:p>
          </table:table-cell>
          <table:table-cell table:formula="of:=[.AH52]-[.AI52]" office:value-type="float" office:value="0.0190280609131008" calcext:value-type="float">
            <text:p>0,019</text:p>
          </table:table-cell>
          <table:table-cell/>
          <table:table-cell office:value-type="float" office:value="-63.3775805053711" calcext:value-type="float">
            <text:p>-63,3775805053711</text:p>
          </table:table-cell>
          <table:table-cell office:value-type="float" office:value="-63.3957016448975" calcext:value-type="float">
            <text:p>-63,3957016448975</text:p>
          </table:table-cell>
          <table:table-cell table:formula="of:=[.AL52]-[.AM52]" office:value-type="float" office:value="0.0181211395264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1688079834" calcext:value-type="float">
            <text:p>-63,3421688079834</text:p>
          </table:table-cell>
          <table:table-cell office:value-type="float" office:value="-63.3548969573975" calcext:value-type="float">
            <text:p>-63,3548969573975</text:p>
          </table:table-cell>
          <table:table-cell table:formula="of:=[.B53]-[.C53]" office:value-type="float" office:value="0.0127281494141016" calcext:value-type="float">
            <text:p>0,013</text:p>
          </table:table-cell>
          <table:table-cell/>
          <table:table-cell office:value-type="float" office:value="-63.3939956665039" calcext:value-type="float">
            <text:p>-63,3939956665039</text:p>
          </table:table-cell>
          <table:table-cell office:value-type="float" office:value="-63.4125889930725" calcext:value-type="float">
            <text:p>-63,4125889930725</text:p>
          </table:table-cell>
          <table:table-cell table:formula="of:=[.F53]-[.G53]" office:value-type="float" office:value="0.0185933265685989" calcext:value-type="float">
            <text:p>0,019</text:p>
          </table:table-cell>
          <table:table-cell/>
          <table:table-cell office:value-type="float" office:value="-63.4131767082214" calcext:value-type="float">
            <text:p>-63,4131767082214</text:p>
          </table:table-cell>
          <table:table-cell office:value-type="float" office:value="-63.4276445350647" calcext:value-type="float">
            <text:p>-63,4276445350647</text:p>
          </table:table-cell>
          <table:table-cell table:formula="of:=[.J53]-[.K53]" office:value-type="float" office:value="0.0144678268433012" calcext:value-type="float">
            <text:p>0,014</text:p>
          </table:table-cell>
          <table:table-cell/>
          <table:table-cell office:value-type="float" office:value="-63.3976475372314" calcext:value-type="float">
            <text:p>-63,3976475372314</text:p>
          </table:table-cell>
          <table:table-cell office:value-type="float" office:value="-63.4064702110291" calcext:value-type="float">
            <text:p>-63,4064702110291</text:p>
          </table:table-cell>
          <table:table-cell table:formula="of:=[.N53]-[.O53]" office:value-type="float" office:value="0.00882267379770241" calcext:value-type="float">
            <text:p>0,009</text:p>
          </table:table-cell>
          <table:table-cell/>
          <table:table-cell office:value-type="float" office:value="-63.3285462760925" calcext:value-type="float">
            <text:p>-63,3285462760925</text:p>
          </table:table-cell>
          <table:table-cell office:value-type="float" office:value="-63.354829044342" calcext:value-type="float">
            <text:p>-63,354829044342</text:p>
          </table:table-cell>
          <table:table-cell table:formula="of:=[.R53]-[.S53]" office:value-type="float" office:value="0.0262827682494944" calcext:value-type="float">
            <text:p>0,026</text:p>
          </table:table-cell>
          <table:table-cell/>
          <table:table-cell office:value-type="float" office:value="-63.3315983772278" calcext:value-type="float">
            <text:p>-63,3315983772278</text:p>
          </table:table-cell>
          <table:table-cell office:value-type="float" office:value="-63.3541551856995" calcext:value-type="float">
            <text:p>-63,3541551856995</text:p>
          </table:table-cell>
          <table:table-cell table:formula="of:=[.V53]-[.W53]" office:value-type="float" office:value="0.0225568084716983" calcext:value-type="float">
            <text:p>0,023</text:p>
          </table:table-cell>
          <table:table-cell/>
          <table:table-cell office:value-type="float" office:value="-63.3161247711182" calcext:value-type="float">
            <text:p>-63,3161247711182</text:p>
          </table:table-cell>
          <table:table-cell office:value-type="float" office:value="-63.3421001243591" calcext:value-type="float">
            <text:p>-63,3421001243591</text:p>
          </table:table-cell>
          <table:table-cell table:formula="of:=[.Z53]-[.AA53]" office:value-type="float" office:value="0.0259753532409022" calcext:value-type="float">
            <text:p>0,026</text:p>
          </table:table-cell>
          <table:table-cell/>
          <table:table-cell office:value-type="float" office:value="-63.3251997795105" calcext:value-type="float">
            <text:p>-63,3251997795105</text:p>
          </table:table-cell>
          <table:table-cell office:value-type="float" office:value="-63.3460696411133" calcext:value-type="float">
            <text:p>-63,3460696411133</text:p>
          </table:table-cell>
          <table:table-cell table:formula="of:=[.AD53]-[.AE53]" office:value-type="float" office:value="0.0208698616028045" calcext:value-type="float">
            <text:p>0,021</text:p>
          </table:table-cell>
          <table:table-cell/>
          <table:table-cell office:value-type="float" office:value="-63.3571174087524" calcext:value-type="float">
            <text:p>-63,3571174087524</text:p>
          </table:table-cell>
          <table:table-cell office:value-type="float" office:value="-63.3795776939392" calcext:value-type="float">
            <text:p>-63,3795776939392</text:p>
          </table:table-cell>
          <table:table-cell table:formula="of:=[.AH53]-[.AI53]" office:value-type="float" office:value="0.0224602851867957" calcext:value-type="float">
            <text:p>0,022</text:p>
          </table:table-cell>
          <table:table-cell/>
          <table:table-cell office:value-type="float" office:value="-63.3754420356751" calcext:value-type="float">
            <text:p>-63,3754420356751</text:p>
          </table:table-cell>
          <table:table-cell office:value-type="float" office:value="-63.3912828025818" calcext:value-type="float">
            <text:p>-63,3912828025818</text:p>
          </table:table-cell>
          <table:table-cell table:formula="of:=[.AL53]-[.AM53]" office:value-type="float" office:value="0.0158407669066989" calcext:value-type="float">
            <text:p>0,016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68122379303" calcext:value-type="float">
            <text:p>-63,368122379303</text:p>
          </table:table-cell>
          <table:table-cell office:value-type="float" office:value="-63.37238123703" calcext:value-type="float">
            <text:p>-63,37238123703</text:p>
          </table:table-cell>
          <table:table-cell table:formula="of:=[.B54]-[.C54]" office:value-type="float" office:value="0.0042588577269953" calcext:value-type="float">
            <text:p>0,004</text:p>
          </table:table-cell>
          <table:table-cell/>
          <table:table-cell office:value-type="float" office:value="-63.384397026062" calcext:value-type="float">
            <text:p>-63,384397026062</text:p>
          </table:table-cell>
          <table:table-cell office:value-type="float" office:value="-63.4073663024902" calcext:value-type="float">
            <text:p>-63,4073663024902</text:p>
          </table:table-cell>
          <table:table-cell table:formula="of:=[.F54]-[.G54]" office:value-type="float" office:value="0.0229692764282063" calcext:value-type="float">
            <text:p>0,023</text:p>
          </table:table-cell>
          <table:table-cell/>
          <table:table-cell office:value-type="float" office:value="-63.4080654296875" calcext:value-type="float">
            <text:p>-63,4080654296875</text:p>
          </table:table-cell>
          <table:table-cell office:value-type="float" office:value="-63.4337802238464" calcext:value-type="float">
            <text:p>-63,4337802238464</text:p>
          </table:table-cell>
          <table:table-cell table:formula="of:=[.J54]-[.K54]" office:value-type="float" office:value="0.0257147941589011" calcext:value-type="float">
            <text:p>0,026</text:p>
          </table:table-cell>
          <table:table-cell/>
          <table:table-cell office:value-type="float" office:value="-63.3960453643799" calcext:value-type="float">
            <text:p>-63,3960453643799</text:p>
          </table:table-cell>
          <table:table-cell office:value-type="float" office:value="-63.4150173683167" calcext:value-type="float">
            <text:p>-63,4150173683167</text:p>
          </table:table-cell>
          <table:table-cell table:formula="of:=[.N54]-[.O54]" office:value-type="float" office:value="0.0189720039367955" calcext:value-type="float">
            <text:p>0,019</text:p>
          </table:table-cell>
          <table:table-cell/>
          <table:table-cell office:value-type="float" office:value="-63.331624786377" calcext:value-type="float">
            <text:p>-63,331624786377</text:p>
          </table:table-cell>
          <table:table-cell office:value-type="float" office:value="-63.3485331077576" calcext:value-type="float">
            <text:p>-63,3485331077576</text:p>
          </table:table-cell>
          <table:table-cell table:formula="of:=[.R54]-[.S54]" office:value-type="float" office:value="0.0169083213806047" calcext:value-type="float">
            <text:p>0,017</text:p>
          </table:table-cell>
          <table:table-cell/>
          <table:table-cell office:value-type="float" office:value="-63.3328454856873" calcext:value-type="float">
            <text:p>-63,3328454856873</text:p>
          </table:table-cell>
          <table:table-cell office:value-type="float" office:value="-63.3511879997253" calcext:value-type="float">
            <text:p>-63,3511879997253</text:p>
          </table:table-cell>
          <table:table-cell table:formula="of:=[.V54]-[.W54]" office:value-type="float" office:value="0.0183425140379967" calcext:value-type="float">
            <text:p>0,018</text:p>
          </table:table-cell>
          <table:table-cell/>
          <table:table-cell office:value-type="float" office:value="-63.3153667144775" calcext:value-type="float">
            <text:p>-63,3153667144775</text:p>
          </table:table-cell>
          <table:table-cell office:value-type="float" office:value="-63.3412602386475" calcext:value-type="float">
            <text:p>-63,3412602386475</text:p>
          </table:table-cell>
          <table:table-cell table:formula="of:=[.Z54]-[.AA54]" office:value-type="float" office:value="0.0258935241700016" calcext:value-type="float">
            <text:p>0,026</text:p>
          </table:table-cell>
          <table:table-cell/>
          <table:table-cell office:value-type="float" office:value="-63.3242480926514" calcext:value-type="float">
            <text:p>-63,3242480926514</text:p>
          </table:table-cell>
          <table:table-cell office:value-type="float" office:value="-63.3471198806763" calcext:value-type="float">
            <text:p>-63,3471198806763</text:p>
          </table:table-cell>
          <table:table-cell table:formula="of:=[.AD54]-[.AE54]" office:value-type="float" office:value="0.0228717880249008" calcext:value-type="float">
            <text:p>0,023</text:p>
          </table:table-cell>
          <table:table-cell/>
          <table:table-cell office:value-type="float" office:value="-63.358964969635" calcext:value-type="float">
            <text:p>-63,358964969635</text:p>
          </table:table-cell>
          <table:table-cell office:value-type="float" office:value="-63.3808885383606" calcext:value-type="float">
            <text:p>-63,3808885383606</text:p>
          </table:table-cell>
          <table:table-cell table:formula="of:=[.AH54]-[.AI54]" office:value-type="float" office:value="0.0219235687256045" calcext:value-type="float">
            <text:p>0,022</text:p>
          </table:table-cell>
          <table:table-cell/>
          <table:table-cell office:value-type="float" office:value="-63.3738697128296" calcext:value-type="float">
            <text:p>-63,3738697128296</text:p>
          </table:table-cell>
          <table:table-cell office:value-type="float" office:value="-63.3927107048035" calcext:value-type="float">
            <text:p>-63,3927107048035</text:p>
          </table:table-cell>
          <table:table-cell table:formula="of:=[.AL54]-[.AM54]" office:value-type="float" office:value="0.0188409919738959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0692481995" calcext:value-type="float">
            <text:p>-63,3210692481995</text:p>
          </table:table-cell>
          <table:table-cell office:value-type="float" office:value="-63.3708241424561" calcext:value-type="float">
            <text:p>-63,3708241424561</text:p>
          </table:table-cell>
          <table:table-cell table:formula="of:=[.B55]-[.C55]" office:value-type="float" office:value="0.0497548942566013" calcext:value-type="float">
            <text:p>0,050</text:p>
          </table:table-cell>
          <table:table-cell/>
          <table:table-cell office:value-type="float" office:value="-63.3827277526856" calcext:value-type="float">
            <text:p>-63,3827277526856</text:p>
          </table:table-cell>
          <table:table-cell office:value-type="float" office:value="-63.4023083953857" calcext:value-type="float">
            <text:p>-63,4023083953857</text:p>
          </table:table-cell>
          <table:table-cell table:formula="of:=[.F55]-[.G55]" office:value-type="float" office:value="0.019580642700106" calcext:value-type="float">
            <text:p>0,020</text:p>
          </table:table-cell>
          <table:table-cell/>
          <table:table-cell office:value-type="float" office:value="-63.4149654083252" calcext:value-type="float">
            <text:p>-63,4149654083252</text:p>
          </table:table-cell>
          <table:table-cell office:value-type="float" office:value="-63.430077999115" calcext:value-type="float">
            <text:p>-63,430077999115</text:p>
          </table:table-cell>
          <table:table-cell table:formula="of:=[.J55]-[.K55]" office:value-type="float" office:value="0.0151125907897978" calcext:value-type="float">
            <text:p>0,015</text:p>
          </table:table-cell>
          <table:table-cell/>
          <table:table-cell office:value-type="float" office:value="-63.4045399932861" calcext:value-type="float">
            <text:p>-63,4045399932861</text:p>
          </table:table-cell>
          <table:table-cell office:value-type="float" office:value="-63.4127427864075" calcext:value-type="float">
            <text:p>-63,4127427864075</text:p>
          </table:table-cell>
          <table:table-cell table:formula="of:=[.N55]-[.O55]" office:value-type="float" office:value="0.0082027931213986" calcext:value-type="float">
            <text:p>0,008</text:p>
          </table:table-cell>
          <table:table-cell/>
          <table:table-cell office:value-type="float" office:value="-63.3290072822571" calcext:value-type="float">
            <text:p>-63,3290072822571</text:p>
          </table:table-cell>
          <table:table-cell office:value-type="float" office:value="-63.3482747421265" calcext:value-type="float">
            <text:p>-63,3482747421265</text:p>
          </table:table-cell>
          <table:table-cell table:formula="of:=[.R55]-[.S55]" office:value-type="float" office:value="0.0192674598693969" calcext:value-type="float">
            <text:p>0,019</text:p>
          </table:table-cell>
          <table:table-cell/>
          <table:table-cell office:value-type="float" office:value="-63.330648475647" calcext:value-type="float">
            <text:p>-63,330648475647</text:p>
          </table:table-cell>
          <table:table-cell office:value-type="float" office:value="-63.3510788192749" calcext:value-type="float">
            <text:p>-63,3510788192749</text:p>
          </table:table-cell>
          <table:table-cell table:formula="of:=[.V55]-[.W55]" office:value-type="float" office:value="0.0204303436279005" calcext:value-type="float">
            <text:p>0,020</text:p>
          </table:table-cell>
          <table:table-cell/>
          <table:table-cell office:value-type="float" office:value="-63.3195256385803" calcext:value-type="float">
            <text:p>-63,3195256385803</text:p>
          </table:table-cell>
          <table:table-cell office:value-type="float" office:value="-63.345211643219" calcext:value-type="float">
            <text:p>-63,345211643219</text:p>
          </table:table-cell>
          <table:table-cell table:formula="of:=[.Z55]-[.AA55]" office:value-type="float" office:value="0.0256860046387004" calcext:value-type="float">
            <text:p>0,026</text:p>
          </table:table-cell>
          <table:table-cell/>
          <table:table-cell office:value-type="float" office:value="-63.3270550689697" calcext:value-type="float">
            <text:p>-63,3270550689697</text:p>
          </table:table-cell>
          <table:table-cell office:value-type="float" office:value="-63.3426307220459" calcext:value-type="float">
            <text:p>-63,3426307220459</text:p>
          </table:table-cell>
          <table:table-cell table:formula="of:=[.AD55]-[.AE55]" office:value-type="float" office:value="0.0155756530761977" calcext:value-type="float">
            <text:p>0,016</text:p>
          </table:table-cell>
          <table:table-cell/>
          <table:table-cell office:value-type="float" office:value="-63.3583105621338" calcext:value-type="float">
            <text:p>-63,3583105621338</text:p>
          </table:table-cell>
          <table:table-cell office:value-type="float" office:value="-63.3791258163452" calcext:value-type="float">
            <text:p>-63,3791258163452</text:p>
          </table:table-cell>
          <table:table-cell table:formula="of:=[.AH55]-[.AI55]" office:value-type="float" office:value="0.0208152542113993" calcext:value-type="float">
            <text:p>0,021</text:p>
          </table:table-cell>
          <table:table-cell/>
          <table:table-cell office:value-type="float" office:value="-63.371516418457" calcext:value-type="float">
            <text:p>-63,371516418457</text:p>
          </table:table-cell>
          <table:table-cell office:value-type="float" office:value="-63.3909092140198" calcext:value-type="float">
            <text:p>-63,3909092140198</text:p>
          </table:table-cell>
          <table:table-cell table:formula="of:=[.AL55]-[.AM55]" office:value-type="float" office:value="0.0193927955628013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52905273438" calcext:value-type="float">
            <text:p>-63,3252905273438</text:p>
          </table:table-cell>
          <table:table-cell office:value-type="float" office:value="-63.3592626533508" calcext:value-type="float">
            <text:p>-63,3592626533508</text:p>
          </table:table-cell>
          <table:table-cell table:formula="of:=[.B56]-[.C56]" office:value-type="float" office:value="0.0339721260069936" calcext:value-type="float">
            <text:p>0,034</text:p>
          </table:table-cell>
          <table:table-cell/>
          <table:table-cell office:value-type="float" office:value="-63.3909185981751" calcext:value-type="float">
            <text:p>-63,3909185981751</text:p>
          </table:table-cell>
          <table:table-cell office:value-type="float" office:value="-63.4108278961182" calcext:value-type="float">
            <text:p>-63,4108278961182</text:p>
          </table:table-cell>
          <table:table-cell table:formula="of:=[.F56]-[.G56]" office:value-type="float" office:value="0.0199092979431015" calcext:value-type="float">
            <text:p>0,020</text:p>
          </table:table-cell>
          <table:table-cell/>
          <table:table-cell office:value-type="float" office:value="-63.4063314552307" calcext:value-type="float">
            <text:p>-63,4063314552307</text:p>
          </table:table-cell>
          <table:table-cell office:value-type="float" office:value="-63.4328348045349" calcext:value-type="float">
            <text:p>-63,4328348045349</text:p>
          </table:table-cell>
          <table:table-cell table:formula="of:=[.J56]-[.K56]" office:value-type="float" office:value="0.0265033493041997" calcext:value-type="float">
            <text:p>0,027</text:p>
          </table:table-cell>
          <table:table-cell/>
          <table:table-cell office:value-type="float" office:value="-63.3996946601868" calcext:value-type="float">
            <text:p>-63,3996946601868</text:p>
          </table:table-cell>
          <table:table-cell office:value-type="float" office:value="-63.4090416755676" calcext:value-type="float">
            <text:p>-63,4090416755676</text:p>
          </table:table-cell>
          <table:table-cell table:formula="of:=[.N56]-[.O56]" office:value-type="float" office:value="0.00934701538079708" calcext:value-type="float">
            <text:p>0,009</text:p>
          </table:table-cell>
          <table:table-cell/>
          <table:table-cell office:value-type="float" office:value="-63.3337765731812" calcext:value-type="float">
            <text:p>-63,3337765731812</text:p>
          </table:table-cell>
          <table:table-cell office:value-type="float" office:value="-63.3486921272278" calcext:value-type="float">
            <text:p>-63,3486921272278</text:p>
          </table:table-cell>
          <table:table-cell table:formula="of:=[.R56]-[.S56]" office:value-type="float" office:value="0.0149155540466026" calcext:value-type="float">
            <text:p>0,015</text:p>
          </table:table-cell>
          <table:table-cell/>
          <table:table-cell office:value-type="float" office:value="-63.3277531967163" calcext:value-type="float">
            <text:p>-63,3277531967163</text:p>
          </table:table-cell>
          <table:table-cell office:value-type="float" office:value="-63.3527794113159" calcext:value-type="float">
            <text:p>-63,3527794113159</text:p>
          </table:table-cell>
          <table:table-cell table:formula="of:=[.V56]-[.W56]" office:value-type="float" office:value="0.025026214599599" calcext:value-type="float">
            <text:p>0,025</text:p>
          </table:table-cell>
          <table:table-cell/>
          <table:table-cell office:value-type="float" office:value="-63.3202622642517" calcext:value-type="float">
            <text:p>-63,3202622642517</text:p>
          </table:table-cell>
          <table:table-cell office:value-type="float" office:value="-63.3444240608215" calcext:value-type="float">
            <text:p>-63,3444240608215</text:p>
          </table:table-cell>
          <table:table-cell table:formula="of:=[.Z56]-[.AA56]" office:value-type="float" office:value="0.0241617965697998" calcext:value-type="float">
            <text:p>0,024</text:p>
          </table:table-cell>
          <table:table-cell/>
          <table:table-cell office:value-type="float" office:value="-63.3213450698853" calcext:value-type="float">
            <text:p>-63,3213450698853</text:p>
          </table:table-cell>
          <table:table-cell office:value-type="float" office:value="-63.3399860687256" calcext:value-type="float">
            <text:p>-63,3399860687256</text:p>
          </table:table-cell>
          <table:table-cell table:formula="of:=[.AD56]-[.AE56]" office:value-type="float" office:value="0.0186409988403042" calcext:value-type="float">
            <text:p>0,019</text:p>
          </table:table-cell>
          <table:table-cell/>
          <table:table-cell office:value-type="float" office:value="-63.3589754447937" calcext:value-type="float">
            <text:p>-63,3589754447937</text:p>
          </table:table-cell>
          <table:table-cell office:value-type="float" office:value="-63.3797560043335" calcext:value-type="float">
            <text:p>-63,3797560043335</text:p>
          </table:table-cell>
          <table:table-cell table:formula="of:=[.AH56]-[.AI56]" office:value-type="float" office:value="0.0207805595398014" calcext:value-type="float">
            <text:p>0,021</text:p>
          </table:table-cell>
          <table:table-cell/>
          <table:table-cell office:value-type="float" office:value="-63.3740368728638" calcext:value-type="float">
            <text:p>-63,3740368728638</text:p>
          </table:table-cell>
          <table:table-cell office:value-type="float" office:value="-63.3917800941467" calcext:value-type="float">
            <text:p>-63,3917800941467</text:p>
          </table:table-cell>
          <table:table-cell table:formula="of:=[.AL56]-[.AM56]" office:value-type="float" office:value="0.017743221282899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2174263" calcext:value-type="float">
            <text:p>-63,3392174263</text:p>
          </table:table-cell>
          <table:table-cell office:value-type="float" office:value="-63.3574171714783" calcext:value-type="float">
            <text:p>-63,3574171714783</text:p>
          </table:table-cell>
          <table:table-cell table:formula="of:=[.B57]-[.C57]" office:value-type="float" office:value="0.0181997451783005" calcext:value-type="float">
            <text:p>0,018</text:p>
          </table:table-cell>
          <table:table-cell/>
          <table:table-cell office:value-type="float" office:value="-63.3878462791443" calcext:value-type="float">
            <text:p>-63,3878462791443</text:p>
          </table:table-cell>
          <table:table-cell office:value-type="float" office:value="-63.4107964057922" calcext:value-type="float">
            <text:p>-63,4107964057922</text:p>
          </table:table-cell>
          <table:table-cell table:formula="of:=[.F57]-[.G57]" office:value-type="float" office:value="0.0229501266478991" calcext:value-type="float">
            <text:p>0,023</text:p>
          </table:table-cell>
          <table:table-cell/>
          <table:table-cell office:value-type="float" office:value="-63.4109071121216" calcext:value-type="float">
            <text:p>-63,4109071121216</text:p>
          </table:table-cell>
          <table:table-cell office:value-type="float" office:value="-63.4283751335144" calcext:value-type="float">
            <text:p>-63,4283751335144</text:p>
          </table:table-cell>
          <table:table-cell table:formula="of:=[.J57]-[.K57]" office:value-type="float" office:value="0.0174680213928013" calcext:value-type="float">
            <text:p>0,017</text:p>
          </table:table-cell>
          <table:table-cell/>
          <table:table-cell office:value-type="float" office:value="-63.393225101471" calcext:value-type="float">
            <text:p>-63,393225101471</text:p>
          </table:table-cell>
          <table:table-cell office:value-type="float" office:value="-63.3999576148987" calcext:value-type="float">
            <text:p>-63,3999576148987</text:p>
          </table:table-cell>
          <table:table-cell table:formula="of:=[.N57]-[.O57]" office:value-type="float" office:value="0.00673251342769987" calcext:value-type="float">
            <text:p>0,007</text:p>
          </table:table-cell>
          <table:table-cell/>
          <table:table-cell office:value-type="float" office:value="-63.3285816268921" calcext:value-type="float">
            <text:p>-63,3285816268921</text:p>
          </table:table-cell>
          <table:table-cell office:value-type="float" office:value="-63.3470457839966" calcext:value-type="float">
            <text:p>-63,3470457839966</text:p>
          </table:table-cell>
          <table:table-cell table:formula="of:=[.R57]-[.S57]" office:value-type="float" office:value="0.0184641571044963" calcext:value-type="float">
            <text:p>0,018</text:p>
          </table:table-cell>
          <table:table-cell/>
          <table:table-cell office:value-type="float" office:value="-63.3266263771057" calcext:value-type="float">
            <text:p>-63,3266263771057</text:p>
          </table:table-cell>
          <table:table-cell office:value-type="float" office:value="-63.3537171859741" calcext:value-type="float">
            <text:p>-63,3537171859741</text:p>
          </table:table-cell>
          <table:table-cell table:formula="of:=[.V57]-[.W57]" office:value-type="float" office:value="0.027090808868401" calcext:value-type="float">
            <text:p>0,027</text:p>
          </table:table-cell>
          <table:table-cell/>
          <table:table-cell office:value-type="float" office:value="-63.3227536506653" calcext:value-type="float">
            <text:p>-63,3227536506653</text:p>
          </table:table-cell>
          <table:table-cell office:value-type="float" office:value="-63.3418190078735" calcext:value-type="float">
            <text:p>-63,3418190078735</text:p>
          </table:table-cell>
          <table:table-cell table:formula="of:=[.Z57]-[.AA57]" office:value-type="float" office:value="0.0190653572081985" calcext:value-type="float">
            <text:p>0,019</text:p>
          </table:table-cell>
          <table:table-cell/>
          <table:table-cell office:value-type="float" office:value="-63.319548248291" calcext:value-type="float">
            <text:p>-63,319548248291</text:p>
          </table:table-cell>
          <table:table-cell office:value-type="float" office:value="-63.343623374939" calcext:value-type="float">
            <text:p>-63,343623374939</text:p>
          </table:table-cell>
          <table:table-cell table:formula="of:=[.AD57]-[.AE57]" office:value-type="float" office:value="0.0240751266480004" calcext:value-type="float">
            <text:p>0,024</text:p>
          </table:table-cell>
          <table:table-cell/>
          <table:table-cell office:value-type="float" office:value="-63.3619876480103" calcext:value-type="float">
            <text:p>-63,3619876480103</text:p>
          </table:table-cell>
          <table:table-cell office:value-type="float" office:value="-63.3816891441345" calcext:value-type="float">
            <text:p>-63,3816891441345</text:p>
          </table:table-cell>
          <table:table-cell table:formula="of:=[.AH57]-[.AI57]" office:value-type="float" office:value="0.019701496124199" calcext:value-type="float">
            <text:p>0,020</text:p>
          </table:table-cell>
          <table:table-cell/>
          <table:table-cell office:value-type="float" office:value="-63.3699108772278" calcext:value-type="float">
            <text:p>-63,3699108772278</text:p>
          </table:table-cell>
          <table:table-cell office:value-type="float" office:value="-63.3937412490845" calcext:value-type="float">
            <text:p>-63,3937412490845</text:p>
          </table:table-cell>
          <table:table-cell table:formula="of:=[.AL57]-[.AM57]" office:value-type="float" office:value="0.0238303718566968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01696205139" calcext:value-type="float">
            <text:p>-63,3501696205139</text:p>
          </table:table-cell>
          <table:table-cell office:value-type="float" office:value="-63.3585373420715" calcext:value-type="float">
            <text:p>-63,3585373420715</text:p>
          </table:table-cell>
          <table:table-cell table:formula="of:=[.B58]-[.C58]" office:value-type="float" office:value="0.00836772155759746" calcext:value-type="float">
            <text:p>0,008</text:p>
          </table:table-cell>
          <table:table-cell/>
          <table:table-cell office:value-type="float" office:value="-63.3872725791931" calcext:value-type="float">
            <text:p>-63,3872725791931</text:p>
          </table:table-cell>
          <table:table-cell office:value-type="float" office:value="-63.407969127655" calcext:value-type="float">
            <text:p>-63,407969127655</text:p>
          </table:table-cell>
          <table:table-cell table:formula="of:=[.F58]-[.G58]" office:value-type="float" office:value="0.0206965484618991" calcext:value-type="float">
            <text:p>0,021</text:p>
          </table:table-cell>
          <table:table-cell/>
          <table:table-cell office:value-type="float" office:value="-63.4160144042969" calcext:value-type="float">
            <text:p>-63,4160144042969</text:p>
          </table:table-cell>
          <table:table-cell office:value-type="float" office:value="-63.4291236419678" calcext:value-type="float">
            <text:p>-63,4291236419678</text:p>
          </table:table-cell>
          <table:table-cell table:formula="of:=[.J58]-[.K58]" office:value-type="float" office:value="0.0131092376708963" calcext:value-type="float">
            <text:p>0,013</text:p>
          </table:table-cell>
          <table:table-cell/>
          <table:table-cell office:value-type="float" office:value="-63.3925718994141" calcext:value-type="float">
            <text:p>-63,3925718994141</text:p>
          </table:table-cell>
          <table:table-cell office:value-type="float" office:value="-63.4089181594849" calcext:value-type="float">
            <text:p>-63,4089181594849</text:p>
          </table:table-cell>
          <table:table-cell table:formula="of:=[.N58]-[.O58]" office:value-type="float" office:value="0.0163462600707973" calcext:value-type="float">
            <text:p>0,016</text:p>
          </table:table-cell>
          <table:table-cell/>
          <table:table-cell office:value-type="float" office:value="-63.3283873443604" calcext:value-type="float">
            <text:p>-63,3283873443604</text:p>
          </table:table-cell>
          <table:table-cell office:value-type="float" office:value="-63.3526818847656" calcext:value-type="float">
            <text:p>-63,3526818847656</text:p>
          </table:table-cell>
          <table:table-cell table:formula="of:=[.R58]-[.S58]" office:value-type="float" office:value="0.0242945404052009" calcext:value-type="float">
            <text:p>0,024</text:p>
          </table:table-cell>
          <table:table-cell/>
          <table:table-cell office:value-type="float" office:value="-63.3281429901123" calcext:value-type="float">
            <text:p>-63,3281429901123</text:p>
          </table:table-cell>
          <table:table-cell office:value-type="float" office:value="-63.3509950294495" calcext:value-type="float">
            <text:p>-63,3509950294495</text:p>
          </table:table-cell>
          <table:table-cell table:formula="of:=[.V58]-[.W58]" office:value-type="float" office:value="0.0228520393372023" calcext:value-type="float">
            <text:p>0,023</text:p>
          </table:table-cell>
          <table:table-cell/>
          <table:table-cell office:value-type="float" office:value="-63.3188002891541" calcext:value-type="float">
            <text:p>-63,3188002891541</text:p>
          </table:table-cell>
          <table:table-cell office:value-type="float" office:value="-63.3425380821228" calcext:value-type="float">
            <text:p>-63,3425380821228</text:p>
          </table:table-cell>
          <table:table-cell table:formula="of:=[.Z58]-[.AA58]" office:value-type="float" office:value="0.0237377929687028" calcext:value-type="float">
            <text:p>0,024</text:p>
          </table:table-cell>
          <table:table-cell/>
          <table:table-cell office:value-type="float" office:value="-63.3226752853394" calcext:value-type="float">
            <text:p>-63,3226752853394</text:p>
          </table:table-cell>
          <table:table-cell office:value-type="float" office:value="-63.3450686988831" calcext:value-type="float">
            <text:p>-63,3450686988831</text:p>
          </table:table-cell>
          <table:table-cell table:formula="of:=[.AD58]-[.AE58]" office:value-type="float" office:value="0.0223934135436963" calcext:value-type="float">
            <text:p>0,022</text:p>
          </table:table-cell>
          <table:table-cell/>
          <table:table-cell office:value-type="float" office:value="-63.3601120300293" calcext:value-type="float">
            <text:p>-63,3601120300293</text:p>
          </table:table-cell>
          <table:table-cell office:value-type="float" office:value="-63.3812254524231" calcext:value-type="float">
            <text:p>-63,3812254524231</text:p>
          </table:table-cell>
          <table:table-cell table:formula="of:=[.AH58]-[.AI58]" office:value-type="float" office:value="0.0211134223938032" calcext:value-type="float">
            <text:p>0,021</text:p>
          </table:table-cell>
          <table:table-cell/>
          <table:table-cell office:value-type="float" office:value="-63.3743883514404" calcext:value-type="float">
            <text:p>-63,3743883514404</text:p>
          </table:table-cell>
          <table:table-cell office:value-type="float" office:value="-63.3944839553833" calcext:value-type="float">
            <text:p>-63,3944839553833</text:p>
          </table:table-cell>
          <table:table-cell table:formula="of:=[.AL58]-[.AM58]" office:value-type="float" office:value="0.0200956039428988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95973052979" calcext:value-type="float">
            <text:p>-63,3295973052979</text:p>
          </table:table-cell>
          <table:table-cell office:value-type="float" office:value="-63.3559693183899" calcext:value-type="float">
            <text:p>-63,3559693183899</text:p>
          </table:table-cell>
          <table:table-cell table:formula="of:=[.B59]-[.C59]" office:value-type="float" office:value="0.0263720130920007" calcext:value-type="float">
            <text:p>0,026</text:p>
          </table:table-cell>
          <table:table-cell/>
          <table:table-cell office:value-type="float" office:value="-63.3871651687622" calcext:value-type="float">
            <text:p>-63,3871651687622</text:p>
          </table:table-cell>
          <table:table-cell office:value-type="float" office:value="-63.408901725769" calcext:value-type="float">
            <text:p>-63,408901725769</text:p>
          </table:table-cell>
          <table:table-cell table:formula="of:=[.F59]-[.G59]" office:value-type="float" office:value="0.0217365570067969" calcext:value-type="float">
            <text:p>0,022</text:p>
          </table:table-cell>
          <table:table-cell/>
          <table:table-cell office:value-type="float" office:value="-63.4114984512329" calcext:value-type="float">
            <text:p>-63,4114984512329</text:p>
          </table:table-cell>
          <table:table-cell office:value-type="float" office:value="-63.4315071220398" calcext:value-type="float">
            <text:p>-63,4315071220398</text:p>
          </table:table-cell>
          <table:table-cell table:formula="of:=[.J59]-[.K59]" office:value-type="float" office:value="0.0200086708068952" calcext:value-type="float">
            <text:p>0,020</text:p>
          </table:table-cell>
          <table:table-cell/>
          <table:table-cell office:value-type="float" office:value="-63.3996104011536" calcext:value-type="float">
            <text:p>-63,3996104011536</text:p>
          </table:table-cell>
          <table:table-cell office:value-type="float" office:value="-63.4117122344971" calcext:value-type="float">
            <text:p>-63,4117122344971</text:p>
          </table:table-cell>
          <table:table-cell table:formula="of:=[.N59]-[.O59]" office:value-type="float" office:value="0.0121018333435003" calcext:value-type="float">
            <text:p>0,012</text:p>
          </table:table-cell>
          <table:table-cell/>
          <table:table-cell office:value-type="float" office:value="-63.331968421936" calcext:value-type="float">
            <text:p>-63,331968421936</text:p>
          </table:table-cell>
          <table:table-cell office:value-type="float" office:value="-63.3491013755798" calcext:value-type="float">
            <text:p>-63,3491013755798</text:p>
          </table:table-cell>
          <table:table-cell table:formula="of:=[.R59]-[.S59]" office:value-type="float" office:value="0.0171329536438023" calcext:value-type="float">
            <text:p>0,017</text:p>
          </table:table-cell>
          <table:table-cell/>
          <table:table-cell office:value-type="float" office:value="-63.3307053070068" calcext:value-type="float">
            <text:p>-63,3307053070068</text:p>
          </table:table-cell>
          <table:table-cell office:value-type="float" office:value="-63.3539224700928" calcext:value-type="float">
            <text:p>-63,3539224700928</text:p>
          </table:table-cell>
          <table:table-cell table:formula="of:=[.V59]-[.W59]" office:value-type="float" office:value="0.0232171630859952" calcext:value-type="float">
            <text:p>0,023</text:p>
          </table:table-cell>
          <table:table-cell/>
          <table:table-cell office:value-type="float" office:value="-63.319410030365" calcext:value-type="float">
            <text:p>-63,319410030365</text:p>
          </table:table-cell>
          <table:table-cell office:value-type="float" office:value="-63.3423353042603" calcext:value-type="float">
            <text:p>-63,3423353042603</text:p>
          </table:table-cell>
          <table:table-cell table:formula="of:=[.Z59]-[.AA59]" office:value-type="float" office:value="0.0229252738953036" calcext:value-type="float">
            <text:p>0,023</text:p>
          </table:table-cell>
          <table:table-cell/>
          <table:table-cell office:value-type="float" office:value="-63.3249023933411" calcext:value-type="float">
            <text:p>-63,3249023933411</text:p>
          </table:table-cell>
          <table:table-cell office:value-type="float" office:value="-63.3409722137451" calcext:value-type="float">
            <text:p>-63,3409722137451</text:p>
          </table:table-cell>
          <table:table-cell table:formula="of:=[.AD59]-[.AE59]" office:value-type="float" office:value="0.0160698204039988" calcext:value-type="float">
            <text:p>0,016</text:p>
          </table:table-cell>
          <table:table-cell/>
          <table:table-cell office:value-type="float" office:value="-63.3601425857544" calcext:value-type="float">
            <text:p>-63,3601425857544</text:p>
          </table:table-cell>
          <table:table-cell office:value-type="float" office:value="-63.3817661743164" calcext:value-type="float">
            <text:p>-63,3817661743164</text:p>
          </table:table-cell>
          <table:table-cell table:formula="of:=[.AH59]-[.AI59]" office:value-type="float" office:value="0.0216235885619938" calcext:value-type="float">
            <text:p>0,022</text:p>
          </table:table-cell>
          <table:table-cell/>
          <table:table-cell office:value-type="float" office:value="-63.3762638778687" calcext:value-type="float">
            <text:p>-63,3762638778687</text:p>
          </table:table-cell>
          <table:table-cell office:value-type="float" office:value="-63.3961315040588" calcext:value-type="float">
            <text:p>-63,3961315040588</text:p>
          </table:table-cell>
          <table:table-cell table:formula="of:=[.AL59]-[.AM59]" office:value-type="float" office:value="0.0198676261900985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1454772949" calcext:value-type="float">
            <text:p>-63,3421454772949</text:p>
          </table:table-cell>
          <table:table-cell office:value-type="float" office:value="-63.3610777053833" calcext:value-type="float">
            <text:p>-63,3610777053833</text:p>
          </table:table-cell>
          <table:table-cell table:formula="of:=[.B60]-[.C60]" office:value-type="float" office:value="0.0189322280884028" calcext:value-type="float">
            <text:p>0,019</text:p>
          </table:table-cell>
          <table:table-cell/>
          <table:table-cell office:value-type="float" office:value="-63.3841896820068" calcext:value-type="float">
            <text:p>-63,3841896820068</text:p>
          </table:table-cell>
          <table:table-cell office:value-type="float" office:value="-63.4113924751282" calcext:value-type="float">
            <text:p>-63,4113924751282</text:p>
          </table:table-cell>
          <table:table-cell table:formula="of:=[.F60]-[.G60]" office:value-type="float" office:value="0.0272027931214041" calcext:value-type="float">
            <text:p>0,027</text:p>
          </table:table-cell>
          <table:table-cell/>
          <table:table-cell office:value-type="float" office:value="-63.4130627479553" calcext:value-type="float">
            <text:p>-63,4130627479553</text:p>
          </table:table-cell>
          <table:table-cell office:value-type="float" office:value="-63.4199448738098" calcext:value-type="float">
            <text:p>-63,4199448738098</text:p>
          </table:table-cell>
          <table:table-cell table:formula="of:=[.J60]-[.K60]" office:value-type="float" office:value="0.00688212585449577" calcext:value-type="float">
            <text:p>0,007</text:p>
          </table:table-cell>
          <table:table-cell/>
          <table:table-cell office:value-type="float" office:value="-63.3947151031494" calcext:value-type="float">
            <text:p>-63,3947151031494</text:p>
          </table:table-cell>
          <table:table-cell office:value-type="float" office:value="-63.4180329208374" calcext:value-type="float">
            <text:p>-63,4180329208374</text:p>
          </table:table-cell>
          <table:table-cell table:formula="of:=[.N60]-[.O60]" office:value-type="float" office:value="0.023317817687996" calcext:value-type="float">
            <text:p>0,023</text:p>
          </table:table-cell>
          <table:table-cell/>
          <table:table-cell office:value-type="float" office:value="-63.3328360176086" calcext:value-type="float">
            <text:p>-63,3328360176086</text:p>
          </table:table-cell>
          <table:table-cell office:value-type="float" office:value="-63.3504807929993" calcext:value-type="float">
            <text:p>-63,3504807929993</text:p>
          </table:table-cell>
          <table:table-cell table:formula="of:=[.R60]-[.S60]" office:value-type="float" office:value="0.0176447753906999" calcext:value-type="float">
            <text:p>0,018</text:p>
          </table:table-cell>
          <table:table-cell/>
          <table:table-cell office:value-type="float" office:value="-63.3293923606873" calcext:value-type="float">
            <text:p>-63,3293923606873</text:p>
          </table:table-cell>
          <table:table-cell office:value-type="float" office:value="-63.3522085342407" calcext:value-type="float">
            <text:p>-63,3522085342407</text:p>
          </table:table-cell>
          <table:table-cell table:formula="of:=[.V60]-[.W60]" office:value-type="float" office:value="0.0228161735534016" calcext:value-type="float">
            <text:p>0,023</text:p>
          </table:table-cell>
          <table:table-cell/>
          <table:table-cell office:value-type="float" office:value="-63.3225464324951" calcext:value-type="float">
            <text:p>-63,3225464324951</text:p>
          </table:table-cell>
          <table:table-cell office:value-type="float" office:value="-63.3413194236755" calcext:value-type="float">
            <text:p>-63,3413194236755</text:p>
          </table:table-cell>
          <table:table-cell table:formula="of:=[.Z60]-[.AA60]" office:value-type="float" office:value="0.0187729911803984" calcext:value-type="float">
            <text:p>0,019</text:p>
          </table:table-cell>
          <table:table-cell/>
          <table:table-cell office:value-type="float" office:value="-63.3228737754822" calcext:value-type="float">
            <text:p>-63,3228737754822</text:p>
          </table:table-cell>
          <table:table-cell office:value-type="float" office:value="-63.3430841064453" calcext:value-type="float">
            <text:p>-63,3430841064453</text:p>
          </table:table-cell>
          <table:table-cell table:formula="of:=[.AD60]-[.AE60]" office:value-type="float" office:value="0.0202103309631028" calcext:value-type="float">
            <text:p>0,020</text:p>
          </table:table-cell>
          <table:table-cell/>
          <table:table-cell office:value-type="float" office:value="-63.3610998382568" calcext:value-type="float">
            <text:p>-63,3610998382568</text:p>
          </table:table-cell>
          <table:table-cell office:value-type="float" office:value="-63.3806599731445" calcext:value-type="float">
            <text:p>-63,3806599731445</text:p>
          </table:table-cell>
          <table:table-cell table:formula="of:=[.AH60]-[.AI60]" office:value-type="float" office:value="0.0195601348877048" calcext:value-type="float">
            <text:p>0,020</text:p>
          </table:table-cell>
          <table:table-cell/>
          <table:table-cell office:value-type="float" office:value="-63.3736789550781" calcext:value-type="float">
            <text:p>-63,3736789550781</text:p>
          </table:table-cell>
          <table:table-cell office:value-type="float" office:value="-63.3947905197144" calcext:value-type="float">
            <text:p>-63,3947905197144</text:p>
          </table:table-cell>
          <table:table-cell table:formula="of:=[.AL60]-[.AM60]" office:value-type="float" office:value="0.0211115646362998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81361885071" calcext:value-type="float">
            <text:p>-63,3381361885071</text:p>
          </table:table-cell>
          <table:table-cell office:value-type="float" office:value="-63.3660211334229" calcext:value-type="float">
            <text:p>-63,3660211334229</text:p>
          </table:table-cell>
          <table:table-cell table:formula="of:=[.B61]-[.C61]" office:value-type="float" office:value="0.0278849449157974" calcext:value-type="float">
            <text:p>0,028</text:p>
          </table:table-cell>
          <table:table-cell/>
          <table:table-cell office:value-type="float" office:value="-63.3936645240784" calcext:value-type="float">
            <text:p>-63,3936645240784</text:p>
          </table:table-cell>
          <table:table-cell office:value-type="float" office:value="-63.4151337051392" calcext:value-type="float">
            <text:p>-63,4151337051392</text:p>
          </table:table-cell>
          <table:table-cell table:formula="of:=[.F61]-[.G61]" office:value-type="float" office:value="0.0214691810607945" calcext:value-type="float">
            <text:p>0,021</text:p>
          </table:table-cell>
          <table:table-cell/>
          <table:table-cell office:value-type="float" office:value="-63.4104576148987" calcext:value-type="float">
            <text:p>-63,4104576148987</text:p>
          </table:table-cell>
          <table:table-cell office:value-type="float" office:value="-63.4342192611694" calcext:value-type="float">
            <text:p>-63,4342192611694</text:p>
          </table:table-cell>
          <table:table-cell table:formula="of:=[.J61]-[.K61]" office:value-type="float" office:value="0.0237616462707067" calcext:value-type="float">
            <text:p>0,024</text:p>
          </table:table-cell>
          <table:table-cell/>
          <table:table-cell office:value-type="float" office:value="-63.3939637832642" calcext:value-type="float">
            <text:p>-63,3939637832642</text:p>
          </table:table-cell>
          <table:table-cell office:value-type="float" office:value="-63.4102600212097" calcext:value-type="float">
            <text:p>-63,4102600212097</text:p>
          </table:table-cell>
          <table:table-cell table:formula="of:=[.N61]-[.O61]" office:value-type="float" office:value="0.0162962379455038" calcext:value-type="float">
            <text:p>0,016</text:p>
          </table:table-cell>
          <table:table-cell/>
          <table:table-cell office:value-type="float" office:value="-63.3254644927979" calcext:value-type="float">
            <text:p>-63,3254644927979</text:p>
          </table:table-cell>
          <table:table-cell office:value-type="float" office:value="-63.3490526123047" calcext:value-type="float">
            <text:p>-63,3490526123047</text:p>
          </table:table-cell>
          <table:table-cell table:formula="of:=[.R61]-[.S61]" office:value-type="float" office:value="0.0235881195068046" calcext:value-type="float">
            <text:p>0,024</text:p>
          </table:table-cell>
          <table:table-cell/>
          <table:table-cell office:value-type="float" office:value="-63.3344783821106" calcext:value-type="float">
            <text:p>-63,3344783821106</text:p>
          </table:table-cell>
          <table:table-cell office:value-type="float" office:value="-63.3531008300781" calcext:value-type="float">
            <text:p>-63,3531008300781</text:p>
          </table:table-cell>
          <table:table-cell table:formula="of:=[.V61]-[.W61]" office:value-type="float" office:value="0.0186224479674948" calcext:value-type="float">
            <text:p>0,019</text:p>
          </table:table-cell>
          <table:table-cell/>
          <table:table-cell office:value-type="float" office:value="-63.3231817245483" calcext:value-type="float">
            <text:p>-63,3231817245483</text:p>
          </table:table-cell>
          <table:table-cell office:value-type="float" office:value="-63.3408974571228" calcext:value-type="float">
            <text:p>-63,3408974571228</text:p>
          </table:table-cell>
          <table:table-cell table:formula="of:=[.Z61]-[.AA61]" office:value-type="float" office:value="0.0177157325745014" calcext:value-type="float">
            <text:p>0,018</text:p>
          </table:table-cell>
          <table:table-cell/>
          <table:table-cell office:value-type="float" office:value="-63.3201557388306" calcext:value-type="float">
            <text:p>-63,3201557388306</text:p>
          </table:table-cell>
          <table:table-cell office:value-type="float" office:value="-63.3435066070557" calcext:value-type="float">
            <text:p>-63,3435066070557</text:p>
          </table:table-cell>
          <table:table-cell table:formula="of:=[.AD61]-[.AE61]" office:value-type="float" office:value="0.0233508682251014" calcext:value-type="float">
            <text:p>0,023</text:p>
          </table:table-cell>
          <table:table-cell/>
          <table:table-cell office:value-type="float" office:value="-63.3623922348022" calcext:value-type="float">
            <text:p>-63,3623922348022</text:p>
          </table:table-cell>
          <table:table-cell office:value-type="float" office:value="-63.3814600830078" calcext:value-type="float">
            <text:p>-63,3814600830078</text:p>
          </table:table-cell>
          <table:table-cell table:formula="of:=[.AH61]-[.AI61]" office:value-type="float" office:value="0.0190678482056015" calcext:value-type="float">
            <text:p>0,019</text:p>
          </table:table-cell>
          <table:table-cell/>
          <table:table-cell office:value-type="float" office:value="-63.3724191055298" calcext:value-type="float">
            <text:p>-63,3724191055298</text:p>
          </table:table-cell>
          <table:table-cell office:value-type="float" office:value="-63.3952719306946" calcext:value-type="float">
            <text:p>-63,3952719306946</text:p>
          </table:table-cell>
          <table:table-cell table:formula="of:=[.AL61]-[.AM61]" office:value-type="float" office:value="0.0228528251647973" calcext:value-type="float">
            <text:p>0,023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639377594" calcext:value-type="float">
            <text:p>-63,345639377594</text:p>
          </table:table-cell>
          <table:table-cell office:value-type="float" office:value="-63.359776927948" calcext:value-type="float">
            <text:p>-63,359776927948</text:p>
          </table:table-cell>
          <table:table-cell table:formula="of:=[.B62]-[.C62]" office:value-type="float" office:value="0.0141375503540004" calcext:value-type="float">
            <text:p>0,014</text:p>
          </table:table-cell>
          <table:table-cell/>
          <table:table-cell office:value-type="float" office:value="-63.387449886322" calcext:value-type="float">
            <text:p>-63,387449886322</text:p>
          </table:table-cell>
          <table:table-cell office:value-type="float" office:value="-63.4170578460693" calcext:value-type="float">
            <text:p>-63,4170578460693</text:p>
          </table:table-cell>
          <table:table-cell table:formula="of:=[.F62]-[.G62]" office:value-type="float" office:value="0.0296079597472954" calcext:value-type="float">
            <text:p>0,030</text:p>
          </table:table-cell>
          <table:table-cell/>
          <table:table-cell office:value-type="float" office:value="-63.4190490951538" calcext:value-type="float">
            <text:p>-63,4190490951538</text:p>
          </table:table-cell>
          <table:table-cell office:value-type="float" office:value="-63.4319155311584" calcext:value-type="float">
            <text:p>-63,4319155311584</text:p>
          </table:table-cell>
          <table:table-cell table:formula="of:=[.J62]-[.K62]" office:value-type="float" office:value="0.0128664360046002" calcext:value-type="float">
            <text:p>0,013</text:p>
          </table:table-cell>
          <table:table-cell/>
          <table:table-cell office:value-type="float" office:value="-63.3994351959229" calcext:value-type="float">
            <text:p>-63,3994351959229</text:p>
          </table:table-cell>
          <table:table-cell office:value-type="float" office:value="-63.4052667617798" calcext:value-type="float">
            <text:p>-63,4052667617798</text:p>
          </table:table-cell>
          <table:table-cell table:formula="of:=[.N62]-[.O62]" office:value-type="float" office:value="0.00583156585690148" calcext:value-type="float">
            <text:p>0,006</text:p>
          </table:table-cell>
          <table:table-cell/>
          <table:table-cell office:value-type="float" office:value="-63.3285277099609" calcext:value-type="float">
            <text:p>-63,3285277099609</text:p>
          </table:table-cell>
          <table:table-cell office:value-type="float" office:value="-63.3473753051758" calcext:value-type="float">
            <text:p>-63,3473753051758</text:p>
          </table:table-cell>
          <table:table-cell table:formula="of:=[.R62]-[.S62]" office:value-type="float" office:value="0.0188475952149005" calcext:value-type="float">
            <text:p>0,019</text:p>
          </table:table-cell>
          <table:table-cell/>
          <table:table-cell office:value-type="float" office:value="-63.3330775947571" calcext:value-type="float">
            <text:p>-63,3330775947571</text:p>
          </table:table-cell>
          <table:table-cell office:value-type="float" office:value="-63.3520940132141" calcext:value-type="float">
            <text:p>-63,3520940132141</text:p>
          </table:table-cell>
          <table:table-cell table:formula="of:=[.V62]-[.W62]" office:value-type="float" office:value="0.0190164184569994" calcext:value-type="float">
            <text:p>0,019</text:p>
          </table:table-cell>
          <table:table-cell/>
          <table:table-cell office:value-type="float" office:value="-63.3202072906494" calcext:value-type="float">
            <text:p>-63,3202072906494</text:p>
          </table:table-cell>
          <table:table-cell office:value-type="float" office:value="-63.3437321434021" calcext:value-type="float">
            <text:p>-63,3437321434021</text:p>
          </table:table-cell>
          <table:table-cell table:formula="of:=[.Z62]-[.AA62]" office:value-type="float" office:value="0.0235248527527006" calcext:value-type="float">
            <text:p>0,024</text:p>
          </table:table-cell>
          <table:table-cell/>
          <table:table-cell office:value-type="float" office:value="-63.3185394515991" calcext:value-type="float">
            <text:p>-63,3185394515991</text:p>
          </table:table-cell>
          <table:table-cell office:value-type="float" office:value="-63.3433862571716" calcext:value-type="float">
            <text:p>-63,3433862571716</text:p>
          </table:table-cell>
          <table:table-cell table:formula="of:=[.AD62]-[.AE62]" office:value-type="float" office:value="0.0248468055725013" calcext:value-type="float">
            <text:p>0,025</text:p>
          </table:table-cell>
          <table:table-cell/>
          <table:table-cell office:value-type="float" office:value="-63.3602597198486" calcext:value-type="float">
            <text:p>-63,3602597198486</text:p>
          </table:table-cell>
          <table:table-cell office:value-type="float" office:value="-63.3801920166016" calcext:value-type="float">
            <text:p>-63,3801920166016</text:p>
          </table:table-cell>
          <table:table-cell table:formula="of:=[.AH62]-[.AI62]" office:value-type="float" office:value="0.019932296752998" calcext:value-type="float">
            <text:p>0,020</text:p>
          </table:table-cell>
          <table:table-cell/>
          <table:table-cell office:value-type="float" office:value="-63.3731513366699" calcext:value-type="float">
            <text:p>-63,3731513366699</text:p>
          </table:table-cell>
          <table:table-cell office:value-type="float" office:value="-63.3946599578857" calcext:value-type="float">
            <text:p>-63,3946599578857</text:p>
          </table:table-cell>
          <table:table-cell table:formula="of:=[.AL62]-[.AM62]" office:value-type="float" office:value="0.0215086212158013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4843597412" calcext:value-type="float">
            <text:p>-63,3424843597412</text:p>
          </table:table-cell>
          <table:table-cell office:value-type="float" office:value="-63.3502051963806" calcext:value-type="float">
            <text:p>-63,3502051963806</text:p>
          </table:table-cell>
          <table:table-cell table:formula="of:=[.B63]-[.C63]" office:value-type="float" office:value="0.00772083663940038" calcext:value-type="float">
            <text:p>0,008</text:p>
          </table:table-cell>
          <table:table-cell/>
          <table:table-cell office:value-type="float" office:value="-63.3873915977478" calcext:value-type="float">
            <text:p>-63,3873915977478</text:p>
          </table:table-cell>
          <table:table-cell office:value-type="float" office:value="-63.3991966323853" calcext:value-type="float">
            <text:p>-63,3991966323853</text:p>
          </table:table-cell>
          <table:table-cell table:formula="of:=[.F63]-[.G63]" office:value-type="float" office:value="0.0118050346374972" calcext:value-type="float">
            <text:p>0,012</text:p>
          </table:table-cell>
          <table:table-cell/>
          <table:table-cell office:value-type="float" office:value="-63.3979899902344" calcext:value-type="float">
            <text:p>-63,3979899902344</text:p>
          </table:table-cell>
          <table:table-cell office:value-type="float" office:value="-63.4222337608337" calcext:value-type="float">
            <text:p>-63,4222337608337</text:p>
          </table:table-cell>
          <table:table-cell table:formula="of:=[.J63]-[.K63]" office:value-type="float" office:value="0.0242437705992984" calcext:value-type="float">
            <text:p>0,024</text:p>
          </table:table-cell>
          <table:table-cell/>
          <table:table-cell office:value-type="float" office:value="-63.3911666984558" calcext:value-type="float">
            <text:p>-63,3911666984558</text:p>
          </table:table-cell>
          <table:table-cell office:value-type="float" office:value="-63.4010479774475" calcext:value-type="float">
            <text:p>-63,4010479774475</text:p>
          </table:table-cell>
          <table:table-cell table:formula="of:=[.N63]-[.O63]" office:value-type="float" office:value="0.00988127899169911" calcext:value-type="float">
            <text:p>0,010</text:p>
          </table:table-cell>
          <table:table-cell/>
          <table:table-cell office:value-type="float" office:value="-63.3278483352661" calcext:value-type="float">
            <text:p>-63,3278483352661</text:p>
          </table:table-cell>
          <table:table-cell office:value-type="float" office:value="-63.3470029983521" calcext:value-type="float">
            <text:p>-63,3470029983521</text:p>
          </table:table-cell>
          <table:table-cell table:formula="of:=[.R63]-[.S63]" office:value-type="float" office:value="0.019154663086006" calcext:value-type="float">
            <text:p>0,019</text:p>
          </table:table-cell>
          <table:table-cell/>
          <table:table-cell office:value-type="float" office:value="-63.3273904724121" calcext:value-type="float">
            <text:p>-63,3273904724121</text:p>
          </table:table-cell>
          <table:table-cell office:value-type="float" office:value="-63.3512625961304" calcext:value-type="float">
            <text:p>-63,3512625961304</text:p>
          </table:table-cell>
          <table:table-cell table:formula="of:=[.V63]-[.W63]" office:value-type="float" office:value="0.0238721237182986" calcext:value-type="float">
            <text:p>0,024</text:p>
          </table:table-cell>
          <table:table-cell/>
          <table:table-cell office:value-type="float" office:value="-63.322805229187" calcext:value-type="float">
            <text:p>-63,322805229187</text:p>
          </table:table-cell>
          <table:table-cell office:value-type="float" office:value="-63.3456544303894" calcext:value-type="float">
            <text:p>-63,3456544303894</text:p>
          </table:table-cell>
          <table:table-cell table:formula="of:=[.Z63]-[.AA63]" office:value-type="float" office:value="0.0228492012024049" calcext:value-type="float">
            <text:p>0,023</text:p>
          </table:table-cell>
          <table:table-cell/>
          <table:table-cell office:value-type="float" office:value="-63.3216051292419" calcext:value-type="float">
            <text:p>-63,3216051292419</text:p>
          </table:table-cell>
          <table:table-cell office:value-type="float" office:value="-63.3437455406189" calcext:value-type="float">
            <text:p>-63,3437455406189</text:p>
          </table:table-cell>
          <table:table-cell table:formula="of:=[.AD63]-[.AE63]" office:value-type="float" office:value="0.022140411376995" calcext:value-type="float">
            <text:p>0,022</text:p>
          </table:table-cell>
          <table:table-cell/>
          <table:table-cell office:value-type="float" office:value="-63.3618226699829" calcext:value-type="float">
            <text:p>-63,3618226699829</text:p>
          </table:table-cell>
          <table:table-cell office:value-type="float" office:value="-63.3822081871033" calcext:value-type="float">
            <text:p>-63,3822081871033</text:p>
          </table:table-cell>
          <table:table-cell table:formula="of:=[.AH63]-[.AI63]" office:value-type="float" office:value="0.0203855171204026" calcext:value-type="float">
            <text:p>0,020</text:p>
          </table:table-cell>
          <table:table-cell/>
          <table:table-cell office:value-type="float" office:value="-63.3746042404175" calcext:value-type="float">
            <text:p>-63,3746042404175</text:p>
          </table:table-cell>
          <table:table-cell office:value-type="float" office:value="-63.3954395675659" calcext:value-type="float">
            <text:p>-63,3954395675659</text:p>
          </table:table-cell>
          <table:table-cell table:formula="of:=[.AL63]-[.AM63]" office:value-type="float" office:value="0.0208353271484043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27387962341" calcext:value-type="float">
            <text:p>-63,3227387962341</text:p>
          </table:table-cell>
          <table:table-cell office:value-type="float" office:value="-63.3544678764343" calcext:value-type="float">
            <text:p>-63,3544678764343</text:p>
          </table:table-cell>
          <table:table-cell table:formula="of:=[.B64]-[.C64]" office:value-type="float" office:value="0.0317290802002006" calcext:value-type="float">
            <text:p>0,032</text:p>
          </table:table-cell>
          <table:table-cell/>
          <table:table-cell office:value-type="float" office:value="-63.3868945426941" calcext:value-type="float">
            <text:p>-63,3868945426941</text:p>
          </table:table-cell>
          <table:table-cell office:value-type="float" office:value="-63.4076007652283" calcext:value-type="float">
            <text:p>-63,4076007652283</text:p>
          </table:table-cell>
          <table:table-cell table:formula="of:=[.F64]-[.G64]" office:value-type="float" office:value="0.0207062225342014" calcext:value-type="float">
            <text:p>0,021</text:p>
          </table:table-cell>
          <table:table-cell/>
          <table:table-cell office:value-type="float" office:value="-63.4071951751709" calcext:value-type="float">
            <text:p>-63,4071951751709</text:p>
          </table:table-cell>
          <table:table-cell office:value-type="float" office:value="-63.4172031707764" calcext:value-type="float">
            <text:p>-63,4172031707764</text:p>
          </table:table-cell>
          <table:table-cell table:formula="of:=[.J64]-[.K64]" office:value-type="float" office:value="0.0100079956055055" calcext:value-type="float">
            <text:p>0,010</text:p>
          </table:table-cell>
          <table:table-cell/>
          <table:table-cell office:value-type="float" office:value="-63.3995489273071" calcext:value-type="float">
            <text:p>-63,3995489273071</text:p>
          </table:table-cell>
          <table:table-cell office:value-type="float" office:value="-63.4057254867554" calcext:value-type="float">
            <text:p>-63,4057254867554</text:p>
          </table:table-cell>
          <table:table-cell table:formula="of:=[.N64]-[.O64]" office:value-type="float" office:value="0.0061765594482992" calcext:value-type="float">
            <text:p>0,006</text:p>
          </table:table-cell>
          <table:table-cell/>
          <table:table-cell office:value-type="float" office:value="-63.3280075759888" calcext:value-type="float">
            <text:p>-63,3280075759888</text:p>
          </table:table-cell>
          <table:table-cell office:value-type="float" office:value="-63.3428666496277" calcext:value-type="float">
            <text:p>-63,3428666496277</text:p>
          </table:table-cell>
          <table:table-cell table:formula="of:=[.R64]-[.S64]" office:value-type="float" office:value="0.0148590736389025" calcext:value-type="float">
            <text:p>0,015</text:p>
          </table:table-cell>
          <table:table-cell/>
          <table:table-cell office:value-type="float" office:value="-63.3273165855408" calcext:value-type="float">
            <text:p>-63,3273165855408</text:p>
          </table:table-cell>
          <table:table-cell office:value-type="float" office:value="-63.3514394340515" calcext:value-type="float">
            <text:p>-63,3514394340515</text:p>
          </table:table-cell>
          <table:table-cell table:formula="of:=[.V64]-[.W64]" office:value-type="float" office:value="0.0241228485107001" calcext:value-type="float">
            <text:p>0,024</text:p>
          </table:table-cell>
          <table:table-cell/>
          <table:table-cell office:value-type="float" office:value="-63.3227415847778" calcext:value-type="float">
            <text:p>-63,3227415847778</text:p>
          </table:table-cell>
          <table:table-cell office:value-type="float" office:value="-63.3443574104309" calcext:value-type="float">
            <text:p>-63,3443574104309</text:p>
          </table:table-cell>
          <table:table-cell table:formula="of:=[.Z64]-[.AA64]" office:value-type="float" office:value="0.0216158256531003" calcext:value-type="float">
            <text:p>0,022</text:p>
          </table:table-cell>
          <table:table-cell/>
          <table:table-cell office:value-type="float" office:value="-63.3249455490112" calcext:value-type="float">
            <text:p>-63,3249455490112</text:p>
          </table:table-cell>
          <table:table-cell office:value-type="float" office:value="-63.3457495269775" calcext:value-type="float">
            <text:p>-63,3457495269775</text:p>
          </table:table-cell>
          <table:table-cell table:formula="of:=[.AD64]-[.AE64]" office:value-type="float" office:value="0.0208039779663025" calcext:value-type="float">
            <text:p>0,021</text:p>
          </table:table-cell>
          <table:table-cell/>
          <table:table-cell office:value-type="float" office:value="-63.3640212860107" calcext:value-type="float">
            <text:p>-63,3640212860107</text:p>
          </table:table-cell>
          <table:table-cell office:value-type="float" office:value="-63.3838213119507" calcext:value-type="float">
            <text:p>-63,3838213119507</text:p>
          </table:table-cell>
          <table:table-cell table:formula="of:=[.AH64]-[.AI64]" office:value-type="float" office:value="0.0198000259400004" calcext:value-type="float">
            <text:p>0,020</text:p>
          </table:table-cell>
          <table:table-cell/>
          <table:table-cell office:value-type="float" office:value="-63.3762965812683" calcext:value-type="float">
            <text:p>-63,3762965812683</text:p>
          </table:table-cell>
          <table:table-cell office:value-type="float" office:value="-63.3950983657837" calcext:value-type="float">
            <text:p>-63,3950983657837</text:p>
          </table:table-cell>
          <table:table-cell table:formula="of:=[.AL64]-[.AM64]" office:value-type="float" office:value="0.0188017845154036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07707710266" calcext:value-type="float">
            <text:p>-63,3407707710266</text:p>
          </table:table-cell>
          <table:table-cell office:value-type="float" office:value="-63.3588907012939" calcext:value-type="float">
            <text:p>-63,3588907012939</text:p>
          </table:table-cell>
          <table:table-cell table:formula="of:=[.B65]-[.C65]" office:value-type="float" office:value="0.0181199302673036" calcext:value-type="float">
            <text:p>0,018</text:p>
          </table:table-cell>
          <table:table-cell/>
          <table:table-cell office:value-type="float" office:value="-63.3987237586975" calcext:value-type="float">
            <text:p>-63,3987237586975</text:p>
          </table:table-cell>
          <table:table-cell office:value-type="float" office:value="-63.4103749809265" calcext:value-type="float">
            <text:p>-63,4103749809265</text:p>
          </table:table-cell>
          <table:table-cell table:formula="of:=[.F65]-[.G65]" office:value-type="float" office:value="0.0116512222289984" calcext:value-type="float">
            <text:p>0,012</text:p>
          </table:table-cell>
          <table:table-cell/>
          <table:table-cell office:value-type="float" office:value="-63.3975442733765" calcext:value-type="float">
            <text:p>-63,3975442733765</text:p>
          </table:table-cell>
          <table:table-cell office:value-type="float" office:value="-63.4320395812988" calcext:value-type="float">
            <text:p>-63,4320395812988</text:p>
          </table:table-cell>
          <table:table-cell table:formula="of:=[.J65]-[.K65]" office:value-type="float" office:value="0.034495307922306" calcext:value-type="float">
            <text:p>0,034</text:p>
          </table:table-cell>
          <table:table-cell/>
          <table:table-cell office:value-type="float" office:value="-63.3880665054321" calcext:value-type="float">
            <text:p>-63,3880665054321</text:p>
          </table:table-cell>
          <table:table-cell office:value-type="float" office:value="-63.4067841377258" calcext:value-type="float">
            <text:p>-63,4067841377258</text:p>
          </table:table-cell>
          <table:table-cell table:formula="of:=[.N65]-[.O65]" office:value-type="float" office:value="0.0187176322937006" calcext:value-type="float">
            <text:p>0,019</text:p>
          </table:table-cell>
          <table:table-cell/>
          <table:table-cell office:value-type="float" office:value="-63.3309352836609" calcext:value-type="float">
            <text:p>-63,3309352836609</text:p>
          </table:table-cell>
          <table:table-cell office:value-type="float" office:value="-63.3477439308167" calcext:value-type="float">
            <text:p>-63,3477439308167</text:p>
          </table:table-cell>
          <table:table-cell table:formula="of:=[.R65]-[.S65]" office:value-type="float" office:value="0.0168086471557984" calcext:value-type="float">
            <text:p>0,017</text:p>
          </table:table-cell>
          <table:table-cell/>
          <table:table-cell office:value-type="float" office:value="-63.3279323692322" calcext:value-type="float">
            <text:p>-63,3279323692322</text:p>
          </table:table-cell>
          <table:table-cell office:value-type="float" office:value="-63.3484892578125" calcext:value-type="float">
            <text:p>-63,3484892578125</text:p>
          </table:table-cell>
          <table:table-cell table:formula="of:=[.V65]-[.W65]" office:value-type="float" office:value="0.0205568885803018" calcext:value-type="float">
            <text:p>0,021</text:p>
          </table:table-cell>
          <table:table-cell/>
          <table:table-cell office:value-type="float" office:value="-63.3230225410461" calcext:value-type="float">
            <text:p>-63,3230225410461</text:p>
          </table:table-cell>
          <table:table-cell office:value-type="float" office:value="-63.3452940406799" calcext:value-type="float">
            <text:p>-63,3452940406799</text:p>
          </table:table-cell>
          <table:table-cell table:formula="of:=[.Z65]-[.AA65]" office:value-type="float" office:value="0.0222714996338027" calcext:value-type="float">
            <text:p>0,022</text:p>
          </table:table-cell>
          <table:table-cell/>
          <table:table-cell office:value-type="float" office:value="-63.3229166221619" calcext:value-type="float">
            <text:p>-63,3229166221619</text:p>
          </table:table-cell>
          <table:table-cell office:value-type="float" office:value="-63.345973400116" calcext:value-type="float">
            <text:p>-63,345973400116</text:p>
          </table:table-cell>
          <table:table-cell table:formula="of:=[.AD65]-[.AE65]" office:value-type="float" office:value="0.0230567779541033" calcext:value-type="float">
            <text:p>0,023</text:p>
          </table:table-cell>
          <table:table-cell/>
          <table:table-cell office:value-type="float" office:value="-63.3638060112" calcext:value-type="float">
            <text:p>-63,3638060112</text:p>
          </table:table-cell>
          <table:table-cell office:value-type="float" office:value="-63.38392760849" calcext:value-type="float">
            <text:p>-63,38392760849</text:p>
          </table:table-cell>
          <table:table-cell table:formula="of:=[.AH65]-[.AI65]" office:value-type="float" office:value="0.0201215972900002" calcext:value-type="float">
            <text:p>0,020</text:p>
          </table:table-cell>
          <table:table-cell/>
          <table:table-cell office:value-type="float" office:value="-63.3753811531067" calcext:value-type="float">
            <text:p>-63,3753811531067</text:p>
          </table:table-cell>
          <table:table-cell office:value-type="float" office:value="-63.3939566268921" calcext:value-type="float">
            <text:p>-63,3939566268921</text:p>
          </table:table-cell>
          <table:table-cell table:formula="of:=[.AL65]-[.AM65]" office:value-type="float" office:value="0.0185754737853969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68222541809" calcext:value-type="float">
            <text:p>-63,3368222541809</text:p>
          </table:table-cell>
          <table:table-cell office:value-type="float" office:value="-63.371555721283" calcext:value-type="float">
            <text:p>-63,371555721283</text:p>
          </table:table-cell>
          <table:table-cell table:formula="of:=[.B66]-[.C66]" office:value-type="float" office:value="0.0347334671021002" calcext:value-type="float">
            <text:p>0,035</text:p>
          </table:table-cell>
          <table:table-cell/>
          <table:table-cell office:value-type="float" office:value="-63.3923264312744" calcext:value-type="float">
            <text:p>-63,3923264312744</text:p>
          </table:table-cell>
          <table:table-cell office:value-type="float" office:value="-63.4083339614868" calcext:value-type="float">
            <text:p>-63,4083339614868</text:p>
          </table:table-cell>
          <table:table-cell table:formula="of:=[.F66]-[.G66]" office:value-type="float" office:value="0.0160075302123985" calcext:value-type="float">
            <text:p>0,016</text:p>
          </table:table-cell>
          <table:table-cell/>
          <table:table-cell office:value-type="float" office:value="-63.4066076126099" calcext:value-type="float">
            <text:p>-63,4066076126099</text:p>
          </table:table-cell>
          <table:table-cell office:value-type="float" office:value="-63.4248726234436" calcext:value-type="float">
            <text:p>-63,4248726234436</text:p>
          </table:table-cell>
          <table:table-cell table:formula="of:=[.J66]-[.K66]" office:value-type="float" office:value="0.0182650108336944" calcext:value-type="float">
            <text:p>0,018</text:p>
          </table:table-cell>
          <table:table-cell/>
          <table:table-cell office:value-type="float" office:value="-63.3883331947327" calcext:value-type="float">
            <text:p>-63,3883331947327</text:p>
          </table:table-cell>
          <table:table-cell office:value-type="float" office:value="-63.4025799865723" calcext:value-type="float">
            <text:p>-63,4025799865723</text:p>
          </table:table-cell>
          <table:table-cell table:formula="of:=[.N66]-[.O66]" office:value-type="float" office:value="0.0142467918395965" calcext:value-type="float">
            <text:p>0,014</text:p>
          </table:table-cell>
          <table:table-cell/>
          <table:table-cell office:value-type="float" office:value="-63.3303680076599" calcext:value-type="float">
            <text:p>-63,3303680076599</text:p>
          </table:table-cell>
          <table:table-cell office:value-type="float" office:value="-63.3482827949524" calcext:value-type="float">
            <text:p>-63,3482827949524</text:p>
          </table:table-cell>
          <table:table-cell table:formula="of:=[.R66]-[.S66]" office:value-type="float" office:value="0.0179147872924972" calcext:value-type="float">
            <text:p>0,018</text:p>
          </table:table-cell>
          <table:table-cell/>
          <table:table-cell office:value-type="float" office:value="-63.3235130157471" calcext:value-type="float">
            <text:p>-63,3235130157471</text:p>
          </table:table-cell>
          <table:table-cell office:value-type="float" office:value="-63.3461452178955" calcext:value-type="float">
            <text:p>-63,3461452178955</text:p>
          </table:table-cell>
          <table:table-cell table:formula="of:=[.V66]-[.W66]" office:value-type="float" office:value="0.0226322021483938" calcext:value-type="float">
            <text:p>0,023</text:p>
          </table:table-cell>
          <table:table-cell/>
          <table:table-cell office:value-type="float" office:value="-63.3210663032532" calcext:value-type="float">
            <text:p>-63,3210663032532</text:p>
          </table:table-cell>
          <table:table-cell office:value-type="float" office:value="-63.3441332397461" calcext:value-type="float">
            <text:p>-63,3441332397461</text:p>
          </table:table-cell>
          <table:table-cell table:formula="of:=[.Z66]-[.AA66]" office:value-type="float" office:value="0.0230669364929028" calcext:value-type="float">
            <text:p>0,023</text:p>
          </table:table-cell>
          <table:table-cell/>
          <table:table-cell office:value-type="float" office:value="-63.3220722465515" calcext:value-type="float">
            <text:p>-63,3220722465515</text:p>
          </table:table-cell>
          <table:table-cell office:value-type="float" office:value="-63.3431152114868" calcext:value-type="float">
            <text:p>-63,3431152114868</text:p>
          </table:table-cell>
          <table:table-cell table:formula="of:=[.AD66]-[.AE66]" office:value-type="float" office:value="0.0210429649352974" calcext:value-type="float">
            <text:p>0,021</text:p>
          </table:table-cell>
          <table:table-cell/>
          <table:table-cell office:value-type="float" office:value="-63.3633373298645" calcext:value-type="float">
            <text:p>-63,3633373298645</text:p>
          </table:table-cell>
          <table:table-cell office:value-type="float" office:value="-63.3821559638977" calcext:value-type="float">
            <text:p>-63,3821559638977</text:p>
          </table:table-cell>
          <table:table-cell table:formula="of:=[.AH66]-[.AI66]" office:value-type="float" office:value="0.0188186340332024" calcext:value-type="float">
            <text:p>0,019</text:p>
          </table:table-cell>
          <table:table-cell/>
          <table:table-cell office:value-type="float" office:value="-63.3734078407288" calcext:value-type="float">
            <text:p>-63,3734078407288</text:p>
          </table:table-cell>
          <table:table-cell office:value-type="float" office:value="-63.3936955986023" calcext:value-type="float">
            <text:p>-63,3936955986023</text:p>
          </table:table-cell>
          <table:table-cell table:formula="of:=[.AL66]-[.AM66]" office:value-type="float" office:value="0.020287757873497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17546691895" calcext:value-type="float">
            <text:p>-63,3317546691895</text:p>
          </table:table-cell>
          <table:table-cell office:value-type="float" office:value="-63.3776832580566" calcext:value-type="float">
            <text:p>-63,3776832580566</text:p>
          </table:table-cell>
          <table:table-cell table:formula="of:=[.B67]-[.C67]" office:value-type="float" office:value="0.0459285888670991" calcext:value-type="float">
            <text:p>0,046</text:p>
          </table:table-cell>
          <table:table-cell/>
          <table:table-cell office:value-type="float" office:value="-63.3845501670837" calcext:value-type="float">
            <text:p>-63,3845501670837</text:p>
          </table:table-cell>
          <table:table-cell office:value-type="float" office:value="-63.4026520042419" calcext:value-type="float">
            <text:p>-63,4026520042419</text:p>
          </table:table-cell>
          <table:table-cell table:formula="of:=[.F67]-[.G67]" office:value-type="float" office:value="0.0181018371581985" calcext:value-type="float">
            <text:p>0,018</text:p>
          </table:table-cell>
          <table:table-cell/>
          <table:table-cell office:value-type="float" office:value="-63.4008938064575" calcext:value-type="float">
            <text:p>-63,4008938064575</text:p>
          </table:table-cell>
          <table:table-cell office:value-type="float" office:value="-63.432212726593" calcext:value-type="float">
            <text:p>-63,432212726593</text:p>
          </table:table-cell>
          <table:table-cell table:formula="of:=[.J67]-[.K67]" office:value-type="float" office:value="0.0313189201354973" calcext:value-type="float">
            <text:p>0,031</text:p>
          </table:table-cell>
          <table:table-cell/>
          <table:table-cell office:value-type="float" office:value="-63.3823560905457" calcext:value-type="float">
            <text:p>-63,3823560905457</text:p>
          </table:table-cell>
          <table:table-cell office:value-type="float" office:value="-63.4108889465332" calcext:value-type="float">
            <text:p>-63,4108889465332</text:p>
          </table:table-cell>
          <table:table-cell table:formula="of:=[.N67]-[.O67]" office:value-type="float" office:value="0.0285328559874998" calcext:value-type="float">
            <text:p>0,029</text:p>
          </table:table-cell>
          <table:table-cell/>
          <table:table-cell office:value-type="float" office:value="-63.3315085487366" calcext:value-type="float">
            <text:p>-63,3315085487366</text:p>
          </table:table-cell>
          <table:table-cell office:value-type="float" office:value="-63.3470097770691" calcext:value-type="float">
            <text:p>-63,3470097770691</text:p>
          </table:table-cell>
          <table:table-cell table:formula="of:=[.R67]-[.S67]" office:value-type="float" office:value="0.0155012283324965" calcext:value-type="float">
            <text:p>0,016</text:p>
          </table:table-cell>
          <table:table-cell/>
          <table:table-cell office:value-type="float" office:value="-63.3248006744385" calcext:value-type="float">
            <text:p>-63,3248006744385</text:p>
          </table:table-cell>
          <table:table-cell office:value-type="float" office:value="-63.3526103134155" calcext:value-type="float">
            <text:p>-63,3526103134155</text:p>
          </table:table-cell>
          <table:table-cell table:formula="of:=[.V67]-[.W67]" office:value-type="float" office:value="0.0278096389769971" calcext:value-type="float">
            <text:p>0,028</text:p>
          </table:table-cell>
          <table:table-cell/>
          <table:table-cell office:value-type="float" office:value="-63.3230067520142" calcext:value-type="float">
            <text:p>-63,3230067520142</text:p>
          </table:table-cell>
          <table:table-cell office:value-type="float" office:value="-63.3436783752441" calcext:value-type="float">
            <text:p>-63,3436783752441</text:p>
          </table:table-cell>
          <table:table-cell table:formula="of:=[.Z67]-[.AA67]" office:value-type="float" office:value="0.0206716232299016" calcext:value-type="float">
            <text:p>0,021</text:p>
          </table:table-cell>
          <table:table-cell/>
          <table:table-cell office:value-type="float" office:value="-63.323161315918" calcext:value-type="float">
            <text:p>-63,323161315918</text:p>
          </table:table-cell>
          <table:table-cell office:value-type="float" office:value="-63.3408554496765" calcext:value-type="float">
            <text:p>-63,3408554496765</text:p>
          </table:table-cell>
          <table:table-cell table:formula="of:=[.AD67]-[.AE67]" office:value-type="float" office:value="0.0176941337585035" calcext:value-type="float">
            <text:p>0,018</text:p>
          </table:table-cell>
          <table:table-cell/>
          <table:table-cell office:value-type="float" office:value="-63.3643333930969" calcext:value-type="float">
            <text:p>-63,3643333930969</text:p>
          </table:table-cell>
          <table:table-cell office:value-type="float" office:value="-63.3859011917114" calcext:value-type="float">
            <text:p>-63,3859011917114</text:p>
          </table:table-cell>
          <table:table-cell table:formula="of:=[.AH67]-[.AI67]" office:value-type="float" office:value="0.0215677986144982" calcext:value-type="float">
            <text:p>0,022</text:p>
          </table:table-cell>
          <table:table-cell/>
          <table:table-cell office:value-type="float" office:value="-63.3727881126404" calcext:value-type="float">
            <text:p>-63,3727881126404</text:p>
          </table:table-cell>
          <table:table-cell office:value-type="float" office:value="-63.3926961479187" calcext:value-type="float">
            <text:p>-63,3926961479187</text:p>
          </table:table-cell>
          <table:table-cell table:formula="of:=[.AL67]-[.AM67]" office:value-type="float" office:value="0.0199080352782985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36356277466" calcext:value-type="float">
            <text:p>-63,3536356277466</text:p>
          </table:table-cell>
          <table:table-cell office:value-type="float" office:value="-63.3677796859741" calcext:value-type="float">
            <text:p>-63,3677796859741</text:p>
          </table:table-cell>
          <table:table-cell table:formula="of:=[.B68]-[.C68]" office:value-type="float" office:value="0.014144058227501" calcext:value-type="float">
            <text:p>0,014</text:p>
          </table:table-cell>
          <table:table-cell/>
          <table:table-cell office:value-type="float" office:value="-63.4151231765747" calcext:value-type="float">
            <text:p>-63,4151231765747</text:p>
          </table:table-cell>
          <table:table-cell office:value-type="float" office:value="-63.4139073905945" calcext:value-type="float">
            <text:p>-63,4139073905945</text:p>
          </table:table-cell>
          <table:table-cell table:formula="of:=[.F68]-[.G68]" office:value-type="float" office:value="-0.00121578598020022" calcext:value-type="float">
            <text:p>-0,001</text:p>
          </table:table-cell>
          <table:table-cell/>
          <table:table-cell office:value-type="float" office:value="-63.4063780136108" calcext:value-type="float">
            <text:p>-63,4063780136108</text:p>
          </table:table-cell>
          <table:table-cell office:value-type="float" office:value="-63.4304786376953" calcext:value-type="float">
            <text:p>-63,4304786376953</text:p>
          </table:table-cell>
          <table:table-cell table:formula="of:=[.J68]-[.K68]" office:value-type="float" office:value="0.0241006240845039" calcext:value-type="float">
            <text:p>0,024</text:p>
          </table:table-cell>
          <table:table-cell/>
          <table:table-cell office:value-type="float" office:value="-63.3910590858459" calcext:value-type="float">
            <text:p>-63,3910590858459</text:p>
          </table:table-cell>
          <table:table-cell office:value-type="float" office:value="-63.4063361320496" calcext:value-type="float">
            <text:p>-63,4063361320496</text:p>
          </table:table-cell>
          <table:table-cell table:formula="of:=[.N68]-[.O68]" office:value-type="float" office:value="0.0152770462036997" calcext:value-type="float">
            <text:p>0,015</text:p>
          </table:table-cell>
          <table:table-cell/>
          <table:table-cell office:value-type="float" office:value="-63.3340589752197" calcext:value-type="float">
            <text:p>-63,3340589752197</text:p>
          </table:table-cell>
          <table:table-cell office:value-type="float" office:value="-63.355210105896" calcext:value-type="float">
            <text:p>-63,355210105896</text:p>
          </table:table-cell>
          <table:table-cell table:formula="of:=[.R68]-[.S68]" office:value-type="float" office:value="0.0211511306763015" calcext:value-type="float">
            <text:p>0,021</text:p>
          </table:table-cell>
          <table:table-cell/>
          <table:table-cell office:value-type="float" office:value="-63.3277606277466" calcext:value-type="float">
            <text:p>-63,3277606277466</text:p>
          </table:table-cell>
          <table:table-cell office:value-type="float" office:value="-63.3547882537842" calcext:value-type="float">
            <text:p>-63,3547882537842</text:p>
          </table:table-cell>
          <table:table-cell table:formula="of:=[.V68]-[.W68]" office:value-type="float" office:value="0.0270276260376008" calcext:value-type="float">
            <text:p>0,027</text:p>
          </table:table-cell>
          <table:table-cell/>
          <table:table-cell office:value-type="float" office:value="-63.323380821228" calcext:value-type="float">
            <text:p>-63,323380821228</text:p>
          </table:table-cell>
          <table:table-cell office:value-type="float" office:value="-63.3452266807556" calcext:value-type="float">
            <text:p>-63,3452266807556</text:p>
          </table:table-cell>
          <table:table-cell table:formula="of:=[.Z68]-[.AA68]" office:value-type="float" office:value="0.0218458595276019" calcext:value-type="float">
            <text:p>0,022</text:p>
          </table:table-cell>
          <table:table-cell/>
          <table:table-cell office:value-type="float" office:value="-63.3243768424988" calcext:value-type="float">
            <text:p>-63,3243768424988</text:p>
          </table:table-cell>
          <table:table-cell office:value-type="float" office:value="-63.3458969039917" calcext:value-type="float">
            <text:p>-63,3458969039917</text:p>
          </table:table-cell>
          <table:table-cell table:formula="of:=[.AD68]-[.AE68]" office:value-type="float" office:value="0.0215200614929003" calcext:value-type="float">
            <text:p>0,022</text:p>
          </table:table-cell>
          <table:table-cell/>
          <table:table-cell office:value-type="float" office:value="-63.3666594810486" calcext:value-type="float">
            <text:p>-63,3666594810486</text:p>
          </table:table-cell>
          <table:table-cell office:value-type="float" office:value="-63.3858980445862" calcext:value-type="float">
            <text:p>-63,3858980445862</text:p>
          </table:table-cell>
          <table:table-cell table:formula="of:=[.AH68]-[.AI68]" office:value-type="float" office:value="0.0192385635375985" calcext:value-type="float">
            <text:p>0,019</text:p>
          </table:table-cell>
          <table:table-cell/>
          <table:table-cell office:value-type="float" office:value="-63.3707058296204" calcext:value-type="float">
            <text:p>-63,3707058296204</text:p>
          </table:table-cell>
          <table:table-cell office:value-type="float" office:value="-63.3923462486267" calcext:value-type="float">
            <text:p>-63,3923462486267</text:p>
          </table:table-cell>
          <table:table-cell table:formula="of:=[.AL68]-[.AM68]" office:value-type="float" office:value="0.0216404190063031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6547431946" calcext:value-type="float">
            <text:p>-63,3456547431946</text:p>
          </table:table-cell>
          <table:table-cell office:value-type="float" office:value="-63.3711482963562" calcext:value-type="float">
            <text:p>-63,3711482963562</text:p>
          </table:table-cell>
          <table:table-cell table:formula="of:=[.B69]-[.C69]" office:value-type="float" office:value="0.0254935531616027" calcext:value-type="float">
            <text:p>0,025</text:p>
          </table:table-cell>
          <table:table-cell/>
          <table:table-cell office:value-type="float" office:value="-63.4118600502014" calcext:value-type="float">
            <text:p>-63,4118600502014</text:p>
          </table:table-cell>
          <table:table-cell office:value-type="float" office:value="-63.4112804031372" calcext:value-type="float">
            <text:p>-63,4112804031372</text:p>
          </table:table-cell>
          <table:table-cell table:formula="of:=[.F69]-[.G69]" office:value-type="float" office:value="-0.000579647064199662" calcext:value-type="float">
            <text:p>-0,001</text:p>
          </table:table-cell>
          <table:table-cell/>
          <table:table-cell office:value-type="float" office:value="-63.4092465362549" calcext:value-type="float">
            <text:p>-63,4092465362549</text:p>
          </table:table-cell>
          <table:table-cell office:value-type="float" office:value="-63.4199458236694" calcext:value-type="float">
            <text:p>-63,4199458236694</text:p>
          </table:table-cell>
          <table:table-cell table:formula="of:=[.J69]-[.K69]" office:value-type="float" office:value="0.0106992874145035" calcext:value-type="float">
            <text:p>0,011</text:p>
          </table:table-cell>
          <table:table-cell/>
          <table:table-cell office:value-type="float" office:value="-63.3931716575623" calcext:value-type="float">
            <text:p>-63,3931716575623</text:p>
          </table:table-cell>
          <table:table-cell office:value-type="float" office:value="-63.402390209198" calcext:value-type="float">
            <text:p>-63,402390209198</text:p>
          </table:table-cell>
          <table:table-cell table:formula="of:=[.N69]-[.O69]" office:value-type="float" office:value="0.00921855163570484" calcext:value-type="float">
            <text:p>0,009</text:p>
          </table:table-cell>
          <table:table-cell/>
          <table:table-cell office:value-type="float" office:value="-63.3292299728394" calcext:value-type="float">
            <text:p>-63,3292299728394</text:p>
          </table:table-cell>
          <table:table-cell office:value-type="float" office:value="-63.3488351898193" calcext:value-type="float">
            <text:p>-63,3488351898193</text:p>
          </table:table-cell>
          <table:table-cell table:formula="of:=[.R69]-[.S69]" office:value-type="float" office:value="0.0196052169798975" calcext:value-type="float">
            <text:p>0,020</text:p>
          </table:table-cell>
          <table:table-cell/>
          <table:table-cell office:value-type="float" office:value="-63.3294426879883" calcext:value-type="float">
            <text:p>-63,3294426879883</text:p>
          </table:table-cell>
          <table:table-cell office:value-type="float" office:value="-63.3547590293884" calcext:value-type="float">
            <text:p>-63,3547590293884</text:p>
          </table:table-cell>
          <table:table-cell table:formula="of:=[.V69]-[.W69]" office:value-type="float" office:value="0.0253163414000994" calcext:value-type="float">
            <text:p>0,025</text:p>
          </table:table-cell>
          <table:table-cell/>
          <table:table-cell office:value-type="float" office:value="-63.3259147453308" calcext:value-type="float">
            <text:p>-63,3259147453308</text:p>
          </table:table-cell>
          <table:table-cell office:value-type="float" office:value="-63.342840007782" calcext:value-type="float">
            <text:p>-63,342840007782</text:p>
          </table:table-cell>
          <table:table-cell table:formula="of:=[.Z69]-[.AA69]" office:value-type="float" office:value="0.0169252624512026" calcext:value-type="float">
            <text:p>0,017</text:p>
          </table:table-cell>
          <table:table-cell/>
          <table:table-cell office:value-type="float" office:value="-63.3231872520447" calcext:value-type="float">
            <text:p>-63,3231872520447</text:p>
          </table:table-cell>
          <table:table-cell office:value-type="float" office:value="-63.3435840377808" calcext:value-type="float">
            <text:p>-63,3435840377808</text:p>
          </table:table-cell>
          <table:table-cell table:formula="of:=[.AD69]-[.AE69]" office:value-type="float" office:value="0.0203967857361036" calcext:value-type="float">
            <text:p>0,020</text:p>
          </table:table-cell>
          <table:table-cell/>
          <table:table-cell office:value-type="float" office:value="-63.3649009857178" calcext:value-type="float">
            <text:p>-63,3649009857178</text:p>
          </table:table-cell>
          <table:table-cell office:value-type="float" office:value="-63.3836904983521" calcext:value-type="float">
            <text:p>-63,3836904983521</text:p>
          </table:table-cell>
          <table:table-cell table:formula="of:=[.AH69]-[.AI69]" office:value-type="float" office:value="0.0187895126342994" calcext:value-type="float">
            <text:p>0,019</text:p>
          </table:table-cell>
          <table:table-cell/>
          <table:table-cell office:value-type="float" office:value="-63.3733121032715" calcext:value-type="float">
            <text:p>-63,3733121032715</text:p>
          </table:table-cell>
          <table:table-cell office:value-type="float" office:value="-63.3939553718567" calcext:value-type="float">
            <text:p>-63,3939553718567</text:p>
          </table:table-cell>
          <table:table-cell table:formula="of:=[.AL69]-[.AM69]" office:value-type="float" office:value="0.0206432685851965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3602371216" calcext:value-type="float">
            <text:p>-63,3423602371216</text:p>
          </table:table-cell>
          <table:table-cell office:value-type="float" office:value="-63.3592898292542" calcext:value-type="float">
            <text:p>-63,3592898292542</text:p>
          </table:table-cell>
          <table:table-cell table:formula="of:=[.B70]-[.C70]" office:value-type="float" office:value="0.0169295921325983" calcext:value-type="float">
            <text:p>0,017</text:p>
          </table:table-cell>
          <table:table-cell/>
          <table:table-cell office:value-type="float" office:value="-63.3971324729919" calcext:value-type="float">
            <text:p>-63,3971324729919</text:p>
          </table:table-cell>
          <table:table-cell office:value-type="float" office:value="-63.4109586029053" calcext:value-type="float">
            <text:p>-63,4109586029053</text:p>
          </table:table-cell>
          <table:table-cell table:formula="of:=[.F70]-[.G70]" office:value-type="float" office:value="0.0138261299134044" calcext:value-type="float">
            <text:p>0,014</text:p>
          </table:table-cell>
          <table:table-cell/>
          <table:table-cell office:value-type="float" office:value="-63.4110754852295" calcext:value-type="float">
            <text:p>-63,4110754852295</text:p>
          </table:table-cell>
          <table:table-cell office:value-type="float" office:value="-63.4232309761047" calcext:value-type="float">
            <text:p>-63,4232309761047</text:p>
          </table:table-cell>
          <table:table-cell table:formula="of:=[.J70]-[.K70]" office:value-type="float" office:value="0.0121554908751946" calcext:value-type="float">
            <text:p>0,012</text:p>
          </table:table-cell>
          <table:table-cell/>
          <table:table-cell office:value-type="float" office:value="-63.3840318031311" calcext:value-type="float">
            <text:p>-63,3840318031311</text:p>
          </table:table-cell>
          <table:table-cell office:value-type="float" office:value="-63.4045425796509" calcext:value-type="float">
            <text:p>-63,4045425796509</text:p>
          </table:table-cell>
          <table:table-cell table:formula="of:=[.N70]-[.O70]" office:value-type="float" office:value="0.0205107765197994" calcext:value-type="float">
            <text:p>0,021</text:p>
          </table:table-cell>
          <table:table-cell/>
          <table:table-cell office:value-type="float" office:value="-63.3270630874634" calcext:value-type="float">
            <text:p>-63,3270630874634</text:p>
          </table:table-cell>
          <table:table-cell office:value-type="float" office:value="-63.3498297424316" calcext:value-type="float">
            <text:p>-63,3498297424316</text:p>
          </table:table-cell>
          <table:table-cell table:formula="of:=[.R70]-[.S70]" office:value-type="float" office:value="0.0227666549682013" calcext:value-type="float">
            <text:p>0,023</text:p>
          </table:table-cell>
          <table:table-cell/>
          <table:table-cell office:value-type="float" office:value="-63.3255636444092" calcext:value-type="float">
            <text:p>-63,3255636444092</text:p>
          </table:table-cell>
          <table:table-cell office:value-type="float" office:value="-63.3523930740356" calcext:value-type="float">
            <text:p>-63,3523930740356</text:p>
          </table:table-cell>
          <table:table-cell table:formula="of:=[.V70]-[.W70]" office:value-type="float" office:value="0.026829429626396" calcext:value-type="float">
            <text:p>0,027</text:p>
          </table:table-cell>
          <table:table-cell/>
          <table:table-cell office:value-type="float" office:value="-63.3235041351318" calcext:value-type="float">
            <text:p>-63,3235041351318</text:p>
          </table:table-cell>
          <table:table-cell office:value-type="float" office:value="-63.3444586334229" calcext:value-type="float">
            <text:p>-63,3444586334229</text:p>
          </table:table-cell>
          <table:table-cell table:formula="of:=[.Z70]-[.AA70]" office:value-type="float" office:value="0.0209544982911041" calcext:value-type="float">
            <text:p>0,021</text:p>
          </table:table-cell>
          <table:table-cell/>
          <table:table-cell office:value-type="float" office:value="-63.3229140052795" calcext:value-type="float">
            <text:p>-63,3229140052795</text:p>
          </table:table-cell>
          <table:table-cell office:value-type="float" office:value="-63.3441137123108" calcext:value-type="float">
            <text:p>-63,3441137123108</text:p>
          </table:table-cell>
          <table:table-cell table:formula="of:=[.AD70]-[.AE70]" office:value-type="float" office:value="0.0211997070313004" calcext:value-type="float">
            <text:p>0,021</text:p>
          </table:table-cell>
          <table:table-cell/>
          <table:table-cell office:value-type="float" office:value="-63.3661284370422" calcext:value-type="float">
            <text:p>-63,3661284370422</text:p>
          </table:table-cell>
          <table:table-cell office:value-type="float" office:value="-63.3862126426697" calcext:value-type="float">
            <text:p>-63,3862126426697</text:p>
          </table:table-cell>
          <table:table-cell table:formula="of:=[.AH70]-[.AI70]" office:value-type="float" office:value="0.0200842056274979" calcext:value-type="float">
            <text:p>0,020</text:p>
          </table:table-cell>
          <table:table-cell/>
          <table:table-cell office:value-type="float" office:value="-63.3708146743774" calcext:value-type="float">
            <text:p>-63,3708146743774</text:p>
          </table:table-cell>
          <table:table-cell office:value-type="float" office:value="-63.392450466156" calcext:value-type="float">
            <text:p>-63,392450466156</text:p>
          </table:table-cell>
          <table:table-cell table:formula="of:=[.AL70]-[.AM70]" office:value-type="float" office:value="0.0216357917785999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6737136841" calcext:value-type="float">
            <text:p>-63,3396737136841</text:p>
          </table:table-cell>
          <table:table-cell office:value-type="float" office:value="-63.3568977241516" calcext:value-type="float">
            <text:p>-63,3568977241516</text:p>
          </table:table-cell>
          <table:table-cell table:formula="of:=[.B71]-[.C71]" office:value-type="float" office:value="0.0172240104675012" calcext:value-type="float">
            <text:p>0,017</text:p>
          </table:table-cell>
          <table:table-cell/>
          <table:table-cell office:value-type="float" office:value="-63.3927246246338" calcext:value-type="float">
            <text:p>-63,3927246246338</text:p>
          </table:table-cell>
          <table:table-cell office:value-type="float" office:value="-63.4234152107239" calcext:value-type="float">
            <text:p>-63,4234152107239</text:p>
          </table:table-cell>
          <table:table-cell table:formula="of:=[.F71]-[.G71]" office:value-type="float" office:value="0.0306905860901026" calcext:value-type="float">
            <text:p>0,031</text:p>
          </table:table-cell>
          <table:table-cell/>
          <table:table-cell office:value-type="float" office:value="-63.408112651825" calcext:value-type="float">
            <text:p>-63,408112651825</text:p>
          </table:table-cell>
          <table:table-cell office:value-type="float" office:value="-63.4177551956177" calcext:value-type="float">
            <text:p>-63,4177551956177</text:p>
          </table:table-cell>
          <table:table-cell table:formula="of:=[.J71]-[.K71]" office:value-type="float" office:value="0.00964254379270102" calcext:value-type="float">
            <text:p>0,010</text:p>
          </table:table-cell>
          <table:table-cell/>
          <table:table-cell office:value-type="float" office:value="-63.384410484314" calcext:value-type="float">
            <text:p>-63,384410484314</text:p>
          </table:table-cell>
          <table:table-cell office:value-type="float" office:value="-63.4076602554321" calcext:value-type="float">
            <text:p>-63,4076602554321</text:p>
          </table:table-cell>
          <table:table-cell table:formula="of:=[.N71]-[.O71]" office:value-type="float" office:value="0.0232497711180955" calcext:value-type="float">
            <text:p>0,023</text:p>
          </table:table-cell>
          <table:table-cell/>
          <table:table-cell office:value-type="float" office:value="-63.328458442688" calcext:value-type="float">
            <text:p>-63,328458442688</text:p>
          </table:table-cell>
          <table:table-cell office:value-type="float" office:value="-63.3517347259522" calcext:value-type="float">
            <text:p>-63,3517347259522</text:p>
          </table:table-cell>
          <table:table-cell table:formula="of:=[.R71]-[.S71]" office:value-type="float" office:value="0.0232762832641953" calcext:value-type="float">
            <text:p>0,023</text:p>
          </table:table-cell>
          <table:table-cell/>
          <table:table-cell office:value-type="float" office:value="-63.3281862411499" calcext:value-type="float">
            <text:p>-63,3281862411499</text:p>
          </table:table-cell>
          <table:table-cell office:value-type="float" office:value="-63.3509683380127" calcext:value-type="float">
            <text:p>-63,3509683380127</text:p>
          </table:table-cell>
          <table:table-cell table:formula="of:=[.V71]-[.W71]" office:value-type="float" office:value="0.0227820968627981" calcext:value-type="float">
            <text:p>0,023</text:p>
          </table:table-cell>
          <table:table-cell/>
          <table:table-cell office:value-type="float" office:value="-63.3246975250244" calcext:value-type="float">
            <text:p>-63,3246975250244</text:p>
          </table:table-cell>
          <table:table-cell office:value-type="float" office:value="-63.3463947296143" calcext:value-type="float">
            <text:p>-63,3463947296143</text:p>
          </table:table-cell>
          <table:table-cell table:formula="of:=[.Z71]-[.AA71]" office:value-type="float" office:value="0.0216972045899055" calcext:value-type="float">
            <text:p>0,022</text:p>
          </table:table-cell>
          <table:table-cell/>
          <table:table-cell office:value-type="float" office:value="-63.3249537658691" calcext:value-type="float">
            <text:p>-63,3249537658691</text:p>
          </table:table-cell>
          <table:table-cell office:value-type="float" office:value="-63.3461545715332" calcext:value-type="float">
            <text:p>-63,3461545715332</text:p>
          </table:table-cell>
          <table:table-cell table:formula="of:=[.AD71]-[.AE71]" office:value-type="float" office:value="0.0212008056641011" calcext:value-type="float">
            <text:p>0,021</text:p>
          </table:table-cell>
          <table:table-cell/>
          <table:table-cell office:value-type="float" office:value="-63.367273601532" calcext:value-type="float">
            <text:p>-63,367273601532</text:p>
          </table:table-cell>
          <table:table-cell office:value-type="float" office:value="-63.3886918716431" calcext:value-type="float">
            <text:p>-63,3886918716431</text:p>
          </table:table-cell>
          <table:table-cell table:formula="of:=[.AH71]-[.AI71]" office:value-type="float" office:value="0.0214182701110985" calcext:value-type="float">
            <text:p>0,021</text:p>
          </table:table-cell>
          <table:table-cell/>
          <table:table-cell office:value-type="float" office:value="-63.3736194229126" calcext:value-type="float">
            <text:p>-63,3736194229126</text:p>
          </table:table-cell>
          <table:table-cell office:value-type="float" office:value="-63.3961028251648" calcext:value-type="float">
            <text:p>-63,3961028251648</text:p>
          </table:table-cell>
          <table:table-cell table:formula="of:=[.AL71]-[.AM71]" office:value-type="float" office:value="0.022483402252206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80660743713" calcext:value-type="float">
            <text:p>-63,3480660743713</text:p>
          </table:table-cell>
          <table:table-cell office:value-type="float" office:value="-63.3606998519897" calcext:value-type="float">
            <text:p>-63,3606998519897</text:p>
          </table:table-cell>
          <table:table-cell table:formula="of:=[.B72]-[.C72]" office:value-type="float" office:value="0.0126337776183973" calcext:value-type="float">
            <text:p>0,013</text:p>
          </table:table-cell>
          <table:table-cell/>
          <table:table-cell office:value-type="float" office:value="-63.3828446731567" calcext:value-type="float">
            <text:p>-63,3828446731567</text:p>
          </table:table-cell>
          <table:table-cell office:value-type="float" office:value="-63.4198707847595" calcext:value-type="float">
            <text:p>-63,4198707847595</text:p>
          </table:table-cell>
          <table:table-cell table:formula="of:=[.F72]-[.G72]" office:value-type="float" office:value="0.0370261116028061" calcext:value-type="float">
            <text:p>0,037</text:p>
          </table:table-cell>
          <table:table-cell/>
          <table:table-cell office:value-type="float" office:value="-63.3952784996033" calcext:value-type="float">
            <text:p>-63,3952784996033</text:p>
          </table:table-cell>
          <table:table-cell office:value-type="float" office:value="-63.4272598152161" calcext:value-type="float">
            <text:p>-63,4272598152161</text:p>
          </table:table-cell>
          <table:table-cell table:formula="of:=[.J72]-[.K72]" office:value-type="float" office:value="0.0319813156127964" calcext:value-type="float">
            <text:p>0,032</text:p>
          </table:table-cell>
          <table:table-cell/>
          <table:table-cell office:value-type="float" office:value="-63.3853727073669" calcext:value-type="float">
            <text:p>-63,3853727073669</text:p>
          </table:table-cell>
          <table:table-cell office:value-type="float" office:value="-63.4034156494141" calcext:value-type="float">
            <text:p>-63,4034156494141</text:p>
          </table:table-cell>
          <table:table-cell table:formula="of:=[.N72]-[.O72]" office:value-type="float" office:value="0.0180429420472024" calcext:value-type="float">
            <text:p>0,018</text:p>
          </table:table-cell>
          <table:table-cell/>
          <table:table-cell office:value-type="float" office:value="-63.3313481216431" calcext:value-type="float">
            <text:p>-63,3313481216431</text:p>
          </table:table-cell>
          <table:table-cell office:value-type="float" office:value="-63.3485403594971" calcext:value-type="float">
            <text:p>-63,3485403594971</text:p>
          </table:table-cell>
          <table:table-cell table:formula="of:=[.R72]-[.S72]" office:value-type="float" office:value="0.0171922378539975" calcext:value-type="float">
            <text:p>0,017</text:p>
          </table:table-cell>
          <table:table-cell/>
          <table:table-cell office:value-type="float" office:value="-63.3281691894531" calcext:value-type="float">
            <text:p>-63,3281691894531</text:p>
          </table:table-cell>
          <table:table-cell office:value-type="float" office:value="-63.3518792610169" calcext:value-type="float">
            <text:p>-63,3518792610169</text:p>
          </table:table-cell>
          <table:table-cell table:formula="of:=[.V72]-[.W72]" office:value-type="float" office:value="0.0237100715637979" calcext:value-type="float">
            <text:p>0,024</text:p>
          </table:table-cell>
          <table:table-cell/>
          <table:table-cell office:value-type="float" office:value="-63.3256305427551" calcext:value-type="float">
            <text:p>-63,3256305427551</text:p>
          </table:table-cell>
          <table:table-cell office:value-type="float" office:value="-63.3452091217041" calcext:value-type="float">
            <text:p>-63,3452091217041</text:p>
          </table:table-cell>
          <table:table-cell table:formula="of:=[.Z72]-[.AA72]" office:value-type="float" office:value="0.0195785789490017" calcext:value-type="float">
            <text:p>0,020</text:p>
          </table:table-cell>
          <table:table-cell/>
          <table:table-cell office:value-type="float" office:value="-63.3257801780701" calcext:value-type="float">
            <text:p>-63,3257801780701</text:p>
          </table:table-cell>
          <table:table-cell office:value-type="float" office:value="-63.3488683166504" calcext:value-type="float">
            <text:p>-63,3488683166504</text:p>
          </table:table-cell>
          <table:table-cell table:formula="of:=[.AD72]-[.AE72]" office:value-type="float" office:value="0.0230881385803059" calcext:value-type="float">
            <text:p>0,023</text:p>
          </table:table-cell>
          <table:table-cell/>
          <table:table-cell office:value-type="float" office:value="-63.367619884491" calcext:value-type="float">
            <text:p>-63,367619884491</text:p>
          </table:table-cell>
          <table:table-cell office:value-type="float" office:value="-63.3875979728699" calcext:value-type="float">
            <text:p>-63,3875979728699</text:p>
          </table:table-cell>
          <table:table-cell table:formula="of:=[.AH72]-[.AI72]" office:value-type="float" office:value="0.0199780883788989" calcext:value-type="float">
            <text:p>0,020</text:p>
          </table:table-cell>
          <table:table-cell/>
          <table:table-cell office:value-type="float" office:value="-63.374376953125" calcext:value-type="float">
            <text:p>-63,374376953125</text:p>
          </table:table-cell>
          <table:table-cell office:value-type="float" office:value="-63.3955122451782" calcext:value-type="float">
            <text:p>-63,3955122451782</text:p>
          </table:table-cell>
          <table:table-cell table:formula="of:=[.AL72]-[.AM72]" office:value-type="float" office:value="0.0211352920532022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47809791565" calcext:value-type="float">
            <text:p>-63,3447809791565</text:p>
          </table:table-cell>
          <table:table-cell office:value-type="float" office:value="-63.3547285575867" calcext:value-type="float">
            <text:p>-63,3547285575867</text:p>
          </table:table-cell>
          <table:table-cell table:formula="of:=[.B73]-[.C73]" office:value-type="float" office:value="0.00994757843019301" calcext:value-type="float">
            <text:p>0,010</text:p>
          </table:table-cell>
          <table:table-cell/>
          <table:table-cell office:value-type="float" office:value="-63.392664516449" calcext:value-type="float">
            <text:p>-63,392664516449</text:p>
          </table:table-cell>
          <table:table-cell office:value-type="float" office:value="-63.4130267715454" calcext:value-type="float">
            <text:p>-63,4130267715454</text:p>
          </table:table-cell>
          <table:table-cell table:formula="of:=[.F73]-[.G73]" office:value-type="float" office:value="0.0203622550963942" calcext:value-type="float">
            <text:p>0,020</text:p>
          </table:table-cell>
          <table:table-cell/>
          <table:table-cell office:value-type="float" office:value="-63.3984970436096" calcext:value-type="float">
            <text:p>-63,3984970436096</text:p>
          </table:table-cell>
          <table:table-cell office:value-type="float" office:value="-63.4200936470032" calcext:value-type="float">
            <text:p>-63,4200936470032</text:p>
          </table:table-cell>
          <table:table-cell table:formula="of:=[.J73]-[.K73]" office:value-type="float" office:value="0.021596603393597" calcext:value-type="float">
            <text:p>0,022</text:p>
          </table:table-cell>
          <table:table-cell/>
          <table:table-cell office:value-type="float" office:value="-63.3819358558655" calcext:value-type="float">
            <text:p>-63,3819358558655</text:p>
          </table:table-cell>
          <table:table-cell office:value-type="float" office:value="-63.4014571838379" calcext:value-type="float">
            <text:p>-63,4014571838379</text:p>
          </table:table-cell>
          <table:table-cell table:formula="of:=[.N73]-[.O73]" office:value-type="float" office:value="0.0195213279723987" calcext:value-type="float">
            <text:p>0,020</text:p>
          </table:table-cell>
          <table:table-cell/>
          <table:table-cell office:value-type="float" office:value="-63.3254082870483" calcext:value-type="float">
            <text:p>-63,3254082870483</text:p>
          </table:table-cell>
          <table:table-cell office:value-type="float" office:value="-63.3433070487976" calcext:value-type="float">
            <text:p>-63,3433070487976</text:p>
          </table:table-cell>
          <table:table-cell table:formula="of:=[.R73]-[.S73]" office:value-type="float" office:value="0.0178987617493007" calcext:value-type="float">
            <text:p>0,018</text:p>
          </table:table-cell>
          <table:table-cell/>
          <table:table-cell office:value-type="float" office:value="-63.3252347106934" calcext:value-type="float">
            <text:p>-63,3252347106934</text:p>
          </table:table-cell>
          <table:table-cell office:value-type="float" office:value="-63.35028125" calcext:value-type="float">
            <text:p>-63,35028125</text:p>
          </table:table-cell>
          <table:table-cell table:formula="of:=[.V73]-[.W73]" office:value-type="float" office:value="0.0250465393066008" calcext:value-type="float">
            <text:p>0,025</text:p>
          </table:table-cell>
          <table:table-cell/>
          <table:table-cell office:value-type="float" office:value="-63.3244950561523" calcext:value-type="float">
            <text:p>-63,3244950561523</text:p>
          </table:table-cell>
          <table:table-cell office:value-type="float" office:value="-63.3469189605713" calcext:value-type="float">
            <text:p>-63,3469189605713</text:p>
          </table:table-cell>
          <table:table-cell table:formula="of:=[.Z73]-[.AA73]" office:value-type="float" office:value="0.022423904419" calcext:value-type="float">
            <text:p>0,022</text:p>
          </table:table-cell>
          <table:table-cell/>
          <table:table-cell office:value-type="float" office:value="-63.3254461479187" calcext:value-type="float">
            <text:p>-63,3254461479187</text:p>
          </table:table-cell>
          <table:table-cell office:value-type="float" office:value="-63.349389087677" calcext:value-type="float">
            <text:p>-63,349389087677</text:p>
          </table:table-cell>
          <table:table-cell table:formula="of:=[.AD73]-[.AE73]" office:value-type="float" office:value="0.0239429397582995" calcext:value-type="float">
            <text:p>0,024</text:p>
          </table:table-cell>
          <table:table-cell/>
          <table:table-cell office:value-type="float" office:value="-63.3680619087219" calcext:value-type="float">
            <text:p>-63,3680619087219</text:p>
          </table:table-cell>
          <table:table-cell office:value-type="float" office:value="-63.388725566864" calcext:value-type="float">
            <text:p>-63,388725566864</text:p>
          </table:table-cell>
          <table:table-cell table:formula="of:=[.AH73]-[.AI73]" office:value-type="float" office:value="0.020663658142098" calcext:value-type="float">
            <text:p>0,021</text:p>
          </table:table-cell>
          <table:table-cell/>
          <table:table-cell office:value-type="float" office:value="-63.3737819709778" calcext:value-type="float">
            <text:p>-63,3737819709778</text:p>
          </table:table-cell>
          <table:table-cell office:value-type="float" office:value="-63.3933342857361" calcext:value-type="float">
            <text:p>-63,3933342857361</text:p>
          </table:table-cell>
          <table:table-cell table:formula="of:=[.AL73]-[.AM73]" office:value-type="float" office:value="0.0195523147583003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40999107361" calcext:value-type="float">
            <text:p>-63,3540999107361</text:p>
          </table:table-cell>
          <table:table-cell office:value-type="float" office:value="-63.3637897377014" calcext:value-type="float">
            <text:p>-63,3637897377014</text:p>
          </table:table-cell>
          <table:table-cell table:formula="of:=[.B74]-[.C74]" office:value-type="float" office:value="0.00968982696529963" calcext:value-type="float">
            <text:p>0,010</text:p>
          </table:table-cell>
          <table:table-cell/>
          <table:table-cell office:value-type="float" office:value="-63.3984107437134" calcext:value-type="float">
            <text:p>-63,3984107437134</text:p>
          </table:table-cell>
          <table:table-cell office:value-type="float" office:value="-63.4088022270203" calcext:value-type="float">
            <text:p>-63,4088022270203</text:p>
          </table:table-cell>
          <table:table-cell table:formula="of:=[.F74]-[.G74]" office:value-type="float" office:value="0.0103914833069041" calcext:value-type="float">
            <text:p>0,010</text:p>
          </table:table-cell>
          <table:table-cell/>
          <table:table-cell office:value-type="float" office:value="-63.4084597396851" calcext:value-type="float">
            <text:p>-63,4084597396851</text:p>
          </table:table-cell>
          <table:table-cell office:value-type="float" office:value="-63.4180957450867" calcext:value-type="float">
            <text:p>-63,4180957450867</text:p>
          </table:table-cell>
          <table:table-cell table:formula="of:=[.J74]-[.K74]" office:value-type="float" office:value="0.00963600540160314" calcext:value-type="float">
            <text:p>0,010</text:p>
          </table:table-cell>
          <table:table-cell/>
          <table:table-cell office:value-type="float" office:value="-63.3785590286255" calcext:value-type="float">
            <text:p>-63,3785590286255</text:p>
          </table:table-cell>
          <table:table-cell office:value-type="float" office:value="-63.3946066207886" calcext:value-type="float">
            <text:p>-63,3946066207886</text:p>
          </table:table-cell>
          <table:table-cell table:formula="of:=[.N74]-[.O74]" office:value-type="float" office:value="0.0160475921630976" calcext:value-type="float">
            <text:p>0,016</text:p>
          </table:table-cell>
          <table:table-cell/>
          <table:table-cell office:value-type="float" office:value="-63.3229297866821" calcext:value-type="float">
            <text:p>-63,3229297866821</text:p>
          </table:table-cell>
          <table:table-cell office:value-type="float" office:value="-63.3423928718567" calcext:value-type="float">
            <text:p>-63,3423928718567</text:p>
          </table:table-cell>
          <table:table-cell table:formula="of:=[.R74]-[.S74]" office:value-type="float" office:value="0.0194630851745998" calcext:value-type="float">
            <text:p>0,019</text:p>
          </table:table-cell>
          <table:table-cell/>
          <table:table-cell office:value-type="float" office:value="-63.3283153877258" calcext:value-type="float">
            <text:p>-63,3283153877258</text:p>
          </table:table-cell>
          <table:table-cell office:value-type="float" office:value="-63.3487086486816" calcext:value-type="float">
            <text:p>-63,3487086486816</text:p>
          </table:table-cell>
          <table:table-cell table:formula="of:=[.V74]-[.W74]" office:value-type="float" office:value="0.0203932609557995" calcext:value-type="float">
            <text:p>0,020</text:p>
          </table:table-cell>
          <table:table-cell/>
          <table:table-cell office:value-type="float" office:value="-63.3247249298096" calcext:value-type="float">
            <text:p>-63,3247249298096</text:p>
          </table:table-cell>
          <table:table-cell office:value-type="float" office:value="-63.3481261329651" calcext:value-type="float">
            <text:p>-63,3481261329651</text:p>
          </table:table-cell>
          <table:table-cell table:formula="of:=[.Z74]-[.AA74]" office:value-type="float" office:value="0.0234012031555011" calcext:value-type="float">
            <text:p>0,023</text:p>
          </table:table-cell>
          <table:table-cell/>
          <table:table-cell office:value-type="float" office:value="-63.3263177452087" calcext:value-type="float">
            <text:p>-63,3263177452087</text:p>
          </table:table-cell>
          <table:table-cell office:value-type="float" office:value="-63.3481140403748" calcext:value-type="float">
            <text:p>-63,3481140403748</text:p>
          </table:table-cell>
          <table:table-cell table:formula="of:=[.AD74]-[.AE74]" office:value-type="float" office:value="0.021796295166105" calcext:value-type="float">
            <text:p>0,022</text:p>
          </table:table-cell>
          <table:table-cell/>
          <table:table-cell office:value-type="float" office:value="-63.3699926948547" calcext:value-type="float">
            <text:p>-63,3699926948547</text:p>
          </table:table-cell>
          <table:table-cell office:value-type="float" office:value="-63.3895437088013" calcext:value-type="float">
            <text:p>-63,3895437088013</text:p>
          </table:table-cell>
          <table:table-cell table:formula="of:=[.AH74]-[.AI74]" office:value-type="float" office:value="0.0195510139465966" calcext:value-type="float">
            <text:p>0,020</text:p>
          </table:table-cell>
          <table:table-cell/>
          <table:table-cell office:value-type="float" office:value="-63.3739812469482" calcext:value-type="float">
            <text:p>-63,3739812469482</text:p>
          </table:table-cell>
          <table:table-cell office:value-type="float" office:value="-63.3946947898865" calcext:value-type="float">
            <text:p>-63,3946947898865</text:p>
          </table:table-cell>
          <table:table-cell table:formula="of:=[.AL74]-[.AM74]" office:value-type="float" office:value="0.020713542938303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66124839783" calcext:value-type="float">
            <text:p>-63,3366124839783</text:p>
          </table:table-cell>
          <table:table-cell office:value-type="float" office:value="-63.3744958686829" calcext:value-type="float">
            <text:p>-63,3744958686829</text:p>
          </table:table-cell>
          <table:table-cell table:formula="of:=[.B75]-[.C75]" office:value-type="float" office:value="0.0378833847045996" calcext:value-type="float">
            <text:p>0,038</text:p>
          </table:table-cell>
          <table:table-cell/>
          <table:table-cell office:value-type="float" office:value="-63.3990317840576" calcext:value-type="float">
            <text:p>-63,3990317840576</text:p>
          </table:table-cell>
          <table:table-cell office:value-type="float" office:value="-63.4030802764893" calcext:value-type="float">
            <text:p>-63,4030802764893</text:p>
          </table:table-cell>
          <table:table-cell table:formula="of:=[.F75]-[.G75]" office:value-type="float" office:value="0.00404849243169991" calcext:value-type="float">
            <text:p>0,004</text:p>
          </table:table-cell>
          <table:table-cell/>
          <table:table-cell office:value-type="float" office:value="-63.4002780647278" calcext:value-type="float">
            <text:p>-63,4002780647278</text:p>
          </table:table-cell>
          <table:table-cell office:value-type="float" office:value="-63.4220921859741" calcext:value-type="float">
            <text:p>-63,4220921859741</text:p>
          </table:table-cell>
          <table:table-cell table:formula="of:=[.J75]-[.K75]" office:value-type="float" office:value="0.021814121246301" calcext:value-type="float">
            <text:p>0,022</text:p>
          </table:table-cell>
          <table:table-cell/>
          <table:table-cell office:value-type="float" office:value="-63.385388961792" calcext:value-type="float">
            <text:p>-63,385388961792</text:p>
          </table:table-cell>
          <table:table-cell office:value-type="float" office:value="-63.4023623161316" calcext:value-type="float">
            <text:p>-63,4023623161316</text:p>
          </table:table-cell>
          <table:table-cell table:formula="of:=[.N75]-[.O75]" office:value-type="float" office:value="0.0169733543395978" calcext:value-type="float">
            <text:p>0,017</text:p>
          </table:table-cell>
          <table:table-cell/>
          <table:table-cell office:value-type="float" office:value="-63.3256861572266" calcext:value-type="float">
            <text:p>-63,3256861572266</text:p>
          </table:table-cell>
          <table:table-cell office:value-type="float" office:value="-63.347377571106" calcext:value-type="float">
            <text:p>-63,347377571106</text:p>
          </table:table-cell>
          <table:table-cell table:formula="of:=[.R75]-[.S75]" office:value-type="float" office:value="0.0216914138794024" calcext:value-type="float">
            <text:p>0,022</text:p>
          </table:table-cell>
          <table:table-cell/>
          <table:table-cell office:value-type="float" office:value="-63.3262066612244" calcext:value-type="float">
            <text:p>-63,3262066612244</text:p>
          </table:table-cell>
          <table:table-cell office:value-type="float" office:value="-63.3434385147095" calcext:value-type="float">
            <text:p>-63,3434385147095</text:p>
          </table:table-cell>
          <table:table-cell table:formula="of:=[.V75]-[.W75]" office:value-type="float" office:value="0.0172318534851001" calcext:value-type="float">
            <text:p>0,017</text:p>
          </table:table-cell>
          <table:table-cell/>
          <table:table-cell office:value-type="float" office:value="-63.3246410064697" calcext:value-type="float">
            <text:p>-63,3246410064697</text:p>
          </table:table-cell>
          <table:table-cell office:value-type="float" office:value="-63.3495345230103" calcext:value-type="float">
            <text:p>-63,3495345230103</text:p>
          </table:table-cell>
          <table:table-cell table:formula="of:=[.Z75]-[.AA75]" office:value-type="float" office:value="0.024893516540601" calcext:value-type="float">
            <text:p>0,025</text:p>
          </table:table-cell>
          <table:table-cell/>
          <table:table-cell office:value-type="float" office:value="-63.3285950660706" calcext:value-type="float">
            <text:p>-63,3285950660706</text:p>
          </table:table-cell>
          <table:table-cell office:value-type="float" office:value="-63.3494110946655" calcext:value-type="float">
            <text:p>-63,3494110946655</text:p>
          </table:table-cell>
          <table:table-cell table:formula="of:=[.AD75]-[.AE75]" office:value-type="float" office:value="0.0208160285949006" calcext:value-type="float">
            <text:p>0,021</text:p>
          </table:table-cell>
          <table:table-cell/>
          <table:table-cell office:value-type="float" office:value="-63.3710897407532" calcext:value-type="float">
            <text:p>-63,3710897407532</text:p>
          </table:table-cell>
          <table:table-cell office:value-type="float" office:value="-63.3899935722351" calcext:value-type="float">
            <text:p>-63,3899935722351</text:p>
          </table:table-cell>
          <table:table-cell table:formula="of:=[.AH75]-[.AI75]" office:value-type="float" office:value="0.0189038314819001" calcext:value-type="float">
            <text:p>0,019</text:p>
          </table:table-cell>
          <table:table-cell/>
          <table:table-cell office:value-type="float" office:value="-63.3740911331177" calcext:value-type="float">
            <text:p>-63,3740911331177</text:p>
          </table:table-cell>
          <table:table-cell office:value-type="float" office:value="-63.3954105491638" calcext:value-type="float">
            <text:p>-63,3954105491638</text:p>
          </table:table-cell>
          <table:table-cell table:formula="of:=[.AL75]-[.AM75]" office:value-type="float" office:value="0.0213194160460972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33556022644" calcext:value-type="float">
            <text:p>-63,3433556022644</text:p>
          </table:table-cell>
          <table:table-cell office:value-type="float" office:value="-63.3763636817932" calcext:value-type="float">
            <text:p>-63,3763636817932</text:p>
          </table:table-cell>
          <table:table-cell table:formula="of:=[.B76]-[.C76]" office:value-type="float" office:value="0.0330080795287984" calcext:value-type="float">
            <text:p>0,033</text:p>
          </table:table-cell>
          <table:table-cell/>
          <table:table-cell office:value-type="float" office:value="-63.3926538047791" calcext:value-type="float">
            <text:p>-63,3926538047791</text:p>
          </table:table-cell>
          <table:table-cell office:value-type="float" office:value="-63.4242769126892" calcext:value-type="float">
            <text:p>-63,4242769126892</text:p>
          </table:table-cell>
          <table:table-cell table:formula="of:=[.F76]-[.G76]" office:value-type="float" office:value="0.0316231079101001" calcext:value-type="float">
            <text:p>0,032</text:p>
          </table:table-cell>
          <table:table-cell/>
          <table:table-cell office:value-type="float" office:value="-63.4051360664368" calcext:value-type="float">
            <text:p>-63,4051360664368</text:p>
          </table:table-cell>
          <table:table-cell office:value-type="float" office:value="-63.4268126449585" calcext:value-type="float">
            <text:p>-63,4268126449585</text:p>
          </table:table-cell>
          <table:table-cell table:formula="of:=[.J76]-[.K76]" office:value-type="float" office:value="0.0216765785216992" calcext:value-type="float">
            <text:p>0,022</text:p>
          </table:table-cell>
          <table:table-cell/>
          <table:table-cell office:value-type="float" office:value="-63.3823556518555" calcext:value-type="float">
            <text:p>-63,3823556518555</text:p>
          </table:table-cell>
          <table:table-cell office:value-type="float" office:value="-63.402361240387" calcext:value-type="float">
            <text:p>-63,402361240387</text:p>
          </table:table-cell>
          <table:table-cell table:formula="of:=[.N76]-[.O76]" office:value-type="float" office:value="0.0200055885315038" calcext:value-type="float">
            <text:p>0,020</text:p>
          </table:table-cell>
          <table:table-cell/>
          <table:table-cell office:value-type="float" office:value="-63.3243134422302" calcext:value-type="float">
            <text:p>-63,3243134422302</text:p>
          </table:table-cell>
          <table:table-cell office:value-type="float" office:value="-63.3500164146423" calcext:value-type="float">
            <text:p>-63,3500164146423</text:p>
          </table:table-cell>
          <table:table-cell table:formula="of:=[.R76]-[.S76]" office:value-type="float" office:value="0.0257029724120983" calcext:value-type="float">
            <text:p>0,026</text:p>
          </table:table-cell>
          <table:table-cell/>
          <table:table-cell office:value-type="float" office:value="-63.3295872917175" calcext:value-type="float">
            <text:p>-63,3295872917175</text:p>
          </table:table-cell>
          <table:table-cell office:value-type="float" office:value="-63.3476503639221" calcext:value-type="float">
            <text:p>-63,3476503639221</text:p>
          </table:table-cell>
          <table:table-cell table:formula="of:=[.V76]-[.W76]" office:value-type="float" office:value="0.0180630722045976" calcext:value-type="float">
            <text:p>0,018</text:p>
          </table:table-cell>
          <table:table-cell/>
          <table:table-cell office:value-type="float" office:value="-63.3244583854675" calcext:value-type="float">
            <text:p>-63,3244583854675</text:p>
          </table:table-cell>
          <table:table-cell office:value-type="float" office:value="-63.3432328300476" calcext:value-type="float">
            <text:p>-63,3432328300476</text:p>
          </table:table-cell>
          <table:table-cell table:formula="of:=[.Z76]-[.AA76]" office:value-type="float" office:value="0.0187744445800959" calcext:value-type="float">
            <text:p>0,019</text:p>
          </table:table-cell>
          <table:table-cell/>
          <table:table-cell office:value-type="float" office:value="-63.3267690010071" calcext:value-type="float">
            <text:p>-63,3267690010071</text:p>
          </table:table-cell>
          <table:table-cell office:value-type="float" office:value="-63.3500675315857" calcext:value-type="float">
            <text:p>-63,3500675315857</text:p>
          </table:table-cell>
          <table:table-cell table:formula="of:=[.AD76]-[.AE76]" office:value-type="float" office:value="0.0232985305786002" calcext:value-type="float">
            <text:p>0,023</text:p>
          </table:table-cell>
          <table:table-cell/>
          <table:table-cell office:value-type="float" office:value="-63.3685074005127" calcext:value-type="float">
            <text:p>-63,3685074005127</text:p>
          </table:table-cell>
          <table:table-cell office:value-type="float" office:value="-63.389437046051" calcext:value-type="float">
            <text:p>-63,389437046051</text:p>
          </table:table-cell>
          <table:table-cell table:formula="of:=[.AH76]-[.AI76]" office:value-type="float" office:value="0.0209296455383026" calcext:value-type="float">
            <text:p>0,021</text:p>
          </table:table-cell>
          <table:table-cell/>
          <table:table-cell office:value-type="float" office:value="-63.3759117050171" calcext:value-type="float">
            <text:p>-63,3759117050171</text:p>
          </table:table-cell>
          <table:table-cell office:value-type="float" office:value="-63.3958861274719" calcext:value-type="float">
            <text:p>-63,3958861274719</text:p>
          </table:table-cell>
          <table:table-cell table:formula="of:=[.AL76]-[.AM76]" office:value-type="float" office:value="0.0199744224547942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0086936951" calcext:value-type="float">
            <text:p>-63,3420086936951</text:p>
          </table:table-cell>
          <table:table-cell office:value-type="float" office:value="-63.378454574585" calcext:value-type="float">
            <text:p>-63,378454574585</text:p>
          </table:table-cell>
          <table:table-cell table:formula="of:=[.B77]-[.C77]" office:value-type="float" office:value="0.0364458808899002" calcext:value-type="float">
            <text:p>0,036</text:p>
          </table:table-cell>
          <table:table-cell/>
          <table:table-cell office:value-type="float" office:value="-63.3967575302124" calcext:value-type="float">
            <text:p>-63,3967575302124</text:p>
          </table:table-cell>
          <table:table-cell office:value-type="float" office:value="-63.4307693214417" calcext:value-type="float">
            <text:p>-63,4307693214417</text:p>
          </table:table-cell>
          <table:table-cell table:formula="of:=[.F77]-[.G77]" office:value-type="float" office:value="0.0340117912293039" calcext:value-type="float">
            <text:p>0,034</text:p>
          </table:table-cell>
          <table:table-cell/>
          <table:table-cell office:value-type="float" office:value="-63.4045378036499" calcext:value-type="float">
            <text:p>-63,4045378036499</text:p>
          </table:table-cell>
          <table:table-cell office:value-type="float" office:value="-63.4195339775085" calcext:value-type="float">
            <text:p>-63,4195339775085</text:p>
          </table:table-cell>
          <table:table-cell table:formula="of:=[.J77]-[.K77]" office:value-type="float" office:value="0.0149961738585986" calcext:value-type="float">
            <text:p>0,015</text:p>
          </table:table-cell>
          <table:table-cell/>
          <table:table-cell office:value-type="float" office:value="-63.3839516525269" calcext:value-type="float">
            <text:p>-63,3839516525269</text:p>
          </table:table-cell>
          <table:table-cell office:value-type="float" office:value="-63.406725112915" calcext:value-type="float">
            <text:p>-63,406725112915</text:p>
          </table:table-cell>
          <table:table-cell table:formula="of:=[.N77]-[.O77]" office:value-type="float" office:value="0.0227734603880947" calcext:value-type="float">
            <text:p>0,023</text:p>
          </table:table-cell>
          <table:table-cell/>
          <table:table-cell office:value-type="float" office:value="-63.3288964958191" calcext:value-type="float">
            <text:p>-63,3288964958191</text:p>
          </table:table-cell>
          <table:table-cell office:value-type="float" office:value="-63.3467659454346" calcext:value-type="float">
            <text:p>-63,3467659454346</text:p>
          </table:table-cell>
          <table:table-cell table:formula="of:=[.R77]-[.S77]" office:value-type="float" office:value="0.0178694496154961" calcext:value-type="float">
            <text:p>0,018</text:p>
          </table:table-cell>
          <table:table-cell/>
          <table:table-cell office:value-type="float" office:value="-63.3266940612793" calcext:value-type="float">
            <text:p>-63,3266940612793</text:p>
          </table:table-cell>
          <table:table-cell office:value-type="float" office:value="-63.3481716384888" calcext:value-type="float">
            <text:p>-63,3481716384888</text:p>
          </table:table-cell>
          <table:table-cell table:formula="of:=[.V77]-[.W77]" office:value-type="float" office:value="0.0214775772095024" calcext:value-type="float">
            <text:p>0,021</text:p>
          </table:table-cell>
          <table:table-cell/>
          <table:table-cell office:value-type="float" office:value="-63.3225416107178" calcext:value-type="float">
            <text:p>-63,3225416107178</text:p>
          </table:table-cell>
          <table:table-cell office:value-type="float" office:value="-63.3443771133423" calcext:value-type="float">
            <text:p>-63,3443771133423</text:p>
          </table:table-cell>
          <table:table-cell table:formula="of:=[.Z77]-[.AA77]" office:value-type="float" office:value="0.0218355026244979" calcext:value-type="float">
            <text:p>0,022</text:p>
          </table:table-cell>
          <table:table-cell/>
          <table:table-cell office:value-type="float" office:value="-63.3275572547913" calcext:value-type="float">
            <text:p>-63,3275572547913</text:p>
          </table:table-cell>
          <table:table-cell office:value-type="float" office:value="-63.3487910270691" calcext:value-type="float">
            <text:p>-63,3487910270691</text:p>
          </table:table-cell>
          <table:table-cell table:formula="of:=[.AD77]-[.AE77]" office:value-type="float" office:value="0.021233772277796" calcext:value-type="float">
            <text:p>0,021</text:p>
          </table:table-cell>
          <table:table-cell/>
          <table:table-cell office:value-type="float" office:value="-63.3681539649963" calcext:value-type="float">
            <text:p>-63,3681539649963</text:p>
          </table:table-cell>
          <table:table-cell office:value-type="float" office:value="-63.3866291503906" calcext:value-type="float">
            <text:p>-63,3866291503906</text:p>
          </table:table-cell>
          <table:table-cell table:formula="of:=[.AH77]-[.AI77]" office:value-type="float" office:value="0.0184751853942942" calcext:value-type="float">
            <text:p>0,018</text:p>
          </table:table-cell>
          <table:table-cell/>
          <table:table-cell office:value-type="float" office:value="-63.372849647522" calcext:value-type="float">
            <text:p>-63,372849647522</text:p>
          </table:table-cell>
          <table:table-cell office:value-type="float" office:value="-63.3954993629456" calcext:value-type="float">
            <text:p>-63,3954993629456</text:p>
          </table:table-cell>
          <table:table-cell table:formula="of:=[.AL77]-[.AM77]" office:value-type="float" office:value="0.0226497154235972" calcext:value-type="float">
            <text:p>0,023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72558708191" calcext:value-type="float">
            <text:p>-63,3472558708191</text:p>
          </table:table-cell>
          <table:table-cell office:value-type="float" office:value="-63.3687742424011" calcext:value-type="float">
            <text:p>-63,3687742424011</text:p>
          </table:table-cell>
          <table:table-cell table:formula="of:=[.B78]-[.C78]" office:value-type="float" office:value="0.0215183715820046" calcext:value-type="float">
            <text:p>0,022</text:p>
          </table:table-cell>
          <table:table-cell/>
          <table:table-cell office:value-type="float" office:value="-63.3996788711548" calcext:value-type="float">
            <text:p>-63,3996788711548</text:p>
          </table:table-cell>
          <table:table-cell office:value-type="float" office:value="-63.4179049987793" calcext:value-type="float">
            <text:p>-63,4179049987793</text:p>
          </table:table-cell>
          <table:table-cell table:formula="of:=[.F78]-[.G78]" office:value-type="float" office:value="0.0182261276245015" calcext:value-type="float">
            <text:p>0,018</text:p>
          </table:table-cell>
          <table:table-cell/>
          <table:table-cell office:value-type="float" office:value="-63.4080129623413" calcext:value-type="float">
            <text:p>-63,4080129623413</text:p>
          </table:table-cell>
          <table:table-cell office:value-type="float" office:value="-63.4216622581482" calcext:value-type="float">
            <text:p>-63,4216622581482</text:p>
          </table:table-cell>
          <table:table-cell table:formula="of:=[.J78]-[.K78]" office:value-type="float" office:value="0.0136492958068999" calcext:value-type="float">
            <text:p>0,014</text:p>
          </table:table-cell>
          <table:table-cell/>
          <table:table-cell office:value-type="float" office:value="-63.3790663490295" calcext:value-type="float">
            <text:p>-63,3790663490295</text:p>
          </table:table-cell>
          <table:table-cell office:value-type="float" office:value="-63.4014553642273" calcext:value-type="float">
            <text:p>-63,4014553642273</text:p>
          </table:table-cell>
          <table:table-cell table:formula="of:=[.N78]-[.O78]" office:value-type="float" office:value="0.0223890151978026" calcext:value-type="float">
            <text:p>0,022</text:p>
          </table:table-cell>
          <table:table-cell/>
          <table:table-cell office:value-type="float" office:value="-63.3269854888916" calcext:value-type="float">
            <text:p>-63,3269854888916</text:p>
          </table:table-cell>
          <table:table-cell office:value-type="float" office:value="-63.3462552261353" calcext:value-type="float">
            <text:p>-63,3462552261353</text:p>
          </table:table-cell>
          <table:table-cell table:formula="of:=[.R78]-[.S78]" office:value-type="float" office:value="0.0192697372436967" calcext:value-type="float">
            <text:p>0,019</text:p>
          </table:table-cell>
          <table:table-cell/>
          <table:table-cell office:value-type="float" office:value="-63.3223082580566" calcext:value-type="float">
            <text:p>-63,3223082580566</text:p>
          </table:table-cell>
          <table:table-cell office:value-type="float" office:value="-63.3465952987671" calcext:value-type="float">
            <text:p>-63,3465952987671</text:p>
          </table:table-cell>
          <table:table-cell table:formula="of:=[.V78]-[.W78]" office:value-type="float" office:value="0.0242870407104974" calcext:value-type="float">
            <text:p>0,024</text:p>
          </table:table-cell>
          <table:table-cell/>
          <table:table-cell office:value-type="float" office:value="-63.3241991348267" calcext:value-type="float">
            <text:p>-63,3241991348267</text:p>
          </table:table-cell>
          <table:table-cell office:value-type="float" office:value="-63.347034236908" calcext:value-type="float">
            <text:p>-63,347034236908</text:p>
          </table:table-cell>
          <table:table-cell table:formula="of:=[.Z78]-[.AA78]" office:value-type="float" office:value="0.0228351020813022" calcext:value-type="float">
            <text:p>0,023</text:p>
          </table:table-cell>
          <table:table-cell/>
          <table:table-cell office:value-type="float" office:value="-63.3267943191528" calcext:value-type="float">
            <text:p>-63,3267943191528</text:p>
          </table:table-cell>
          <table:table-cell office:value-type="float" office:value="-63.3490439605713" calcext:value-type="float">
            <text:p>-63,3490439605713</text:p>
          </table:table-cell>
          <table:table-cell table:formula="of:=[.AD78]-[.AE78]" office:value-type="float" office:value="0.0222496414184974" calcext:value-type="float">
            <text:p>0,022</text:p>
          </table:table-cell>
          <table:table-cell/>
          <table:table-cell office:value-type="float" office:value="-63.3666515960693" calcext:value-type="float">
            <text:p>-63,3666515960693</text:p>
          </table:table-cell>
          <table:table-cell office:value-type="float" office:value="-63.3899648017883" calcext:value-type="float">
            <text:p>-63,3899648017883</text:p>
          </table:table-cell>
          <table:table-cell table:formula="of:=[.AH78]-[.AI78]" office:value-type="float" office:value="0.0233132057189991" calcext:value-type="float">
            <text:p>0,023</text:p>
          </table:table-cell>
          <table:table-cell/>
          <table:table-cell office:value-type="float" office:value="-63.375023399353" calcext:value-type="float">
            <text:p>-63,375023399353</text:p>
          </table:table-cell>
          <table:table-cell office:value-type="float" office:value="-63.392621761322" calcext:value-type="float">
            <text:p>-63,392621761322</text:p>
          </table:table-cell>
          <table:table-cell table:formula="of:=[.AL78]-[.AM78]" office:value-type="float" office:value="0.0175983619690001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4700832367" calcext:value-type="float">
            <text:p>-63,344700832367</text:p>
          </table:table-cell>
          <table:table-cell office:value-type="float" office:value="-63.3651970443726" calcext:value-type="float">
            <text:p>-63,3651970443726</text:p>
          </table:table-cell>
          <table:table-cell table:formula="of:=[.B79]-[.C79]" office:value-type="float" office:value="0.0204962120055967" calcext:value-type="float">
            <text:p>0,020</text:p>
          </table:table-cell>
          <table:table-cell/>
          <table:table-cell office:value-type="float" office:value="-63.391892326355" calcext:value-type="float">
            <text:p>-63,391892326355</text:p>
          </table:table-cell>
          <table:table-cell office:value-type="float" office:value="-63.4181539878845" calcext:value-type="float">
            <text:p>-63,4181539878845</text:p>
          </table:table-cell>
          <table:table-cell table:formula="of:=[.F79]-[.G79]" office:value-type="float" office:value="0.026261661529503" calcext:value-type="float">
            <text:p>0,026</text:p>
          </table:table-cell>
          <table:table-cell/>
          <table:table-cell office:value-type="float" office:value="-63.409313873291" calcext:value-type="float">
            <text:p>-63,409313873291</text:p>
          </table:table-cell>
          <table:table-cell office:value-type="float" office:value="-63.4167764549255" calcext:value-type="float">
            <text:p>-63,4167764549255</text:p>
          </table:table-cell>
          <table:table-cell table:formula="of:=[.J79]-[.K79]" office:value-type="float" office:value="0.00746258163449909" calcext:value-type="float">
            <text:p>0,007</text:p>
          </table:table-cell>
          <table:table-cell/>
          <table:table-cell office:value-type="float" office:value="-63.3824991378784" calcext:value-type="float">
            <text:p>-63,3824991378784</text:p>
          </table:table-cell>
          <table:table-cell office:value-type="float" office:value="-63.3955768470764" calcext:value-type="float">
            <text:p>-63,3955768470764</text:p>
          </table:table-cell>
          <table:table-cell table:formula="of:=[.N79]-[.O79]" office:value-type="float" office:value="0.0130777091980008" calcext:value-type="float">
            <text:p>0,013</text:p>
          </table:table-cell>
          <table:table-cell/>
          <table:table-cell office:value-type="float" office:value="-63.3256753959656" calcext:value-type="float">
            <text:p>-63,3256753959656</text:p>
          </table:table-cell>
          <table:table-cell office:value-type="float" office:value="-63.3423707199097" calcext:value-type="float">
            <text:p>-63,3423707199097</text:p>
          </table:table-cell>
          <table:table-cell table:formula="of:=[.R79]-[.S79]" office:value-type="float" office:value="0.0166953239441057" calcext:value-type="float">
            <text:p>0,017</text:p>
          </table:table-cell>
          <table:table-cell/>
          <table:table-cell office:value-type="float" office:value="-63.3231232032776" calcext:value-type="float">
            <text:p>-63,3231232032776</text:p>
          </table:table-cell>
          <table:table-cell office:value-type="float" office:value="-63.3490790023804" calcext:value-type="float">
            <text:p>-63,3490790023804</text:p>
          </table:table-cell>
          <table:table-cell table:formula="of:=[.V79]-[.W79]" office:value-type="float" office:value="0.0259557991027961" calcext:value-type="float">
            <text:p>0,026</text:p>
          </table:table-cell>
          <table:table-cell/>
          <table:table-cell office:value-type="float" office:value="-63.3263644752502" calcext:value-type="float">
            <text:p>-63,3263644752502</text:p>
          </table:table-cell>
          <table:table-cell office:value-type="float" office:value="-63.3442353782654" calcext:value-type="float">
            <text:p>-63,3442353782654</text:p>
          </table:table-cell>
          <table:table-cell table:formula="of:=[.Z79]-[.AA79]" office:value-type="float" office:value="0.0178709030152007" calcext:value-type="float">
            <text:p>0,018</text:p>
          </table:table-cell>
          <table:table-cell/>
          <table:table-cell office:value-type="float" office:value="-63.329276638031" calcext:value-type="float">
            <text:p>-63,329276638031</text:p>
          </table:table-cell>
          <table:table-cell office:value-type="float" office:value="-63.350423286438" calcext:value-type="float">
            <text:p>-63,350423286438</text:p>
          </table:table-cell>
          <table:table-cell table:formula="of:=[.AD79]-[.AE79]" office:value-type="float" office:value="0.0211466484070044" calcext:value-type="float">
            <text:p>0,021</text:p>
          </table:table-cell>
          <table:table-cell/>
          <table:table-cell office:value-type="float" office:value="-63.3737646865845" calcext:value-type="float">
            <text:p>-63,3737646865845</text:p>
          </table:table-cell>
          <table:table-cell office:value-type="float" office:value="-63.3929237098694" calcext:value-type="float">
            <text:p>-63,3929237098694</text:p>
          </table:table-cell>
          <table:table-cell table:formula="of:=[.AH79]-[.AI79]" office:value-type="float" office:value="0.0191590232848995" calcext:value-type="float">
            <text:p>0,019</text:p>
          </table:table-cell>
          <table:table-cell/>
          <table:table-cell office:value-type="float" office:value="-63.3736046257019" calcext:value-type="float">
            <text:p>-63,3736046257019</text:p>
          </table:table-cell>
          <table:table-cell office:value-type="float" office:value="-63.3958095703125" calcext:value-type="float">
            <text:p>-63,3958095703125</text:p>
          </table:table-cell>
          <table:table-cell table:formula="of:=[.AL79]-[.AM79]" office:value-type="float" office:value="0.0222049446105999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41747131348" calcext:value-type="float">
            <text:p>-63,3441747131348</text:p>
          </table:table-cell>
          <table:table-cell office:value-type="float" office:value="-63.3565784492493" calcext:value-type="float">
            <text:p>-63,3565784492493</text:p>
          </table:table-cell>
          <table:table-cell table:formula="of:=[.B80]-[.C80]" office:value-type="float" office:value="0.0124037361145" calcext:value-type="float">
            <text:p>0,012</text:p>
          </table:table-cell>
          <table:table-cell/>
          <table:table-cell office:value-type="float" office:value="-63.3915728263855" calcext:value-type="float">
            <text:p>-63,3915728263855</text:p>
          </table:table-cell>
          <table:table-cell office:value-type="float" office:value="-63.4175035438538" calcext:value-type="float">
            <text:p>-63,4175035438538</text:p>
          </table:table-cell>
          <table:table-cell table:formula="of:=[.F80]-[.G80]" office:value-type="float" office:value="0.0259307174682988" calcext:value-type="float">
            <text:p>0,026</text:p>
          </table:table-cell>
          <table:table-cell/>
          <table:table-cell office:value-type="float" office:value="-63.3986088066101" calcext:value-type="float">
            <text:p>-63,3986088066101</text:p>
          </table:table-cell>
          <table:table-cell office:value-type="float" office:value="-63.4205142402649" calcext:value-type="float">
            <text:p>-63,4205142402649</text:p>
          </table:table-cell>
          <table:table-cell table:formula="of:=[.J80]-[.K80]" office:value-type="float" office:value="0.0219054336548012" calcext:value-type="float">
            <text:p>0,022</text:p>
          </table:table-cell>
          <table:table-cell/>
          <table:table-cell office:value-type="float" office:value="-63.38023853302" calcext:value-type="float">
            <text:p>-63,38023853302</text:p>
          </table:table-cell>
          <table:table-cell office:value-type="float" office:value="-63.4038661956787" calcext:value-type="float">
            <text:p>-63,4038661956787</text:p>
          </table:table-cell>
          <table:table-cell table:formula="of:=[.N80]-[.O80]" office:value-type="float" office:value="0.0236276626587042" calcext:value-type="float">
            <text:p>0,024</text:p>
          </table:table-cell>
          <table:table-cell/>
          <table:table-cell office:value-type="float" office:value="-63.3282200813294" calcext:value-type="float">
            <text:p>-63,3282200813294</text:p>
          </table:table-cell>
          <table:table-cell office:value-type="float" office:value="-63.3451887397766" calcext:value-type="float">
            <text:p>-63,3451887397766</text:p>
          </table:table-cell>
          <table:table-cell table:formula="of:=[.R80]-[.S80]" office:value-type="float" office:value="0.0169686584472046" calcext:value-type="float">
            <text:p>0,017</text:p>
          </table:table-cell>
          <table:table-cell/>
          <table:table-cell office:value-type="float" office:value="-63.3241949310303" calcext:value-type="float">
            <text:p>-63,3241949310303</text:p>
          </table:table-cell>
          <table:table-cell office:value-type="float" office:value="-63.348096912384" calcext:value-type="float">
            <text:p>-63,348096912384</text:p>
          </table:table-cell>
          <table:table-cell table:formula="of:=[.V80]-[.W80]" office:value-type="float" office:value="0.0239019813537027" calcext:value-type="float">
            <text:p>0,024</text:p>
          </table:table-cell>
          <table:table-cell/>
          <table:table-cell office:value-type="float" office:value="-63.3271513519287" calcext:value-type="float">
            <text:p>-63,3271513519287</text:p>
          </table:table-cell>
          <table:table-cell office:value-type="float" office:value="-63.3469959106445" calcext:value-type="float">
            <text:p>-63,3469959106445</text:p>
          </table:table-cell>
          <table:table-cell table:formula="of:=[.Z80]-[.AA80]" office:value-type="float" office:value="0.0198445587158034" calcext:value-type="float">
            <text:p>0,020</text:p>
          </table:table-cell>
          <table:table-cell/>
          <table:table-cell office:value-type="float" office:value="-63.3267946434021" calcext:value-type="float">
            <text:p>-63,3267946434021</text:p>
          </table:table-cell>
          <table:table-cell office:value-type="float" office:value="-63.3485128173828" calcext:value-type="float">
            <text:p>-63,3485128173828</text:p>
          </table:table-cell>
          <table:table-cell table:formula="of:=[.AD80]-[.AE80]" office:value-type="float" office:value="0.0217181739806946" calcext:value-type="float">
            <text:p>0,022</text:p>
          </table:table-cell>
          <table:table-cell/>
          <table:table-cell office:value-type="float" office:value="-63.3707601470947" calcext:value-type="float">
            <text:p>-63,3707601470947</text:p>
          </table:table-cell>
          <table:table-cell office:value-type="float" office:value="-63.3865275917053" calcext:value-type="float">
            <text:p>-63,3865275917053</text:p>
          </table:table-cell>
          <table:table-cell table:formula="of:=[.AH80]-[.AI80]" office:value-type="float" office:value="0.0157674446106029" calcext:value-type="float">
            <text:p>0,016</text:p>
          </table:table-cell>
          <table:table-cell/>
          <table:table-cell office:value-type="float" office:value="-63.3727399559021" calcext:value-type="float">
            <text:p>-63,3727399559021</text:p>
          </table:table-cell>
          <table:table-cell office:value-type="float" office:value="-63.3927593574524" calcext:value-type="float">
            <text:p>-63,3927593574524</text:p>
          </table:table-cell>
          <table:table-cell table:formula="of:=[.AL80]-[.AM80]" office:value-type="float" office:value="0.0200194015503001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7279777527" calcext:value-type="float">
            <text:p>-63,3397279777527</text:p>
          </table:table-cell>
          <table:table-cell office:value-type="float" office:value="-63.3494054794312" calcext:value-type="float">
            <text:p>-63,3494054794312</text:p>
          </table:table-cell>
          <table:table-cell table:formula="of:=[.B81]-[.C81]" office:value-type="float" office:value="0.00967750167849601" calcext:value-type="float">
            <text:p>0,010</text:p>
          </table:table-cell>
          <table:table-cell/>
          <table:table-cell office:value-type="float" office:value="-63.4033811988831" calcext:value-type="float">
            <text:p>-63,4033811988831</text:p>
          </table:table-cell>
          <table:table-cell office:value-type="float" office:value="-63.4177315597534" calcext:value-type="float">
            <text:p>-63,4177315597534</text:p>
          </table:table-cell>
          <table:table-cell table:formula="of:=[.F81]-[.G81]" office:value-type="float" office:value="0.0143503608702957" calcext:value-type="float">
            <text:p>0,014</text:p>
          </table:table-cell>
          <table:table-cell/>
          <table:table-cell office:value-type="float" office:value="-63.4132132492065" calcext:value-type="float">
            <text:p>-63,4132132492065</text:p>
          </table:table-cell>
          <table:table-cell office:value-type="float" office:value="-63.422929473877" calcext:value-type="float">
            <text:p>-63,422929473877</text:p>
          </table:table-cell>
          <table:table-cell table:formula="of:=[.J81]-[.K81]" office:value-type="float" office:value="0.00971622467049826" calcext:value-type="float">
            <text:p>0,010</text:p>
          </table:table-cell>
          <table:table-cell/>
          <table:table-cell office:value-type="float" office:value="-63.3812751350403" calcext:value-type="float">
            <text:p>-63,3812751350403</text:p>
          </table:table-cell>
          <table:table-cell office:value-type="float" office:value="-63.3935946884155" calcext:value-type="float">
            <text:p>-63,3935946884155</text:p>
          </table:table-cell>
          <table:table-cell table:formula="of:=[.N81]-[.O81]" office:value-type="float" office:value="0.0123195533751996" calcext:value-type="float">
            <text:p>0,012</text:p>
          </table:table-cell>
          <table:table-cell/>
          <table:table-cell office:value-type="float" office:value="-63.332090751648" calcext:value-type="float">
            <text:p>-63,332090751648</text:p>
          </table:table-cell>
          <table:table-cell office:value-type="float" office:value="-63.3446162414551" calcext:value-type="float">
            <text:p>-63,3446162414551</text:p>
          </table:table-cell>
          <table:table-cell table:formula="of:=[.R81]-[.S81]" office:value-type="float" office:value="0.0125254898070963" calcext:value-type="float">
            <text:p>0,013</text:p>
          </table:table-cell>
          <table:table-cell/>
          <table:table-cell office:value-type="float" office:value="-63.3274753189087" calcext:value-type="float">
            <text:p>-63,3274753189087</text:p>
          </table:table-cell>
          <table:table-cell office:value-type="float" office:value="-63.3495908203125" calcext:value-type="float">
            <text:p>-63,3495908203125</text:p>
          </table:table-cell>
          <table:table-cell table:formula="of:=[.V81]-[.W81]" office:value-type="float" office:value="0.0221155014038033" calcext:value-type="float">
            <text:p>0,022</text:p>
          </table:table-cell>
          <table:table-cell/>
          <table:table-cell office:value-type="float" office:value="-63.3289317550659" calcext:value-type="float">
            <text:p>-63,3289317550659</text:p>
          </table:table-cell>
          <table:table-cell office:value-type="float" office:value="-63.3489816055298" calcext:value-type="float">
            <text:p>-63,3489816055298</text:p>
          </table:table-cell>
          <table:table-cell table:formula="of:=[.Z81]-[.AA81]" office:value-type="float" office:value="0.0200498504638986" calcext:value-type="float">
            <text:p>0,020</text:p>
          </table:table-cell>
          <table:table-cell/>
          <table:table-cell office:value-type="float" office:value="-63.3259562416077" calcext:value-type="float">
            <text:p>-63,3259562416077</text:p>
          </table:table-cell>
          <table:table-cell office:value-type="float" office:value="-63.3462896080017" calcext:value-type="float">
            <text:p>-63,3462896080017</text:p>
          </table:table-cell>
          <table:table-cell table:formula="of:=[.AD81]-[.AE81]" office:value-type="float" office:value="0.0203333663939986" calcext:value-type="float">
            <text:p>0,020</text:p>
          </table:table-cell>
          <table:table-cell/>
          <table:table-cell office:value-type="float" office:value="-63.3675775718689" calcext:value-type="float">
            <text:p>-63,3675775718689</text:p>
          </table:table-cell>
          <table:table-cell office:value-type="float" office:value="-63.3927198677063" calcext:value-type="float">
            <text:p>-63,3927198677063</text:p>
          </table:table-cell>
          <table:table-cell table:formula="of:=[.AH81]-[.AI81]" office:value-type="float" office:value="0.0251422958373979" calcext:value-type="float">
            <text:p>0,025</text:p>
          </table:table-cell>
          <table:table-cell/>
          <table:table-cell office:value-type="float" office:value="-63.375961265564" calcext:value-type="float">
            <text:p>-63,375961265564</text:p>
          </table:table-cell>
          <table:table-cell office:value-type="float" office:value="-63.3947047119141" calcext:value-type="float">
            <text:p>-63,3947047119141</text:p>
          </table:table-cell>
          <table:table-cell table:formula="of:=[.AL81]-[.AM81]" office:value-type="float" office:value="0.0187434463501006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0603103638" calcext:value-type="float">
            <text:p>-63,3390603103638</text:p>
          </table:table-cell>
          <table:table-cell office:value-type="float" office:value="-63.3512478485107" calcext:value-type="float">
            <text:p>-63,3512478485107</text:p>
          </table:table-cell>
          <table:table-cell table:formula="of:=[.B82]-[.C82]" office:value-type="float" office:value="0.0121875381469039" calcext:value-type="float">
            <text:p>0,012</text:p>
          </table:table-cell>
          <table:table-cell/>
          <table:table-cell office:value-type="float" office:value="-63.3965302581787" calcext:value-type="float">
            <text:p>-63,3965302581787</text:p>
          </table:table-cell>
          <table:table-cell office:value-type="float" office:value="-63.4176654319763" calcext:value-type="float">
            <text:p>-63,4176654319763</text:p>
          </table:table-cell>
          <table:table-cell table:formula="of:=[.F82]-[.G82]" office:value-type="float" office:value="0.0211351737976031" calcext:value-type="float">
            <text:p>0,021</text:p>
          </table:table-cell>
          <table:table-cell/>
          <table:table-cell office:value-type="float" office:value="-63.400147026062" calcext:value-type="float">
            <text:p>-63,400147026062</text:p>
          </table:table-cell>
          <table:table-cell office:value-type="float" office:value="-63.4374238510132" calcext:value-type="float">
            <text:p>-63,4374238510132</text:p>
          </table:table-cell>
          <table:table-cell table:formula="of:=[.J82]-[.K82]" office:value-type="float" office:value="0.0372768249511992" calcext:value-type="float">
            <text:p>0,037</text:p>
          </table:table-cell>
          <table:table-cell/>
          <table:table-cell office:value-type="float" office:value="-63.3815963783264" calcext:value-type="float">
            <text:p>-63,3815963783264</text:p>
          </table:table-cell>
          <table:table-cell office:value-type="float" office:value="-63.4000010375977" calcext:value-type="float">
            <text:p>-63,4000010375977</text:p>
          </table:table-cell>
          <table:table-cell table:formula="of:=[.N82]-[.O82]" office:value-type="float" office:value="0.0184046592712974" calcext:value-type="float">
            <text:p>0,018</text:p>
          </table:table-cell>
          <table:table-cell/>
          <table:table-cell office:value-type="float" office:value="-63.3221276473999" calcext:value-type="float">
            <text:p>-63,3221276473999</text:p>
          </table:table-cell>
          <table:table-cell office:value-type="float" office:value="-63.3466686782837" calcext:value-type="float">
            <text:p>-63,3466686782837</text:p>
          </table:table-cell>
          <table:table-cell table:formula="of:=[.R82]-[.S82]" office:value-type="float" office:value="0.0245410308837961" calcext:value-type="float">
            <text:p>0,025</text:p>
          </table:table-cell>
          <table:table-cell/>
          <table:table-cell office:value-type="float" office:value="-63.3277575149536" calcext:value-type="float">
            <text:p>-63,3277575149536</text:p>
          </table:table-cell>
          <table:table-cell office:value-type="float" office:value="-63.3451729736328" calcext:value-type="float">
            <text:p>-63,3451729736328</text:p>
          </table:table-cell>
          <table:table-cell table:formula="of:=[.V82]-[.W82]" office:value-type="float" office:value="0.0174154586791957" calcext:value-type="float">
            <text:p>0,017</text:p>
          </table:table-cell>
          <table:table-cell/>
          <table:table-cell office:value-type="float" office:value="-63.3256711463928" calcext:value-type="float">
            <text:p>-63,3256711463928</text:p>
          </table:table-cell>
          <table:table-cell office:value-type="float" office:value="-63.3484538612366" calcext:value-type="float">
            <text:p>-63,3484538612366</text:p>
          </table:table-cell>
          <table:table-cell table:formula="of:=[.Z82]-[.AA82]" office:value-type="float" office:value="0.0227827148437996" calcext:value-type="float">
            <text:p>0,023</text:p>
          </table:table-cell>
          <table:table-cell/>
          <table:table-cell office:value-type="float" office:value="-63.3257139434814" calcext:value-type="float">
            <text:p>-63,3257139434814</text:p>
          </table:table-cell>
          <table:table-cell office:value-type="float" office:value="-63.3465790481567" calcext:value-type="float">
            <text:p>-63,3465790481567</text:p>
          </table:table-cell>
          <table:table-cell table:formula="of:=[.AD82]-[.AE82]" office:value-type="float" office:value="0.0208651046753019" calcext:value-type="float">
            <text:p>0,021</text:p>
          </table:table-cell>
          <table:table-cell/>
          <table:table-cell office:value-type="float" office:value="-63.3757030487061" calcext:value-type="float">
            <text:p>-63,3757030487061</text:p>
          </table:table-cell>
          <table:table-cell office:value-type="float" office:value="-63.3944329071045" calcext:value-type="float">
            <text:p>-63,3944329071045</text:p>
          </table:table-cell>
          <table:table-cell table:formula="of:=[.AH82]-[.AI82]" office:value-type="float" office:value="0.0187298583984017" calcext:value-type="float">
            <text:p>0,019</text:p>
          </table:table-cell>
          <table:table-cell/>
          <table:table-cell office:value-type="float" office:value="-63.3740049743652" calcext:value-type="float">
            <text:p>-63,3740049743652</text:p>
          </table:table-cell>
          <table:table-cell office:value-type="float" office:value="-63.3942550468445" calcext:value-type="float">
            <text:p>-63,3942550468445</text:p>
          </table:table-cell>
          <table:table-cell table:formula="of:=[.AL82]-[.AM82]" office:value-type="float" office:value="0.0202500724792998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04492454529" calcext:value-type="float">
            <text:p>-63,3504492454529</text:p>
          </table:table-cell>
          <table:table-cell office:value-type="float" office:value="-63.3570028038025" calcext:value-type="float">
            <text:p>-63,3570028038025</text:p>
          </table:table-cell>
          <table:table-cell table:formula="of:=[.B83]-[.C83]" office:value-type="float" office:value="0.00655355834960147" calcext:value-type="float">
            <text:p>0,007</text:p>
          </table:table-cell>
          <table:table-cell/>
          <table:table-cell office:value-type="float" office:value="-63.3913844871521" calcext:value-type="float">
            <text:p>-63,3913844871521</text:p>
          </table:table-cell>
          <table:table-cell office:value-type="float" office:value="-63.4253221168518" calcext:value-type="float">
            <text:p>-63,4253221168518</text:p>
          </table:table-cell>
          <table:table-cell table:formula="of:=[.F83]-[.G83]" office:value-type="float" office:value="0.0339376296997003" calcext:value-type="float">
            <text:p>0,034</text:p>
          </table:table-cell>
          <table:table-cell/>
          <table:table-cell office:value-type="float" office:value="-63.4061518592835" calcext:value-type="float">
            <text:p>-63,4061518592835</text:p>
          </table:table-cell>
          <table:table-cell office:value-type="float" office:value="-63.4243964614868" calcext:value-type="float">
            <text:p>-63,4243964614868</text:p>
          </table:table-cell>
          <table:table-cell table:formula="of:=[.J83]-[.K83]" office:value-type="float" office:value="0.0182446022033034" calcext:value-type="float">
            <text:p>0,018</text:p>
          </table:table-cell>
          <table:table-cell/>
          <table:table-cell office:value-type="float" office:value="-63.3803648071289" calcext:value-type="float">
            <text:p>-63,3803648071289</text:p>
          </table:table-cell>
          <table:table-cell office:value-type="float" office:value="-63.3937222251892" calcext:value-type="float">
            <text:p>-63,3937222251892</text:p>
          </table:table-cell>
          <table:table-cell table:formula="of:=[.N83]-[.O83]" office:value-type="float" office:value="0.013357418060302" calcext:value-type="float">
            <text:p>0,013</text:p>
          </table:table-cell>
          <table:table-cell/>
          <table:table-cell office:value-type="float" office:value="-63.3239334716797" calcext:value-type="float">
            <text:p>-63,3239334716797</text:p>
          </table:table-cell>
          <table:table-cell office:value-type="float" office:value="-63.3464127922058" calcext:value-type="float">
            <text:p>-63,3464127922058</text:p>
          </table:table-cell>
          <table:table-cell table:formula="of:=[.R83]-[.S83]" office:value-type="float" office:value="0.0224793205260951" calcext:value-type="float">
            <text:p>0,022</text:p>
          </table:table-cell>
          <table:table-cell/>
          <table:table-cell office:value-type="float" office:value="-63.3278082542419" calcext:value-type="float">
            <text:p>-63,3278082542419</text:p>
          </table:table-cell>
          <table:table-cell office:value-type="float" office:value="-63.3460390472412" calcext:value-type="float">
            <text:p>-63,3460390472412</text:p>
          </table:table-cell>
          <table:table-cell table:formula="of:=[.V83]-[.W83]" office:value-type="float" office:value="0.0182307929992973" calcext:value-type="float">
            <text:p>0,018</text:p>
          </table:table-cell>
          <table:table-cell/>
          <table:table-cell office:value-type="float" office:value="-63.325560798645" calcext:value-type="float">
            <text:p>-63,325560798645</text:p>
          </table:table-cell>
          <table:table-cell office:value-type="float" office:value="-63.3471460380554" calcext:value-type="float">
            <text:p>-63,3471460380554</text:p>
          </table:table-cell>
          <table:table-cell table:formula="of:=[.Z83]-[.AA83]" office:value-type="float" office:value="0.021585239410399" calcext:value-type="float">
            <text:p>0,022</text:p>
          </table:table-cell>
          <table:table-cell/>
          <table:table-cell office:value-type="float" office:value="-63.3278995704651" calcext:value-type="float">
            <text:p>-63,3278995704651</text:p>
          </table:table-cell>
          <table:table-cell office:value-type="float" office:value="-63.3510051078796" calcext:value-type="float">
            <text:p>-63,3510051078796</text:p>
          </table:table-cell>
          <table:table-cell table:formula="of:=[.AD83]-[.AE83]" office:value-type="float" office:value="0.0231055374145015" calcext:value-type="float">
            <text:p>0,023</text:p>
          </table:table-cell>
          <table:table-cell/>
          <table:table-cell office:value-type="float" office:value="-63.3730752677918" calcext:value-type="float">
            <text:p>-63,3730752677918</text:p>
          </table:table-cell>
          <table:table-cell office:value-type="float" office:value="-63.3886558685303" calcext:value-type="float">
            <text:p>-63,3886558685303</text:p>
          </table:table-cell>
          <table:table-cell table:formula="of:=[.AH83]-[.AI83]" office:value-type="float" office:value="0.0155806007385024" calcext:value-type="float">
            <text:p>0,016</text:p>
          </table:table-cell>
          <table:table-cell/>
          <table:table-cell office:value-type="float" office:value="-63.3745711174011" calcext:value-type="float">
            <text:p>-63,3745711174011</text:p>
          </table:table-cell>
          <table:table-cell office:value-type="float" office:value="-63.3940394134522" calcext:value-type="float">
            <text:p>-63,3940394134522</text:p>
          </table:table-cell>
          <table:table-cell table:formula="of:=[.AL83]-[.AM83]" office:value-type="float" office:value="0.0194682960510946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6374282837" calcext:value-type="float">
            <text:p>-63,3456374282837</text:p>
          </table:table-cell>
          <table:table-cell office:value-type="float" office:value="-63.3632054367065" calcext:value-type="float">
            <text:p>-63,3632054367065</text:p>
          </table:table-cell>
          <table:table-cell table:formula="of:=[.B84]-[.C84]" office:value-type="float" office:value="0.0175680084227992" calcext:value-type="float">
            <text:p>0,018</text:p>
          </table:table-cell>
          <table:table-cell/>
          <table:table-cell office:value-type="float" office:value="-63.3970731315613" calcext:value-type="float">
            <text:p>-63,3970731315613</text:p>
          </table:table-cell>
          <table:table-cell office:value-type="float" office:value="-63.4207627182007" calcext:value-type="float">
            <text:p>-63,4207627182007</text:p>
          </table:table-cell>
          <table:table-cell table:formula="of:=[.F84]-[.G84]" office:value-type="float" office:value="0.0236895866393994" calcext:value-type="float">
            <text:p>0,024</text:p>
          </table:table-cell>
          <table:table-cell/>
          <table:table-cell office:value-type="float" office:value="-63.3984524803162" calcext:value-type="float">
            <text:p>-63,3984524803162</text:p>
          </table:table-cell>
          <table:table-cell office:value-type="float" office:value="-63.4252786369324" calcext:value-type="float">
            <text:p>-63,4252786369324</text:p>
          </table:table-cell>
          <table:table-cell table:formula="of:=[.J84]-[.K84]" office:value-type="float" office:value="0.0268261566161954" calcext:value-type="float">
            <text:p>0,027</text:p>
          </table:table-cell>
          <table:table-cell/>
          <table:table-cell office:value-type="float" office:value="-63.3818093948364" calcext:value-type="float">
            <text:p>-63,3818093948364</text:p>
          </table:table-cell>
          <table:table-cell office:value-type="float" office:value="-63.396692150116" calcext:value-type="float">
            <text:p>-63,396692150116</text:p>
          </table:table-cell>
          <table:table-cell table:formula="of:=[.N84]-[.O84]" office:value-type="float" office:value="0.0148827552796007" calcext:value-type="float">
            <text:p>0,015</text:p>
          </table:table-cell>
          <table:table-cell/>
          <table:table-cell office:value-type="float" office:value="-63.3259731445313" calcext:value-type="float">
            <text:p>-63,3259731445313</text:p>
          </table:table-cell>
          <table:table-cell office:value-type="float" office:value="-63.3433313026428" calcext:value-type="float">
            <text:p>-63,3433313026428</text:p>
          </table:table-cell>
          <table:table-cell table:formula="of:=[.R84]-[.S84]" office:value-type="float" office:value="0.0173581581115059" calcext:value-type="float">
            <text:p>0,017</text:p>
          </table:table-cell>
          <table:table-cell/>
          <table:table-cell office:value-type="float" office:value="-63.3285144577026" calcext:value-type="float">
            <text:p>-63,3285144577026</text:p>
          </table:table-cell>
          <table:table-cell office:value-type="float" office:value="-63.3503823547363" calcext:value-type="float">
            <text:p>-63,3503823547363</text:p>
          </table:table-cell>
          <table:table-cell table:formula="of:=[.V84]-[.W84]" office:value-type="float" office:value="0.0218678970336939" calcext:value-type="float">
            <text:p>0,022</text:p>
          </table:table-cell>
          <table:table-cell/>
          <table:table-cell office:value-type="float" office:value="-63.3264573745728" calcext:value-type="float">
            <text:p>-63,3264573745728</text:p>
          </table:table-cell>
          <table:table-cell office:value-type="float" office:value="-63.3467971801758" calcext:value-type="float">
            <text:p>-63,3467971801758</text:p>
          </table:table-cell>
          <table:table-cell table:formula="of:=[.Z84]-[.AA84]" office:value-type="float" office:value="0.0203398056030011" calcext:value-type="float">
            <text:p>0,020</text:p>
          </table:table-cell>
          <table:table-cell/>
          <table:table-cell office:value-type="float" office:value="-63.3288244056702" calcext:value-type="float">
            <text:p>-63,3288244056702</text:p>
          </table:table-cell>
          <table:table-cell office:value-type="float" office:value="-63.3514007987976" calcext:value-type="float">
            <text:p>-63,3514007987976</text:p>
          </table:table-cell>
          <table:table-cell table:formula="of:=[.AD84]-[.AE84]" office:value-type="float" office:value="0.0225763931274017" calcext:value-type="float">
            <text:p>0,023</text:p>
          </table:table-cell>
          <table:table-cell/>
          <table:table-cell office:value-type="float" office:value="-63.3687156600952" calcext:value-type="float">
            <text:p>-63,3687156600952</text:p>
          </table:table-cell>
          <table:table-cell office:value-type="float" office:value="-63.3924670791626" calcext:value-type="float">
            <text:p>-63,3924670791626</text:p>
          </table:table-cell>
          <table:table-cell table:formula="of:=[.AH84]-[.AI84]" office:value-type="float" office:value="0.023751419067402" calcext:value-type="float">
            <text:p>0,024</text:p>
          </table:table-cell>
          <table:table-cell/>
          <table:table-cell office:value-type="float" office:value="-63.373114654541" calcext:value-type="float">
            <text:p>-63,373114654541</text:p>
          </table:table-cell>
          <table:table-cell office:value-type="float" office:value="-63.3914261817932" calcext:value-type="float">
            <text:p>-63,3914261817932</text:p>
          </table:table-cell>
          <table:table-cell table:formula="of:=[.AL84]-[.AM84]" office:value-type="float" office:value="0.0183115272522016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6234779358" calcext:value-type="float">
            <text:p>-63,3426234779358</text:p>
          </table:table-cell>
          <table:table-cell office:value-type="float" office:value="-63.3660556221008" calcext:value-type="float">
            <text:p>-63,3660556221008</text:p>
          </table:table-cell>
          <table:table-cell table:formula="of:=[.B85]-[.C85]" office:value-type="float" office:value="0.0234321441649996" calcext:value-type="float">
            <text:p>0,023</text:p>
          </table:table-cell>
          <table:table-cell/>
          <table:table-cell office:value-type="float" office:value="-63.3957648468018" calcext:value-type="float">
            <text:p>-63,3957648468018</text:p>
          </table:table-cell>
          <table:table-cell office:value-type="float" office:value="-63.4101915779114" calcext:value-type="float">
            <text:p>-63,4101915779114</text:p>
          </table:table-cell>
          <table:table-cell table:formula="of:=[.F85]-[.G85]" office:value-type="float" office:value="0.0144267311096016" calcext:value-type="float">
            <text:p>0,014</text:p>
          </table:table-cell>
          <table:table-cell/>
          <table:table-cell office:value-type="float" office:value="-63.3992376174927" calcext:value-type="float">
            <text:p>-63,3992376174927</text:p>
          </table:table-cell>
          <table:table-cell office:value-type="float" office:value="-63.4157145080566" calcext:value-type="float">
            <text:p>-63,4157145080566</text:p>
          </table:table-cell>
          <table:table-cell table:formula="of:=[.J85]-[.K85]" office:value-type="float" office:value="0.0164768905639008" calcext:value-type="float">
            <text:p>0,016</text:p>
          </table:table-cell>
          <table:table-cell/>
          <table:table-cell office:value-type="float" office:value="-63.3737592430115" calcext:value-type="float">
            <text:p>-63,3737592430115</text:p>
          </table:table-cell>
          <table:table-cell office:value-type="float" office:value="-63.3949651947021" calcext:value-type="float">
            <text:p>-63,3949651947021</text:p>
          </table:table-cell>
          <table:table-cell table:formula="of:=[.N85]-[.O85]" office:value-type="float" office:value="0.0212059516906038" calcext:value-type="float">
            <text:p>0,021</text:p>
          </table:table-cell>
          <table:table-cell/>
          <table:table-cell office:value-type="float" office:value="-63.3255274963379" calcext:value-type="float">
            <text:p>-63,3255274963379</text:p>
          </table:table-cell>
          <table:table-cell office:value-type="float" office:value="-63.3504465255737" calcext:value-type="float">
            <text:p>-63,3504465255737</text:p>
          </table:table-cell>
          <table:table-cell table:formula="of:=[.R85]-[.S85]" office:value-type="float" office:value="0.0249190292358037" calcext:value-type="float">
            <text:p>0,025</text:p>
          </table:table-cell>
          <table:table-cell/>
          <table:table-cell office:value-type="float" office:value="-63.3297282905579" calcext:value-type="float">
            <text:p>-63,3297282905579</text:p>
          </table:table-cell>
          <table:table-cell office:value-type="float" office:value="-63.353209815979" calcext:value-type="float">
            <text:p>-63,353209815979</text:p>
          </table:table-cell>
          <table:table-cell table:formula="of:=[.V85]-[.W85]" office:value-type="float" office:value="0.0234815254210972" calcext:value-type="float">
            <text:p>0,023</text:p>
          </table:table-cell>
          <table:table-cell/>
          <table:table-cell office:value-type="float" office:value="-63.3272263031006" calcext:value-type="float">
            <text:p>-63,3272263031006</text:p>
          </table:table-cell>
          <table:table-cell office:value-type="float" office:value="-63.3452193374634" calcext:value-type="float">
            <text:p>-63,3452193374634</text:p>
          </table:table-cell>
          <table:table-cell table:formula="of:=[.Z85]-[.AA85]" office:value-type="float" office:value="0.0179930343627959" calcext:value-type="float">
            <text:p>0,018</text:p>
          </table:table-cell>
          <table:table-cell/>
          <table:table-cell office:value-type="float" office:value="-63.327358001709" calcext:value-type="float">
            <text:p>-63,327358001709</text:p>
          </table:table-cell>
          <table:table-cell office:value-type="float" office:value="-63.3497461509705" calcext:value-type="float">
            <text:p>-63,3497461509705</text:p>
          </table:table-cell>
          <table:table-cell table:formula="of:=[.AD85]-[.AE85]" office:value-type="float" office:value="0.0223881492615021" calcext:value-type="float">
            <text:p>0,022</text:p>
          </table:table-cell>
          <table:table-cell/>
          <table:table-cell office:value-type="float" office:value="-63.3772573242188" calcext:value-type="float">
            <text:p>-63,3772573242188</text:p>
          </table:table-cell>
          <table:table-cell office:value-type="float" office:value="-63.3948643875122" calcext:value-type="float">
            <text:p>-63,3948643875122</text:p>
          </table:table-cell>
          <table:table-cell table:formula="of:=[.AH85]-[.AI85]" office:value-type="float" office:value="0.0176070632933971" calcext:value-type="float">
            <text:p>0,018</text:p>
          </table:table-cell>
          <table:table-cell/>
          <table:table-cell office:value-type="float" office:value="-63.3698807144165" calcext:value-type="float">
            <text:p>-63,3698807144165</text:p>
          </table:table-cell>
          <table:table-cell office:value-type="float" office:value="-63.3899793968201" calcext:value-type="float">
            <text:p>-63,3899793968201</text:p>
          </table:table-cell>
          <table:table-cell table:formula="of:=[.AL85]-[.AM85]" office:value-type="float" office:value="0.0200986824035994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39116821289" calcext:value-type="float">
            <text:p>-63,3439116821289</text:p>
          </table:table-cell>
          <table:table-cell office:value-type="float" office:value="-63.3604609260559" calcext:value-type="float">
            <text:p>-63,3604609260559</text:p>
          </table:table-cell>
          <table:table-cell table:formula="of:=[.B86]-[.C86]" office:value-type="float" office:value="0.0165492439270025" calcext:value-type="float">
            <text:p>0,017</text:p>
          </table:table-cell>
          <table:table-cell/>
          <table:table-cell office:value-type="float" office:value="-63.3980358657837" calcext:value-type="float">
            <text:p>-63,3980358657837</text:p>
          </table:table-cell>
          <table:table-cell office:value-type="float" office:value="-63.4162268791199" calcext:value-type="float">
            <text:p>-63,4162268791199</text:p>
          </table:table-cell>
          <table:table-cell table:formula="of:=[.F86]-[.G86]" office:value-type="float" office:value="0.0181910133361995" calcext:value-type="float">
            <text:p>0,018</text:p>
          </table:table-cell>
          <table:table-cell/>
          <table:table-cell office:value-type="float" office:value="-63.4021703338623" calcext:value-type="float">
            <text:p>-63,4021703338623</text:p>
          </table:table-cell>
          <table:table-cell office:value-type="float" office:value="-63.4174842338562" calcext:value-type="float">
            <text:p>-63,4174842338562</text:p>
          </table:table-cell>
          <table:table-cell table:formula="of:=[.J86]-[.K86]" office:value-type="float" office:value="0.0153138999938989" calcext:value-type="float">
            <text:p>0,015</text:p>
          </table:table-cell>
          <table:table-cell/>
          <table:table-cell office:value-type="float" office:value="-63.3807240371704" calcext:value-type="float">
            <text:p>-63,3807240371704</text:p>
          </table:table-cell>
          <table:table-cell office:value-type="float" office:value="-63.3945834922791" calcext:value-type="float">
            <text:p>-63,3945834922791</text:p>
          </table:table-cell>
          <table:table-cell table:formula="of:=[.N86]-[.O86]" office:value-type="float" office:value="0.0138594551086939" calcext:value-type="float">
            <text:p>0,014</text:p>
          </table:table-cell>
          <table:table-cell/>
          <table:table-cell office:value-type="float" office:value="-63.3254468421936" calcext:value-type="float">
            <text:p>-63,3254468421936</text:p>
          </table:table-cell>
          <table:table-cell office:value-type="float" office:value="-63.3490342788696" calcext:value-type="float">
            <text:p>-63,3490342788696</text:p>
          </table:table-cell>
          <table:table-cell table:formula="of:=[.R86]-[.S86]" office:value-type="float" office:value="0.0235874366760029" calcext:value-type="float">
            <text:p>0,024</text:p>
          </table:table-cell>
          <table:table-cell/>
          <table:table-cell office:value-type="float" office:value="-63.3269422454834" calcext:value-type="float">
            <text:p>-63,3269422454834</text:p>
          </table:table-cell>
          <table:table-cell office:value-type="float" office:value="-63.3473785552979" calcext:value-type="float">
            <text:p>-63,3473785552979</text:p>
          </table:table-cell>
          <table:table-cell table:formula="of:=[.V86]-[.W86]" office:value-type="float" office:value="0.0204363098144995" calcext:value-type="float">
            <text:p>0,020</text:p>
          </table:table-cell>
          <table:table-cell/>
          <table:table-cell office:value-type="float" office:value="-63.3249233627319" calcext:value-type="float">
            <text:p>-63,3249233627319</text:p>
          </table:table-cell>
          <table:table-cell office:value-type="float" office:value="-63.3460736656189" calcext:value-type="float">
            <text:p>-63,3460736656189</text:p>
          </table:table-cell>
          <table:table-cell table:formula="of:=[.Z86]-[.AA86]" office:value-type="float" office:value="0.0211503028870013" calcext:value-type="float">
            <text:p>0,021</text:p>
          </table:table-cell>
          <table:table-cell/>
          <table:table-cell office:value-type="float" office:value="-63.3255336494446" calcext:value-type="float">
            <text:p>-63,3255336494446</text:p>
          </table:table-cell>
          <table:table-cell office:value-type="float" office:value="-63.3479139328003" calcext:value-type="float">
            <text:p>-63,3479139328003</text:p>
          </table:table-cell>
          <table:table-cell table:formula="of:=[.AD86]-[.AE86]" office:value-type="float" office:value="0.0223802833557016" calcext:value-type="float">
            <text:p>0,022</text:p>
          </table:table-cell>
          <table:table-cell/>
          <table:table-cell office:value-type="float" office:value="-63.3770854415894" calcext:value-type="float">
            <text:p>-63,3770854415894</text:p>
          </table:table-cell>
          <table:table-cell office:value-type="float" office:value="-63.3938307571411" calcext:value-type="float">
            <text:p>-63,3938307571411</text:p>
          </table:table-cell>
          <table:table-cell table:formula="of:=[.AH86]-[.AI86]" office:value-type="float" office:value="0.0167453155517023" calcext:value-type="float">
            <text:p>0,017</text:p>
          </table:table-cell>
          <table:table-cell/>
          <table:table-cell office:value-type="float" office:value="-63.3716525421143" calcext:value-type="float">
            <text:p>-63,3716525421143</text:p>
          </table:table-cell>
          <table:table-cell office:value-type="float" office:value="-63.3895932807922" calcext:value-type="float">
            <text:p>-63,3895932807922</text:p>
          </table:table-cell>
          <table:table-cell table:formula="of:=[.AL86]-[.AM86]" office:value-type="float" office:value="0.0179407386779005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0556106567" calcext:value-type="float">
            <text:p>-63,3420556106567</text:p>
          </table:table-cell>
          <table:table-cell office:value-type="float" office:value="-63.3642262878418" calcext:value-type="float">
            <text:p>-63,3642262878418</text:p>
          </table:table-cell>
          <table:table-cell table:formula="of:=[.B87]-[.C87]" office:value-type="float" office:value="0.0221706771851018" calcext:value-type="float">
            <text:p>0,022</text:p>
          </table:table-cell>
          <table:table-cell/>
          <table:table-cell office:value-type="float" office:value="-63.40632629776" calcext:value-type="float">
            <text:p>-63,40632629776</text:p>
          </table:table-cell>
          <table:table-cell office:value-type="float" office:value="-63.4121149177551" calcext:value-type="float">
            <text:p>-63,4121149177551</text:p>
          </table:table-cell>
          <table:table-cell table:formula="of:=[.F87]-[.G87]" office:value-type="float" office:value="0.00578861999509428" calcext:value-type="float">
            <text:p>0,006</text:p>
          </table:table-cell>
          <table:table-cell/>
          <table:table-cell office:value-type="float" office:value="-63.4047850379944" calcext:value-type="float">
            <text:p>-63,4047850379944</text:p>
          </table:table-cell>
          <table:table-cell office:value-type="float" office:value="-63.4177823829651" calcext:value-type="float">
            <text:p>-63,4177823829651</text:p>
          </table:table-cell>
          <table:table-cell table:formula="of:=[.J87]-[.K87]" office:value-type="float" office:value="0.0129973449706995" calcext:value-type="float">
            <text:p>0,013</text:p>
          </table:table-cell>
          <table:table-cell/>
          <table:table-cell office:value-type="float" office:value="-63.3818305740357" calcext:value-type="float">
            <text:p>-63,3818305740357</text:p>
          </table:table-cell>
          <table:table-cell office:value-type="float" office:value="-63.3908122253418" calcext:value-type="float">
            <text:p>-63,3908122253418</text:p>
          </table:table-cell>
          <table:table-cell table:formula="of:=[.N87]-[.O87]" office:value-type="float" office:value="0.00898165130609385" calcext:value-type="float">
            <text:p>0,009</text:p>
          </table:table-cell>
          <table:table-cell/>
          <table:table-cell office:value-type="float" office:value="-63.3244432907105" calcext:value-type="float">
            <text:p>-63,3244432907105</text:p>
          </table:table-cell>
          <table:table-cell office:value-type="float" office:value="-63.3477552032471" calcext:value-type="float">
            <text:p>-63,3477552032471</text:p>
          </table:table-cell>
          <table:table-cell table:formula="of:=[.R87]-[.S87]" office:value-type="float" office:value="0.0233119125365988" calcext:value-type="float">
            <text:p>0,023</text:p>
          </table:table-cell>
          <table:table-cell/>
          <table:table-cell office:value-type="float" office:value="-63.3272483100891" calcext:value-type="float">
            <text:p>-63,3272483100891</text:p>
          </table:table-cell>
          <table:table-cell office:value-type="float" office:value="-63.3476998023987" calcext:value-type="float">
            <text:p>-63,3476998023987</text:p>
          </table:table-cell>
          <table:table-cell table:formula="of:=[.V87]-[.W87]" office:value-type="float" office:value="0.0204514923096042" calcext:value-type="float">
            <text:p>0,020</text:p>
          </table:table-cell>
          <table:table-cell/>
          <table:table-cell office:value-type="float" office:value="-63.3253146591187" calcext:value-type="float">
            <text:p>-63,3253146591187</text:p>
          </table:table-cell>
          <table:table-cell office:value-type="float" office:value="-63.3462040557861" calcext:value-type="float">
            <text:p>-63,3462040557861</text:p>
          </table:table-cell>
          <table:table-cell table:formula="of:=[.Z87]-[.AA87]" office:value-type="float" office:value="0.0208893966673998" calcext:value-type="float">
            <text:p>0,021</text:p>
          </table:table-cell>
          <table:table-cell/>
          <table:table-cell office:value-type="float" office:value="-63.327860370636" calcext:value-type="float">
            <text:p>-63,327860370636</text:p>
          </table:table-cell>
          <table:table-cell office:value-type="float" office:value="-63.345934135437" calcext:value-type="float">
            <text:p>-63,345934135437</text:p>
          </table:table-cell>
          <table:table-cell table:formula="of:=[.AD87]-[.AE87]" office:value-type="float" office:value="0.0180737648009952" calcext:value-type="float">
            <text:p>0,018</text:p>
          </table:table-cell>
          <table:table-cell/>
          <table:table-cell office:value-type="float" office:value="-63.3712057762146" calcext:value-type="float">
            <text:p>-63,3712057762146</text:p>
          </table:table-cell>
          <table:table-cell office:value-type="float" office:value="-63.3921361503601" calcext:value-type="float">
            <text:p>-63,3921361503601</text:p>
          </table:table-cell>
          <table:table-cell table:formula="of:=[.AH87]-[.AI87]" office:value-type="float" office:value="0.0209303741455003" calcext:value-type="float">
            <text:p>0,021</text:p>
          </table:table-cell>
          <table:table-cell/>
          <table:table-cell office:value-type="float" office:value="-63.369606880188" calcext:value-type="float">
            <text:p>-63,369606880188</text:p>
          </table:table-cell>
          <table:table-cell office:value-type="float" office:value="-63.3901819992065" calcext:value-type="float">
            <text:p>-63,3901819992065</text:p>
          </table:table-cell>
          <table:table-cell table:formula="of:=[.AL87]-[.AM87]" office:value-type="float" office:value="0.0205751190184955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42977409363" calcext:value-type="float">
            <text:p>-63,3442977409363</text:p>
          </table:table-cell>
          <table:table-cell office:value-type="float" office:value="-63.3734682617188" calcext:value-type="float">
            <text:p>-63,3734682617188</text:p>
          </table:table-cell>
          <table:table-cell table:formula="of:=[.B88]-[.C88]" office:value-type="float" office:value="0.0291705207825004" calcext:value-type="float">
            <text:p>0,029</text:p>
          </table:table-cell>
          <table:table-cell/>
          <table:table-cell office:value-type="float" office:value="-63.3888089523315" calcext:value-type="float">
            <text:p>-63,3888089523315</text:p>
          </table:table-cell>
          <table:table-cell office:value-type="float" office:value="-63.426775390625" calcext:value-type="float">
            <text:p>-63,426775390625</text:p>
          </table:table-cell>
          <table:table-cell table:formula="of:=[.F88]-[.G88]" office:value-type="float" office:value="0.0379664382934948" calcext:value-type="float">
            <text:p>0,038</text:p>
          </table:table-cell>
          <table:table-cell/>
          <table:table-cell office:value-type="float" office:value="-63.4179999313355" calcext:value-type="float">
            <text:p>-63,4179999313355</text:p>
          </table:table-cell>
          <table:table-cell office:value-type="float" office:value="-63.4243576774597" calcext:value-type="float">
            <text:p>-63,4243576774597</text:p>
          </table:table-cell>
          <table:table-cell table:formula="of:=[.J88]-[.K88]" office:value-type="float" office:value="0.00635774612420192" calcext:value-type="float">
            <text:p>0,006</text:p>
          </table:table-cell>
          <table:table-cell/>
          <table:table-cell office:value-type="float" office:value="-63.3712914619446" calcext:value-type="float">
            <text:p>-63,3712914619446</text:p>
          </table:table-cell>
          <table:table-cell office:value-type="float" office:value="-63.391612361908" calcext:value-type="float">
            <text:p>-63,391612361908</text:p>
          </table:table-cell>
          <table:table-cell table:formula="of:=[.N88]-[.O88]" office:value-type="float" office:value="0.0203208999634015" calcext:value-type="float">
            <text:p>0,020</text:p>
          </table:table-cell>
          <table:table-cell/>
          <table:table-cell office:value-type="float" office:value="-63.3290158882141" calcext:value-type="float">
            <text:p>-63,3290158882141</text:p>
          </table:table-cell>
          <table:table-cell office:value-type="float" office:value="-63.3484731216431" calcext:value-type="float">
            <text:p>-63,3484731216431</text:p>
          </table:table-cell>
          <table:table-cell table:formula="of:=[.R88]-[.S88]" office:value-type="float" office:value="0.0194572334290015" calcext:value-type="float">
            <text:p>0,019</text:p>
          </table:table-cell>
          <table:table-cell/>
          <table:table-cell office:value-type="float" office:value="-63.3272118110657" calcext:value-type="float">
            <text:p>-63,3272118110657</text:p>
          </table:table-cell>
          <table:table-cell office:value-type="float" office:value="-63.3491362266541" calcext:value-type="float">
            <text:p>-63,3491362266541</text:p>
          </table:table-cell>
          <table:table-cell table:formula="of:=[.V88]-[.W88]" office:value-type="float" office:value="0.0219244155884013" calcext:value-type="float">
            <text:p>0,022</text:p>
          </table:table-cell>
          <table:table-cell/>
          <table:table-cell office:value-type="float" office:value="-63.3304925003052" calcext:value-type="float">
            <text:p>-63,3304925003052</text:p>
          </table:table-cell>
          <table:table-cell office:value-type="float" office:value="-63.3486640892029" calcext:value-type="float">
            <text:p>-63,3486640892029</text:p>
          </table:table-cell>
          <table:table-cell table:formula="of:=[.Z88]-[.AA88]" office:value-type="float" office:value="0.018171588897701" calcext:value-type="float">
            <text:p>0,018</text:p>
          </table:table-cell>
          <table:table-cell/>
          <table:table-cell office:value-type="float" office:value="-63.3260219573975" calcext:value-type="float">
            <text:p>-63,3260219573975</text:p>
          </table:table-cell>
          <table:table-cell office:value-type="float" office:value="-63.3509296188355" calcext:value-type="float">
            <text:p>-63,3509296188355</text:p>
          </table:table-cell>
          <table:table-cell table:formula="of:=[.AD88]-[.AE88]" office:value-type="float" office:value="0.0249076614380002" calcext:value-type="float">
            <text:p>0,025</text:p>
          </table:table-cell>
          <table:table-cell/>
          <table:table-cell office:value-type="float" office:value="-63.3720292053223" calcext:value-type="float">
            <text:p>-63,3720292053223</text:p>
          </table:table-cell>
          <table:table-cell office:value-type="float" office:value="-63.3951942024231" calcext:value-type="float">
            <text:p>-63,3951942024231</text:p>
          </table:table-cell>
          <table:table-cell table:formula="of:=[.AH88]-[.AI88]" office:value-type="float" office:value="0.0231649971007997" calcext:value-type="float">
            <text:p>0,023</text:p>
          </table:table-cell>
          <table:table-cell/>
          <table:table-cell office:value-type="float" office:value="-63.3686827201843" calcext:value-type="float">
            <text:p>-63,3686827201843</text:p>
          </table:table-cell>
          <table:table-cell office:value-type="float" office:value="-63.3886631851196" calcext:value-type="float">
            <text:p>-63,3886631851196</text:p>
          </table:table-cell>
          <table:table-cell table:formula="of:=[.AL88]-[.AM88]" office:value-type="float" office:value="0.0199804649352942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79645347595" calcext:value-type="float">
            <text:p>-63,3479645347595</text:p>
          </table:table-cell>
          <table:table-cell office:value-type="float" office:value="-63.3609215583801" calcext:value-type="float">
            <text:p>-63,3609215583801</text:p>
          </table:table-cell>
          <table:table-cell table:formula="of:=[.B89]-[.C89]" office:value-type="float" office:value="0.0129570236206007" calcext:value-type="float">
            <text:p>0,013</text:p>
          </table:table-cell>
          <table:table-cell/>
          <table:table-cell office:value-type="float" office:value="-63.395665802002" calcext:value-type="float">
            <text:p>-63,395665802002</text:p>
          </table:table-cell>
          <table:table-cell office:value-type="float" office:value="-63.4223626174927" calcext:value-type="float">
            <text:p>-63,4223626174927</text:p>
          </table:table-cell>
          <table:table-cell table:formula="of:=[.F89]-[.G89]" office:value-type="float" office:value="0.0266968154907019" calcext:value-type="float">
            <text:p>0,027</text:p>
          </table:table-cell>
          <table:table-cell/>
          <table:table-cell office:value-type="float" office:value="-63.4094708213806" calcext:value-type="float">
            <text:p>-63,4094708213806</text:p>
          </table:table-cell>
          <table:table-cell office:value-type="float" office:value="-63.4194843482971" calcext:value-type="float">
            <text:p>-63,4194843482971</text:p>
          </table:table-cell>
          <table:table-cell table:formula="of:=[.J89]-[.K89]" office:value-type="float" office:value="0.0100135269164952" calcext:value-type="float">
            <text:p>0,010</text:p>
          </table:table-cell>
          <table:table-cell/>
          <table:table-cell office:value-type="float" office:value="-63.3792986106873" calcext:value-type="float">
            <text:p>-63,3792986106873</text:p>
          </table:table-cell>
          <table:table-cell office:value-type="float" office:value="-63.3973123512268" calcext:value-type="float">
            <text:p>-63,3973123512268</text:p>
          </table:table-cell>
          <table:table-cell table:formula="of:=[.N89]-[.O89]" office:value-type="float" office:value="0.0180137405395016" calcext:value-type="float">
            <text:p>0,018</text:p>
          </table:table-cell>
          <table:table-cell/>
          <table:table-cell office:value-type="float" office:value="-63.3268817062378" calcext:value-type="float">
            <text:p>-63,3268817062378</text:p>
          </table:table-cell>
          <table:table-cell office:value-type="float" office:value="-63.3478118133545" calcext:value-type="float">
            <text:p>-63,3478118133545</text:p>
          </table:table-cell>
          <table:table-cell table:formula="of:=[.R89]-[.S89]" office:value-type="float" office:value="0.0209301071166976" calcext:value-type="float">
            <text:p>0,021</text:p>
          </table:table-cell>
          <table:table-cell/>
          <table:table-cell office:value-type="float" office:value="-63.3258885765076" calcext:value-type="float">
            <text:p>-63,3258885765076</text:p>
          </table:table-cell>
          <table:table-cell office:value-type="float" office:value="-63.3510030021668" calcext:value-type="float">
            <text:p>-63,3510030021668</text:p>
          </table:table-cell>
          <table:table-cell table:formula="of:=[.V89]-[.W89]" office:value-type="float" office:value="0.0251144256591971" calcext:value-type="float">
            <text:p>0,025</text:p>
          </table:table-cell>
          <table:table-cell/>
          <table:table-cell office:value-type="float" office:value="-63.3268650970459" calcext:value-type="float">
            <text:p>-63,3268650970459</text:p>
          </table:table-cell>
          <table:table-cell office:value-type="float" office:value="-63.3477765388489" calcext:value-type="float">
            <text:p>-63,3477765388489</text:p>
          </table:table-cell>
          <table:table-cell table:formula="of:=[.Z89]-[.AA89]" office:value-type="float" office:value="0.0209114418029941" calcext:value-type="float">
            <text:p>0,021</text:p>
          </table:table-cell>
          <table:table-cell/>
          <table:table-cell office:value-type="float" office:value="-63.3294824905396" calcext:value-type="float">
            <text:p>-63,3294824905396</text:p>
          </table:table-cell>
          <table:table-cell office:value-type="float" office:value="-63.349733253479" calcext:value-type="float">
            <text:p>-63,349733253479</text:p>
          </table:table-cell>
          <table:table-cell table:formula="of:=[.AD89]-[.AE89]" office:value-type="float" office:value="0.0202507629394049" calcext:value-type="float">
            <text:p>0,020</text:p>
          </table:table-cell>
          <table:table-cell/>
          <table:table-cell office:value-type="float" office:value="-63.3730401268005" calcext:value-type="float">
            <text:p>-63,3730401268005</text:p>
          </table:table-cell>
          <table:table-cell office:value-type="float" office:value="-63.3907743301392" calcext:value-type="float">
            <text:p>-63,3907743301392</text:p>
          </table:table-cell>
          <table:table-cell table:formula="of:=[.AH89]-[.AI89]" office:value-type="float" office:value="0.0177342033387049" calcext:value-type="float">
            <text:p>0,018</text:p>
          </table:table-cell>
          <table:table-cell/>
          <table:table-cell office:value-type="float" office:value="-63.3670029449463" calcext:value-type="float">
            <text:p>-63,3670029449463</text:p>
          </table:table-cell>
          <table:table-cell office:value-type="float" office:value="-63.3854464035034" calcext:value-type="float">
            <text:p>-63,3854464035034</text:p>
          </table:table-cell>
          <table:table-cell table:formula="of:=[.AL89]-[.AM89]" office:value-type="float" office:value="0.0184434585571012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4786071777" calcext:value-type="float">
            <text:p>-63,3454786071777</text:p>
          </table:table-cell>
          <table:table-cell office:value-type="float" office:value="-63.3706835212708" calcext:value-type="float">
            <text:p>-63,3706835212708</text:p>
          </table:table-cell>
          <table:table-cell table:formula="of:=[.B90]-[.C90]" office:value-type="float" office:value="0.0252049140931021" calcext:value-type="float">
            <text:p>0,025</text:p>
          </table:table-cell>
          <table:table-cell/>
          <table:table-cell office:value-type="float" office:value="-63.4053138694763" calcext:value-type="float">
            <text:p>-63,4053138694763</text:p>
          </table:table-cell>
          <table:table-cell office:value-type="float" office:value="-63.4138834991455" calcext:value-type="float">
            <text:p>-63,4138834991455</text:p>
          </table:table-cell>
          <table:table-cell table:formula="of:=[.F90]-[.G90]" office:value-type="float" office:value="0.00856962966919639" calcext:value-type="float">
            <text:p>0,009</text:p>
          </table:table-cell>
          <table:table-cell/>
          <table:table-cell office:value-type="float" office:value="-63.4090174102783" calcext:value-type="float">
            <text:p>-63,4090174102783</text:p>
          </table:table-cell>
          <table:table-cell office:value-type="float" office:value="-63.4187193069458" calcext:value-type="float">
            <text:p>-63,4187193069458</text:p>
          </table:table-cell>
          <table:table-cell table:formula="of:=[.J90]-[.K90]" office:value-type="float" office:value="0.00970189666750088" calcext:value-type="float">
            <text:p>0,010</text:p>
          </table:table-cell>
          <table:table-cell/>
          <table:table-cell office:value-type="float" office:value="-63.3787152442932" calcext:value-type="float">
            <text:p>-63,3787152442932</text:p>
          </table:table-cell>
          <table:table-cell office:value-type="float" office:value="-63.3979023666382" calcext:value-type="float">
            <text:p>-63,3979023666382</text:p>
          </table:table-cell>
          <table:table-cell table:formula="of:=[.N90]-[.O90]" office:value-type="float" office:value="0.0191871223450022" calcext:value-type="float">
            <text:p>0,019</text:p>
          </table:table-cell>
          <table:table-cell/>
          <table:table-cell office:value-type="float" office:value="-63.3252641525269" calcext:value-type="float">
            <text:p>-63,3252641525269</text:p>
          </table:table-cell>
          <table:table-cell office:value-type="float" office:value="-63.3455747871399" calcext:value-type="float">
            <text:p>-63,3455747871399</text:p>
          </table:table-cell>
          <table:table-cell table:formula="of:=[.R90]-[.S90]" office:value-type="float" office:value="0.0203106346130042" calcext:value-type="float">
            <text:p>0,020</text:p>
          </table:table-cell>
          <table:table-cell/>
          <table:table-cell office:value-type="float" office:value="-63.33051953125" calcext:value-type="float">
            <text:p>-63,33051953125</text:p>
          </table:table-cell>
          <table:table-cell office:value-type="float" office:value="-63.3492815895081" calcext:value-type="float">
            <text:p>-63,3492815895081</text:p>
          </table:table-cell>
          <table:table-cell table:formula="of:=[.V90]-[.W90]" office:value-type="float" office:value="0.0187620582581047" calcext:value-type="float">
            <text:p>0,019</text:p>
          </table:table-cell>
          <table:table-cell/>
          <table:table-cell office:value-type="float" office:value="-63.3278675422668" calcext:value-type="float">
            <text:p>-63,3278675422668</text:p>
          </table:table-cell>
          <table:table-cell office:value-type="float" office:value="-63.3476108093262" calcext:value-type="float">
            <text:p>-63,3476108093262</text:p>
          </table:table-cell>
          <table:table-cell table:formula="of:=[.Z90]-[.AA90]" office:value-type="float" office:value="0.0197432670593969" calcext:value-type="float">
            <text:p>0,020</text:p>
          </table:table-cell>
          <table:table-cell/>
          <table:table-cell office:value-type="float" office:value="-63.3299127311707" calcext:value-type="float">
            <text:p>-63,3299127311707</text:p>
          </table:table-cell>
          <table:table-cell office:value-type="float" office:value="-63.3482001457214" calcext:value-type="float">
            <text:p>-63,3482001457214</text:p>
          </table:table-cell>
          <table:table-cell table:formula="of:=[.AD90]-[.AE90]" office:value-type="float" office:value="0.0182874145506986" calcext:value-type="float">
            <text:p>0,018</text:p>
          </table:table-cell>
          <table:table-cell/>
          <table:table-cell office:value-type="float" office:value="-63.371668094635" calcext:value-type="float">
            <text:p>-63,371668094635</text:p>
          </table:table-cell>
          <table:table-cell office:value-type="float" office:value="-63.3914973373413" calcext:value-type="float">
            <text:p>-63,3914973373413</text:p>
          </table:table-cell>
          <table:table-cell table:formula="of:=[.AH90]-[.AI90]" office:value-type="float" office:value="0.0198292427063009" calcext:value-type="float">
            <text:p>0,020</text:p>
          </table:table-cell>
          <table:table-cell/>
          <table:table-cell office:value-type="float" office:value="-63.3647608184814" calcext:value-type="float">
            <text:p>-63,3647608184814</text:p>
          </table:table-cell>
          <table:table-cell office:value-type="float" office:value="-63.3825392799377" calcext:value-type="float">
            <text:p>-63,3825392799377</text:p>
          </table:table-cell>
          <table:table-cell table:formula="of:=[.AL90]-[.AM90]" office:value-type="float" office:value="0.0177784614563024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55557250977" calcext:value-type="float">
            <text:p>-63,3555557250977</text:p>
          </table:table-cell>
          <table:table-cell office:value-type="float" office:value="-63.3668600578308" calcext:value-type="float">
            <text:p>-63,3668600578308</text:p>
          </table:table-cell>
          <table:table-cell table:formula="of:=[.B91]-[.C91]" office:value-type="float" office:value="0.0113043327330971" calcext:value-type="float">
            <text:p>0,011</text:p>
          </table:table-cell>
          <table:table-cell/>
          <table:table-cell office:value-type="float" office:value="-63.4003312644959" calcext:value-type="float">
            <text:p>-63,4003312644959</text:p>
          </table:table-cell>
          <table:table-cell office:value-type="float" office:value="-63.4267624702454" calcext:value-type="float">
            <text:p>-63,4267624702454</text:p>
          </table:table-cell>
          <table:table-cell table:formula="of:=[.F91]-[.G91]" office:value-type="float" office:value="0.0264312057495033" calcext:value-type="float">
            <text:p>0,026</text:p>
          </table:table-cell>
          <table:table-cell/>
          <table:table-cell office:value-type="float" office:value="-63.4060315475464" calcext:value-type="float">
            <text:p>-63,4060315475464</text:p>
          </table:table-cell>
          <table:table-cell office:value-type="float" office:value="-63.424992389679" calcext:value-type="float">
            <text:p>-63,424992389679</text:p>
          </table:table-cell>
          <table:table-cell table:formula="of:=[.J91]-[.K91]" office:value-type="float" office:value="0.0189608421326" calcext:value-type="float">
            <text:p>0,019</text:p>
          </table:table-cell>
          <table:table-cell/>
          <table:table-cell office:value-type="float" office:value="-63.3711008987427" calcext:value-type="float">
            <text:p>-63,3711008987427</text:p>
          </table:table-cell>
          <table:table-cell office:value-type="float" office:value="-63.3942293128967" calcext:value-type="float">
            <text:p>-63,3942293128967</text:p>
          </table:table-cell>
          <table:table-cell table:formula="of:=[.N91]-[.O91]" office:value-type="float" office:value="0.0231284141540016" calcext:value-type="float">
            <text:p>0,023</text:p>
          </table:table-cell>
          <table:table-cell/>
          <table:table-cell office:value-type="float" office:value="-63.3250286979675" calcext:value-type="float">
            <text:p>-63,3250286979675</text:p>
          </table:table-cell>
          <table:table-cell office:value-type="float" office:value="-63.3428939552307" calcext:value-type="float">
            <text:p>-63,3428939552307</text:p>
          </table:table-cell>
          <table:table-cell table:formula="of:=[.R91]-[.S91]" office:value-type="float" office:value="0.0178652572632032" calcext:value-type="float">
            <text:p>0,018</text:p>
          </table:table-cell>
          <table:table-cell/>
          <table:table-cell office:value-type="float" office:value="-63.3278586158752" calcext:value-type="float">
            <text:p>-63,3278586158752</text:p>
          </table:table-cell>
          <table:table-cell office:value-type="float" office:value="-63.3476990127564" calcext:value-type="float">
            <text:p>-63,3476990127564</text:p>
          </table:table-cell>
          <table:table-cell table:formula="of:=[.V91]-[.W91]" office:value-type="float" office:value="0.0198403968812002" calcext:value-type="float">
            <text:p>0,020</text:p>
          </table:table-cell>
          <table:table-cell/>
          <table:table-cell office:value-type="float" office:value="-63.3281390571594" calcext:value-type="float">
            <text:p>-63,3281390571594</text:p>
          </table:table-cell>
          <table:table-cell office:value-type="float" office:value="-63.3471561050415" calcext:value-type="float">
            <text:p>-63,3471561050415</text:p>
          </table:table-cell>
          <table:table-cell table:formula="of:=[.Z91]-[.AA91]" office:value-type="float" office:value="0.0190170478821017" calcext:value-type="float">
            <text:p>0,019</text:p>
          </table:table-cell>
          <table:table-cell/>
          <table:table-cell office:value-type="float" office:value="-63.3293815116882" calcext:value-type="float">
            <text:p>-63,3293815116882</text:p>
          </table:table-cell>
          <table:table-cell office:value-type="float" office:value="-63.3499515686035" calcext:value-type="float">
            <text:p>-63,3499515686035</text:p>
          </table:table-cell>
          <table:table-cell table:formula="of:=[.AD91]-[.AE91]" office:value-type="float" office:value="0.0205700569153038" calcext:value-type="float">
            <text:p>0,021</text:p>
          </table:table-cell>
          <table:table-cell/>
          <table:table-cell office:value-type="float" office:value="-63.3701092948914" calcext:value-type="float">
            <text:p>-63,3701092948914</text:p>
          </table:table-cell>
          <table:table-cell office:value-type="float" office:value="-63.3929371109009" calcext:value-type="float">
            <text:p>-63,3929371109009</text:p>
          </table:table-cell>
          <table:table-cell table:formula="of:=[.AH91]-[.AI91]" office:value-type="float" office:value="0.022827816009503" calcext:value-type="float">
            <text:p>0,023</text:p>
          </table:table-cell>
          <table:table-cell/>
          <table:table-cell office:value-type="float" office:value="-63.3617863235474" calcext:value-type="float">
            <text:p>-63,3617863235474</text:p>
          </table:table-cell>
          <table:table-cell office:value-type="float" office:value="-63.3863321228027" calcext:value-type="float">
            <text:p>-63,3863321228027</text:p>
          </table:table-cell>
          <table:table-cell table:formula="of:=[.AL91]-[.AM91]" office:value-type="float" office:value="0.0245457992553" calcext:value-type="float">
            <text:p>0,025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75471687317" calcext:value-type="float">
            <text:p>-63,3575471687317</text:p>
          </table:table-cell>
          <table:table-cell office:value-type="float" office:value="-63.3610130729675" calcext:value-type="float">
            <text:p>-63,3610130729675</text:p>
          </table:table-cell>
          <table:table-cell table:formula="of:=[.B92]-[.C92]" office:value-type="float" office:value="0.00346590423580295" calcext:value-type="float">
            <text:p>0,003</text:p>
          </table:table-cell>
          <table:table-cell/>
          <table:table-cell office:value-type="float" office:value="-63.3826823387146" calcext:value-type="float">
            <text:p>-63,3826823387146</text:p>
          </table:table-cell>
          <table:table-cell office:value-type="float" office:value="-63.4251702690125" calcext:value-type="float">
            <text:p>-63,4251702690125</text:p>
          </table:table-cell>
          <table:table-cell table:formula="of:=[.F92]-[.G92]" office:value-type="float" office:value="0.0424879302978951" calcext:value-type="float">
            <text:p>0,042</text:p>
          </table:table-cell>
          <table:table-cell/>
          <table:table-cell office:value-type="float" office:value="-63.3984812965393" calcext:value-type="float">
            <text:p>-63,3984812965393</text:p>
          </table:table-cell>
          <table:table-cell office:value-type="float" office:value="-63.4267798233032" calcext:value-type="float">
            <text:p>-63,4267798233032</text:p>
          </table:table-cell>
          <table:table-cell table:formula="of:=[.J92]-[.K92]" office:value-type="float" office:value="0.0282985267638978" calcext:value-type="float">
            <text:p>0,028</text:p>
          </table:table-cell>
          <table:table-cell/>
          <table:table-cell office:value-type="float" office:value="-63.3768143463135" calcext:value-type="float">
            <text:p>-63,3768143463135</text:p>
          </table:table-cell>
          <table:table-cell office:value-type="float" office:value="-63.3936079406738" calcext:value-type="float">
            <text:p>-63,3936079406738</text:p>
          </table:table-cell>
          <table:table-cell table:formula="of:=[.N92]-[.O92]" office:value-type="float" office:value="0.0167935943603013" calcext:value-type="float">
            <text:p>0,017</text:p>
          </table:table-cell>
          <table:table-cell/>
          <table:table-cell office:value-type="float" office:value="-63.3291647148132" calcext:value-type="float">
            <text:p>-63,3291647148132</text:p>
          </table:table-cell>
          <table:table-cell office:value-type="float" office:value="-63.3477274246216" calcext:value-type="float">
            <text:p>-63,3477274246216</text:p>
          </table:table-cell>
          <table:table-cell table:formula="of:=[.R92]-[.S92]" office:value-type="float" office:value="0.0185627098083998" calcext:value-type="float">
            <text:p>0,019</text:p>
          </table:table-cell>
          <table:table-cell/>
          <table:table-cell office:value-type="float" office:value="-63.3245086669922" calcext:value-type="float">
            <text:p>-63,3245086669922</text:p>
          </table:table-cell>
          <table:table-cell office:value-type="float" office:value="-63.3479165229797" calcext:value-type="float">
            <text:p>-63,3479165229797</text:p>
          </table:table-cell>
          <table:table-cell table:formula="of:=[.V92]-[.W92]" office:value-type="float" office:value="0.0234078559875002" calcext:value-type="float">
            <text:p>0,023</text:p>
          </table:table-cell>
          <table:table-cell/>
          <table:table-cell office:value-type="float" office:value="-63.3248075141907" calcext:value-type="float">
            <text:p>-63,3248075141907</text:p>
          </table:table-cell>
          <table:table-cell office:value-type="float" office:value="-63.3449423446655" calcext:value-type="float">
            <text:p>-63,3449423446655</text:p>
          </table:table-cell>
          <table:table-cell table:formula="of:=[.Z92]-[.AA92]" office:value-type="float" office:value="0.0201348304747953" calcext:value-type="float">
            <text:p>0,020</text:p>
          </table:table-cell>
          <table:table-cell/>
          <table:table-cell office:value-type="float" office:value="-63.3273918151856" calcext:value-type="float">
            <text:p>-63,3273918151856</text:p>
          </table:table-cell>
          <table:table-cell office:value-type="float" office:value="-63.3502436637878" calcext:value-type="float">
            <text:p>-63,3502436637878</text:p>
          </table:table-cell>
          <table:table-cell table:formula="of:=[.AD92]-[.AE92]" office:value-type="float" office:value="0.0228518486022011" calcext:value-type="float">
            <text:p>0,023</text:p>
          </table:table-cell>
          <table:table-cell/>
          <table:table-cell office:value-type="float" office:value="-63.3757419929504" calcext:value-type="float">
            <text:p>-63,3757419929504</text:p>
          </table:table-cell>
          <table:table-cell office:value-type="float" office:value="-63.3930854492188" calcext:value-type="float">
            <text:p>-63,3930854492188</text:p>
          </table:table-cell>
          <table:table-cell table:formula="of:=[.AH92]-[.AI92]" office:value-type="float" office:value="0.0173434562683994" calcext:value-type="float">
            <text:p>0,017</text:p>
          </table:table-cell>
          <table:table-cell/>
          <table:table-cell office:value-type="float" office:value="-63.3644091529846" calcext:value-type="float">
            <text:p>-63,3644091529846</text:p>
          </table:table-cell>
          <table:table-cell office:value-type="float" office:value="-63.3832413291931" calcext:value-type="float">
            <text:p>-63,3832413291931</text:p>
          </table:table-cell>
          <table:table-cell table:formula="of:=[.AL92]-[.AM92]" office:value-type="float" office:value="0.0188321762084982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27131080627" calcext:value-type="float">
            <text:p>-63,3527131080627</text:p>
          </table:table-cell>
          <table:table-cell office:value-type="float" office:value="-63.3775276298523" calcext:value-type="float">
            <text:p>-63,3775276298523</text:p>
          </table:table-cell>
          <table:table-cell table:formula="of:=[.B93]-[.C93]" office:value-type="float" office:value="0.024814521789601" calcext:value-type="float">
            <text:p>0,025</text:p>
          </table:table-cell>
          <table:table-cell/>
          <table:table-cell office:value-type="float" office:value="-63.4025329170227" calcext:value-type="float">
            <text:p>-63,4025329170227</text:p>
          </table:table-cell>
          <table:table-cell office:value-type="float" office:value="-63.4234822731018" calcext:value-type="float">
            <text:p>-63,4234822731018</text:p>
          </table:table-cell>
          <table:table-cell table:formula="of:=[.F93]-[.G93]" office:value-type="float" office:value="0.0209493560791003" calcext:value-type="float">
            <text:p>0,021</text:p>
          </table:table-cell>
          <table:table-cell/>
          <table:table-cell office:value-type="float" office:value="-63.395857421875" calcext:value-type="float">
            <text:p>-63,395857421875</text:p>
          </table:table-cell>
          <table:table-cell office:value-type="float" office:value="-63.4206378555298" calcext:value-type="float">
            <text:p>-63,4206378555298</text:p>
          </table:table-cell>
          <table:table-cell table:formula="of:=[.J93]-[.K93]" office:value-type="float" office:value="0.0247804336547972" calcext:value-type="float">
            <text:p>0,025</text:p>
          </table:table-cell>
          <table:table-cell/>
          <table:table-cell office:value-type="float" office:value="-63.3796575889587" calcext:value-type="float">
            <text:p>-63,3796575889587</text:p>
          </table:table-cell>
          <table:table-cell office:value-type="float" office:value="-63.3886591491699" calcext:value-type="float">
            <text:p>-63,3886591491699</text:p>
          </table:table-cell>
          <table:table-cell table:formula="of:=[.N93]-[.O93]" office:value-type="float" office:value="0.00900156021119614" calcext:value-type="float">
            <text:p>0,009</text:p>
          </table:table-cell>
          <table:table-cell/>
          <table:table-cell office:value-type="float" office:value="-63.3282694969177" calcext:value-type="float">
            <text:p>-63,3282694969177</text:p>
          </table:table-cell>
          <table:table-cell office:value-type="float" office:value="-63.3438417243958" calcext:value-type="float">
            <text:p>-63,3438417243958</text:p>
          </table:table-cell>
          <table:table-cell table:formula="of:=[.R93]-[.S93]" office:value-type="float" office:value="0.0155722274781027" calcext:value-type="float">
            <text:p>0,016</text:p>
          </table:table-cell>
          <table:table-cell/>
          <table:table-cell office:value-type="float" office:value="-63.3281665420532" calcext:value-type="float">
            <text:p>-63,3281665420532</text:p>
          </table:table-cell>
          <table:table-cell office:value-type="float" office:value="-63.3482407455444" calcext:value-type="float">
            <text:p>-63,3482407455444</text:p>
          </table:table-cell>
          <table:table-cell table:formula="of:=[.V93]-[.W93]" office:value-type="float" office:value="0.0200742034912054" calcext:value-type="float">
            <text:p>0,020</text:p>
          </table:table-cell>
          <table:table-cell/>
          <table:table-cell office:value-type="float" office:value="-63.3256703186035" calcext:value-type="float">
            <text:p>-63,3256703186035</text:p>
          </table:table-cell>
          <table:table-cell office:value-type="float" office:value="-63.344663433075" calcext:value-type="float">
            <text:p>-63,344663433075</text:p>
          </table:table-cell>
          <table:table-cell table:formula="of:=[.Z93]-[.AA93]" office:value-type="float" office:value="0.018993114471499" calcext:value-type="float">
            <text:p>0,019</text:p>
          </table:table-cell>
          <table:table-cell/>
          <table:table-cell office:value-type="float" office:value="-63.3271708374023" calcext:value-type="float">
            <text:p>-63,3271708374023</text:p>
          </table:table-cell>
          <table:table-cell office:value-type="float" office:value="-63.3495248451233" calcext:value-type="float">
            <text:p>-63,3495248451233</text:p>
          </table:table-cell>
          <table:table-cell table:formula="of:=[.AD93]-[.AE93]" office:value-type="float" office:value="0.0223540077209989" calcext:value-type="float">
            <text:p>0,022</text:p>
          </table:table-cell>
          <table:table-cell/>
          <table:table-cell office:value-type="float" office:value="-63.3743856811524" calcext:value-type="float">
            <text:p>-63,3743856811524</text:p>
          </table:table-cell>
          <table:table-cell office:value-type="float" office:value="-63.3953699951172" calcext:value-type="float">
            <text:p>-63,3953699951172</text:p>
          </table:table-cell>
          <table:table-cell table:formula="of:=[.AH93]-[.AI93]" office:value-type="float" office:value="0.0209843139648029" calcext:value-type="float">
            <text:p>0,021</text:p>
          </table:table-cell>
          <table:table-cell/>
          <table:table-cell office:value-type="float" office:value="-63.3651763763428" calcext:value-type="float">
            <text:p>-63,3651763763428</text:p>
          </table:table-cell>
          <table:table-cell office:value-type="float" office:value="-63.3866242523193" calcext:value-type="float">
            <text:p>-63,3866242523193</text:p>
          </table:table-cell>
          <table:table-cell table:formula="of:=[.AL93]-[.AM93]" office:value-type="float" office:value="0.0214478759764987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9574279785" calcext:value-type="float">
            <text:p>-63,3399574279785</text:p>
          </table:table-cell>
          <table:table-cell office:value-type="float" office:value="-63.3563599891663" calcext:value-type="float">
            <text:p>-63,3563599891663</text:p>
          </table:table-cell>
          <table:table-cell table:formula="of:=[.B94]-[.C94]" office:value-type="float" office:value="0.0164025611878031" calcext:value-type="float">
            <text:p>0,016</text:p>
          </table:table-cell>
          <table:table-cell/>
          <table:table-cell office:value-type="float" office:value="-63.4068998413086" calcext:value-type="float">
            <text:p>-63,4068998413086</text:p>
          </table:table-cell>
          <table:table-cell office:value-type="float" office:value="-63.4200598449707" calcext:value-type="float">
            <text:p>-63,4200598449707</text:p>
          </table:table-cell>
          <table:table-cell table:formula="of:=[.F94]-[.G94]" office:value-type="float" office:value="0.0131600036621009" calcext:value-type="float">
            <text:p>0,013</text:p>
          </table:table-cell>
          <table:table-cell/>
          <table:table-cell office:value-type="float" office:value="-63.4149085884094" calcext:value-type="float">
            <text:p>-63,4149085884094</text:p>
          </table:table-cell>
          <table:table-cell office:value-type="float" office:value="-63.4203439712524" calcext:value-type="float">
            <text:p>-63,4203439712524</text:p>
          </table:table-cell>
          <table:table-cell table:formula="of:=[.J94]-[.K94]" office:value-type="float" office:value="0.00543538284299672" calcext:value-type="float">
            <text:p>0,005</text:p>
          </table:table-cell>
          <table:table-cell/>
          <table:table-cell office:value-type="float" office:value="-63.3766653633118" calcext:value-type="float">
            <text:p>-63,3766653633118</text:p>
          </table:table-cell>
          <table:table-cell office:value-type="float" office:value="-63.3928518981934" calcext:value-type="float">
            <text:p>-63,3928518981934</text:p>
          </table:table-cell>
          <table:table-cell table:formula="of:=[.N94]-[.O94]" office:value-type="float" office:value="0.0161865348815979" calcext:value-type="float">
            <text:p>0,016</text:p>
          </table:table-cell>
          <table:table-cell/>
          <table:table-cell office:value-type="float" office:value="-63.3233655662537" calcext:value-type="float">
            <text:p>-63,3233655662537</text:p>
          </table:table-cell>
          <table:table-cell office:value-type="float" office:value="-63.3466134109497" calcext:value-type="float">
            <text:p>-63,3466134109497</text:p>
          </table:table-cell>
          <table:table-cell table:formula="of:=[.R94]-[.S94]" office:value-type="float" office:value="0.0232478446960016" calcext:value-type="float">
            <text:p>0,023</text:p>
          </table:table-cell>
          <table:table-cell/>
          <table:table-cell office:value-type="float" office:value="-63.3270387039185" calcext:value-type="float">
            <text:p>-63,3270387039185</text:p>
          </table:table-cell>
          <table:table-cell office:value-type="float" office:value="-63.3487423858643" calcext:value-type="float">
            <text:p>-63,3487423858643</text:p>
          </table:table-cell>
          <table:table-cell table:formula="of:=[.V94]-[.W94]" office:value-type="float" office:value="0.0217036819458016" calcext:value-type="float">
            <text:p>0,022</text:p>
          </table:table-cell>
          <table:table-cell/>
          <table:table-cell office:value-type="float" office:value="-63.3288350524902" calcext:value-type="float">
            <text:p>-63,3288350524902</text:p>
          </table:table-cell>
          <table:table-cell office:value-type="float" office:value="-63.3478169898987" calcext:value-type="float">
            <text:p>-63,3478169898987</text:p>
          </table:table-cell>
          <table:table-cell table:formula="of:=[.Z94]-[.AA94]" office:value-type="float" office:value="0.0189819374085047" calcext:value-type="float">
            <text:p>0,019</text:p>
          </table:table-cell>
          <table:table-cell/>
          <table:table-cell office:value-type="float" office:value="-63.3260501594544" calcext:value-type="float">
            <text:p>-63,3260501594544</text:p>
          </table:table-cell>
          <table:table-cell office:value-type="float" office:value="-63.3508890419006" calcext:value-type="float">
            <text:p>-63,3508890419006</text:p>
          </table:table-cell>
          <table:table-cell table:formula="of:=[.AD94]-[.AE94]" office:value-type="float" office:value="0.024838882446204" calcext:value-type="float">
            <text:p>0,025</text:p>
          </table:table-cell>
          <table:table-cell/>
          <table:table-cell office:value-type="float" office:value="-63.3744593582153" calcext:value-type="float">
            <text:p>-63,3744593582153</text:p>
          </table:table-cell>
          <table:table-cell office:value-type="float" office:value="-63.3936601486206" calcext:value-type="float">
            <text:p>-63,3936601486206</text:p>
          </table:table-cell>
          <table:table-cell table:formula="of:=[.AH94]-[.AI94]" office:value-type="float" office:value="0.0192007904053" calcext:value-type="float">
            <text:p>0,019</text:p>
          </table:table-cell>
          <table:table-cell/>
          <table:table-cell office:value-type="float" office:value="-63.3667821807861" calcext:value-type="float">
            <text:p>-63,3667821807861</text:p>
          </table:table-cell>
          <table:table-cell office:value-type="float" office:value="-63.3855702667236" calcext:value-type="float">
            <text:p>-63,3855702667236</text:p>
          </table:table-cell>
          <table:table-cell table:formula="of:=[.AL94]-[.AM94]" office:value-type="float" office:value="0.0187880859374943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3902053833" calcext:value-type="float">
            <text:p>-63,3393902053833</text:p>
          </table:table-cell>
          <table:table-cell office:value-type="float" office:value="-63.362923664093" calcext:value-type="float">
            <text:p>-63,362923664093</text:p>
          </table:table-cell>
          <table:table-cell table:formula="of:=[.B95]-[.C95]" office:value-type="float" office:value="0.0235334587097" calcext:value-type="float">
            <text:p>0,024</text:p>
          </table:table-cell>
          <table:table-cell/>
          <table:table-cell office:value-type="float" office:value="-63.3983193397522" calcext:value-type="float">
            <text:p>-63,3983193397522</text:p>
          </table:table-cell>
          <table:table-cell office:value-type="float" office:value="-63.4311175689697" calcext:value-type="float">
            <text:p>-63,4311175689697</text:p>
          </table:table-cell>
          <table:table-cell table:formula="of:=[.F95]-[.G95]" office:value-type="float" office:value="0.032798229217498" calcext:value-type="float">
            <text:p>0,033</text:p>
          </table:table-cell>
          <table:table-cell/>
          <table:table-cell office:value-type="float" office:value="-63.4124891815186" calcext:value-type="float">
            <text:p>-63,4124891815186</text:p>
          </table:table-cell>
          <table:table-cell office:value-type="float" office:value="-63.4261192970276" calcext:value-type="float">
            <text:p>-63,4261192970276</text:p>
          </table:table-cell>
          <table:table-cell table:formula="of:=[.J95]-[.K95]" office:value-type="float" office:value="0.0136301155089953" calcext:value-type="float">
            <text:p>0,014</text:p>
          </table:table-cell>
          <table:table-cell/>
          <table:table-cell office:value-type="float" office:value="-63.3815324134827" calcext:value-type="float">
            <text:p>-63,3815324134827</text:p>
          </table:table-cell>
          <table:table-cell office:value-type="float" office:value="-63.3948725585938" calcext:value-type="float">
            <text:p>-63,3948725585938</text:p>
          </table:table-cell>
          <table:table-cell table:formula="of:=[.N95]-[.O95]" office:value-type="float" office:value="0.0133401451111013" calcext:value-type="float">
            <text:p>0,013</text:p>
          </table:table-cell>
          <table:table-cell/>
          <table:table-cell office:value-type="float" office:value="-63.3218563537598" calcext:value-type="float">
            <text:p>-63,3218563537598</text:p>
          </table:table-cell>
          <table:table-cell office:value-type="float" office:value="-63.344074760437" calcext:value-type="float">
            <text:p>-63,344074760437</text:p>
          </table:table-cell>
          <table:table-cell table:formula="of:=[.R95]-[.S95]" office:value-type="float" office:value="0.0222184066772044" calcext:value-type="float">
            <text:p>0,022</text:p>
          </table:table-cell>
          <table:table-cell/>
          <table:table-cell office:value-type="float" office:value="-63.3292267951965" calcext:value-type="float">
            <text:p>-63,3292267951965</text:p>
          </table:table-cell>
          <table:table-cell office:value-type="float" office:value="-63.3470209884644" calcext:value-type="float">
            <text:p>-63,3470209884644</text:p>
          </table:table-cell>
          <table:table-cell table:formula="of:=[.V95]-[.W95]" office:value-type="float" office:value="0.0177941932679033" calcext:value-type="float">
            <text:p>0,018</text:p>
          </table:table-cell>
          <table:table-cell/>
          <table:table-cell office:value-type="float" office:value="-63.3250715103149" calcext:value-type="float">
            <text:p>-63,3250715103149</text:p>
          </table:table-cell>
          <table:table-cell office:value-type="float" office:value="-63.3447724876404" calcext:value-type="float">
            <text:p>-63,3447724876404</text:p>
          </table:table-cell>
          <table:table-cell table:formula="of:=[.Z95]-[.AA95]" office:value-type="float" office:value="0.019700977325499" calcext:value-type="float">
            <text:p>0,020</text:p>
          </table:table-cell>
          <table:table-cell/>
          <table:table-cell office:value-type="float" office:value="-63.3303774871826" calcext:value-type="float">
            <text:p>-63,3303774871826</text:p>
          </table:table-cell>
          <table:table-cell office:value-type="float" office:value="-63.3489629707336" calcext:value-type="float">
            <text:p>-63,3489629707336</text:p>
          </table:table-cell>
          <table:table-cell table:formula="of:=[.AD95]-[.AE95]" office:value-type="float" office:value="0.018585483551" calcext:value-type="float">
            <text:p>0,019</text:p>
          </table:table-cell>
          <table:table-cell/>
          <table:table-cell office:value-type="float" office:value="-63.3738609733582" calcext:value-type="float">
            <text:p>-63,3738609733582</text:p>
          </table:table-cell>
          <table:table-cell office:value-type="float" office:value="-63.3956543045044" calcext:value-type="float">
            <text:p>-63,3956543045044</text:p>
          </table:table-cell>
          <table:table-cell table:formula="of:=[.AH95]-[.AI95]" office:value-type="float" office:value="0.0217933311461991" calcext:value-type="float">
            <text:p>0,022</text:p>
          </table:table-cell>
          <table:table-cell/>
          <table:table-cell office:value-type="float" office:value="-63.3645875930786" calcext:value-type="float">
            <text:p>-63,3645875930786</text:p>
          </table:table-cell>
          <table:table-cell office:value-type="float" office:value="-63.3854691619873" calcext:value-type="float">
            <text:p>-63,3854691619873</text:p>
          </table:table-cell>
          <table:table-cell table:formula="of:=[.AL95]-[.AM95]" office:value-type="float" office:value="0.020881568908699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1765441895" calcext:value-type="float">
            <text:p>-63,3451765441895</text:p>
          </table:table-cell>
          <table:table-cell office:value-type="float" office:value="-63.3654324188232" calcext:value-type="float">
            <text:p>-63,3654324188232</text:p>
          </table:table-cell>
          <table:table-cell table:formula="of:=[.B96]-[.C96]" office:value-type="float" office:value="0.0202558746336976" calcext:value-type="float">
            <text:p>0,020</text:p>
          </table:table-cell>
          <table:table-cell/>
          <table:table-cell office:value-type="float" office:value="-63.4093284759522" calcext:value-type="float">
            <text:p>-63,4093284759522</text:p>
          </table:table-cell>
          <table:table-cell office:value-type="float" office:value="-63.4134964256287" calcext:value-type="float">
            <text:p>-63,4134964256287</text:p>
          </table:table-cell>
          <table:table-cell table:formula="of:=[.F96]-[.G96]" office:value-type="float" office:value="0.00416794967649992" calcext:value-type="float">
            <text:p>0,004</text:p>
          </table:table-cell>
          <table:table-cell/>
          <table:table-cell office:value-type="float" office:value="-63.4011107292175" calcext:value-type="float">
            <text:p>-63,4011107292175</text:p>
          </table:table-cell>
          <table:table-cell office:value-type="float" office:value="-63.419204246521" calcext:value-type="float">
            <text:p>-63,419204246521</text:p>
          </table:table-cell>
          <table:table-cell table:formula="of:=[.J96]-[.K96]" office:value-type="float" office:value="0.0180935173034982" calcext:value-type="float">
            <text:p>0,018</text:p>
          </table:table-cell>
          <table:table-cell/>
          <table:table-cell office:value-type="float" office:value="-63.3776660842896" calcext:value-type="float">
            <text:p>-63,3776660842896</text:p>
          </table:table-cell>
          <table:table-cell office:value-type="float" office:value="-63.3932806587219" calcext:value-type="float">
            <text:p>-63,3932806587219</text:p>
          </table:table-cell>
          <table:table-cell table:formula="of:=[.N96]-[.O96]" office:value-type="float" office:value="0.0156145744322984" calcext:value-type="float">
            <text:p>0,016</text:p>
          </table:table-cell>
          <table:table-cell/>
          <table:table-cell office:value-type="float" office:value="-63.3244246063232" calcext:value-type="float">
            <text:p>-63,3244246063232</text:p>
          </table:table-cell>
          <table:table-cell office:value-type="float" office:value="-63.3464304542542" calcext:value-type="float">
            <text:p>-63,3464304542542</text:p>
          </table:table-cell>
          <table:table-cell table:formula="of:=[.R96]-[.S96]" office:value-type="float" office:value="0.0220058479309984" calcext:value-type="float">
            <text:p>0,022</text:p>
          </table:table-cell>
          <table:table-cell/>
          <table:table-cell office:value-type="float" office:value="-63.3259266471863" calcext:value-type="float">
            <text:p>-63,3259266471863</text:p>
          </table:table-cell>
          <table:table-cell office:value-type="float" office:value="-63.3459676208496" calcext:value-type="float">
            <text:p>-63,3459676208496</text:p>
          </table:table-cell>
          <table:table-cell table:formula="of:=[.V96]-[.W96]" office:value-type="float" office:value="0.0200409736632992" calcext:value-type="float">
            <text:p>0,020</text:p>
          </table:table-cell>
          <table:table-cell/>
          <table:table-cell office:value-type="float" office:value="-63.3252371635437" calcext:value-type="float">
            <text:p>-63,3252371635437</text:p>
          </table:table-cell>
          <table:table-cell office:value-type="float" office:value="-63.3472155570984" calcext:value-type="float">
            <text:p>-63,3472155570984</text:p>
          </table:table-cell>
          <table:table-cell table:formula="of:=[.Z96]-[.AA96]" office:value-type="float" office:value="0.0219783935547042" calcext:value-type="float">
            <text:p>0,022</text:p>
          </table:table-cell>
          <table:table-cell/>
          <table:table-cell office:value-type="float" office:value="-63.3273992080689" calcext:value-type="float">
            <text:p>-63,3273992080689</text:p>
          </table:table-cell>
          <table:table-cell office:value-type="float" office:value="-63.3479668731689" calcext:value-type="float">
            <text:p>-63,3479668731689</text:p>
          </table:table-cell>
          <table:table-cell table:formula="of:=[.AD96]-[.AE96]" office:value-type="float" office:value="0.0205676651000033" calcext:value-type="float">
            <text:p>0,021</text:p>
          </table:table-cell>
          <table:table-cell/>
          <table:table-cell office:value-type="float" office:value="-63.3741830368042" calcext:value-type="float">
            <text:p>-63,3741830368042</text:p>
          </table:table-cell>
          <table:table-cell office:value-type="float" office:value="-63.3983600616455" calcext:value-type="float">
            <text:p>-63,3983600616455</text:p>
          </table:table-cell>
          <table:table-cell table:formula="of:=[.AH96]-[.AI96]" office:value-type="float" office:value="0.0241770248413005" calcext:value-type="float">
            <text:p>0,024</text:p>
          </table:table-cell>
          <table:table-cell/>
          <table:table-cell office:value-type="float" office:value="-63.3580411262512" calcext:value-type="float">
            <text:p>-63,3580411262512</text:p>
          </table:table-cell>
          <table:table-cell office:value-type="float" office:value="-63.3818749580383" calcext:value-type="float">
            <text:p>-63,3818749580383</text:p>
          </table:table-cell>
          <table:table-cell table:formula="of:=[.AL96]-[.AM96]" office:value-type="float" office:value="0.0238338317871012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89194335938" calcext:value-type="float">
            <text:p>-63,3489194335938</text:p>
          </table:table-cell>
          <table:table-cell office:value-type="float" office:value="-63.372075504303" calcext:value-type="float">
            <text:p>-63,372075504303</text:p>
          </table:table-cell>
          <table:table-cell table:formula="of:=[.B97]-[.C97]" office:value-type="float" office:value="0.0231560707091987" calcext:value-type="float">
            <text:p>0,023</text:p>
          </table:table-cell>
          <table:table-cell/>
          <table:table-cell office:value-type="float" office:value="-63.39912733078" calcext:value-type="float">
            <text:p>-63,39912733078</text:p>
          </table:table-cell>
          <table:table-cell office:value-type="float" office:value="-63.4201432647705" calcext:value-type="float">
            <text:p>-63,4201432647705</text:p>
          </table:table-cell>
          <table:table-cell table:formula="of:=[.F97]-[.G97]" office:value-type="float" office:value="0.0210159339905047" calcext:value-type="float">
            <text:p>0,021</text:p>
          </table:table-cell>
          <table:table-cell/>
          <table:table-cell office:value-type="float" office:value="-63.4067662506104" calcext:value-type="float">
            <text:p>-63,4067662506104</text:p>
          </table:table-cell>
          <table:table-cell office:value-type="float" office:value="-63.4282600250244" calcext:value-type="float">
            <text:p>-63,4282600250244</text:p>
          </table:table-cell>
          <table:table-cell table:formula="of:=[.J97]-[.K97]" office:value-type="float" office:value="0.0214937744139974" calcext:value-type="float">
            <text:p>0,021</text:p>
          </table:table-cell>
          <table:table-cell/>
          <table:table-cell office:value-type="float" office:value="-63.3768274688721" calcext:value-type="float">
            <text:p>-63,3768274688721</text:p>
          </table:table-cell>
          <table:table-cell office:value-type="float" office:value="-63.3970814781189" calcext:value-type="float">
            <text:p>-63,3970814781189</text:p>
          </table:table-cell>
          <table:table-cell table:formula="of:=[.N97]-[.O97]" office:value-type="float" office:value="0.0202540092467984" calcext:value-type="float">
            <text:p>0,020</text:p>
          </table:table-cell>
          <table:table-cell/>
          <table:table-cell office:value-type="float" office:value="-63.3238325767517" calcext:value-type="float">
            <text:p>-63,3238325767517</text:p>
          </table:table-cell>
          <table:table-cell office:value-type="float" office:value="-63.3457575263977" calcext:value-type="float">
            <text:p>-63,3457575263977</text:p>
          </table:table-cell>
          <table:table-cell table:formula="of:=[.R97]-[.S97]" office:value-type="float" office:value="0.0219249496459994" calcext:value-type="float">
            <text:p>0,022</text:p>
          </table:table-cell>
          <table:table-cell/>
          <table:table-cell office:value-type="float" office:value="-63.3281270370483" calcext:value-type="float">
            <text:p>-63,3281270370483</text:p>
          </table:table-cell>
          <table:table-cell office:value-type="float" office:value="-63.3483537406921" calcext:value-type="float">
            <text:p>-63,3483537406921</text:p>
          </table:table-cell>
          <table:table-cell table:formula="of:=[.V97]-[.W97]" office:value-type="float" office:value="0.0202267036438002" calcext:value-type="float">
            <text:p>0,020</text:p>
          </table:table-cell>
          <table:table-cell/>
          <table:table-cell office:value-type="float" office:value="-63.3300606536865" calcext:value-type="float">
            <text:p>-63,3300606536865</text:p>
          </table:table-cell>
          <table:table-cell office:value-type="float" office:value="-63.349149848938" calcext:value-type="float">
            <text:p>-63,349149848938</text:p>
          </table:table-cell>
          <table:table-cell table:formula="of:=[.Z97]-[.AA97]" office:value-type="float" office:value="0.019089195251496" calcext:value-type="float">
            <text:p>0,019</text:p>
          </table:table-cell>
          <table:table-cell/>
          <table:table-cell office:value-type="float" office:value="-63.3277405204773" calcext:value-type="float">
            <text:p>-63,3277405204773</text:p>
          </table:table-cell>
          <table:table-cell office:value-type="float" office:value="-63.3502771911621" calcext:value-type="float">
            <text:p>-63,3502771911621</text:p>
          </table:table-cell>
          <table:table-cell table:formula="of:=[.AD97]-[.AE97]" office:value-type="float" office:value="0.0225366706848007" calcext:value-type="float">
            <text:p>0,023</text:p>
          </table:table-cell>
          <table:table-cell/>
          <table:table-cell office:value-type="float" office:value="-63.3776375579834" calcext:value-type="float">
            <text:p>-63,3776375579834</text:p>
          </table:table-cell>
          <table:table-cell office:value-type="float" office:value="-63.3952143363953" calcext:value-type="float">
            <text:p>-63,3952143363953</text:p>
          </table:table-cell>
          <table:table-cell table:formula="of:=[.AH97]-[.AI97]" office:value-type="float" office:value="0.0175767784119003" calcext:value-type="float">
            <text:p>0,018</text:p>
          </table:table-cell>
          <table:table-cell/>
          <table:table-cell office:value-type="float" office:value="-63.3624099960327" calcext:value-type="float">
            <text:p>-63,3624099960327</text:p>
          </table:table-cell>
          <table:table-cell office:value-type="float" office:value="-63.3801992797852" calcext:value-type="float">
            <text:p>-63,3801992797852</text:p>
          </table:table-cell>
          <table:table-cell table:formula="of:=[.AL97]-[.AM97]" office:value-type="float" office:value="0.0177892837524993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04886741638" calcext:value-type="float">
            <text:p>-63,3404886741638</text:p>
          </table:table-cell>
          <table:table-cell office:value-type="float" office:value="-63.3644569816589" calcext:value-type="float">
            <text:p>-63,3644569816589</text:p>
          </table:table-cell>
          <table:table-cell table:formula="of:=[.B98]-[.C98]" office:value-type="float" office:value="0.023968307495096" calcext:value-type="float">
            <text:p>0,024</text:p>
          </table:table-cell>
          <table:table-cell/>
          <table:table-cell office:value-type="float" office:value="-63.4011962661743" calcext:value-type="float">
            <text:p>-63,4011962661743</text:p>
          </table:table-cell>
          <table:table-cell office:value-type="float" office:value="-63.4310489578247" calcext:value-type="float">
            <text:p>-63,4310489578247</text:p>
          </table:table-cell>
          <table:table-cell table:formula="of:=[.F98]-[.G98]" office:value-type="float" office:value="0.0298526916503974" calcext:value-type="float">
            <text:p>0,030</text:p>
          </table:table-cell>
          <table:table-cell/>
          <table:table-cell office:value-type="float" office:value="-63.4096477012634" calcext:value-type="float">
            <text:p>-63,4096477012634</text:p>
          </table:table-cell>
          <table:table-cell office:value-type="float" office:value="-63.4349224891663" calcext:value-type="float">
            <text:p>-63,4349224891663</text:p>
          </table:table-cell>
          <table:table-cell table:formula="of:=[.J98]-[.K98]" office:value-type="float" office:value="0.0252747879028945" calcext:value-type="float">
            <text:p>0,025</text:p>
          </table:table-cell>
          <table:table-cell/>
          <table:table-cell office:value-type="float" office:value="-63.3807491073608" calcext:value-type="float">
            <text:p>-63,3807491073608</text:p>
          </table:table-cell>
          <table:table-cell office:value-type="float" office:value="-63.3991064796448" calcext:value-type="float">
            <text:p>-63,3991064796448</text:p>
          </table:table-cell>
          <table:table-cell table:formula="of:=[.N98]-[.O98]" office:value-type="float" office:value="0.0183573722840009" calcext:value-type="float">
            <text:p>0,018</text:p>
          </table:table-cell>
          <table:table-cell/>
          <table:table-cell office:value-type="float" office:value="-63.3170417709351" calcext:value-type="float">
            <text:p>-63,3170417709351</text:p>
          </table:table-cell>
          <table:table-cell office:value-type="float" office:value="-63.3487445793152" calcext:value-type="float">
            <text:p>-63,3487445793152</text:p>
          </table:table-cell>
          <table:table-cell table:formula="of:=[.R98]-[.S98]" office:value-type="float" office:value="0.0317028083801034" calcext:value-type="float">
            <text:p>0,032</text:p>
          </table:table-cell>
          <table:table-cell/>
          <table:table-cell office:value-type="float" office:value="-63.3270987739563" calcext:value-type="float">
            <text:p>-63,3270987739563</text:p>
          </table:table-cell>
          <table:table-cell office:value-type="float" office:value="-63.3456337776184" calcext:value-type="float">
            <text:p>-63,3456337776184</text:p>
          </table:table-cell>
          <table:table-cell table:formula="of:=[.V98]-[.W98]" office:value-type="float" office:value="0.0185350036621017" calcext:value-type="float">
            <text:p>0,019</text:p>
          </table:table-cell>
          <table:table-cell/>
          <table:table-cell office:value-type="float" office:value="-63.3296527557373" calcext:value-type="float">
            <text:p>-63,3296527557373</text:p>
          </table:table-cell>
          <table:table-cell office:value-type="float" office:value="-63.3515744132996" calcext:value-type="float">
            <text:p>-63,3515744132996</text:p>
          </table:table-cell>
          <table:table-cell table:formula="of:=[.Z98]-[.AA98]" office:value-type="float" office:value="0.0219216575623022" calcext:value-type="float">
            <text:p>0,022</text:p>
          </table:table-cell>
          <table:table-cell/>
          <table:table-cell office:value-type="float" office:value="-63.3284426422119" calcext:value-type="float">
            <text:p>-63,3284426422119</text:p>
          </table:table-cell>
          <table:table-cell office:value-type="float" office:value="-63.3488126945496" calcext:value-type="float">
            <text:p>-63,3488126945496</text:p>
          </table:table-cell>
          <table:table-cell table:formula="of:=[.AD98]-[.AE98]" office:value-type="float" office:value="0.0203700523377037" calcext:value-type="float">
            <text:p>0,020</text:p>
          </table:table-cell>
          <table:table-cell/>
          <table:table-cell office:value-type="float" office:value="-63.3745858154297" calcext:value-type="float">
            <text:p>-63,3745858154297</text:p>
          </table:table-cell>
          <table:table-cell office:value-type="float" office:value="-63.3954288978577" calcext:value-type="float">
            <text:p>-63,3954288978577</text:p>
          </table:table-cell>
          <table:table-cell table:formula="of:=[.AH98]-[.AI98]" office:value-type="float" office:value="0.0208430824280015" calcext:value-type="float">
            <text:p>0,021</text:p>
          </table:table-cell>
          <table:table-cell/>
          <table:table-cell office:value-type="float" office:value="-63.3644795303345" calcext:value-type="float">
            <text:p>-63,3644795303345</text:p>
          </table:table-cell>
          <table:table-cell office:value-type="float" office:value="-63.3854938163757" calcext:value-type="float">
            <text:p>-63,3854938163757</text:p>
          </table:table-cell>
          <table:table-cell table:formula="of:=[.AL98]-[.AM98]" office:value-type="float" office:value="0.0210142860412006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74969825745" calcext:value-type="float">
            <text:p>-63,3574969825745</text:p>
          </table:table-cell>
          <table:table-cell office:value-type="float" office:value="-63.3666995773315" calcext:value-type="float">
            <text:p>-63,3666995773315</text:p>
          </table:table-cell>
          <table:table-cell table:formula="of:=[.B99]-[.C99]" office:value-type="float" office:value="0.00920259475699936" calcext:value-type="float">
            <text:p>0,009</text:p>
          </table:table-cell>
          <table:table-cell/>
          <table:table-cell office:value-type="float" office:value="-63.3947772064209" calcext:value-type="float">
            <text:p>-63,3947772064209</text:p>
          </table:table-cell>
          <table:table-cell office:value-type="float" office:value="-63.4259953117371" calcext:value-type="float">
            <text:p>-63,4259953117371</text:p>
          </table:table-cell>
          <table:table-cell table:formula="of:=[.F99]-[.G99]" office:value-type="float" office:value="0.0312181053161993" calcext:value-type="float">
            <text:p>0,031</text:p>
          </table:table-cell>
          <table:table-cell/>
          <table:table-cell office:value-type="float" office:value="-63.4047287368774" calcext:value-type="float">
            <text:p>-63,4047287368774</text:p>
          </table:table-cell>
          <table:table-cell office:value-type="float" office:value="-63.422143535614" calcext:value-type="float">
            <text:p>-63,422143535614</text:p>
          </table:table-cell>
          <table:table-cell table:formula="of:=[.J99]-[.K99]" office:value-type="float" office:value="0.0174147987365956" calcext:value-type="float">
            <text:p>0,017</text:p>
          </table:table-cell>
          <table:table-cell/>
          <table:table-cell office:value-type="float" office:value="-63.3770041427612" calcext:value-type="float">
            <text:p>-63,3770041427612</text:p>
          </table:table-cell>
          <table:table-cell office:value-type="float" office:value="-63.3966190872192" calcext:value-type="float">
            <text:p>-63,3966190872192</text:p>
          </table:table-cell>
          <table:table-cell table:formula="of:=[.N99]-[.O99]" office:value-type="float" office:value="0.0196149444579987" calcext:value-type="float">
            <text:p>0,020</text:p>
          </table:table-cell>
          <table:table-cell/>
          <table:table-cell office:value-type="float" office:value="-63.3221653404236" calcext:value-type="float">
            <text:p>-63,3221653404236</text:p>
          </table:table-cell>
          <table:table-cell office:value-type="float" office:value="-63.346959487915" calcext:value-type="float">
            <text:p>-63,346959487915</text:p>
          </table:table-cell>
          <table:table-cell table:formula="of:=[.R99]-[.S99]" office:value-type="float" office:value="0.0247941474913986" calcext:value-type="float">
            <text:p>0,025</text:p>
          </table:table-cell>
          <table:table-cell/>
          <table:table-cell office:value-type="float" office:value="-63.3292592964172" calcext:value-type="float">
            <text:p>-63,3292592964172</text:p>
          </table:table-cell>
          <table:table-cell office:value-type="float" office:value="-63.3481584358215" calcext:value-type="float">
            <text:p>-63,3481584358215</text:p>
          </table:table-cell>
          <table:table-cell table:formula="of:=[.V99]-[.W99]" office:value-type="float" office:value="0.0188991394043043" calcext:value-type="float">
            <text:p>0,019</text:p>
          </table:table-cell>
          <table:table-cell/>
          <table:table-cell office:value-type="float" office:value="-63.3293762130737" calcext:value-type="float">
            <text:p>-63,3293762130737</text:p>
          </table:table-cell>
          <table:table-cell office:value-type="float" office:value="-63.3503075256348" calcext:value-type="float">
            <text:p>-63,3503075256348</text:p>
          </table:table-cell>
          <table:table-cell table:formula="of:=[.Z99]-[.AA99]" office:value-type="float" office:value="0.0209313125610962" calcext:value-type="float">
            <text:p>0,021</text:p>
          </table:table-cell>
          <table:table-cell/>
          <table:table-cell office:value-type="float" office:value="-63.3297151947021" calcext:value-type="float">
            <text:p>-63,3297151947021</text:p>
          </table:table-cell>
          <table:table-cell office:value-type="float" office:value="-63.350178352356" calcext:value-type="float">
            <text:p>-63,350178352356</text:p>
          </table:table-cell>
          <table:table-cell table:formula="of:=[.AD99]-[.AE99]" office:value-type="float" office:value="0.020463157653893" calcext:value-type="float">
            <text:p>0,020</text:p>
          </table:table-cell>
          <table:table-cell/>
          <table:table-cell office:value-type="float" office:value="-63.3766117172241" calcext:value-type="float">
            <text:p>-63,3766117172241</text:p>
          </table:table-cell>
          <table:table-cell office:value-type="float" office:value="-63.3977212600708" calcext:value-type="float">
            <text:p>-63,3977212600708</text:p>
          </table:table-cell>
          <table:table-cell table:formula="of:=[.AH99]-[.AI99]" office:value-type="float" office:value="0.0211095428467019" calcext:value-type="float">
            <text:p>0,021</text:p>
          </table:table-cell>
          <table:table-cell/>
          <table:table-cell office:value-type="float" office:value="-63.3635508117676" calcext:value-type="float">
            <text:p>-63,3635508117676</text:p>
          </table:table-cell>
          <table:table-cell office:value-type="float" office:value="-63.3838120918274" calcext:value-type="float">
            <text:p>-63,3838120918274</text:p>
          </table:table-cell>
          <table:table-cell table:formula="of:=[.AL99]-[.AM99]" office:value-type="float" office:value="0.020261280059799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6958984375" calcext:value-type="float">
            <text:p>-63,356958984375</text:p>
          </table:table-cell>
          <table:table-cell office:value-type="float" office:value="-63.3744214668274" calcext:value-type="float">
            <text:p>-63,3744214668274</text:p>
          </table:table-cell>
          <table:table-cell table:formula="of:=[.B100]-[.C100]" office:value-type="float" office:value="0.0174624824524017" calcext:value-type="float">
            <text:p>0,017</text:p>
          </table:table-cell>
          <table:table-cell/>
          <table:table-cell office:value-type="float" office:value="-63.4062190093994" calcext:value-type="float">
            <text:p>-63,4062190093994</text:p>
          </table:table-cell>
          <table:table-cell office:value-type="float" office:value="-63.4166658554077" calcext:value-type="float">
            <text:p>-63,4166658554077</text:p>
          </table:table-cell>
          <table:table-cell table:formula="of:=[.F100]-[.G100]" office:value-type="float" office:value="0.0104468460082998" calcext:value-type="float">
            <text:p>0,010</text:p>
          </table:table-cell>
          <table:table-cell/>
          <table:table-cell office:value-type="float" office:value="-63.4126830101013" calcext:value-type="float">
            <text:p>-63,4126830101013</text:p>
          </table:table-cell>
          <table:table-cell office:value-type="float" office:value="-63.4303638534546" calcext:value-type="float">
            <text:p>-63,4303638534546</text:p>
          </table:table-cell>
          <table:table-cell table:formula="of:=[.J100]-[.K100]" office:value-type="float" office:value="0.017680843353304" calcext:value-type="float">
            <text:p>0,018</text:p>
          </table:table-cell>
          <table:table-cell/>
          <table:table-cell office:value-type="float" office:value="-63.3701468696594" calcext:value-type="float">
            <text:p>-63,3701468696594</text:p>
          </table:table-cell>
          <table:table-cell office:value-type="float" office:value="-63.3958629379273" calcext:value-type="float">
            <text:p>-63,3958629379273</text:p>
          </table:table-cell>
          <table:table-cell table:formula="of:=[.N100]-[.O100]" office:value-type="float" office:value="0.0257160682678972" calcext:value-type="float">
            <text:p>0,026</text:p>
          </table:table-cell>
          <table:table-cell/>
          <table:table-cell office:value-type="float" office:value="-63.3238589401245" calcext:value-type="float">
            <text:p>-63,3238589401245</text:p>
          </table:table-cell>
          <table:table-cell office:value-type="float" office:value="-63.3465807723999" calcext:value-type="float">
            <text:p>-63,3465807723999</text:p>
          </table:table-cell>
          <table:table-cell table:formula="of:=[.R100]-[.S100]" office:value-type="float" office:value="0.0227218322754013" calcext:value-type="float">
            <text:p>0,023</text:p>
          </table:table-cell>
          <table:table-cell/>
          <table:table-cell office:value-type="float" office:value="-63.3280468139648" calcext:value-type="float">
            <text:p>-63,3280468139648</text:p>
          </table:table-cell>
          <table:table-cell office:value-type="float" office:value="-63.349664932251" calcext:value-type="float">
            <text:p>-63,349664932251</text:p>
          </table:table-cell>
          <table:table-cell table:formula="of:=[.V100]-[.W100]" office:value-type="float" office:value="0.0216181182862059" calcext:value-type="float">
            <text:p>0,022</text:p>
          </table:table-cell>
          <table:table-cell/>
          <table:table-cell office:value-type="float" office:value="-63.3244536437988" calcext:value-type="float">
            <text:p>-63,3244536437988</text:p>
          </table:table-cell>
          <table:table-cell office:value-type="float" office:value="-63.3479700813293" calcext:value-type="float">
            <text:p>-63,3479700813293</text:p>
          </table:table-cell>
          <table:table-cell table:formula="of:=[.Z100]-[.AA100]" office:value-type="float" office:value="0.0235164375305033" calcext:value-type="float">
            <text:p>0,024</text:p>
          </table:table-cell>
          <table:table-cell/>
          <table:table-cell office:value-type="float" office:value="-63.3286579551697" calcext:value-type="float">
            <text:p>-63,3286579551697</text:p>
          </table:table-cell>
          <table:table-cell office:value-type="float" office:value="-63.3497768058777" calcext:value-type="float">
            <text:p>-63,3497768058777</text:p>
          </table:table-cell>
          <table:table-cell table:formula="of:=[.AD100]-[.AE100]" office:value-type="float" office:value="0.0211188507079996" calcext:value-type="float">
            <text:p>0,021</text:p>
          </table:table-cell>
          <table:table-cell/>
          <table:table-cell office:value-type="float" office:value="-63.3788804168701" calcext:value-type="float">
            <text:p>-63,3788804168701</text:p>
          </table:table-cell>
          <table:table-cell office:value-type="float" office:value="-63.3983494491577" calcext:value-type="float">
            <text:p>-63,3983494491577</text:p>
          </table:table-cell>
          <table:table-cell table:formula="of:=[.AH100]-[.AI100]" office:value-type="float" office:value="0.0194690322875957" calcext:value-type="float">
            <text:p>0,019</text:p>
          </table:table-cell>
          <table:table-cell/>
          <table:table-cell office:value-type="float" office:value="-63.3644772605896" calcext:value-type="float">
            <text:p>-63,3644772605896</text:p>
          </table:table-cell>
          <table:table-cell office:value-type="float" office:value="-63.3842901649475" calcext:value-type="float">
            <text:p>-63,3842901649475</text:p>
          </table:table-cell>
          <table:table-cell table:formula="of:=[.AL100]-[.AM100]" office:value-type="float" office:value="0.0198129043578987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8893737793" calcext:value-type="float">
            <text:p>-63,348893737793</text:p>
          </table:table-cell>
          <table:table-cell office:value-type="float" office:value="-63.3804040298462" calcext:value-type="float">
            <text:p>-63,3804040298462</text:p>
          </table:table-cell>
          <table:table-cell table:formula="of:=[.B101]-[.C101]" office:value-type="float" office:value="0.0315102920531984" calcext:value-type="float">
            <text:p>0,032</text:p>
          </table:table-cell>
          <table:table-cell/>
          <table:table-cell office:value-type="float" office:value="-63.4085334396362" calcext:value-type="float">
            <text:p>-63,4085334396362</text:p>
          </table:table-cell>
          <table:table-cell office:value-type="float" office:value="-63.418317691803" calcext:value-type="float">
            <text:p>-63,418317691803</text:p>
          </table:table-cell>
          <table:table-cell table:formula="of:=[.F101]-[.G101]" office:value-type="float" office:value="0.00978425216679568" calcext:value-type="float">
            <text:p>0,010</text:p>
          </table:table-cell>
          <table:table-cell/>
          <table:table-cell office:value-type="float" office:value="-63.3993282699585" calcext:value-type="float">
            <text:p>-63,3993282699585</text:p>
          </table:table-cell>
          <table:table-cell office:value-type="float" office:value="-63.4253122558594" calcext:value-type="float">
            <text:p>-63,4253122558594</text:p>
          </table:table-cell>
          <table:table-cell table:formula="of:=[.J101]-[.K101]" office:value-type="float" office:value="0.0259839859009006" calcext:value-type="float">
            <text:p>0,026</text:p>
          </table:table-cell>
          <table:table-cell/>
          <table:table-cell office:value-type="float" office:value="-63.3732829704285" calcext:value-type="float">
            <text:p>-63,3732829704285</text:p>
          </table:table-cell>
          <table:table-cell office:value-type="float" office:value="-63.395796207428" calcext:value-type="float">
            <text:p>-63,395796207428</text:p>
          </table:table-cell>
          <table:table-cell table:formula="of:=[.N101]-[.O101]" office:value-type="float" office:value="0.0225132369995009" calcext:value-type="float">
            <text:p>0,023</text:p>
          </table:table-cell>
          <table:table-cell/>
          <table:table-cell office:value-type="float" office:value="-63.3278175735474" calcext:value-type="float">
            <text:p>-63,3278175735474</text:p>
          </table:table-cell>
          <table:table-cell office:value-type="float" office:value="-63.3425324211121" calcext:value-type="float">
            <text:p>-63,3425324211121</text:p>
          </table:table-cell>
          <table:table-cell table:formula="of:=[.R101]-[.S101]" office:value-type="float" office:value="0.0147148475646972" calcext:value-type="float">
            <text:p>0,015</text:p>
          </table:table-cell>
          <table:table-cell/>
          <table:table-cell office:value-type="float" office:value="-63.3283259124756" calcext:value-type="float">
            <text:p>-63,3283259124756</text:p>
          </table:table-cell>
          <table:table-cell office:value-type="float" office:value="-63.3478905181885" calcext:value-type="float">
            <text:p>-63,3478905181885</text:p>
          </table:table-cell>
          <table:table-cell table:formula="of:=[.V101]-[.W101]" office:value-type="float" office:value="0.0195646057129011" calcext:value-type="float">
            <text:p>0,020</text:p>
          </table:table-cell>
          <table:table-cell/>
          <table:table-cell office:value-type="float" office:value="-63.3298801307678" calcext:value-type="float">
            <text:p>-63,3298801307678</text:p>
          </table:table-cell>
          <table:table-cell office:value-type="float" office:value="-63.3528366737366" calcext:value-type="float">
            <text:p>-63,3528366737366</text:p>
          </table:table-cell>
          <table:table-cell table:formula="of:=[.Z101]-[.AA101]" office:value-type="float" office:value="0.0229565429687995" calcext:value-type="float">
            <text:p>0,023</text:p>
          </table:table-cell>
          <table:table-cell/>
          <table:table-cell office:value-type="float" office:value="-63.3289162368774" calcext:value-type="float">
            <text:p>-63,3289162368774</text:p>
          </table:table-cell>
          <table:table-cell office:value-type="float" office:value="-63.3503388214111" calcext:value-type="float">
            <text:p>-63,3503388214111</text:p>
          </table:table-cell>
          <table:table-cell table:formula="of:=[.AD101]-[.AE101]" office:value-type="float" office:value="0.0214225845337026" calcext:value-type="float">
            <text:p>0,021</text:p>
          </table:table-cell>
          <table:table-cell/>
          <table:table-cell office:value-type="float" office:value="-63.3777260322571" calcext:value-type="float">
            <text:p>-63,3777260322571</text:p>
          </table:table-cell>
          <table:table-cell office:value-type="float" office:value="-63.3982850341797" calcext:value-type="float">
            <text:p>-63,3982850341797</text:p>
          </table:table-cell>
          <table:table-cell table:formula="of:=[.AH101]-[.AI101]" office:value-type="float" office:value="0.0205590019225994" calcext:value-type="float">
            <text:p>0,021</text:p>
          </table:table-cell>
          <table:table-cell/>
          <table:table-cell office:value-type="float" office:value="-63.3620449333191" calcext:value-type="float">
            <text:p>-63,3620449333191</text:p>
          </table:table-cell>
          <table:table-cell office:value-type="float" office:value="-63.3834806671143" calcext:value-type="float">
            <text:p>-63,3834806671143</text:p>
          </table:table-cell>
          <table:table-cell table:formula="of:=[.AL101]-[.AM101]" office:value-type="float" office:value="0.0214357337952009" calcext:value-type="float">
            <text:p>0,021</text:p>
          </table:table-cell>
          <table:table-cell table:number-columns-repeated="16344"/>
        </table:table-row>
        <table:table-row table:style-name="ro1">
          <table:table-cell table:style-name="ce1"/>
          <table:table-cell table:style-name="ce1" office:value-type="float" office:value="-63.3596287727356" calcext:value-type="float">
            <text:p>-63,3596287727356</text:p>
          </table:table-cell>
          <table:table-cell table:style-name="ce1" office:value-type="float" office:value="-63.3729989852905" calcext:value-type="float">
            <text:p>-63,3729989852905</text:p>
          </table:table-cell>
          <table:table-cell table:style-name="ce4" table:formula="of:=[.B102]-[.C102]" office:value-type="float" office:value="0.0133702125549036" calcext:value-type="float">
            <text:p>0,013</text:p>
          </table:table-cell>
          <table:table-cell table:style-name="ce1"/>
          <table:table-cell table:style-name="ce1" office:value-type="float" office:value="-63.4040788230896" calcext:value-type="float">
            <text:p>-63,4040788230896</text:p>
          </table:table-cell>
          <table:table-cell table:style-name="ce1" office:value-type="float" office:value="-63.4266183586121" calcext:value-type="float">
            <text:p>-63,4266183586121</text:p>
          </table:table-cell>
          <table:table-cell table:style-name="ce4" table:formula="of:=[.F102]-[.G102]" office:value-type="float" office:value="0.0225395355225047" calcext:value-type="float">
            <text:p>0,023</text:p>
          </table:table-cell>
          <table:table-cell table:style-name="ce1"/>
          <table:table-cell table:style-name="ce1" office:value-type="float" office:value="-63.401653591156" calcext:value-type="float">
            <text:p>-63,401653591156</text:p>
          </table:table-cell>
          <table:table-cell table:style-name="ce1" office:value-type="float" office:value="-63.4129580345154" calcext:value-type="float">
            <text:p>-63,4129580345154</text:p>
          </table:table-cell>
          <table:table-cell table:style-name="ce4" table:formula="of:=[.J102]-[.K102]" office:value-type="float" office:value="0.0113044433593998" calcext:value-type="float">
            <text:p>0,011</text:p>
          </table:table-cell>
          <table:table-cell table:style-name="ce1"/>
          <table:table-cell table:style-name="ce1" office:value-type="float" office:value="-63.3761679077148" calcext:value-type="float">
            <text:p>-63,3761679077148</text:p>
          </table:table-cell>
          <table:table-cell table:style-name="ce1" office:value-type="float" office:value="-63.3896754798889" calcext:value-type="float">
            <text:p>-63,3896754798889</text:p>
          </table:table-cell>
          <table:table-cell table:style-name="ce4" table:formula="of:=[.N102]-[.O102]" office:value-type="float" office:value="0.0135075721740989" calcext:value-type="float">
            <text:p>0,014</text:p>
          </table:table-cell>
          <table:table-cell table:style-name="ce1"/>
          <table:table-cell table:style-name="ce1" office:value-type="float" office:value="-63.3252436141968" calcext:value-type="float">
            <text:p>-63,3252436141968</text:p>
          </table:table-cell>
          <table:table-cell table:style-name="ce1" office:value-type="float" office:value="-63.3431840553284" calcext:value-type="float">
            <text:p>-63,3431840553284</text:p>
          </table:table-cell>
          <table:table-cell table:style-name="ce4" table:formula="of:=[.R102]-[.S102]" office:value-type="float" office:value="0.0179404411316" calcext:value-type="float">
            <text:p>0,018</text:p>
          </table:table-cell>
          <table:table-cell table:style-name="ce1"/>
          <table:table-cell table:style-name="ce1" office:value-type="float" office:value="-63.3258845672607" calcext:value-type="float">
            <text:p>-63,3258845672607</text:p>
          </table:table-cell>
          <table:table-cell table:style-name="ce1" office:value-type="float" office:value="-63.3458837623596" calcext:value-type="float">
            <text:p>-63,3458837623596</text:p>
          </table:table-cell>
          <table:table-cell table:style-name="ce4" table:formula="of:=[.V102]-[.W102]" office:value-type="float" office:value="0.0199991950988974" calcext:value-type="float">
            <text:p>0,020</text:p>
          </table:table-cell>
          <table:table-cell table:style-name="ce1"/>
          <table:table-cell table:style-name="ce1" office:value-type="float" office:value="-63.3301209907532" calcext:value-type="float">
            <text:p>-63,3301209907532</text:p>
          </table:table-cell>
          <table:table-cell table:style-name="ce1" office:value-type="float" office:value="-63.3531353378296" calcext:value-type="float">
            <text:p>-63,3531353378296</text:p>
          </table:table-cell>
          <table:table-cell table:style-name="ce4" table:formula="of:=[.Z102]-[.AA102]" office:value-type="float" office:value="0.0230143470763977" calcext:value-type="float">
            <text:p>0,023</text:p>
          </table:table-cell>
          <table:table-cell table:style-name="ce1"/>
          <table:table-cell table:style-name="ce1" office:value-type="float" office:value="-63.3282598075867" calcext:value-type="float">
            <text:p>-63,3282598075867</text:p>
          </table:table-cell>
          <table:table-cell table:style-name="ce1" office:value-type="float" office:value="-63.3530706977844" calcext:value-type="float">
            <text:p>-63,3530706977844</text:p>
          </table:table-cell>
          <table:table-cell table:style-name="ce4" table:formula="of:=[.AD102]-[.AE102]" office:value-type="float" office:value="0.0248108901977062" calcext:value-type="float">
            <text:p>0,025</text:p>
          </table:table-cell>
          <table:table-cell table:style-name="ce1"/>
          <table:table-cell table:style-name="ce1" office:value-type="float" office:value="-63.379643787384" calcext:value-type="float">
            <text:p>-63,379643787384</text:p>
          </table:table-cell>
          <table:table-cell table:style-name="ce1" office:value-type="float" office:value="-63.4020282554626" calcext:value-type="float">
            <text:p>-63,4020282554626</text:p>
          </table:table-cell>
          <table:table-cell table:style-name="ce4" table:formula="of:=[.AH102]-[.AI102]" office:value-type="float" office:value="0.0223844680785987" calcext:value-type="float">
            <text:p>0,022</text:p>
          </table:table-cell>
          <table:table-cell table:style-name="ce1"/>
          <table:table-cell table:style-name="ce1" office:value-type="float" office:value="-63.3672191886902" calcext:value-type="float">
            <text:p>-63,3672191886902</text:p>
          </table:table-cell>
          <table:table-cell table:style-name="ce1" office:value-type="float" office:value="-63.3853571662903" calcext:value-type="float">
            <text:p>-63,3853571662903</text:p>
          </table:table-cell>
          <table:table-cell table:style-name="ce4" table:formula="of:=[.AL102]-[.AM102]" office:value-type="float" office:value="0.0181379776000981" calcext:value-type="float">
            <text:p>0,018</text:p>
          </table:table-cell>
          <table:table-cell table:style-name="ce1" table:number-columns-repeated="16344"/>
        </table:table-row>
        <table:table-row table:style-name="ro1">
          <table:table-cell table:style-name="ce2" office:value-type="string" calcext:value-type="string">
            <text:p>ŚREDNIA</text:p>
          </table:table-cell>
          <table:table-cell table:formula="of:=AVERAGE([.B3:.B102])" office:value-type="float" office:value="-63.3365184079742" calcext:value-type="float">
            <text:p>-63,3365184079742</text:p>
          </table:table-cell>
          <table:table-cell table:formula="of:=AVERAGE([.C3:.C102])" office:value-type="float" office:value="-63.3566223648834" calcext:value-type="float">
            <text:p>-63,3566223648834</text:p>
          </table:table-cell>
          <table:table-cell table:style-name="Default" table:formula="of:=AVERAGE([.D3:.D102])" office:value-type="float" office:value="0.020103956909176" calcext:value-type="float">
            <text:p>0,020103956909176</text:p>
          </table:table-cell>
          <table:table-cell/>
          <table:table-cell table:formula="of:=AVERAGE([.F3:.F102])" office:value-type="float" office:value="-63.3795271637344" calcext:value-type="float">
            <text:p>-63,3795271637344</text:p>
          </table:table-cell>
          <table:table-cell table:formula="of:=AVERAGE([.G3:.G102])" office:value-type="float" office:value="-63.3993610204697" calcext:value-type="float">
            <text:p>-63,3993610204697</text:p>
          </table:table-cell>
          <table:table-cell table:style-name="Default" table:formula="of:=AVERAGE([.H3:.H102])" office:value-type="float" office:value="0.0198338567352302" calcext:value-type="float">
            <text:p>0,0198338567352302</text:p>
          </table:table-cell>
          <table:table-cell/>
          <table:table-cell table:formula="of:=AVERAGE([.J3:.J102])" office:value-type="float" office:value="-63.4090853892517" calcext:value-type="float">
            <text:p>-63,4090853892517</text:p>
          </table:table-cell>
          <table:table-cell table:formula="of:=AVERAGE([.K3:.K102])" office:value-type="float" office:value="-63.4259912989044" calcext:value-type="float">
            <text:p>-63,4259912989044</text:p>
          </table:table-cell>
          <table:table-cell table:style-name="Default" table:formula="of:=AVERAGE([.L3:.L102])" office:value-type="float" office:value="0.0169059096527099" calcext:value-type="float">
            <text:p>0,0169059096527099</text:p>
          </table:table-cell>
          <table:table-cell/>
          <table:table-cell table:formula="of:=AVERAGE([.N3:.N102])" office:value-type="float" office:value="-63.3948864872742" calcext:value-type="float">
            <text:p>-63,3948864872742</text:p>
          </table:table-cell>
          <table:table-cell table:formula="of:=AVERAGE([.O3:.O102])" office:value-type="float" office:value="-63.4125541910935" calcext:value-type="float">
            <text:p>-63,4125541910935</text:p>
          </table:table-cell>
          <table:table-cell table:style-name="Default" table:formula="of:=AVERAGE([.P3:.P102])" office:value-type="float" office:value="0.017667703819275" calcext:value-type="float">
            <text:p>0,017667703819275</text:p>
          </table:table-cell>
          <table:table-cell/>
          <table:table-cell table:formula="of:=AVERAGE([.R3:.R102])" office:value-type="float" office:value="-63.3422965384674" calcext:value-type="float">
            <text:p>-63,3422965384674</text:p>
          </table:table-cell>
          <table:table-cell table:formula="of:=AVERAGE([.S3:.S102])" office:value-type="float" office:value="-63.3617116606522" calcext:value-type="float">
            <text:p>-63,3617116606522</text:p>
          </table:table-cell>
          <table:table-cell table:style-name="Default" table:formula="of:=AVERAGE([.T3:.T102])" office:value-type="float" office:value="0.0194151221847548" calcext:value-type="float">
            <text:p>0,0194151221847548</text:p>
          </table:table-cell>
          <table:table-cell/>
          <table:table-cell table:formula="of:=AVERAGE([.V3:.V102])" office:value-type="float" office:value="-63.3274729417419" calcext:value-type="float">
            <text:p>-63,3274729417419</text:p>
          </table:table-cell>
          <table:table-cell table:formula="of:=AVERAGE([.W3:.W102])" office:value-type="float" office:value="-63.3491344305038" calcext:value-type="float">
            <text:p>-63,3491344305038</text:p>
          </table:table-cell>
          <table:table-cell table:style-name="Default" table:formula="of:=AVERAGE([.X3:.X102])" office:value-type="float" office:value="0.0216614887619058" calcext:value-type="float">
            <text:p>0,0216614887619058</text:p>
          </table:table-cell>
          <table:table-cell/>
          <table:table-cell table:formula="of:=AVERAGE([.Z3:.Z102])" office:value-type="float" office:value="-63.3241337878799" calcext:value-type="float">
            <text:p>-63,3241337878799</text:p>
          </table:table-cell>
          <table:table-cell table:formula="of:=AVERAGE([.AA3:.AA102])" office:value-type="float" office:value="-63.3453347752762" calcext:value-type="float">
            <text:p>-63,3453347752762</text:p>
          </table:table-cell>
          <table:table-cell table:style-name="Default" table:formula="of:=AVERAGE([.AB3:.AB102])" office:value-type="float" office:value="0.0212009873962504" calcext:value-type="float">
            <text:p>0,0212009873962504</text:p>
          </table:table-cell>
          <table:table-cell/>
          <table:table-cell table:formula="of:=AVERAGE([.AD3:.AD102])" office:value-type="float" office:value="-63.3269876922226" calcext:value-type="float">
            <text:p>-63,3269876922226</text:p>
          </table:table-cell>
          <table:table-cell table:formula="of:=AVERAGE([.AE3:.AE102])" office:value-type="float" office:value="-63.3483726045609" calcext:value-type="float">
            <text:p>-63,3483726045609</text:p>
          </table:table-cell>
          <table:table-cell table:style-name="Default" table:formula="of:=AVERAGE([.AF3:.AF102])" office:value-type="float" office:value="0.0213849123382497" calcext:value-type="float">
            <text:p>0,0213849123382497</text:p>
          </table:table-cell>
          <table:table-cell/>
          <table:table-cell table:formula="of:=AVERAGE([.AH3:.AH102])" office:value-type="float" office:value="-63.3577432025909" calcext:value-type="float">
            <text:p>-63,3577432025909</text:p>
          </table:table-cell>
          <table:table-cell table:formula="of:=AVERAGE([.AI3:.AI102])" office:value-type="float" office:value="-63.3784502267456" calcext:value-type="float">
            <text:p>-63,3784502267456</text:p>
          </table:table-cell>
          <table:table-cell table:style-name="Default" table:formula="of:=AVERAGE([.AJ3:.AJ102])" office:value-type="float" office:value="0.0207070241546629" calcext:value-type="float">
            <text:p>0,0207070241546629</text:p>
          </table:table-cell>
          <table:table-cell/>
          <table:table-cell table:formula="of:=AVERAGE([.AL3:.AL102])" office:value-type="float" office:value="-63.3760825821686" calcext:value-type="float">
            <text:p>-63,3760825821686</text:p>
          </table:table-cell>
          <table:table-cell table:formula="of:=AVERAGE([.AM3:.AM102])" office:value-type="float" office:value="-63.3961103401184" calcext:value-type="float">
            <text:p>-63,3961103401184</text:p>
          </table:table-cell>
          <table:table-cell table:style-name="Default" table:formula="of:=AVERAGE([.AN3:.AN102])" office:value-type="float" office:value="0.0200277579498258" calcext:value-type="float">
            <text:p>0,0200277579498258</text:p>
          </table:table-cell>
          <table:table-cell table:number-columns-repeated="16344"/>
        </table:table-row>
        <table:table-row table:style-name="ro1">
          <table:table-cell table:style-name="ce2" office:value-type="string" calcext:value-type="string">
            <text:p>ODCH STAND</text:p>
          </table:table-cell>
          <table:table-cell table:formula="of:=STDEV([.B3:.B102])" office:value-type="float" office:value="0.0122456608602478" calcext:value-type="float">
            <text:p>0,0122456608602478</text:p>
          </table:table-cell>
          <table:table-cell table:formula="of:=STDEV([.C3:.C102])" office:value-type="float" office:value="0.0123063119731968" calcext:value-type="float">
            <text:p>0,0123063119731968</text:p>
          </table:table-cell>
          <table:table-cell table:style-name="Default" table:formula="of:=STDEV([.D3:.D102])" office:value-type="float" office:value="0.0101274058811836" calcext:value-type="float">
            <text:p>0,0101274058811836</text:p>
          </table:table-cell>
          <table:table-cell/>
          <table:table-cell table:formula="of:=STDEV([.F3:.F102])" office:value-type="float" office:value="0.0186989167703692" calcext:value-type="float">
            <text:p>0,0186989167703692</text:p>
          </table:table-cell>
          <table:table-cell table:formula="of:=STDEV([.G3:.G102])" office:value-type="float" office:value="0.0196764616588413" calcext:value-type="float">
            <text:p>0,0196764616588413</text:p>
          </table:table-cell>
          <table:table-cell table:style-name="Default" table:formula="of:=STDEV([.H3:.H102])" office:value-type="float" office:value="0.00875493652653395" calcext:value-type="float">
            <text:p>0,00875493652653395</text:p>
          </table:table-cell>
          <table:table-cell/>
          <table:table-cell table:formula="of:=STDEV([.J3:.J102])" office:value-type="float" office:value="0.00640055533159384" calcext:value-type="float">
            <text:p>0,00640055533159384</text:p>
          </table:table-cell>
          <table:table-cell table:formula="of:=STDEV([.K3:.K102])" office:value-type="float" office:value="0.00524119137557786" calcext:value-type="float">
            <text:p>0,00524119137557786</text:p>
          </table:table-cell>
          <table:table-cell table:style-name="Default" table:formula="of:=STDEV([.L3:.L102])" office:value-type="float" office:value="0.00750369090316358" calcext:value-type="float">
            <text:p>0,00750369090316358</text:p>
          </table:table-cell>
          <table:table-cell/>
          <table:table-cell table:formula="of:=STDEV([.N3:.N102])" office:value-type="float" office:value="0.0129014380347561" calcext:value-type="float">
            <text:p>0,0129014380347561</text:p>
          </table:table-cell>
          <table:table-cell table:formula="of:=STDEV([.O3:.O102])" office:value-type="float" office:value="0.0132931633105348" calcext:value-type="float">
            <text:p>0,0132931633105348</text:p>
          </table:table-cell>
          <table:table-cell table:style-name="Default" table:formula="of:=STDEV([.P3:.P102])" office:value-type="float" office:value="0.0055984756288586" calcext:value-type="float">
            <text:p>0,0055984756288586</text:p>
          </table:table-cell>
          <table:table-cell/>
          <table:table-cell table:formula="of:=STDEV([.R3:.R102])" office:value-type="float" office:value="0.020424345424498" calcext:value-type="float">
            <text:p>0,020424345424498</text:p>
          </table:table-cell>
          <table:table-cell table:formula="of:=STDEV([.S3:.S102])" office:value-type="float" office:value="0.0196793081480403" calcext:value-type="float">
            <text:p>0,0196793081480403</text:p>
          </table:table-cell>
          <table:table-cell table:style-name="Default" table:formula="of:=STDEV([.T3:.T102])" office:value-type="float" office:value="0.00392682152438665" calcext:value-type="float">
            <text:p>0,00392682152438665</text:p>
          </table:table-cell>
          <table:table-cell/>
          <table:table-cell table:formula="of:=STDEV([.V3:.V102])" office:value-type="float" office:value="0.00295889357891446" calcext:value-type="float">
            <text:p>0,00295889357891446</text:p>
          </table:table-cell>
          <table:table-cell table:formula="of:=STDEV([.W3:.W102])" office:value-type="float" office:value="0.00318834709915798" calcext:value-type="float">
            <text:p>0,00318834709915798</text:p>
          </table:table-cell>
          <table:table-cell table:style-name="Default" table:formula="of:=STDEV([.X3:.X102])" office:value-type="float" office:value="0.00287501228807458" calcext:value-type="float">
            <text:p>0,00287501228807458</text:p>
          </table:table-cell>
          <table:table-cell/>
          <table:table-cell table:formula="of:=STDEV([.Z3:.Z102])" office:value-type="float" office:value="0.00422724450099491" calcext:value-type="float">
            <text:p>0,00422724450099491</text:p>
          </table:table-cell>
          <table:table-cell table:formula="of:=STDEV([.AA3:.AA102])" office:value-type="float" office:value="0.00385548049667534" calcext:value-type="float">
            <text:p>0,00385548049667534</text:p>
          </table:table-cell>
          <table:table-cell table:style-name="Default" table:formula="of:=STDEV([.AB3:.AB102])" office:value-type="float" office:value="0.0024957176413785" calcext:value-type="float">
            <text:p>0,0024957176413785</text:p>
          </table:table-cell>
          <table:table-cell/>
          <table:table-cell table:formula="of:=STDEV([.AD3:.AD102])" office:value-type="float" office:value="0.00426122768235141" calcext:value-type="float">
            <text:p>0,00426122768235141</text:p>
          </table:table-cell>
          <table:table-cell table:formula="of:=STDEV([.AE3:.AE102])" office:value-type="float" office:value="0.00431055463212846" calcext:value-type="float">
            <text:p>0,00431055463212846</text:p>
          </table:table-cell>
          <table:table-cell table:style-name="Default" table:formula="of:=STDEV([.AF3:.AF102])" office:value-type="float" office:value="0.00201168247554489" calcext:value-type="float">
            <text:p>0,00201168247554489</text:p>
          </table:table-cell>
          <table:table-cell/>
          <table:table-cell table:formula="of:=STDEV([.AH3:.AH102])" office:value-type="float" office:value="0.0128094504710585" calcext:value-type="float">
            <text:p>0,0128094504710585</text:p>
          </table:table-cell>
          <table:table-cell table:formula="of:=STDEV([.AI3:.AI102])" office:value-type="float" office:value="0.0123628225152996" calcext:value-type="float">
            <text:p>0,0123628225152996</text:p>
          </table:table-cell>
          <table:table-cell table:style-name="Default" table:formula="of:=STDEV([.AJ3:.AJ102])" office:value-type="float" office:value="0.00183988088585078" calcext:value-type="float">
            <text:p>0,00183988088585078</text:p>
          </table:table-cell>
          <table:table-cell/>
          <table:table-cell table:formula="of:=AVEDEV([.AL3:.AL102])" office:value-type="float" office:value="0.00536706315307526" calcext:value-type="float">
            <text:p>0,00536706315307526</text:p>
          </table:table-cell>
          <table:table-cell table:formula="of:=AVEDEV([.AM3:.AM102])" office:value-type="float" office:value="0.00520844032287521" calcext:value-type="float">
            <text:p>0,00520844032287521</text:p>
          </table:table-cell>
          <table:table-cell table:style-name="Default" table:formula="of:=AVEDEV([.AN3:.AN102])" office:value-type="float" office:value="0.00160462296753314" calcext:value-type="float">
            <text:p>0,00160462296753314</text:p>
          </table:table-cell>
          <table:table-cell table:number-columns-repeated="1634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>
            <draw:frame draw:z-index="2" draw:style-name="gr1" draw:text-style-name="P1" svg:width="15.989cm" svg:height="9.009cm" svg:x="2.446cm" svg:y="0.152cm">
              <draw:object draw:notify-on-update-of-ranges="'Pomiary-ris-on-off'.F2:'Pomiary-ris-on-off'.F2 'Pomiary-ris-on-off'.F3:'Pomiary-ris-on-off'.F102 'Pomiary-ris-on-off'.G2:'Pomiary-ris-on-off'.G2 'Pomiary-ris-on-off'.G3:'Pomiary-ris-on-off'.G10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draw:z-index="3" draw:style-name="gr1" draw:text-style-name="P1" svg:width="15.989cm" svg:height="9.009cm" svg:x="1.08cm" svg:y="0.339cm">
              <draw:object draw:notify-on-update-of-ranges="'Pomiary-ris-on-off'.J2:'Pomiary-ris-on-off'.J2 'Pomiary-ris-on-off'.J3:'Pomiary-ris-on-off'.J102 'Pomiary-ris-on-off'.K2:'Pomiary-ris-on-off'.K2 'Pomiary-ris-on-off'.K3:'Pomiary-ris-on-off'.K10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2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rkusz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 style:data-style-name="N2" text:time-value="18:43:41.08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7-18T20:42:46.021000000</dc:date>
    <meta:editing-duration>PT2H33M27S</meta:editing-duration>
    <meta:editing-cycles>6</meta:editing-cycles>
    <meta:document-statistic meta:table-count="2" meta:cell-count="3112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52cm" svg:height="14.291cm" xlink:href=".." xlink:type="simple" chart:class="chart:bar" chart:style-name="ch1">
        <chart:legend chart:legend-position="end" svg:x="23.448cm" svg:y="6.846cm" style:legend-expansion="high" chart:style-name="ch2"/>
        <chart:plot-area chart:style-name="ch3" table:cell-range-address="'Pomiary-ris-on-off'.B2:'Pomiary-ris-on-off'.AN2 'Pomiary-ris-on-off'.A104:'Pomiary-ris-on-off'.AN104" chart:data-source-has-labels="both" svg:x="0.529cm" svg:y="0.285cm" svg:width="22.39cm" svg:height="13.721cm">
          <chart:coordinate-region svg:x="1.627cm" svg:y="3.315cm" svg:width="21.292cm" svg:height="10.492cm"/>
          <chart:axis chart:dimension="x" chart:name="primary-x" chart:style-name="ch4" chartooo:axis-type="auto">
            <chartooo:date-scale/>
            <chart:categories table:cell-range-address="'Pomiary-ris-on-off'.B2:'Pomiary-ris-on-off'.A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B104:'Pomiary-ris-on-off'.AN104" chart:label-cell-address="'Pomiary-ris-on-off'.A104:'Pomiary-ris-on-off'.A104" chart:class="chart:bar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B2:'Pomiary-ris-on-off'.AN2</svg:desc>
                </draw:g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</table:table-row>
          </table:table-header-rows>
          <table:table-rows>
            <table:table-row>
              <table:table-cell office:value-type="string">
                <text:p>ODCH STAND</text:p>
                <draw:g>
                  <svg:desc>'Pomiary-ris-on-off'.A104:'Pomiary-ris-on-off'.A104</svg:desc>
                </draw:g>
              </table:table-cell>
              <table:table-cell office:value-type="float" office:value="0.0122456608602478">
                <text:p>0.0122456608602478</text:p>
                <draw:g>
                  <svg:desc>'Pomiary-ris-on-off'.B104:'Pomiary-ris-on-off'.AN104</svg:desc>
                </draw:g>
              </table:table-cell>
              <table:table-cell office:value-type="float" office:value="0.0123063119731968">
                <text:p>0.0123063119731968</text:p>
              </table:table-cell>
              <table:table-cell office:value-type="float" office:value="0.0101274058811836">
                <text:p>0.0101274058811836</text:p>
              </table:table-cell>
              <table:table-cell office:value-type="float" office:value="NaN">
                <text:p>NaN</text:p>
              </table:table-cell>
              <table:table-cell office:value-type="float" office:value="0.0186989167703692">
                <text:p>0.0186989167703692</text:p>
              </table:table-cell>
              <table:table-cell office:value-type="float" office:value="0.0196764616588413">
                <text:p>0.0196764616588413</text:p>
              </table:table-cell>
              <table:table-cell office:value-type="float" office:value="0.00875493652653395">
                <text:p>0.00875493652653395</text:p>
              </table:table-cell>
              <table:table-cell office:value-type="float" office:value="NaN">
                <text:p>NaN</text:p>
              </table:table-cell>
              <table:table-cell office:value-type="float" office:value="0.00640055533159384">
                <text:p>0.00640055533159384</text:p>
              </table:table-cell>
              <table:table-cell office:value-type="float" office:value="0.00524119137557786">
                <text:p>0.00524119137557786</text:p>
              </table:table-cell>
              <table:table-cell office:value-type="float" office:value="0.00750369090316358">
                <text:p>0.00750369090316358</text:p>
              </table:table-cell>
              <table:table-cell office:value-type="float" office:value="NaN">
                <text:p>NaN</text:p>
              </table:table-cell>
              <table:table-cell office:value-type="float" office:value="0.0129014380347561">
                <text:p>0.0129014380347561</text:p>
              </table:table-cell>
              <table:table-cell office:value-type="float" office:value="0.0132931633105348">
                <text:p>0.0132931633105348</text:p>
              </table:table-cell>
              <table:table-cell office:value-type="float" office:value="0.0055984756288586">
                <text:p>0.0055984756288586</text:p>
              </table:table-cell>
              <table:table-cell office:value-type="float" office:value="NaN">
                <text:p>NaN</text:p>
              </table:table-cell>
              <table:table-cell office:value-type="float" office:value="0.020424345424498">
                <text:p>0.020424345424498</text:p>
              </table:table-cell>
              <table:table-cell office:value-type="float" office:value="0.0196793081480403">
                <text:p>0.0196793081480403</text:p>
              </table:table-cell>
              <table:table-cell office:value-type="float" office:value="0.00392682152438665">
                <text:p>0.00392682152438665</text:p>
              </table:table-cell>
              <table:table-cell office:value-type="float" office:value="NaN">
                <text:p>NaN</text:p>
              </table:table-cell>
              <table:table-cell office:value-type="float" office:value="0.00295889357891446">
                <text:p>0.00295889357891446</text:p>
              </table:table-cell>
              <table:table-cell office:value-type="float" office:value="0.00318834709915798">
                <text:p>0.00318834709915798</text:p>
              </table:table-cell>
              <table:table-cell office:value-type="float" office:value="0.00287501228807458">
                <text:p>0.00287501228807458</text:p>
              </table:table-cell>
              <table:table-cell office:value-type="float" office:value="NaN">
                <text:p>NaN</text:p>
              </table:table-cell>
              <table:table-cell office:value-type="float" office:value="0.00422724450099491">
                <text:p>0.00422724450099491</text:p>
              </table:table-cell>
              <table:table-cell office:value-type="float" office:value="0.00385548049667534">
                <text:p>0.00385548049667534</text:p>
              </table:table-cell>
              <table:table-cell office:value-type="float" office:value="0.0024957176413785">
                <text:p>0.0024957176413785</text:p>
              </table:table-cell>
              <table:table-cell office:value-type="float" office:value="NaN">
                <text:p>NaN</text:p>
              </table:table-cell>
              <table:table-cell office:value-type="float" office:value="0.00426122768235141">
                <text:p>0.00426122768235141</text:p>
              </table:table-cell>
              <table:table-cell office:value-type="float" office:value="0.00431055463212846">
                <text:p>0.00431055463212846</text:p>
              </table:table-cell>
              <table:table-cell office:value-type="float" office:value="0.00201168247554489">
                <text:p>0.00201168247554489</text:p>
              </table:table-cell>
              <table:table-cell office:value-type="float" office:value="NaN">
                <text:p>NaN</text:p>
              </table:table-cell>
              <table:table-cell office:value-type="float" office:value="0.0128094504710585">
                <text:p>0.0128094504710585</text:p>
              </table:table-cell>
              <table:table-cell office:value-type="float" office:value="0.0123628225152996">
                <text:p>0.0123628225152996</text:p>
              </table:table-cell>
              <table:table-cell office:value-type="float" office:value="0.00183988088585078">
                <text:p>0.00183988088585078</text:p>
              </table:table-cell>
              <table:table-cell office:value-type="float" office:value="NaN">
                <text:p>NaN</text:p>
              </table:table-cell>
              <table:table-cell office:value-type="float" office:value="0.00536706315307526">
                <text:p>0.00536706315307526</text:p>
              </table:table-cell>
              <table:table-cell office:value-type="float" office:value="0.00520844032287521">
                <text:p>0.00520844032287521</text:p>
              </table:table-cell>
              <table:table-cell office:value-type="float" office:value="0.00160462296753314">
                <text:p>0.00160462296753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cm" svg:y="0.316cm" chart:style-name="ch2">
          <text:p>SWT 256ms</text:p>
        </chart:title>
        <chart:legend chart:legend-position="end" svg:x="14.127cm" svg:y="3.952cm" style:legend-expansion="high" chart:style-name="ch3"/>
        <chart:plot-area chart:style-name="ch4" table:cell-range-address="'Pomiary-ris-on-off'.AH2:'Pomiary-ris-on-off'.AI102" chart:data-source-has-labels="row" svg:x="0.32cm" svg:y="1.275cm" svg:width="13.487cm" svg:height="7.545cm">
          <chart:coordinate-region svg:x="1.524cm" svg:y="1.475cm" svg:width="12.283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AH3:'Pomiary-ris-on-off'.AH102" chart:label-cell-address="'Pomiary-ris-on-off'.AH2:'Pomiary-ris-on-off'.AH2" chart:class="chart:line">
            <chart:data-point chart:repeated="100"/>
          </chart:series>
          <chart:series chart:style-name="ch8" chart:values-cell-range-address="'Pomiary-ris-on-off'.AI3:'Pomiary-ris-on-off'.AI102" chart:label-cell-address="'Pomiary-ris-on-off'.AI2:'Pomiary-ris-on-off'.AI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AH2:'Pomiary-ris-on-off'.AH2</svg:desc>
                </draw:g>
              </table:table-cell>
              <table:table-cell office:value-type="string">
                <text:p>ID3</text:p>
                <draw:g>
                  <svg:desc>'Pomiary-ris-on-off'.AI2:'Pomiary-ris-on-off'.A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371150779724">
                <text:p>-63.3371150779724</text:p>
                <draw:g>
                  <svg:desc>'Pomiary-ris-on-off'.AH3:'Pomiary-ris-on-off'.AH102</svg:desc>
                </draw:g>
              </table:table-cell>
              <table:table-cell office:value-type="float" office:value="-63.3569649047852">
                <text:p>-63.3569649047852</text:p>
                <draw:g>
                  <svg:desc>'Pomiary-ris-on-off'.AI3:'Pomiary-ris-on-off'.A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357488594055">
                <text:p>-63.3357488594055</text:p>
              </table:table-cell>
              <table:table-cell office:value-type="float" office:value="-63.3568671226501">
                <text:p>-63.3568671226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346968269348">
                <text:p>-63.3346968269348</text:p>
              </table:table-cell>
              <table:table-cell office:value-type="float" office:value="-63.3557239685059">
                <text:p>-63.3557239685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33704372406">
                <text:p>-63.333704372406</text:p>
              </table:table-cell>
              <table:table-cell office:value-type="float" office:value="-63.3537655258179">
                <text:p>-63.3537655258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343573875427">
                <text:p>-63.3343573875427</text:p>
              </table:table-cell>
              <table:table-cell office:value-type="float" office:value="-63.359361415863">
                <text:p>-63.359361415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38802280426">
                <text:p>-63.338802280426</text:p>
              </table:table-cell>
              <table:table-cell office:value-type="float" office:value="-63.3595207672119">
                <text:p>-63.3595207672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377408561707">
                <text:p>-63.3377408561707</text:p>
              </table:table-cell>
              <table:table-cell office:value-type="float" office:value="-63.357407749176">
                <text:p>-63.357407749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396117782593">
                <text:p>-63.3396117782593</text:p>
              </table:table-cell>
              <table:table-cell office:value-type="float" office:value="-63.3604015464783">
                <text:p>-63.3604015464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380641555786">
                <text:p>-63.3380641555786</text:p>
              </table:table-cell>
              <table:table-cell office:value-type="float" office:value="-63.3605667076111">
                <text:p>-63.3605667076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431362838745">
                <text:p>-63.3431362838745</text:p>
              </table:table-cell>
              <table:table-cell office:value-type="float" office:value="-63.363033493042">
                <text:p>-63.363033493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426299438477">
                <text:p>-63.3426299438477</text:p>
              </table:table-cell>
              <table:table-cell office:value-type="float" office:value="-63.3624409408569">
                <text:p>-63.36244094085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401639938354">
                <text:p>-63.3401639938354</text:p>
              </table:table-cell>
              <table:table-cell office:value-type="float" office:value="-63.3600142402649">
                <text:p>-63.3600142402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417080764771">
                <text:p>-63.3417080764771</text:p>
              </table:table-cell>
              <table:table-cell office:value-type="float" office:value="-63.3625735473633">
                <text:p>-63.3625735473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442466468811">
                <text:p>-63.3442466468811</text:p>
              </table:table-cell>
              <table:table-cell office:value-type="float" office:value="-63.3652404747009">
                <text:p>-63.3652404747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435490341187">
                <text:p>-63.3435490341187</text:p>
              </table:table-cell>
              <table:table-cell office:value-type="float" office:value="-63.3633760757446">
                <text:p>-63.3633760757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396918907166">
                <text:p>-63.3396918907166</text:p>
              </table:table-cell>
              <table:table-cell office:value-type="float" office:value="-63.3647382049561">
                <text:p>-63.3647382049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455287475586">
                <text:p>-63.3455287475586</text:p>
              </table:table-cell>
              <table:table-cell office:value-type="float" office:value="-63.3691926651001">
                <text:p>-63.3691926651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452920799255">
                <text:p>-63.3452920799255</text:p>
              </table:table-cell>
              <table:table-cell office:value-type="float" office:value="-63.3664795875549">
                <text:p>-63.3664795875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440394363403">
                <text:p>-63.3440394363403</text:p>
              </table:table-cell>
              <table:table-cell office:value-type="float" office:value="-63.3629093017578">
                <text:p>-63.3629093017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446369018555">
                <text:p>-63.3446369018555</text:p>
              </table:table-cell>
              <table:table-cell office:value-type="float" office:value="-63.365043384552">
                <text:p>-63.365043384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447428359985">
                <text:p>-63.3447428359985</text:p>
              </table:table-cell>
              <table:table-cell office:value-type="float" office:value="-63.3674454307556">
                <text:p>-63.3674454307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455667304993">
                <text:p>-63.3455667304993</text:p>
              </table:table-cell>
              <table:table-cell office:value-type="float" office:value="-63.3700051460266">
                <text:p>-63.3700051460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475588264465">
                <text:p>-63.3475588264465</text:p>
              </table:table-cell>
              <table:table-cell office:value-type="float" office:value="-63.3683905067444">
                <text:p>-63.368390506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480807075501">
                <text:p>-63.3480807075501</text:p>
              </table:table-cell>
              <table:table-cell office:value-type="float" office:value="-63.3687162017822">
                <text:p>-63.3687162017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465780830383">
                <text:p>-63.3465780830383</text:p>
              </table:table-cell>
              <table:table-cell office:value-type="float" office:value="-63.3677260398865">
                <text:p>-63.3677260398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459207458496">
                <text:p>-63.3459207458496</text:p>
              </table:table-cell>
              <table:table-cell office:value-type="float" office:value="-63.368806930542">
                <text:p>-63.368806930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474663200378">
                <text:p>-63.3474663200378</text:p>
              </table:table-cell>
              <table:table-cell office:value-type="float" office:value="-63.3686294364929">
                <text:p>-63.36862943649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500050849915">
                <text:p>-63.3500050849915</text:p>
              </table:table-cell>
              <table:table-cell office:value-type="float" office:value="-63.3699818649292">
                <text:p>-63.3699818649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492484741211">
                <text:p>-63.3492484741211</text:p>
              </table:table-cell>
              <table:table-cell office:value-type="float" office:value="-63.3690995101929">
                <text:p>-63.3690995101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488546791077">
                <text:p>-63.3488546791077</text:p>
              </table:table-cell>
              <table:table-cell office:value-type="float" office:value="-63.3695642738342">
                <text:p>-63.3695642738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470613098145">
                <text:p>-63.3470613098145</text:p>
              </table:table-cell>
              <table:table-cell office:value-type="float" office:value="-63.3690886611939">
                <text:p>-63.3690886611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47267074585">
                <text:p>-63.347267074585</text:p>
              </table:table-cell>
              <table:table-cell office:value-type="float" office:value="-63.3703692626953">
                <text:p>-63.3703692626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498830986023">
                <text:p>-63.3498830986023</text:p>
              </table:table-cell>
              <table:table-cell office:value-type="float" office:value="-63.3719144210815">
                <text:p>-63.3719144210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507836723328">
                <text:p>-63.3507836723328</text:p>
              </table:table-cell>
              <table:table-cell office:value-type="float" office:value="-63.3705937004089">
                <text:p>-63.3705937004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493305282593">
                <text:p>-63.3493305282593</text:p>
              </table:table-cell>
              <table:table-cell office:value-type="float" office:value="-63.3698117103577">
                <text:p>-63.3698117103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513368225098">
                <text:p>-63.3513368225098</text:p>
              </table:table-cell>
              <table:table-cell office:value-type="float" office:value="-63.3737845306397">
                <text:p>-63.37378453063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524567108154">
                <text:p>-63.3524567108154</text:p>
              </table:table-cell>
              <table:table-cell office:value-type="float" office:value="-63.3738582763672">
                <text:p>-63.3738582763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552302703857">
                <text:p>-63.3552302703857</text:p>
              </table:table-cell>
              <table:table-cell office:value-type="float" office:value="-63.3763676643372">
                <text:p>-63.3763676643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534538230896">
                <text:p>-63.3534538230896</text:p>
              </table:table-cell>
              <table:table-cell office:value-type="float" office:value="-63.3740741844177">
                <text:p>-63.37407418441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517952270508">
                <text:p>-63.3517952270508</text:p>
              </table:table-cell>
              <table:table-cell office:value-type="float" office:value="-63.3734306488037">
                <text:p>-63.3734306488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540891914368">
                <text:p>-63.3540891914368</text:p>
              </table:table-cell>
              <table:table-cell office:value-type="float" office:value="-63.3770139350891">
                <text:p>-63.37701393508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527579231262">
                <text:p>-63.3527579231262</text:p>
              </table:table-cell>
              <table:table-cell office:value-type="float" office:value="-63.3729627723694">
                <text:p>-63.3729627723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518879470825">
                <text:p>-63.3518879470825</text:p>
              </table:table-cell>
              <table:table-cell office:value-type="float" office:value="-63.3725985183716">
                <text:p>-63.3725985183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527983398438">
                <text:p>-63.3527983398438</text:p>
              </table:table-cell>
              <table:table-cell office:value-type="float" office:value="-63.3752876815796">
                <text:p>-63.3752876815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54846244812">
                <text:p>-63.354846244812</text:p>
              </table:table-cell>
              <table:table-cell office:value-type="float" office:value="-63.3765719795227">
                <text:p>-63.37657197952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562427330017">
                <text:p>-63.3562427330017</text:p>
              </table:table-cell>
              <table:table-cell office:value-type="float" office:value="-63.3749177322388">
                <text:p>-63.37491773223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540827865601">
                <text:p>-63.3540827865601</text:p>
              </table:table-cell>
              <table:table-cell office:value-type="float" office:value="-63.3730489387512">
                <text:p>-63.37304893875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549909362793">
                <text:p>-63.3549909362793</text:p>
              </table:table-cell>
              <table:table-cell office:value-type="float" office:value="-63.3778032684326">
                <text:p>-63.37780326843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558506660461">
                <text:p>-63.3558506660461</text:p>
              </table:table-cell>
              <table:table-cell office:value-type="float" office:value="-63.377394241333">
                <text:p>-63.377394241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582569923401">
                <text:p>-63.3582569923401</text:p>
              </table:table-cell>
              <table:table-cell office:value-type="float" office:value="-63.3772850532532">
                <text:p>-63.3772850532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571174087524">
                <text:p>-63.3571174087524</text:p>
              </table:table-cell>
              <table:table-cell office:value-type="float" office:value="-63.3795776939392">
                <text:p>-63.37957769393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58964969635">
                <text:p>-63.358964969635</text:p>
              </table:table-cell>
              <table:table-cell office:value-type="float" office:value="-63.3808885383606">
                <text:p>-63.3808885383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583105621338">
                <text:p>-63.3583105621338</text:p>
              </table:table-cell>
              <table:table-cell office:value-type="float" office:value="-63.3791258163452">
                <text:p>-63.3791258163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589754447937">
                <text:p>-63.3589754447937</text:p>
              </table:table-cell>
              <table:table-cell office:value-type="float" office:value="-63.3797560043335">
                <text:p>-63.37975600433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619876480103">
                <text:p>-63.3619876480103</text:p>
              </table:table-cell>
              <table:table-cell office:value-type="float" office:value="-63.3816891441345">
                <text:p>-63.3816891441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601120300293">
                <text:p>-63.3601120300293</text:p>
              </table:table-cell>
              <table:table-cell office:value-type="float" office:value="-63.3812254524231">
                <text:p>-63.3812254524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601425857544">
                <text:p>-63.3601425857544</text:p>
              </table:table-cell>
              <table:table-cell office:value-type="float" office:value="-63.3817661743164">
                <text:p>-63.38176617431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610998382568">
                <text:p>-63.3610998382568</text:p>
              </table:table-cell>
              <table:table-cell office:value-type="float" office:value="-63.3806599731445">
                <text:p>-63.3806599731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623922348022">
                <text:p>-63.3623922348022</text:p>
              </table:table-cell>
              <table:table-cell office:value-type="float" office:value="-63.3814600830078">
                <text:p>-63.3814600830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602597198486">
                <text:p>-63.3602597198486</text:p>
              </table:table-cell>
              <table:table-cell office:value-type="float" office:value="-63.3801920166016">
                <text:p>-63.3801920166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618226699829">
                <text:p>-63.3618226699829</text:p>
              </table:table-cell>
              <table:table-cell office:value-type="float" office:value="-63.3822081871033">
                <text:p>-63.3822081871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640212860107">
                <text:p>-63.3640212860107</text:p>
              </table:table-cell>
              <table:table-cell office:value-type="float" office:value="-63.3838213119507">
                <text:p>-63.38382131195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638060112">
                <text:p>-63.3638060112</text:p>
              </table:table-cell>
              <table:table-cell office:value-type="float" office:value="-63.38392760849">
                <text:p>-63.38392760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633373298645">
                <text:p>-63.3633373298645</text:p>
              </table:table-cell>
              <table:table-cell office:value-type="float" office:value="-63.3821559638977">
                <text:p>-63.3821559638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643333930969">
                <text:p>-63.3643333930969</text:p>
              </table:table-cell>
              <table:table-cell office:value-type="float" office:value="-63.3859011917114">
                <text:p>-63.3859011917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666594810486">
                <text:p>-63.3666594810486</text:p>
              </table:table-cell>
              <table:table-cell office:value-type="float" office:value="-63.3858980445862">
                <text:p>-63.3858980445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649009857178">
                <text:p>-63.3649009857178</text:p>
              </table:table-cell>
              <table:table-cell office:value-type="float" office:value="-63.3836904983521">
                <text:p>-63.38369049835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661284370422">
                <text:p>-63.3661284370422</text:p>
              </table:table-cell>
              <table:table-cell office:value-type="float" office:value="-63.3862126426697">
                <text:p>-63.38621264266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67273601532">
                <text:p>-63.367273601532</text:p>
              </table:table-cell>
              <table:table-cell office:value-type="float" office:value="-63.3886918716431">
                <text:p>-63.3886918716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67619884491">
                <text:p>-63.367619884491</text:p>
              </table:table-cell>
              <table:table-cell office:value-type="float" office:value="-63.3875979728699">
                <text:p>-63.38759797286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680619087219">
                <text:p>-63.3680619087219</text:p>
              </table:table-cell>
              <table:table-cell office:value-type="float" office:value="-63.388725566864">
                <text:p>-63.388725566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699926948547">
                <text:p>-63.3699926948547</text:p>
              </table:table-cell>
              <table:table-cell office:value-type="float" office:value="-63.3895437088013">
                <text:p>-63.38954370880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710897407532">
                <text:p>-63.3710897407532</text:p>
              </table:table-cell>
              <table:table-cell office:value-type="float" office:value="-63.3899935722351">
                <text:p>-63.38999357223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685074005127">
                <text:p>-63.3685074005127</text:p>
              </table:table-cell>
              <table:table-cell office:value-type="float" office:value="-63.389437046051">
                <text:p>-63.3894370460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681539649963">
                <text:p>-63.3681539649963</text:p>
              </table:table-cell>
              <table:table-cell office:value-type="float" office:value="-63.3866291503906">
                <text:p>-63.38662915039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666515960693">
                <text:p>-63.3666515960693</text:p>
              </table:table-cell>
              <table:table-cell office:value-type="float" office:value="-63.3899648017883">
                <text:p>-63.3899648017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737646865845">
                <text:p>-63.3737646865845</text:p>
              </table:table-cell>
              <table:table-cell office:value-type="float" office:value="-63.3929237098694">
                <text:p>-63.39292370986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707601470947">
                <text:p>-63.3707601470947</text:p>
              </table:table-cell>
              <table:table-cell office:value-type="float" office:value="-63.3865275917053">
                <text:p>-63.3865275917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675775718689">
                <text:p>-63.3675775718689</text:p>
              </table:table-cell>
              <table:table-cell office:value-type="float" office:value="-63.3927198677063">
                <text:p>-63.39271986770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757030487061">
                <text:p>-63.3757030487061</text:p>
              </table:table-cell>
              <table:table-cell office:value-type="float" office:value="-63.3944329071045">
                <text:p>-63.3944329071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730752677918">
                <text:p>-63.3730752677918</text:p>
              </table:table-cell>
              <table:table-cell office:value-type="float" office:value="-63.3886558685303">
                <text:p>-63.3886558685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687156600952">
                <text:p>-63.3687156600952</text:p>
              </table:table-cell>
              <table:table-cell office:value-type="float" office:value="-63.3924670791626">
                <text:p>-63.3924670791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772573242188">
                <text:p>-63.3772573242188</text:p>
              </table:table-cell>
              <table:table-cell office:value-type="float" office:value="-63.3948643875122">
                <text:p>-63.3948643875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770854415894">
                <text:p>-63.3770854415894</text:p>
              </table:table-cell>
              <table:table-cell office:value-type="float" office:value="-63.3938307571411">
                <text:p>-63.3938307571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712057762146">
                <text:p>-63.3712057762146</text:p>
              </table:table-cell>
              <table:table-cell office:value-type="float" office:value="-63.3921361503601">
                <text:p>-63.39213615036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720292053223">
                <text:p>-63.3720292053223</text:p>
              </table:table-cell>
              <table:table-cell office:value-type="float" office:value="-63.3951942024231">
                <text:p>-63.3951942024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730401268005">
                <text:p>-63.3730401268005</text:p>
              </table:table-cell>
              <table:table-cell office:value-type="float" office:value="-63.3907743301392">
                <text:p>-63.3907743301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71668094635">
                <text:p>-63.371668094635</text:p>
              </table:table-cell>
              <table:table-cell office:value-type="float" office:value="-63.3914973373413">
                <text:p>-63.39149733734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701092948914">
                <text:p>-63.3701092948914</text:p>
              </table:table-cell>
              <table:table-cell office:value-type="float" office:value="-63.3929371109009">
                <text:p>-63.39293711090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757419929504">
                <text:p>-63.3757419929504</text:p>
              </table:table-cell>
              <table:table-cell office:value-type="float" office:value="-63.3930854492188">
                <text:p>-63.39308544921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743856811524">
                <text:p>-63.3743856811524</text:p>
              </table:table-cell>
              <table:table-cell office:value-type="float" office:value="-63.3953699951172">
                <text:p>-63.39536999511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744593582153">
                <text:p>-63.3744593582153</text:p>
              </table:table-cell>
              <table:table-cell office:value-type="float" office:value="-63.3936601486206">
                <text:p>-63.3936601486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738609733582">
                <text:p>-63.3738609733582</text:p>
              </table:table-cell>
              <table:table-cell office:value-type="float" office:value="-63.3956543045044">
                <text:p>-63.39565430450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741830368042">
                <text:p>-63.3741830368042</text:p>
              </table:table-cell>
              <table:table-cell office:value-type="float" office:value="-63.3983600616455">
                <text:p>-63.3983600616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776375579834">
                <text:p>-63.3776375579834</text:p>
              </table:table-cell>
              <table:table-cell office:value-type="float" office:value="-63.3952143363953">
                <text:p>-63.39521433639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745858154297">
                <text:p>-63.3745858154297</text:p>
              </table:table-cell>
              <table:table-cell office:value-type="float" office:value="-63.3954288978577">
                <text:p>-63.39542889785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766117172241">
                <text:p>-63.3766117172241</text:p>
              </table:table-cell>
              <table:table-cell office:value-type="float" office:value="-63.3977212600708">
                <text:p>-63.39772126007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788804168701">
                <text:p>-63.3788804168701</text:p>
              </table:table-cell>
              <table:table-cell office:value-type="float" office:value="-63.3983494491577">
                <text:p>-63.39834944915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777260322571">
                <text:p>-63.3777260322571</text:p>
              </table:table-cell>
              <table:table-cell office:value-type="float" office:value="-63.3982850341797">
                <text:p>-63.39828503417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79643787384">
                <text:p>-63.379643787384</text:p>
              </table:table-cell>
              <table:table-cell office:value-type="float" office:value="-63.4020282554626">
                <text:p>-63.40202825546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6.933cm" svg:y="0.316cm" chart:style-name="ch2">
          <text:p>SWT 1ms</text:p>
        </chart:title>
        <chart:legend chart:legend-position="end" svg:x="14.117cm" svg:y="3.957cm" style:legend-expansion="high" chart:style-name="ch3"/>
        <chart:plot-area chart:style-name="ch4" table:cell-range-address="'Pomiary-ris-on-off'.B2:'Pomiary-ris-on-off'.C102" chart:data-source-has-labels="row" svg:x="0.319cm" svg:y="1.275cm" svg:width="13.479cm" svg:height="7.555cm">
          <chart:coordinate-region svg:x="1.523cm" svg:y="1.474cm" svg:width="12.275cm" svg:height="7.15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B3:'Pomiary-ris-on-off'.B102" chart:label-cell-address="'Pomiary-ris-on-off'.B2:'Pomiary-ris-on-off'.B2" chart:class="chart:line">
            <chart:data-point chart:repeated="100"/>
          </chart:series>
          <chart:series chart:style-name="ch8" chart:values-cell-range-address="'Pomiary-ris-on-off'.C3:'Pomiary-ris-on-off'.C102" chart:label-cell-address="'Pomiary-ris-on-off'.C2:'Pomiary-ris-on-off'.C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B2:'Pomiary-ris-on-off'.B2</svg:desc>
                </draw:g>
              </table:table-cell>
              <table:table-cell office:value-type="string">
                <text:p>ID3</text:p>
                <draw:g>
                  <svg:desc>'Pomiary-ris-on-off'.C2:'Pomiary-ris-on-off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194289550781">
                <text:p>-63.3194289550781</text:p>
                <draw:g>
                  <svg:desc>'Pomiary-ris-on-off'.B3:'Pomiary-ris-on-off'.B102</svg:desc>
                </draw:g>
              </table:table-cell>
              <table:table-cell office:value-type="float" office:value="-63.338999332428">
                <text:p>-63.338999332428</text:p>
                <draw:g>
                  <svg:desc>'Pomiary-ris-on-off'.C3:'Pomiary-ris-on-off'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233205337524">
                <text:p>-63.3233205337524</text:p>
              </table:table-cell>
              <table:table-cell office:value-type="float" office:value="-63.342252822876">
                <text:p>-63.342252822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103965339661">
                <text:p>-63.3103965339661</text:p>
              </table:table-cell>
              <table:table-cell office:value-type="float" office:value="-63.3326248092651">
                <text:p>-63.3326248092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205630340576">
                <text:p>-63.3205630340576</text:p>
              </table:table-cell>
              <table:table-cell office:value-type="float" office:value="-63.3362688484192">
                <text:p>-63.3362688484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21291053772">
                <text:p>-63.321291053772</text:p>
              </table:table-cell>
              <table:table-cell office:value-type="float" office:value="-63.3257785758972">
                <text:p>-63.3257785758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21079990387">
                <text:p>-63.321079990387</text:p>
              </table:table-cell>
              <table:table-cell office:value-type="float" office:value="-63.3420982170105">
                <text:p>-63.342098217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29351146698">
                <text:p>-63.329351146698</text:p>
              </table:table-cell>
              <table:table-cell office:value-type="float" office:value="-63.3373439483643">
                <text:p>-63.3373439483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171288146973">
                <text:p>-63.3171288146973</text:p>
              </table:table-cell>
              <table:table-cell office:value-type="float" office:value="-63.3441398963928">
                <text:p>-63.3441398963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393955574036">
                <text:p>-63.3393955574036</text:p>
              </table:table-cell>
              <table:table-cell office:value-type="float" office:value="-63.3333031616211">
                <text:p>-63.3333031616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149427108765">
                <text:p>-63.3149427108765</text:p>
              </table:table-cell>
              <table:table-cell office:value-type="float" office:value="-63.3377137107849">
                <text:p>-63.3377137107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243152770996">
                <text:p>-63.3243152770996</text:p>
              </table:table-cell>
              <table:table-cell office:value-type="float" office:value="-63.338900352478">
                <text:p>-63.338900352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19517074585">
                <text:p>-63.319517074585</text:p>
              </table:table-cell>
              <table:table-cell office:value-type="float" office:value="-63.3353829879761">
                <text:p>-63.3353829879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083209228516">
                <text:p>-63.3083209228516</text:p>
              </table:table-cell>
              <table:table-cell office:value-type="float" office:value="-63.336002620697">
                <text:p>-63.336002620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22656211853">
                <text:p>-63.322656211853</text:p>
              </table:table-cell>
              <table:table-cell office:value-type="float" office:value="-63.3555470046997">
                <text:p>-63.3555470046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188245239258">
                <text:p>-63.3188245239258</text:p>
              </table:table-cell>
              <table:table-cell office:value-type="float" office:value="-63.3512648696899">
                <text:p>-63.3512648696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214943008423">
                <text:p>-63.3214943008423</text:p>
              </table:table-cell>
              <table:table-cell office:value-type="float" office:value="-63.3500989875793">
                <text:p>-63.3500989875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232618598938">
                <text:p>-63.3232618598938</text:p>
              </table:table-cell>
              <table:table-cell office:value-type="float" office:value="-63.3377909317017">
                <text:p>-63.3377909317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081174354553">
                <text:p>-63.3081174354553</text:p>
              </table:table-cell>
              <table:table-cell office:value-type="float" office:value="-63.3393977241516">
                <text:p>-63.3393977241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328370513916">
                <text:p>-63.3328370513916</text:p>
              </table:table-cell>
              <table:table-cell office:value-type="float" office:value="-63.3347136993408">
                <text:p>-63.3347136993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3709923172">
                <text:p>-63.33709923172</text:p>
              </table:table-cell>
              <table:table-cell office:value-type="float" office:value="-63.3318513870239">
                <text:p>-63.3318513870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216499786377">
                <text:p>-63.3216499786377</text:p>
              </table:table-cell>
              <table:table-cell office:value-type="float" office:value="-63.3466578483582">
                <text:p>-63.34665784835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298702125549">
                <text:p>-63.3298702125549</text:p>
              </table:table-cell>
              <table:table-cell office:value-type="float" office:value="-63.3576579551697">
                <text:p>-63.3576579551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161223373413">
                <text:p>-63.3161223373413</text:p>
              </table:table-cell>
              <table:table-cell office:value-type="float" office:value="-63.3513806762695">
                <text:p>-63.3513806762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306659698486">
                <text:p>-63.3306659698486</text:p>
              </table:table-cell>
              <table:table-cell office:value-type="float" office:value="-63.3521881065369">
                <text:p>-63.3521881065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371862068176">
                <text:p>-63.3371862068176</text:p>
              </table:table-cell>
              <table:table-cell office:value-type="float" office:value="-63.3478227996826">
                <text:p>-63.3478227996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263894615173">
                <text:p>-63.3263894615173</text:p>
              </table:table-cell>
              <table:table-cell office:value-type="float" office:value="-63.3387964324951">
                <text:p>-63.3387964324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216891136169">
                <text:p>-63.3216891136169</text:p>
              </table:table-cell>
              <table:table-cell office:value-type="float" office:value="-63.3537850265503">
                <text:p>-63.35378502655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324160728455">
                <text:p>-63.3324160728455</text:p>
              </table:table-cell>
              <table:table-cell office:value-type="float" office:value="-63.3524087028503">
                <text:p>-63.3524087028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361297683716">
                <text:p>-63.3361297683716</text:p>
              </table:table-cell>
              <table:table-cell office:value-type="float" office:value="-63.3541488838196">
                <text:p>-63.3541488838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375723114014">
                <text:p>-63.3375723114014</text:p>
              </table:table-cell>
              <table:table-cell office:value-type="float" office:value="-63.3644856414795">
                <text:p>-63.3644856414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174409637451">
                <text:p>-63.3174409637451</text:p>
              </table:table-cell>
              <table:table-cell office:value-type="float" office:value="-63.345658416748">
                <text:p>-63.345658416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344479026794">
                <text:p>-63.3344479026794</text:p>
              </table:table-cell>
              <table:table-cell office:value-type="float" office:value="-63.3515447235107">
                <text:p>-63.3515447235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348487319946">
                <text:p>-63.3348487319946</text:p>
              </table:table-cell>
              <table:table-cell office:value-type="float" office:value="-63.3493134918213">
                <text:p>-63.3493134918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367831420898">
                <text:p>-63.3367831420898</text:p>
              </table:table-cell>
              <table:table-cell office:value-type="float" office:value="-63.3582420539856">
                <text:p>-63.35824205398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344723243713">
                <text:p>-63.3344723243713</text:p>
              </table:table-cell>
              <table:table-cell office:value-type="float" office:value="-63.3476713371277">
                <text:p>-63.34767133712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407692680359">
                <text:p>-63.3407692680359</text:p>
              </table:table-cell>
              <table:table-cell office:value-type="float" office:value="-63.3543161735535">
                <text:p>-63.35431617355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430057182312">
                <text:p>-63.3430057182312</text:p>
              </table:table-cell>
              <table:table-cell office:value-type="float" office:value="-63.3489118385315">
                <text:p>-63.3489118385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289668884277">
                <text:p>-63.3289668884277</text:p>
              </table:table-cell>
              <table:table-cell office:value-type="float" office:value="-63.3521293640137">
                <text:p>-63.3521293640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460896759033">
                <text:p>-63.3460896759033</text:p>
              </table:table-cell>
              <table:table-cell office:value-type="float" office:value="-63.349407333374">
                <text:p>-63.349407333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399093704224">
                <text:p>-63.3399093704224</text:p>
              </table:table-cell>
              <table:table-cell office:value-type="float" office:value="-63.366739490509">
                <text:p>-63.3667394905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389857597351">
                <text:p>-63.3389857597351</text:p>
              </table:table-cell>
              <table:table-cell office:value-type="float" office:value="-63.3568148765564">
                <text:p>-63.3568148765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455946083069">
                <text:p>-63.3455946083069</text:p>
              </table:table-cell>
              <table:table-cell office:value-type="float" office:value="-63.363807674408">
                <text:p>-63.363807674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320393218994">
                <text:p>-63.3320393218994</text:p>
              </table:table-cell>
              <table:table-cell office:value-type="float" office:value="-63.353906288147">
                <text:p>-63.353906288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243706817627">
                <text:p>-63.3243706817627</text:p>
              </table:table-cell>
              <table:table-cell office:value-type="float" office:value="-63.3585006828308">
                <text:p>-63.3585006828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301759376526">
                <text:p>-63.3301759376526</text:p>
              </table:table-cell>
              <table:table-cell office:value-type="float" office:value="-63.3570739707947">
                <text:p>-63.35707397079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423160018921">
                <text:p>-63.3423160018921</text:p>
              </table:table-cell>
              <table:table-cell office:value-type="float" office:value="-63.359950592041">
                <text:p>-63.359950592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461023445129">
                <text:p>-63.3461023445129</text:p>
              </table:table-cell>
              <table:table-cell office:value-type="float" office:value="-63.3747873535156">
                <text:p>-63.3747873535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263997764587">
                <text:p>-63.3263997764587</text:p>
              </table:table-cell>
              <table:table-cell office:value-type="float" office:value="-63.3599315643311">
                <text:p>-63.35993156433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460629615784">
                <text:p>-63.3460629615784</text:p>
              </table:table-cell>
              <table:table-cell office:value-type="float" office:value="-63.3641952400208">
                <text:p>-63.3641952400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335856933594">
                <text:p>-63.3335856933594</text:p>
              </table:table-cell>
              <table:table-cell office:value-type="float" office:value="-63.3675120506287">
                <text:p>-63.36751205062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421688079834">
                <text:p>-63.3421688079834</text:p>
              </table:table-cell>
              <table:table-cell office:value-type="float" office:value="-63.3548969573975">
                <text:p>-63.3548969573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68122379303">
                <text:p>-63.368122379303</text:p>
              </table:table-cell>
              <table:table-cell office:value-type="float" office:value="-63.37238123703">
                <text:p>-63.372381237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210692481995">
                <text:p>-63.3210692481995</text:p>
              </table:table-cell>
              <table:table-cell office:value-type="float" office:value="-63.3708241424561">
                <text:p>-63.3708241424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252905273438">
                <text:p>-63.3252905273438</text:p>
              </table:table-cell>
              <table:table-cell office:value-type="float" office:value="-63.3592626533508">
                <text:p>-63.3592626533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392174263">
                <text:p>-63.3392174263</text:p>
              </table:table-cell>
              <table:table-cell office:value-type="float" office:value="-63.3574171714783">
                <text:p>-63.3574171714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501696205139">
                <text:p>-63.3501696205139</text:p>
              </table:table-cell>
              <table:table-cell office:value-type="float" office:value="-63.3585373420715">
                <text:p>-63.3585373420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295973052979">
                <text:p>-63.3295973052979</text:p>
              </table:table-cell>
              <table:table-cell office:value-type="float" office:value="-63.3559693183899">
                <text:p>-63.3559693183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421454772949">
                <text:p>-63.3421454772949</text:p>
              </table:table-cell>
              <table:table-cell office:value-type="float" office:value="-63.3610777053833">
                <text:p>-63.3610777053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381361885071">
                <text:p>-63.3381361885071</text:p>
              </table:table-cell>
              <table:table-cell office:value-type="float" office:value="-63.3660211334229">
                <text:p>-63.36602113342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45639377594">
                <text:p>-63.345639377594</text:p>
              </table:table-cell>
              <table:table-cell office:value-type="float" office:value="-63.359776927948">
                <text:p>-63.359776927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424843597412">
                <text:p>-63.3424843597412</text:p>
              </table:table-cell>
              <table:table-cell office:value-type="float" office:value="-63.3502051963806">
                <text:p>-63.35020519638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227387962341">
                <text:p>-63.3227387962341</text:p>
              </table:table-cell>
              <table:table-cell office:value-type="float" office:value="-63.3544678764343">
                <text:p>-63.3544678764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407707710266">
                <text:p>-63.3407707710266</text:p>
              </table:table-cell>
              <table:table-cell office:value-type="float" office:value="-63.3588907012939">
                <text:p>-63.35889070129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368222541809">
                <text:p>-63.3368222541809</text:p>
              </table:table-cell>
              <table:table-cell office:value-type="float" office:value="-63.371555721283">
                <text:p>-63.3715557212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317546691895">
                <text:p>-63.3317546691895</text:p>
              </table:table-cell>
              <table:table-cell office:value-type="float" office:value="-63.3776832580566">
                <text:p>-63.3776832580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536356277466">
                <text:p>-63.3536356277466</text:p>
              </table:table-cell>
              <table:table-cell office:value-type="float" office:value="-63.3677796859741">
                <text:p>-63.3677796859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456547431946">
                <text:p>-63.3456547431946</text:p>
              </table:table-cell>
              <table:table-cell office:value-type="float" office:value="-63.3711482963562">
                <text:p>-63.3711482963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423602371216">
                <text:p>-63.3423602371216</text:p>
              </table:table-cell>
              <table:table-cell office:value-type="float" office:value="-63.3592898292542">
                <text:p>-63.35928982925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396737136841">
                <text:p>-63.3396737136841</text:p>
              </table:table-cell>
              <table:table-cell office:value-type="float" office:value="-63.3568977241516">
                <text:p>-63.3568977241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480660743713">
                <text:p>-63.3480660743713</text:p>
              </table:table-cell>
              <table:table-cell office:value-type="float" office:value="-63.3606998519897">
                <text:p>-63.36069985198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447809791565">
                <text:p>-63.3447809791565</text:p>
              </table:table-cell>
              <table:table-cell office:value-type="float" office:value="-63.3547285575867">
                <text:p>-63.35472855758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540999107361">
                <text:p>-63.3540999107361</text:p>
              </table:table-cell>
              <table:table-cell office:value-type="float" office:value="-63.3637897377014">
                <text:p>-63.3637897377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366124839783">
                <text:p>-63.3366124839783</text:p>
              </table:table-cell>
              <table:table-cell office:value-type="float" office:value="-63.3744958686829">
                <text:p>-63.37449586868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433556022644">
                <text:p>-63.3433556022644</text:p>
              </table:table-cell>
              <table:table-cell office:value-type="float" office:value="-63.3763636817932">
                <text:p>-63.37636368179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420086936951">
                <text:p>-63.3420086936951</text:p>
              </table:table-cell>
              <table:table-cell office:value-type="float" office:value="-63.378454574585">
                <text:p>-63.378454574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472558708191">
                <text:p>-63.3472558708191</text:p>
              </table:table-cell>
              <table:table-cell office:value-type="float" office:value="-63.3687742424011">
                <text:p>-63.3687742424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44700832367">
                <text:p>-63.344700832367</text:p>
              </table:table-cell>
              <table:table-cell office:value-type="float" office:value="-63.3651970443726">
                <text:p>-63.3651970443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441747131348">
                <text:p>-63.3441747131348</text:p>
              </table:table-cell>
              <table:table-cell office:value-type="float" office:value="-63.3565784492493">
                <text:p>-63.3565784492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397279777527">
                <text:p>-63.3397279777527</text:p>
              </table:table-cell>
              <table:table-cell office:value-type="float" office:value="-63.3494054794312">
                <text:p>-63.3494054794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390603103638">
                <text:p>-63.3390603103638</text:p>
              </table:table-cell>
              <table:table-cell office:value-type="float" office:value="-63.3512478485107">
                <text:p>-63.35124784851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504492454529">
                <text:p>-63.3504492454529</text:p>
              </table:table-cell>
              <table:table-cell office:value-type="float" office:value="-63.3570028038025">
                <text:p>-63.3570028038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456374282837">
                <text:p>-63.3456374282837</text:p>
              </table:table-cell>
              <table:table-cell office:value-type="float" office:value="-63.3632054367065">
                <text:p>-63.3632054367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426234779358">
                <text:p>-63.3426234779358</text:p>
              </table:table-cell>
              <table:table-cell office:value-type="float" office:value="-63.3660556221008">
                <text:p>-63.3660556221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439116821289">
                <text:p>-63.3439116821289</text:p>
              </table:table-cell>
              <table:table-cell office:value-type="float" office:value="-63.3604609260559">
                <text:p>-63.36046092605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420556106567">
                <text:p>-63.3420556106567</text:p>
              </table:table-cell>
              <table:table-cell office:value-type="float" office:value="-63.3642262878418">
                <text:p>-63.3642262878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442977409363">
                <text:p>-63.3442977409363</text:p>
              </table:table-cell>
              <table:table-cell office:value-type="float" office:value="-63.3734682617188">
                <text:p>-63.3734682617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479645347595">
                <text:p>-63.3479645347595</text:p>
              </table:table-cell>
              <table:table-cell office:value-type="float" office:value="-63.3609215583801">
                <text:p>-63.36092155838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454786071777">
                <text:p>-63.3454786071777</text:p>
              </table:table-cell>
              <table:table-cell office:value-type="float" office:value="-63.3706835212708">
                <text:p>-63.37068352127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555557250977">
                <text:p>-63.3555557250977</text:p>
              </table:table-cell>
              <table:table-cell office:value-type="float" office:value="-63.3668600578308">
                <text:p>-63.36686005783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575471687317">
                <text:p>-63.3575471687317</text:p>
              </table:table-cell>
              <table:table-cell office:value-type="float" office:value="-63.3610130729675">
                <text:p>-63.36101307296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527131080627">
                <text:p>-63.3527131080627</text:p>
              </table:table-cell>
              <table:table-cell office:value-type="float" office:value="-63.3775276298523">
                <text:p>-63.37752762985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399574279785">
                <text:p>-63.3399574279785</text:p>
              </table:table-cell>
              <table:table-cell office:value-type="float" office:value="-63.3563599891663">
                <text:p>-63.35635998916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393902053833">
                <text:p>-63.3393902053833</text:p>
              </table:table-cell>
              <table:table-cell office:value-type="float" office:value="-63.362923664093">
                <text:p>-63.3629236640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451765441895">
                <text:p>-63.3451765441895</text:p>
              </table:table-cell>
              <table:table-cell office:value-type="float" office:value="-63.3654324188232">
                <text:p>-63.3654324188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489194335938">
                <text:p>-63.3489194335938</text:p>
              </table:table-cell>
              <table:table-cell office:value-type="float" office:value="-63.372075504303">
                <text:p>-63.372075504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404886741638">
                <text:p>-63.3404886741638</text:p>
              </table:table-cell>
              <table:table-cell office:value-type="float" office:value="-63.3644569816589">
                <text:p>-63.3644569816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574969825745">
                <text:p>-63.3574969825745</text:p>
              </table:table-cell>
              <table:table-cell office:value-type="float" office:value="-63.3666995773315">
                <text:p>-63.36669957733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56958984375">
                <text:p>-63.356958984375</text:p>
              </table:table-cell>
              <table:table-cell office:value-type="float" office:value="-63.3744214668274">
                <text:p>-63.37442146682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48893737793">
                <text:p>-63.348893737793</text:p>
              </table:table-cell>
              <table:table-cell office:value-type="float" office:value="-63.3804040298462">
                <text:p>-63.3804040298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596287727356">
                <text:p>-63.3596287727356</text:p>
              </table:table-cell>
              <table:table-cell office:value-type="float" office:value="-63.3729989852905">
                <text:p>-63.37299898529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6.933cm" svg:y="0.316cm" chart:style-name="ch2">
          <text:p>SWT 2ms</text:p>
        </chart:title>
        <chart:legend chart:legend-position="end" svg:x="14.117cm" svg:y="3.957cm" style:legend-expansion="high" chart:style-name="ch3"/>
        <chart:plot-area chart:style-name="ch4" table:cell-range-address="'Pomiary-ris-on-off'.F2:'Pomiary-ris-on-off'.G102" chart:data-source-has-labels="row" svg:x="0.319cm" svg:y="1.275cm" svg:width="13.479cm" svg:height="7.555cm">
          <chart:coordinate-region svg:x="1.523cm" svg:y="1.474cm" svg:width="12.275cm" svg:height="7.15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F3:'Pomiary-ris-on-off'.F102" chart:label-cell-address="'Pomiary-ris-on-off'.F2:'Pomiary-ris-on-off'.F2" chart:class="chart:line">
            <chart:data-point chart:repeated="100"/>
          </chart:series>
          <chart:series chart:style-name="ch8" chart:values-cell-range-address="'Pomiary-ris-on-off'.G3:'Pomiary-ris-on-off'.G102" chart:label-cell-address="'Pomiary-ris-on-off'.G2:'Pomiary-ris-on-off'.G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F2:'Pomiary-ris-on-off'.F2</svg:desc>
                </draw:g>
              </table:table-cell>
              <table:table-cell office:value-type="string">
                <text:p>ID3</text:p>
                <draw:g>
                  <svg:desc>'Pomiary-ris-on-off'.G2:'Pomiary-ris-on-off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509867248535">
                <text:p>-63.3509867248535</text:p>
                <draw:g>
                  <svg:desc>'Pomiary-ris-on-off'.F3:'Pomiary-ris-on-off'.F102</svg:desc>
                </draw:g>
              </table:table-cell>
              <table:table-cell office:value-type="float" office:value="-63.3704011726379">
                <text:p>-63.3704011726379</text:p>
                <draw:g>
                  <svg:desc>'Pomiary-ris-on-off'.G3:'Pomiary-ris-on-off'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602816123962">
                <text:p>-63.3602816123962</text:p>
              </table:table-cell>
              <table:table-cell office:value-type="float" office:value="-63.3795582084656">
                <text:p>-63.3795582084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526363716126">
                <text:p>-63.3526363716126</text:p>
              </table:table-cell>
              <table:table-cell office:value-type="float" office:value="-63.3778341178894">
                <text:p>-63.3778341178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4897108078">
                <text:p>-63.34897108078</text:p>
              </table:table-cell>
              <table:table-cell office:value-type="float" office:value="-63.3692876052856">
                <text:p>-63.3692876052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654301300049">
                <text:p>-63.3654301300049</text:p>
              </table:table-cell>
              <table:table-cell office:value-type="float" office:value="-63.3689295654297">
                <text:p>-63.3689295654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612423934937">
                <text:p>-63.3612423934937</text:p>
              </table:table-cell>
              <table:table-cell office:value-type="float" office:value="-63.3773335571289">
                <text:p>-63.3773335571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565435638428">
                <text:p>-63.3565435638428</text:p>
              </table:table-cell>
              <table:table-cell office:value-type="float" office:value="-63.3803747367859">
                <text:p>-63.3803747367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549530677795">
                <text:p>-63.3549530677795</text:p>
              </table:table-cell>
              <table:table-cell office:value-type="float" office:value="-63.3732817268372">
                <text:p>-63.3732817268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493079528809">
                <text:p>-63.3493079528809</text:p>
              </table:table-cell>
              <table:table-cell office:value-type="float" office:value="-63.3749579925537">
                <text:p>-63.3749579925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521709671021">
                <text:p>-63.3521709671021</text:p>
              </table:table-cell>
              <table:table-cell office:value-type="float" office:value="-63.3682494010925">
                <text:p>-63.3682494010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604707298279">
                <text:p>-63.3604707298279</text:p>
              </table:table-cell>
              <table:table-cell office:value-type="float" office:value="-63.3705384597778">
                <text:p>-63.370538459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589494934082">
                <text:p>-63.3589494934082</text:p>
              </table:table-cell>
              <table:table-cell office:value-type="float" office:value="-63.376105266571">
                <text:p>-63.376105266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498274803162">
                <text:p>-63.3498274803162</text:p>
              </table:table-cell>
              <table:table-cell office:value-type="float" office:value="-63.3683731765747">
                <text:p>-63.36837317657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666661872864">
                <text:p>-63.3666661872864</text:p>
              </table:table-cell>
              <table:table-cell office:value-type="float" office:value="-63.3743891906738">
                <text:p>-63.3743891906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53886631012">
                <text:p>-63.353886631012</text:p>
              </table:table-cell>
              <table:table-cell office:value-type="float" office:value="-63.3790261650086">
                <text:p>-63.3790261650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511990470886">
                <text:p>-63.3511990470886</text:p>
              </table:table-cell>
              <table:table-cell office:value-type="float" office:value="-63.3796276359558">
                <text:p>-63.3796276359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617487182617">
                <text:p>-63.3617487182617</text:p>
              </table:table-cell>
              <table:table-cell office:value-type="float" office:value="-63.3719456253052">
                <text:p>-63.3719456253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725654029846">
                <text:p>-63.3725654029846</text:p>
              </table:table-cell>
              <table:table-cell office:value-type="float" office:value="-63.381753528595">
                <text:p>-63.381753528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589590606689">
                <text:p>-63.3589590606689</text:p>
              </table:table-cell>
              <table:table-cell office:value-type="float" office:value="-63.3756756439209">
                <text:p>-63.3756756439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54491607666">
                <text:p>-63.354491607666</text:p>
              </table:table-cell>
              <table:table-cell office:value-type="float" office:value="-63.3708873405457">
                <text:p>-63.3708873405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64387462616">
                <text:p>-63.364387462616</text:p>
              </table:table-cell>
              <table:table-cell office:value-type="float" office:value="-63.3740224647522">
                <text:p>-63.3740224647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601524658203">
                <text:p>-63.3601524658203</text:p>
              </table:table-cell>
              <table:table-cell office:value-type="float" office:value="-63.3778519897461">
                <text:p>-63.3778519897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69457523346">
                <text:p>-63.369457523346</text:p>
              </table:table-cell>
              <table:table-cell office:value-type="float" office:value="-63.3808736534119">
                <text:p>-63.3808736534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692383003235">
                <text:p>-63.3692383003235</text:p>
              </table:table-cell>
              <table:table-cell office:value-type="float" office:value="-63.3846986656189">
                <text:p>-63.3846986656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588999671936">
                <text:p>-63.3588999671936</text:p>
              </table:table-cell>
              <table:table-cell office:value-type="float" office:value="-63.3739603538513">
                <text:p>-63.3739603538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585573616028">
                <text:p>-63.3585573616028</text:p>
              </table:table-cell>
              <table:table-cell office:value-type="float" office:value="-63.3881927070618">
                <text:p>-63.3881927070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582796325684">
                <text:p>-63.3582796325684</text:p>
              </table:table-cell>
              <table:table-cell office:value-type="float" office:value="-63.3787846374512">
                <text:p>-63.3787846374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569422683716">
                <text:p>-63.3569422683716</text:p>
              </table:table-cell>
              <table:table-cell office:value-type="float" office:value="-63.3718264122009">
                <text:p>-63.3718264122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608403816223">
                <text:p>-63.3608403816223</text:p>
              </table:table-cell>
              <table:table-cell office:value-type="float" office:value="-63.3753858108521">
                <text:p>-63.3753858108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639023971558">
                <text:p>-63.3639023971558</text:p>
              </table:table-cell>
              <table:table-cell office:value-type="float" office:value="-63.3740935821533">
                <text:p>-63.3740935821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539014472961">
                <text:p>-63.3539014472961</text:p>
              </table:table-cell>
              <table:table-cell office:value-type="float" office:value="-63.3858970832825">
                <text:p>-63.3858970832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600064353943">
                <text:p>-63.3600064353943</text:p>
              </table:table-cell>
              <table:table-cell office:value-type="float" office:value="-63.3790549812317">
                <text:p>-63.3790549812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734696807861">
                <text:p>-63.3734696807861</text:p>
              </table:table-cell>
              <table:table-cell office:value-type="float" office:value="-63.3855303573608">
                <text:p>-63.3855303573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597361106873">
                <text:p>-63.3597361106873</text:p>
              </table:table-cell>
              <table:table-cell office:value-type="float" office:value="-63.3772017173767">
                <text:p>-63.3772017173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666658058167">
                <text:p>-63.3666658058167</text:p>
              </table:table-cell>
              <table:table-cell office:value-type="float" office:value="-63.3795249900818">
                <text:p>-63.3795249900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564002418518">
                <text:p>-63.3564002418518</text:p>
              </table:table-cell>
              <table:table-cell office:value-type="float" office:value="-63.3792247962952">
                <text:p>-63.37922479629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581580085754">
                <text:p>-63.3581580085754</text:p>
              </table:table-cell>
              <table:table-cell office:value-type="float" office:value="-63.3836976585388">
                <text:p>-63.3836976585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603605308533">
                <text:p>-63.3603605308533</text:p>
              </table:table-cell>
              <table:table-cell office:value-type="float" office:value="-63.3811525688171">
                <text:p>-63.3811525688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626845664978">
                <text:p>-63.3626845664978</text:p>
              </table:table-cell>
              <table:table-cell office:value-type="float" office:value="-63.3909704742432">
                <text:p>-63.3909704742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621207771301">
                <text:p>-63.3621207771301</text:p>
              </table:table-cell>
              <table:table-cell office:value-type="float" office:value="-63.3960805358887">
                <text:p>-63.39608053588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642113227844">
                <text:p>-63.3642113227844</text:p>
              </table:table-cell>
              <table:table-cell office:value-type="float" office:value="-63.3988150672913">
                <text:p>-63.3988150672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773679962158">
                <text:p>-63.3773679962158</text:p>
              </table:table-cell>
              <table:table-cell office:value-type="float" office:value="-63.40692710495">
                <text:p>-63.406927104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705839157105">
                <text:p>-63.3705839157105</text:p>
              </table:table-cell>
              <table:table-cell office:value-type="float" office:value="-63.3917874336243">
                <text:p>-63.3917874336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718105964661">
                <text:p>-63.3718105964661</text:p>
              </table:table-cell>
              <table:table-cell office:value-type="float" office:value="-63.3928135070801">
                <text:p>-63.39281350708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763400382996">
                <text:p>-63.3763400382996</text:p>
              </table:table-cell>
              <table:table-cell office:value-type="float" office:value="-63.39474376297">
                <text:p>-63.39474376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85801361084">
                <text:p>-63.385801361084</text:p>
              </table:table-cell>
              <table:table-cell office:value-type="float" office:value="-63.3989520530701">
                <text:p>-63.3989520530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903352661133">
                <text:p>-63.3903352661133</text:p>
              </table:table-cell>
              <table:table-cell office:value-type="float" office:value="-63.4029748420715">
                <text:p>-63.4029748420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867690811157">
                <text:p>-63.3867690811157</text:p>
              </table:table-cell>
              <table:table-cell office:value-type="float" office:value="-63.4004178657532">
                <text:p>-63.40041786575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877857017517">
                <text:p>-63.3877857017517</text:p>
              </table:table-cell>
              <table:table-cell office:value-type="float" office:value="-63.4190720100403">
                <text:p>-63.4190720100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820894813538">
                <text:p>-63.3820894813538</text:p>
              </table:table-cell>
              <table:table-cell office:value-type="float" office:value="-63.4156761932373">
                <text:p>-63.4156761932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939956665039">
                <text:p>-63.3939956665039</text:p>
              </table:table-cell>
              <table:table-cell office:value-type="float" office:value="-63.4125889930725">
                <text:p>-63.4125889930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84397026062">
                <text:p>-63.384397026062</text:p>
              </table:table-cell>
              <table:table-cell office:value-type="float" office:value="-63.4073663024902">
                <text:p>-63.40736630249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827277526856">
                <text:p>-63.3827277526856</text:p>
              </table:table-cell>
              <table:table-cell office:value-type="float" office:value="-63.4023083953857">
                <text:p>-63.4023083953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909185981751">
                <text:p>-63.3909185981751</text:p>
              </table:table-cell>
              <table:table-cell office:value-type="float" office:value="-63.4108278961182">
                <text:p>-63.41082789611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878462791443">
                <text:p>-63.3878462791443</text:p>
              </table:table-cell>
              <table:table-cell office:value-type="float" office:value="-63.4107964057922">
                <text:p>-63.41079640579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872725791931">
                <text:p>-63.3872725791931</text:p>
              </table:table-cell>
              <table:table-cell office:value-type="float" office:value="-63.407969127655">
                <text:p>-63.407969127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871651687622">
                <text:p>-63.3871651687622</text:p>
              </table:table-cell>
              <table:table-cell office:value-type="float" office:value="-63.408901725769">
                <text:p>-63.4089017257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841896820068">
                <text:p>-63.3841896820068</text:p>
              </table:table-cell>
              <table:table-cell office:value-type="float" office:value="-63.4113924751282">
                <text:p>-63.41139247512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936645240784">
                <text:p>-63.3936645240784</text:p>
              </table:table-cell>
              <table:table-cell office:value-type="float" office:value="-63.4151337051392">
                <text:p>-63.41513370513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87449886322">
                <text:p>-63.387449886322</text:p>
              </table:table-cell>
              <table:table-cell office:value-type="float" office:value="-63.4170578460693">
                <text:p>-63.41705784606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873915977478">
                <text:p>-63.3873915977478</text:p>
              </table:table-cell>
              <table:table-cell office:value-type="float" office:value="-63.3991966323853">
                <text:p>-63.3991966323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868945426941">
                <text:p>-63.3868945426941</text:p>
              </table:table-cell>
              <table:table-cell office:value-type="float" office:value="-63.4076007652283">
                <text:p>-63.4076007652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987237586975">
                <text:p>-63.3987237586975</text:p>
              </table:table-cell>
              <table:table-cell office:value-type="float" office:value="-63.4103749809265">
                <text:p>-63.4103749809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923264312744">
                <text:p>-63.3923264312744</text:p>
              </table:table-cell>
              <table:table-cell office:value-type="float" office:value="-63.4083339614868">
                <text:p>-63.40833396148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845501670837">
                <text:p>-63.3845501670837</text:p>
              </table:table-cell>
              <table:table-cell office:value-type="float" office:value="-63.4026520042419">
                <text:p>-63.40265200424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4151231765747">
                <text:p>-63.4151231765747</text:p>
              </table:table-cell>
              <table:table-cell office:value-type="float" office:value="-63.4139073905945">
                <text:p>-63.4139073905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4118600502014">
                <text:p>-63.4118600502014</text:p>
              </table:table-cell>
              <table:table-cell office:value-type="float" office:value="-63.4112804031372">
                <text:p>-63.41128040313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971324729919">
                <text:p>-63.3971324729919</text:p>
              </table:table-cell>
              <table:table-cell office:value-type="float" office:value="-63.4109586029053">
                <text:p>-63.41095860290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927246246338">
                <text:p>-63.3927246246338</text:p>
              </table:table-cell>
              <table:table-cell office:value-type="float" office:value="-63.4234152107239">
                <text:p>-63.4234152107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828446731567">
                <text:p>-63.3828446731567</text:p>
              </table:table-cell>
              <table:table-cell office:value-type="float" office:value="-63.4198707847595">
                <text:p>-63.4198707847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92664516449">
                <text:p>-63.392664516449</text:p>
              </table:table-cell>
              <table:table-cell office:value-type="float" office:value="-63.4130267715454">
                <text:p>-63.41302677154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984107437134">
                <text:p>-63.3984107437134</text:p>
              </table:table-cell>
              <table:table-cell office:value-type="float" office:value="-63.4088022270203">
                <text:p>-63.40880222702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990317840576">
                <text:p>-63.3990317840576</text:p>
              </table:table-cell>
              <table:table-cell office:value-type="float" office:value="-63.4030802764893">
                <text:p>-63.40308027648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926538047791">
                <text:p>-63.3926538047791</text:p>
              </table:table-cell>
              <table:table-cell office:value-type="float" office:value="-63.4242769126892">
                <text:p>-63.42427691268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967575302124">
                <text:p>-63.3967575302124</text:p>
              </table:table-cell>
              <table:table-cell office:value-type="float" office:value="-63.4307693214417">
                <text:p>-63.43076932144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996788711548">
                <text:p>-63.3996788711548</text:p>
              </table:table-cell>
              <table:table-cell office:value-type="float" office:value="-63.4179049987793">
                <text:p>-63.4179049987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91892326355">
                <text:p>-63.391892326355</text:p>
              </table:table-cell>
              <table:table-cell office:value-type="float" office:value="-63.4181539878845">
                <text:p>-63.41815398788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915728263855">
                <text:p>-63.3915728263855</text:p>
              </table:table-cell>
              <table:table-cell office:value-type="float" office:value="-63.4175035438538">
                <text:p>-63.41750354385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4033811988831">
                <text:p>-63.4033811988831</text:p>
              </table:table-cell>
              <table:table-cell office:value-type="float" office:value="-63.4177315597534">
                <text:p>-63.4177315597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965302581787">
                <text:p>-63.3965302581787</text:p>
              </table:table-cell>
              <table:table-cell office:value-type="float" office:value="-63.4176654319763">
                <text:p>-63.4176654319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913844871521">
                <text:p>-63.3913844871521</text:p>
              </table:table-cell>
              <table:table-cell office:value-type="float" office:value="-63.4253221168518">
                <text:p>-63.4253221168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970731315613">
                <text:p>-63.3970731315613</text:p>
              </table:table-cell>
              <table:table-cell office:value-type="float" office:value="-63.4207627182007">
                <text:p>-63.4207627182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957648468018">
                <text:p>-63.3957648468018</text:p>
              </table:table-cell>
              <table:table-cell office:value-type="float" office:value="-63.4101915779114">
                <text:p>-63.41019157791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980358657837">
                <text:p>-63.3980358657837</text:p>
              </table:table-cell>
              <table:table-cell office:value-type="float" office:value="-63.4162268791199">
                <text:p>-63.4162268791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40632629776">
                <text:p>-63.40632629776</text:p>
              </table:table-cell>
              <table:table-cell office:value-type="float" office:value="-63.4121149177551">
                <text:p>-63.41211491775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888089523315">
                <text:p>-63.3888089523315</text:p>
              </table:table-cell>
              <table:table-cell office:value-type="float" office:value="-63.426775390625">
                <text:p>-63.42677539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95665802002">
                <text:p>-63.395665802002</text:p>
              </table:table-cell>
              <table:table-cell office:value-type="float" office:value="-63.4223626174927">
                <text:p>-63.42236261749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4053138694763">
                <text:p>-63.4053138694763</text:p>
              </table:table-cell>
              <table:table-cell office:value-type="float" office:value="-63.4138834991455">
                <text:p>-63.4138834991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4003312644959">
                <text:p>-63.4003312644959</text:p>
              </table:table-cell>
              <table:table-cell office:value-type="float" office:value="-63.4267624702454">
                <text:p>-63.42676247024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826823387146">
                <text:p>-63.3826823387146</text:p>
              </table:table-cell>
              <table:table-cell office:value-type="float" office:value="-63.4251702690125">
                <text:p>-63.4251702690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4025329170227">
                <text:p>-63.4025329170227</text:p>
              </table:table-cell>
              <table:table-cell office:value-type="float" office:value="-63.4234822731018">
                <text:p>-63.4234822731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4068998413086">
                <text:p>-63.4068998413086</text:p>
              </table:table-cell>
              <table:table-cell office:value-type="float" office:value="-63.4200598449707">
                <text:p>-63.42005984497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983193397522">
                <text:p>-63.3983193397522</text:p>
              </table:table-cell>
              <table:table-cell office:value-type="float" office:value="-63.4311175689697">
                <text:p>-63.43111756896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4093284759522">
                <text:p>-63.4093284759522</text:p>
              </table:table-cell>
              <table:table-cell office:value-type="float" office:value="-63.4134964256287">
                <text:p>-63.41349642562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9912733078">
                <text:p>-63.39912733078</text:p>
              </table:table-cell>
              <table:table-cell office:value-type="float" office:value="-63.4201432647705">
                <text:p>-63.4201432647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4011962661743">
                <text:p>-63.4011962661743</text:p>
              </table:table-cell>
              <table:table-cell office:value-type="float" office:value="-63.4310489578247">
                <text:p>-63.4310489578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947772064209">
                <text:p>-63.3947772064209</text:p>
              </table:table-cell>
              <table:table-cell office:value-type="float" office:value="-63.4259953117371">
                <text:p>-63.42599531173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4062190093994">
                <text:p>-63.4062190093994</text:p>
              </table:table-cell>
              <table:table-cell office:value-type="float" office:value="-63.4166658554077">
                <text:p>-63.4166658554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4085334396362">
                <text:p>-63.4085334396362</text:p>
              </table:table-cell>
              <table:table-cell office:value-type="float" office:value="-63.418317691803">
                <text:p>-63.4183176918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4040788230896">
                <text:p>-63.4040788230896</text:p>
              </table:table-cell>
              <table:table-cell office:value-type="float" office:value="-63.4266183586121">
                <text:p>-63.42661835861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6.933cm" svg:y="0.316cm" chart:style-name="ch2">
          <text:p>SWT 4ms</text:p>
        </chart:title>
        <chart:legend chart:legend-position="end" svg:x="14.117cm" svg:y="3.957cm" style:legend-expansion="high" chart:style-name="ch3"/>
        <chart:plot-area chart:style-name="ch4" table:cell-range-address="'Pomiary-ris-on-off'.J2:'Pomiary-ris-on-off'.K102" chart:data-source-has-labels="row" svg:x="0.319cm" svg:y="1.275cm" svg:width="13.479cm" svg:height="7.555cm">
          <chart:coordinate-region svg:x="1.523cm" svg:y="1.474cm" svg:width="12.275cm" svg:height="7.15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J3:'Pomiary-ris-on-off'.J102" chart:label-cell-address="'Pomiary-ris-on-off'.J2:'Pomiary-ris-on-off'.J2" chart:class="chart:line">
            <chart:data-point chart:repeated="100"/>
          </chart:series>
          <chart:series chart:style-name="ch8" chart:values-cell-range-address="'Pomiary-ris-on-off'.K3:'Pomiary-ris-on-off'.K102" chart:label-cell-address="'Pomiary-ris-on-off'.K2:'Pomiary-ris-on-off'.K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J2:'Pomiary-ris-on-off'.J2</svg:desc>
                </draw:g>
              </table:table-cell>
              <table:table-cell office:value-type="string">
                <text:p>ID3</text:p>
                <draw:g>
                  <svg:desc>'Pomiary-ris-on-off'.K2:'Pomiary-ris-on-off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4097509651184">
                <text:p>-63.4097509651184</text:p>
                <draw:g>
                  <svg:desc>'Pomiary-ris-on-off'.J3:'Pomiary-ris-on-off'.J102</svg:desc>
                </draw:g>
              </table:table-cell>
              <table:table-cell office:value-type="float" office:value="-63.4286450080872">
                <text:p>-63.4286450080872</text:p>
                <draw:g>
                  <svg:desc>'Pomiary-ris-on-off'.K3:'Pomiary-ris-on-off'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4156524505615">
                <text:p>-63.4156524505615</text:p>
              </table:table-cell>
              <table:table-cell office:value-type="float" office:value="-63.4274396781921">
                <text:p>-63.4274396781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4091517333984">
                <text:p>-63.4091517333984</text:p>
              </table:table-cell>
              <table:table-cell office:value-type="float" office:value="-63.423558971405">
                <text:p>-63.423558971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4176530265808">
                <text:p>-63.4176530265808</text:p>
              </table:table-cell>
              <table:table-cell office:value-type="float" office:value="-63.4275039558411">
                <text:p>-63.4275039558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4094713478088">
                <text:p>-63.4094713478088</text:p>
              </table:table-cell>
              <table:table-cell office:value-type="float" office:value="-63.4292655982971">
                <text:p>-63.4292655982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4118832244873">
                <text:p>-63.4118832244873</text:p>
              </table:table-cell>
              <table:table-cell office:value-type="float" office:value="-63.4203972091675">
                <text:p>-63.4203972091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4083869781494">
                <text:p>-63.4083869781494</text:p>
              </table:table-cell>
              <table:table-cell office:value-type="float" office:value="-63.4237140350342">
                <text:p>-63.4237140350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4200105056763">
                <text:p>-63.4200105056763</text:p>
              </table:table-cell>
              <table:table-cell office:value-type="float" office:value="-63.4322586517334">
                <text:p>-63.4322586517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4047726554871">
                <text:p>-63.4047726554871</text:p>
              </table:table-cell>
              <table:table-cell office:value-type="float" office:value="-63.4296266860962">
                <text:p>-63.4296266860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4066029930115">
                <text:p>-63.4066029930115</text:p>
              </table:table-cell>
              <table:table-cell office:value-type="float" office:value="-63.422358745575">
                <text:p>-63.422358745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4193904266357">
                <text:p>-63.4193904266357</text:p>
              </table:table-cell>
              <table:table-cell office:value-type="float" office:value="-63.4184561462402">
                <text:p>-63.4184561462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4099395561218">
                <text:p>-63.4099395561218</text:p>
              </table:table-cell>
              <table:table-cell office:value-type="float" office:value="-63.4307655410767">
                <text:p>-63.43076554107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4081336746216">
                <text:p>-63.4081336746216</text:p>
              </table:table-cell>
              <table:table-cell office:value-type="float" office:value="-63.4198693008423">
                <text:p>-63.4198693008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4051593704224">
                <text:p>-63.4051593704224</text:p>
              </table:table-cell>
              <table:table-cell office:value-type="float" office:value="-63.4313765792847">
                <text:p>-63.4313765792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4089268379211">
                <text:p>-63.4089268379211</text:p>
              </table:table-cell>
              <table:table-cell office:value-type="float" office:value="-63.4289548530579">
                <text:p>-63.4289548530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997462387085">
                <text:p>-63.3997462387085</text:p>
              </table:table-cell>
              <table:table-cell office:value-type="float" office:value="-63.4282337303162">
                <text:p>-63.4282337303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4174570350647">
                <text:p>-63.4174570350647</text:p>
              </table:table-cell>
              <table:table-cell office:value-type="float" office:value="-63.4277137718201">
                <text:p>-63.4277137718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4111764373779">
                <text:p>-63.4111764373779</text:p>
              </table:table-cell>
              <table:table-cell office:value-type="float" office:value="-63.4311602783203">
                <text:p>-63.4311602783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4181839103699">
                <text:p>-63.4181839103699</text:p>
              </table:table-cell>
              <table:table-cell office:value-type="float" office:value="-63.428311214447">
                <text:p>-63.428311214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4005446434021">
                <text:p>-63.4005446434021</text:p>
              </table:table-cell>
              <table:table-cell office:value-type="float" office:value="-63.4332723236084">
                <text:p>-63.4332723236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4227602958679">
                <text:p>-63.4227602958679</text:p>
              </table:table-cell>
              <table:table-cell office:value-type="float" office:value="-63.4288947906494">
                <text:p>-63.4288947906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4044788246155">
                <text:p>-63.4044788246155</text:p>
              </table:table-cell>
              <table:table-cell office:value-type="float" office:value="-63.4270414733887">
                <text:p>-63.42704147338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4085029411316">
                <text:p>-63.4085029411316</text:p>
              </table:table-cell>
              <table:table-cell office:value-type="float" office:value="-63.4298202514649">
                <text:p>-63.4298202514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4123475990295">
                <text:p>-63.4123475990295</text:p>
              </table:table-cell>
              <table:table-cell office:value-type="float" office:value="-63.4305789146423">
                <text:p>-63.43057891464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4037234344482">
                <text:p>-63.4037234344482</text:p>
              </table:table-cell>
              <table:table-cell office:value-type="float" office:value="-63.432739074707">
                <text:p>-63.432739074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413443523407">
                <text:p>-63.413443523407</text:p>
              </table:table-cell>
              <table:table-cell office:value-type="float" office:value="-63.4270346565247">
                <text:p>-63.4270346565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4153334274292">
                <text:p>-63.4153334274292</text:p>
              </table:table-cell>
              <table:table-cell office:value-type="float" office:value="-63.4273881263733">
                <text:p>-63.4273881263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4137878761292">
                <text:p>-63.4137878761292</text:p>
              </table:table-cell>
              <table:table-cell office:value-type="float" office:value="-63.4186727180481">
                <text:p>-63.4186727180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4189266166687">
                <text:p>-63.4189266166687</text:p>
              </table:table-cell>
              <table:table-cell office:value-type="float" office:value="-63.4306314430237">
                <text:p>-63.4306314430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4127325325012">
                <text:p>-63.4127325325012</text:p>
              </table:table-cell>
              <table:table-cell office:value-type="float" office:value="-63.4254826583862">
                <text:p>-63.4254826583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4201455116272">
                <text:p>-63.4201455116272</text:p>
              </table:table-cell>
              <table:table-cell office:value-type="float" office:value="-63.4266043319702">
                <text:p>-63.42660433197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4159025001526">
                <text:p>-63.4159025001526</text:p>
              </table:table-cell>
              <table:table-cell office:value-type="float" office:value="-63.424388217926">
                <text:p>-63.424388217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4032520599365">
                <text:p>-63.4032520599365</text:p>
              </table:table-cell>
              <table:table-cell office:value-type="float" office:value="-63.4269404907227">
                <text:p>-63.4269404907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4124820480347">
                <text:p>-63.4124820480347</text:p>
              </table:table-cell>
              <table:table-cell office:value-type="float" office:value="-63.4205363121033">
                <text:p>-63.42053631210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4153297462463">
                <text:p>-63.4153297462463</text:p>
              </table:table-cell>
              <table:table-cell office:value-type="float" office:value="-63.4292468070984">
                <text:p>-63.4292468070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420858455658">
                <text:p>-63.420858455658</text:p>
              </table:table-cell>
              <table:table-cell office:value-type="float" office:value="-63.4300819358826">
                <text:p>-63.4300819358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4136536445618">
                <text:p>-63.4136536445618</text:p>
              </table:table-cell>
              <table:table-cell office:value-type="float" office:value="-63.4282065887451">
                <text:p>-63.42820658874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4093950004578">
                <text:p>-63.4093950004578</text:p>
              </table:table-cell>
              <table:table-cell office:value-type="float" office:value="-63.4231571350098">
                <text:p>-63.4231571350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4110054893494">
                <text:p>-63.4110054893494</text:p>
              </table:table-cell>
              <table:table-cell office:value-type="float" office:value="-63.4292922363281">
                <text:p>-63.4292922363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4152767944336">
                <text:p>-63.4152767944336</text:p>
              </table:table-cell>
              <table:table-cell office:value-type="float" office:value="-63.429641418457">
                <text:p>-63.429641418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4134611091614">
                <text:p>-63.4134611091614</text:p>
              </table:table-cell>
              <table:table-cell office:value-type="float" office:value="-63.4284833450317">
                <text:p>-63.4284833450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4203831710815">
                <text:p>-63.4203831710815</text:p>
              </table:table-cell>
              <table:table-cell office:value-type="float" office:value="-63.43283776474">
                <text:p>-63.43283776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4041692657471">
                <text:p>-63.4041692657471</text:p>
              </table:table-cell>
              <table:table-cell office:value-type="float" office:value="-63.432030670166">
                <text:p>-63.432030670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4118163795471">
                <text:p>-63.4118163795471</text:p>
              </table:table-cell>
              <table:table-cell office:value-type="float" office:value="-63.4269762802124">
                <text:p>-63.4269762802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415608127594">
                <text:p>-63.415608127594</text:p>
              </table:table-cell>
              <table:table-cell office:value-type="float" office:value="-63.4276075057983">
                <text:p>-63.4276075057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409922668457">
                <text:p>-63.409922668457</text:p>
              </table:table-cell>
              <table:table-cell office:value-type="float" office:value="-63.4329669723511">
                <text:p>-63.4329669723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4064900627136">
                <text:p>-63.4064900627136</text:p>
              </table:table-cell>
              <table:table-cell office:value-type="float" office:value="-63.4316731719971">
                <text:p>-63.4316731719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4108628768921">
                <text:p>-63.4108628768921</text:p>
              </table:table-cell>
              <table:table-cell office:value-type="float" office:value="-63.4308027267456">
                <text:p>-63.4308027267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4043888435364">
                <text:p>-63.4043888435364</text:p>
              </table:table-cell>
              <table:table-cell office:value-type="float" office:value="-63.4202999687195">
                <text:p>-63.4202999687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4150771636963">
                <text:p>-63.4150771636963</text:p>
              </table:table-cell>
              <table:table-cell office:value-type="float" office:value="-63.4183443756104">
                <text:p>-63.4183443756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4131767082214">
                <text:p>-63.4131767082214</text:p>
              </table:table-cell>
              <table:table-cell office:value-type="float" office:value="-63.4276445350647">
                <text:p>-63.42764453506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4080654296875">
                <text:p>-63.4080654296875</text:p>
              </table:table-cell>
              <table:table-cell office:value-type="float" office:value="-63.4337802238464">
                <text:p>-63.4337802238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4149654083252">
                <text:p>-63.4149654083252</text:p>
              </table:table-cell>
              <table:table-cell office:value-type="float" office:value="-63.430077999115">
                <text:p>-63.4300779991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4063314552307">
                <text:p>-63.4063314552307</text:p>
              </table:table-cell>
              <table:table-cell office:value-type="float" office:value="-63.4328348045349">
                <text:p>-63.4328348045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4109071121216">
                <text:p>-63.4109071121216</text:p>
              </table:table-cell>
              <table:table-cell office:value-type="float" office:value="-63.4283751335144">
                <text:p>-63.4283751335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4160144042969">
                <text:p>-63.4160144042969</text:p>
              </table:table-cell>
              <table:table-cell office:value-type="float" office:value="-63.4291236419678">
                <text:p>-63.4291236419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4114984512329">
                <text:p>-63.4114984512329</text:p>
              </table:table-cell>
              <table:table-cell office:value-type="float" office:value="-63.4315071220398">
                <text:p>-63.43150712203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4130627479553">
                <text:p>-63.4130627479553</text:p>
              </table:table-cell>
              <table:table-cell office:value-type="float" office:value="-63.4199448738098">
                <text:p>-63.41994487380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4104576148987">
                <text:p>-63.4104576148987</text:p>
              </table:table-cell>
              <table:table-cell office:value-type="float" office:value="-63.4342192611694">
                <text:p>-63.4342192611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4190490951538">
                <text:p>-63.4190490951538</text:p>
              </table:table-cell>
              <table:table-cell office:value-type="float" office:value="-63.4319155311584">
                <text:p>-63.4319155311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979899902344">
                <text:p>-63.3979899902344</text:p>
              </table:table-cell>
              <table:table-cell office:value-type="float" office:value="-63.4222337608337">
                <text:p>-63.4222337608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4071951751709">
                <text:p>-63.4071951751709</text:p>
              </table:table-cell>
              <table:table-cell office:value-type="float" office:value="-63.4172031707764">
                <text:p>-63.41720317077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975442733765">
                <text:p>-63.3975442733765</text:p>
              </table:table-cell>
              <table:table-cell office:value-type="float" office:value="-63.4320395812988">
                <text:p>-63.4320395812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4066076126099">
                <text:p>-63.4066076126099</text:p>
              </table:table-cell>
              <table:table-cell office:value-type="float" office:value="-63.4248726234436">
                <text:p>-63.42487262344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4008938064575">
                <text:p>-63.4008938064575</text:p>
              </table:table-cell>
              <table:table-cell office:value-type="float" office:value="-63.432212726593">
                <text:p>-63.4322127265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4063780136108">
                <text:p>-63.4063780136108</text:p>
              </table:table-cell>
              <table:table-cell office:value-type="float" office:value="-63.4304786376953">
                <text:p>-63.43047863769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4092465362549">
                <text:p>-63.4092465362549</text:p>
              </table:table-cell>
              <table:table-cell office:value-type="float" office:value="-63.4199458236694">
                <text:p>-63.4199458236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4110754852295">
                <text:p>-63.4110754852295</text:p>
              </table:table-cell>
              <table:table-cell office:value-type="float" office:value="-63.4232309761047">
                <text:p>-63.42323097610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408112651825">
                <text:p>-63.408112651825</text:p>
              </table:table-cell>
              <table:table-cell office:value-type="float" office:value="-63.4177551956177">
                <text:p>-63.41775519561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952784996033">
                <text:p>-63.3952784996033</text:p>
              </table:table-cell>
              <table:table-cell office:value-type="float" office:value="-63.4272598152161">
                <text:p>-63.42725981521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984970436096">
                <text:p>-63.3984970436096</text:p>
              </table:table-cell>
              <table:table-cell office:value-type="float" office:value="-63.4200936470032">
                <text:p>-63.42009364700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4084597396851">
                <text:p>-63.4084597396851</text:p>
              </table:table-cell>
              <table:table-cell office:value-type="float" office:value="-63.4180957450867">
                <text:p>-63.41809574508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4002780647278">
                <text:p>-63.4002780647278</text:p>
              </table:table-cell>
              <table:table-cell office:value-type="float" office:value="-63.4220921859741">
                <text:p>-63.42209218597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4051360664368">
                <text:p>-63.4051360664368</text:p>
              </table:table-cell>
              <table:table-cell office:value-type="float" office:value="-63.4268126449585">
                <text:p>-63.4268126449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4045378036499">
                <text:p>-63.4045378036499</text:p>
              </table:table-cell>
              <table:table-cell office:value-type="float" office:value="-63.4195339775085">
                <text:p>-63.41953397750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4080129623413">
                <text:p>-63.4080129623413</text:p>
              </table:table-cell>
              <table:table-cell office:value-type="float" office:value="-63.4216622581482">
                <text:p>-63.4216622581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409313873291">
                <text:p>-63.409313873291</text:p>
              </table:table-cell>
              <table:table-cell office:value-type="float" office:value="-63.4167764549255">
                <text:p>-63.4167764549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986088066101">
                <text:p>-63.3986088066101</text:p>
              </table:table-cell>
              <table:table-cell office:value-type="float" office:value="-63.4205142402649">
                <text:p>-63.42051424026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4132132492065">
                <text:p>-63.4132132492065</text:p>
              </table:table-cell>
              <table:table-cell office:value-type="float" office:value="-63.422929473877">
                <text:p>-63.4229294738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400147026062">
                <text:p>-63.400147026062</text:p>
              </table:table-cell>
              <table:table-cell office:value-type="float" office:value="-63.4374238510132">
                <text:p>-63.4374238510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4061518592835">
                <text:p>-63.4061518592835</text:p>
              </table:table-cell>
              <table:table-cell office:value-type="float" office:value="-63.4243964614868">
                <text:p>-63.42439646148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984524803162">
                <text:p>-63.3984524803162</text:p>
              </table:table-cell>
              <table:table-cell office:value-type="float" office:value="-63.4252786369324">
                <text:p>-63.42527863693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992376174927">
                <text:p>-63.3992376174927</text:p>
              </table:table-cell>
              <table:table-cell office:value-type="float" office:value="-63.4157145080566">
                <text:p>-63.4157145080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4021703338623">
                <text:p>-63.4021703338623</text:p>
              </table:table-cell>
              <table:table-cell office:value-type="float" office:value="-63.4174842338562">
                <text:p>-63.4174842338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4047850379944">
                <text:p>-63.4047850379944</text:p>
              </table:table-cell>
              <table:table-cell office:value-type="float" office:value="-63.4177823829651">
                <text:p>-63.41778238296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4179999313355">
                <text:p>-63.4179999313355</text:p>
              </table:table-cell>
              <table:table-cell office:value-type="float" office:value="-63.4243576774597">
                <text:p>-63.42435767745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4094708213806">
                <text:p>-63.4094708213806</text:p>
              </table:table-cell>
              <table:table-cell office:value-type="float" office:value="-63.4194843482971">
                <text:p>-63.41948434829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4090174102783">
                <text:p>-63.4090174102783</text:p>
              </table:table-cell>
              <table:table-cell office:value-type="float" office:value="-63.4187193069458">
                <text:p>-63.4187193069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4060315475464">
                <text:p>-63.4060315475464</text:p>
              </table:table-cell>
              <table:table-cell office:value-type="float" office:value="-63.424992389679">
                <text:p>-63.4249923896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984812965393">
                <text:p>-63.3984812965393</text:p>
              </table:table-cell>
              <table:table-cell office:value-type="float" office:value="-63.4267798233032">
                <text:p>-63.4267798233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95857421875">
                <text:p>-63.395857421875</text:p>
              </table:table-cell>
              <table:table-cell office:value-type="float" office:value="-63.4206378555298">
                <text:p>-63.42063785552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4149085884094">
                <text:p>-63.4149085884094</text:p>
              </table:table-cell>
              <table:table-cell office:value-type="float" office:value="-63.4203439712524">
                <text:p>-63.4203439712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4124891815186">
                <text:p>-63.4124891815186</text:p>
              </table:table-cell>
              <table:table-cell office:value-type="float" office:value="-63.4261192970276">
                <text:p>-63.42611929702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4011107292175">
                <text:p>-63.4011107292175</text:p>
              </table:table-cell>
              <table:table-cell office:value-type="float" office:value="-63.419204246521">
                <text:p>-63.4192042465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4067662506104">
                <text:p>-63.4067662506104</text:p>
              </table:table-cell>
              <table:table-cell office:value-type="float" office:value="-63.4282600250244">
                <text:p>-63.4282600250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4096477012634">
                <text:p>-63.4096477012634</text:p>
              </table:table-cell>
              <table:table-cell office:value-type="float" office:value="-63.4349224891663">
                <text:p>-63.43492248916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4047287368774">
                <text:p>-63.4047287368774</text:p>
              </table:table-cell>
              <table:table-cell office:value-type="float" office:value="-63.422143535614">
                <text:p>-63.4221435356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4126830101013">
                <text:p>-63.4126830101013</text:p>
              </table:table-cell>
              <table:table-cell office:value-type="float" office:value="-63.4303638534546">
                <text:p>-63.4303638534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993282699585">
                <text:p>-63.3993282699585</text:p>
              </table:table-cell>
              <table:table-cell office:value-type="float" office:value="-63.4253122558594">
                <text:p>-63.42531225585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401653591156">
                <text:p>-63.401653591156</text:p>
              </table:table-cell>
              <table:table-cell office:value-type="float" office:value="-63.4129580345154">
                <text:p>-63.4129580345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8.995cm" xlink:href=".." xlink:type="simple" chart:class="chart:line" chart:style-name="ch1">
        <chart:title svg:x="6.944cm" svg:y="0.315cm" chart:style-name="ch2">
          <text:p>SWT 8ms</text:p>
        </chart:title>
        <chart:legend chart:legend-position="end" svg:x="14.139cm" svg:y="3.949cm" style:legend-expansion="high" chart:style-name="ch3"/>
        <chart:plot-area chart:style-name="ch4" table:cell-range-address="'Pomiary-ris-on-off'.N2:'Pomiary-ris-on-off'.O102" chart:data-source-has-labels="row" svg:x="0.32cm" svg:y="1.273cm" svg:width="13.499cm" svg:height="7.543cm">
          <chart:coordinate-region svg:x="1.524cm" svg:y="1.472cm" svg:width="12.295cm" svg:height="7.1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N3:'Pomiary-ris-on-off'.N102" chart:label-cell-address="'Pomiary-ris-on-off'.N2:'Pomiary-ris-on-off'.N2" chart:class="chart:line">
            <chart:data-point chart:repeated="100"/>
          </chart:series>
          <chart:series chart:style-name="ch8" chart:values-cell-range-address="'Pomiary-ris-on-off'.O3:'Pomiary-ris-on-off'.O102" chart:label-cell-address="'Pomiary-ris-on-off'.O2:'Pomiary-ris-on-off'.O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N2:'Pomiary-ris-on-off'.N2</svg:desc>
                </draw:g>
              </table:table-cell>
              <table:table-cell office:value-type="string">
                <text:p>ID3</text:p>
                <draw:g>
                  <svg:desc>'Pomiary-ris-on-off'.O2:'Pomiary-ris-on-off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4080926856995">
                <text:p>-63.4080926856995</text:p>
                <draw:g>
                  <svg:desc>'Pomiary-ris-on-off'.N3:'Pomiary-ris-on-off'.N102</svg:desc>
                </draw:g>
              </table:table-cell>
              <table:table-cell office:value-type="float" office:value="-63.4341076049805">
                <text:p>-63.4341076049805</text:p>
                <draw:g>
                  <svg:desc>'Pomiary-ris-on-off'.O3:'Pomiary-ris-on-off'.O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408669002533">
                <text:p>-63.408669002533</text:p>
              </table:table-cell>
              <table:table-cell office:value-type="float" office:value="-63.4258624382019">
                <text:p>-63.4258624382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4169128341675">
                <text:p>-63.4169128341675</text:p>
              </table:table-cell>
              <table:table-cell office:value-type="float" office:value="-63.4276428756714">
                <text:p>-63.4276428756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4123014945984">
                <text:p>-63.4123014945984</text:p>
              </table:table-cell>
              <table:table-cell office:value-type="float" office:value="-63.4222826499939">
                <text:p>-63.4222826499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4165488739014">
                <text:p>-63.4165488739014</text:p>
              </table:table-cell>
              <table:table-cell office:value-type="float" office:value="-63.4321668319702">
                <text:p>-63.4321668319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4147510414124">
                <text:p>-63.4147510414124</text:p>
              </table:table-cell>
              <table:table-cell office:value-type="float" office:value="-63.4289435844421">
                <text:p>-63.4289435844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41438438797">
                <text:p>-63.41438438797</text:p>
              </table:table-cell>
              <table:table-cell office:value-type="float" office:value="-63.4212296676636">
                <text:p>-63.4212296676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4056616325378">
                <text:p>-63.4056616325378</text:p>
              </table:table-cell>
              <table:table-cell office:value-type="float" office:value="-63.4287425346375">
                <text:p>-63.428742534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4069454650879">
                <text:p>-63.4069454650879</text:p>
              </table:table-cell>
              <table:table-cell office:value-type="float" office:value="-63.4233278884888">
                <text:p>-63.4233278884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4090211181641">
                <text:p>-63.4090211181641</text:p>
              </table:table-cell>
              <table:table-cell office:value-type="float" office:value="-63.4269147987366">
                <text:p>-63.4269147987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4081648254395">
                <text:p>-63.4081648254395</text:p>
              </table:table-cell>
              <table:table-cell office:value-type="float" office:value="-63.4249533081055">
                <text:p>-63.4249533081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4016986351013">
                <text:p>-63.4016986351013</text:p>
              </table:table-cell>
              <table:table-cell office:value-type="float" office:value="-63.4355642127991">
                <text:p>-63.4355642127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4091731376648">
                <text:p>-63.4091731376648</text:p>
              </table:table-cell>
              <table:table-cell office:value-type="float" office:value="-63.4286632156372">
                <text:p>-63.4286632156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4086143264771">
                <text:p>-63.4086143264771</text:p>
              </table:table-cell>
              <table:table-cell office:value-type="float" office:value="-63.4335368652344">
                <text:p>-63.4335368652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4060637817383">
                <text:p>-63.4060637817383</text:p>
              </table:table-cell>
              <table:table-cell office:value-type="float" office:value="-63.4293583755493">
                <text:p>-63.4293583755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4109969406128">
                <text:p>-63.4109969406128</text:p>
              </table:table-cell>
              <table:table-cell office:value-type="float" office:value="-63.4338318710327">
                <text:p>-63.4338318710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4061457214356">
                <text:p>-63.4061457214356</text:p>
              </table:table-cell>
              <table:table-cell office:value-type="float" office:value="-63.4274380760193">
                <text:p>-63.4274380760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40325182724">
                <text:p>-63.40325182724</text:p>
              </table:table-cell>
              <table:table-cell office:value-type="float" office:value="-63.4236159591675">
                <text:p>-63.4236159591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4029060974121">
                <text:p>-63.4029060974121</text:p>
              </table:table-cell>
              <table:table-cell office:value-type="float" office:value="-63.4224716644287">
                <text:p>-63.4224716644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4101538925171">
                <text:p>-63.4101538925171</text:p>
              </table:table-cell>
              <table:table-cell office:value-type="float" office:value="-63.4251581993103">
                <text:p>-63.4251581993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4032692604065">
                <text:p>-63.4032692604065</text:p>
              </table:table-cell>
              <table:table-cell office:value-type="float" office:value="-63.4325989379883">
                <text:p>-63.4325989379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4090345916748">
                <text:p>-63.4090345916748</text:p>
              </table:table-cell>
              <table:table-cell office:value-type="float" office:value="-63.4278613357544">
                <text:p>-63.4278613357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4078438034058">
                <text:p>-63.4078438034058</text:p>
              </table:table-cell>
              <table:table-cell office:value-type="float" office:value="-63.4269685783386">
                <text:p>-63.4269685783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4097495346069">
                <text:p>-63.4097495346069</text:p>
              </table:table-cell>
              <table:table-cell office:value-type="float" office:value="-63.4261732292175">
                <text:p>-63.4261732292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4124334869385">
                <text:p>-63.4124334869385</text:p>
              </table:table-cell>
              <table:table-cell office:value-type="float" office:value="-63.4212768592834">
                <text:p>-63.4212768592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4107908096314">
                <text:p>-63.4107908096314</text:p>
              </table:table-cell>
              <table:table-cell office:value-type="float" office:value="-63.4236503715515">
                <text:p>-63.4236503715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4026026115417">
                <text:p>-63.4026026115417</text:p>
              </table:table-cell>
              <table:table-cell office:value-type="float" office:value="-63.4189835510254">
                <text:p>-63.4189835510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4055247497559">
                <text:p>-63.4055247497559</text:p>
              </table:table-cell>
              <table:table-cell office:value-type="float" office:value="-63.4224208908081">
                <text:p>-63.42242089080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4018088188171">
                <text:p>-63.4018088188171</text:p>
              </table:table-cell>
              <table:table-cell office:value-type="float" office:value="-63.4216056556702">
                <text:p>-63.4216056556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4103468399048">
                <text:p>-63.4103468399048</text:p>
              </table:table-cell>
              <table:table-cell office:value-type="float" office:value="-63.4262285575867">
                <text:p>-63.42622855758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4083815116882">
                <text:p>-63.4083815116882</text:p>
              </table:table-cell>
              <table:table-cell office:value-type="float" office:value="-63.4247970466614">
                <text:p>-63.42479704666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4073251533508">
                <text:p>-63.4073251533508</text:p>
              </table:table-cell>
              <table:table-cell office:value-type="float" office:value="-63.4253239555359">
                <text:p>-63.4253239555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4068884429932">
                <text:p>-63.4068884429932</text:p>
              </table:table-cell>
              <table:table-cell office:value-type="float" office:value="-63.4206781349182">
                <text:p>-63.4206781349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4053035583496">
                <text:p>-63.4053035583496</text:p>
              </table:table-cell>
              <table:table-cell office:value-type="float" office:value="-63.4267195129395">
                <text:p>-63.4267195129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996236801147">
                <text:p>-63.3996236801147</text:p>
              </table:table-cell>
              <table:table-cell office:value-type="float" office:value="-63.4245736541748">
                <text:p>-63.42457365417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966363830566">
                <text:p>-63.3966363830566</text:p>
              </table:table-cell>
              <table:table-cell office:value-type="float" office:value="-63.4199788475037">
                <text:p>-63.4199788475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994277801514">
                <text:p>-63.3994277801514</text:p>
              </table:table-cell>
              <table:table-cell office:value-type="float" office:value="-63.4241421203613">
                <text:p>-63.4241421203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4079855155945">
                <text:p>-63.4079855155945</text:p>
              </table:table-cell>
              <table:table-cell office:value-type="float" office:value="-63.4216293907166">
                <text:p>-63.42162939071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4087231941223">
                <text:p>-63.4087231941223</text:p>
              </table:table-cell>
              <table:table-cell office:value-type="float" office:value="-63.4221002197266">
                <text:p>-63.4221002197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4079409065247">
                <text:p>-63.4079409065247</text:p>
              </table:table-cell>
              <table:table-cell office:value-type="float" office:value="-63.4169002494812">
                <text:p>-63.41690024948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4057573699951">
                <text:p>-63.4057573699951</text:p>
              </table:table-cell>
              <table:table-cell office:value-type="float" office:value="-63.4224540100098">
                <text:p>-63.4224540100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4004978866577">
                <text:p>-63.4004978866577</text:p>
              </table:table-cell>
              <table:table-cell office:value-type="float" office:value="-63.4185695800781">
                <text:p>-63.41856958007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963409042358">
                <text:p>-63.3963409042358</text:p>
              </table:table-cell>
              <table:table-cell office:value-type="float" office:value="-63.4176695861816">
                <text:p>-63.4176695861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922500343323">
                <text:p>-63.3922500343323</text:p>
              </table:table-cell>
              <table:table-cell office:value-type="float" office:value="-63.4201614456177">
                <text:p>-63.4201614456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935981864929">
                <text:p>-63.3935981864929</text:p>
              </table:table-cell>
              <table:table-cell office:value-type="float" office:value="-63.4190514450073">
                <text:p>-63.41905144500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4028536567688">
                <text:p>-63.4028536567688</text:p>
              </table:table-cell>
              <table:table-cell office:value-type="float" office:value="-63.4228786315918">
                <text:p>-63.42287863159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947117538452">
                <text:p>-63.3947117538452</text:p>
              </table:table-cell>
              <table:table-cell office:value-type="float" office:value="-63.4163790130615">
                <text:p>-63.4163790130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924175643921">
                <text:p>-63.3924175643921</text:p>
              </table:table-cell>
              <table:table-cell office:value-type="float" office:value="-63.4132187347412">
                <text:p>-63.41321873474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939200210571">
                <text:p>-63.3939200210571</text:p>
              </table:table-cell>
              <table:table-cell office:value-type="float" office:value="-63.4181997146606">
                <text:p>-63.41819971466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929615821838">
                <text:p>-63.3929615821838</text:p>
              </table:table-cell>
              <table:table-cell office:value-type="float" office:value="-63.4163699493408">
                <text:p>-63.41636994934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976475372314">
                <text:p>-63.3976475372314</text:p>
              </table:table-cell>
              <table:table-cell office:value-type="float" office:value="-63.4064702110291">
                <text:p>-63.4064702110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960453643799">
                <text:p>-63.3960453643799</text:p>
              </table:table-cell>
              <table:table-cell office:value-type="float" office:value="-63.4150173683167">
                <text:p>-63.4150173683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4045399932861">
                <text:p>-63.4045399932861</text:p>
              </table:table-cell>
              <table:table-cell office:value-type="float" office:value="-63.4127427864075">
                <text:p>-63.41274278640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996946601868">
                <text:p>-63.3996946601868</text:p>
              </table:table-cell>
              <table:table-cell office:value-type="float" office:value="-63.4090416755676">
                <text:p>-63.40904167556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93225101471">
                <text:p>-63.393225101471</text:p>
              </table:table-cell>
              <table:table-cell office:value-type="float" office:value="-63.3999576148987">
                <text:p>-63.3999576148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925718994141">
                <text:p>-63.3925718994141</text:p>
              </table:table-cell>
              <table:table-cell office:value-type="float" office:value="-63.4089181594849">
                <text:p>-63.4089181594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996104011536">
                <text:p>-63.3996104011536</text:p>
              </table:table-cell>
              <table:table-cell office:value-type="float" office:value="-63.4117122344971">
                <text:p>-63.41171223449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947151031494">
                <text:p>-63.3947151031494</text:p>
              </table:table-cell>
              <table:table-cell office:value-type="float" office:value="-63.4180329208374">
                <text:p>-63.4180329208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939637832642">
                <text:p>-63.3939637832642</text:p>
              </table:table-cell>
              <table:table-cell office:value-type="float" office:value="-63.4102600212097">
                <text:p>-63.41026002120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994351959229">
                <text:p>-63.3994351959229</text:p>
              </table:table-cell>
              <table:table-cell office:value-type="float" office:value="-63.4052667617798">
                <text:p>-63.40526676177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911666984558">
                <text:p>-63.3911666984558</text:p>
              </table:table-cell>
              <table:table-cell office:value-type="float" office:value="-63.4010479774475">
                <text:p>-63.4010479774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995489273071">
                <text:p>-63.3995489273071</text:p>
              </table:table-cell>
              <table:table-cell office:value-type="float" office:value="-63.4057254867554">
                <text:p>-63.4057254867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880665054321">
                <text:p>-63.3880665054321</text:p>
              </table:table-cell>
              <table:table-cell office:value-type="float" office:value="-63.4067841377258">
                <text:p>-63.40678413772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883331947327">
                <text:p>-63.3883331947327</text:p>
              </table:table-cell>
              <table:table-cell office:value-type="float" office:value="-63.4025799865723">
                <text:p>-63.4025799865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823560905457">
                <text:p>-63.3823560905457</text:p>
              </table:table-cell>
              <table:table-cell office:value-type="float" office:value="-63.4108889465332">
                <text:p>-63.4108889465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910590858459">
                <text:p>-63.3910590858459</text:p>
              </table:table-cell>
              <table:table-cell office:value-type="float" office:value="-63.4063361320496">
                <text:p>-63.4063361320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931716575623">
                <text:p>-63.3931716575623</text:p>
              </table:table-cell>
              <table:table-cell office:value-type="float" office:value="-63.402390209198">
                <text:p>-63.4023902091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840318031311">
                <text:p>-63.3840318031311</text:p>
              </table:table-cell>
              <table:table-cell office:value-type="float" office:value="-63.4045425796509">
                <text:p>-63.40454257965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84410484314">
                <text:p>-63.384410484314</text:p>
              </table:table-cell>
              <table:table-cell office:value-type="float" office:value="-63.4076602554321">
                <text:p>-63.40766025543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853727073669">
                <text:p>-63.3853727073669</text:p>
              </table:table-cell>
              <table:table-cell office:value-type="float" office:value="-63.4034156494141">
                <text:p>-63.4034156494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819358558655">
                <text:p>-63.3819358558655</text:p>
              </table:table-cell>
              <table:table-cell office:value-type="float" office:value="-63.4014571838379">
                <text:p>-63.4014571838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785590286255">
                <text:p>-63.3785590286255</text:p>
              </table:table-cell>
              <table:table-cell office:value-type="float" office:value="-63.3946066207886">
                <text:p>-63.39460662078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85388961792">
                <text:p>-63.385388961792</text:p>
              </table:table-cell>
              <table:table-cell office:value-type="float" office:value="-63.4023623161316">
                <text:p>-63.4023623161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823556518555">
                <text:p>-63.3823556518555</text:p>
              </table:table-cell>
              <table:table-cell office:value-type="float" office:value="-63.402361240387">
                <text:p>-63.4023612403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839516525269">
                <text:p>-63.3839516525269</text:p>
              </table:table-cell>
              <table:table-cell office:value-type="float" office:value="-63.406725112915">
                <text:p>-63.4067251129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790663490295">
                <text:p>-63.3790663490295</text:p>
              </table:table-cell>
              <table:table-cell office:value-type="float" office:value="-63.4014553642273">
                <text:p>-63.4014553642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824991378784">
                <text:p>-63.3824991378784</text:p>
              </table:table-cell>
              <table:table-cell office:value-type="float" office:value="-63.3955768470764">
                <text:p>-63.3955768470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8023853302">
                <text:p>-63.38023853302</text:p>
              </table:table-cell>
              <table:table-cell office:value-type="float" office:value="-63.4038661956787">
                <text:p>-63.4038661956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812751350403">
                <text:p>-63.3812751350403</text:p>
              </table:table-cell>
              <table:table-cell office:value-type="float" office:value="-63.3935946884155">
                <text:p>-63.3935946884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815963783264">
                <text:p>-63.3815963783264</text:p>
              </table:table-cell>
              <table:table-cell office:value-type="float" office:value="-63.4000010375977">
                <text:p>-63.4000010375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803648071289">
                <text:p>-63.3803648071289</text:p>
              </table:table-cell>
              <table:table-cell office:value-type="float" office:value="-63.3937222251892">
                <text:p>-63.3937222251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818093948364">
                <text:p>-63.3818093948364</text:p>
              </table:table-cell>
              <table:table-cell office:value-type="float" office:value="-63.396692150116">
                <text:p>-63.396692150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737592430115">
                <text:p>-63.3737592430115</text:p>
              </table:table-cell>
              <table:table-cell office:value-type="float" office:value="-63.3949651947021">
                <text:p>-63.39496519470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807240371704">
                <text:p>-63.3807240371704</text:p>
              </table:table-cell>
              <table:table-cell office:value-type="float" office:value="-63.3945834922791">
                <text:p>-63.39458349227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818305740357">
                <text:p>-63.3818305740357</text:p>
              </table:table-cell>
              <table:table-cell office:value-type="float" office:value="-63.3908122253418">
                <text:p>-63.3908122253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712914619446">
                <text:p>-63.3712914619446</text:p>
              </table:table-cell>
              <table:table-cell office:value-type="float" office:value="-63.391612361908">
                <text:p>-63.391612361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792986106873">
                <text:p>-63.3792986106873</text:p>
              </table:table-cell>
              <table:table-cell office:value-type="float" office:value="-63.3973123512268">
                <text:p>-63.3973123512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787152442932">
                <text:p>-63.3787152442932</text:p>
              </table:table-cell>
              <table:table-cell office:value-type="float" office:value="-63.3979023666382">
                <text:p>-63.39790236663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711008987427">
                <text:p>-63.3711008987427</text:p>
              </table:table-cell>
              <table:table-cell office:value-type="float" office:value="-63.3942293128967">
                <text:p>-63.3942293128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768143463135">
                <text:p>-63.3768143463135</text:p>
              </table:table-cell>
              <table:table-cell office:value-type="float" office:value="-63.3936079406738">
                <text:p>-63.3936079406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796575889587">
                <text:p>-63.3796575889587</text:p>
              </table:table-cell>
              <table:table-cell office:value-type="float" office:value="-63.3886591491699">
                <text:p>-63.3886591491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766653633118">
                <text:p>-63.3766653633118</text:p>
              </table:table-cell>
              <table:table-cell office:value-type="float" office:value="-63.3928518981934">
                <text:p>-63.39285189819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815324134827">
                <text:p>-63.3815324134827</text:p>
              </table:table-cell>
              <table:table-cell office:value-type="float" office:value="-63.3948725585938">
                <text:p>-63.39487255859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776660842896">
                <text:p>-63.3776660842896</text:p>
              </table:table-cell>
              <table:table-cell office:value-type="float" office:value="-63.3932806587219">
                <text:p>-63.39328065872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768274688721">
                <text:p>-63.3768274688721</text:p>
              </table:table-cell>
              <table:table-cell office:value-type="float" office:value="-63.3970814781189">
                <text:p>-63.3970814781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807491073608">
                <text:p>-63.3807491073608</text:p>
              </table:table-cell>
              <table:table-cell office:value-type="float" office:value="-63.3991064796448">
                <text:p>-63.3991064796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770041427612">
                <text:p>-63.3770041427612</text:p>
              </table:table-cell>
              <table:table-cell office:value-type="float" office:value="-63.3966190872192">
                <text:p>-63.3966190872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701468696594">
                <text:p>-63.3701468696594</text:p>
              </table:table-cell>
              <table:table-cell office:value-type="float" office:value="-63.3958629379273">
                <text:p>-63.39586293792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732829704285">
                <text:p>-63.3732829704285</text:p>
              </table:table-cell>
              <table:table-cell office:value-type="float" office:value="-63.395796207428">
                <text:p>-63.3957962074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761679077148">
                <text:p>-63.3761679077148</text:p>
              </table:table-cell>
              <table:table-cell office:value-type="float" office:value="-63.3896754798889">
                <text:p>-63.38967547988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6cm" svg:height="8.994cm" xlink:href=".." xlink:type="simple" chart:class="chart:line" chart:style-name="ch1">
        <chart:title svg:x="6.807cm" svg:y="0.315cm" chart:style-name="ch2">
          <text:p>SWT 16ms</text:p>
        </chart:title>
        <chart:legend chart:legend-position="end" svg:x="14.103cm" svg:y="3.949cm" style:legend-expansion="high" chart:style-name="ch3"/>
        <chart:plot-area chart:style-name="ch4" table:cell-range-address="'Pomiary-ris-on-off'.R2:'Pomiary-ris-on-off'.S102" chart:data-source-has-labels="row" svg:x="0.319cm" svg:y="1.273cm" svg:width="13.465cm" svg:height="7.542cm">
          <chart:coordinate-region svg:x="1.523cm" svg:y="1.472cm" svg:width="12.261cm" svg:height="7.1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R3:'Pomiary-ris-on-off'.R102" chart:label-cell-address="'Pomiary-ris-on-off'.R2:'Pomiary-ris-on-off'.R2" chart:class="chart:line">
            <chart:data-point chart:repeated="100"/>
          </chart:series>
          <chart:series chart:style-name="ch8" chart:values-cell-range-address="'Pomiary-ris-on-off'.S3:'Pomiary-ris-on-off'.S102" chart:label-cell-address="'Pomiary-ris-on-off'.S2:'Pomiary-ris-on-off'.S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R2:'Pomiary-ris-on-off'.R2</svg:desc>
                </draw:g>
              </table:table-cell>
              <table:table-cell office:value-type="string">
                <text:p>ID3</text:p>
                <draw:g>
                  <svg:desc>'Pomiary-ris-on-off'.S2:'Pomiary-ris-on-off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829977340698">
                <text:p>-63.3829977340698</text:p>
                <draw:g>
                  <svg:desc>'Pomiary-ris-on-off'.R3:'Pomiary-ris-on-off'.R102</svg:desc>
                </draw:g>
              </table:table-cell>
              <table:table-cell office:value-type="float" office:value="-63.404553730011">
                <text:p>-63.404553730011</text:p>
                <draw:g>
                  <svg:desc>'Pomiary-ris-on-off'.S3:'Pomiary-ris-on-off'.S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822186927795">
                <text:p>-63.3822186927795</text:p>
              </table:table-cell>
              <table:table-cell office:value-type="float" office:value="-63.4006769294739">
                <text:p>-63.4006769294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828106803894">
                <text:p>-63.3828106803894</text:p>
              </table:table-cell>
              <table:table-cell office:value-type="float" office:value="-63.3959144973755">
                <text:p>-63.3959144973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844483108521">
                <text:p>-63.3844483108521</text:p>
              </table:table-cell>
              <table:table-cell office:value-type="float" office:value="-63.4018926124573">
                <text:p>-63.4018926124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788770828247">
                <text:p>-63.3788770828247</text:p>
              </table:table-cell>
              <table:table-cell office:value-type="float" office:value="-63.3979465332031">
                <text:p>-63.3979465332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773739242554">
                <text:p>-63.3773739242554</text:p>
              </table:table-cell>
              <table:table-cell office:value-type="float" office:value="-63.3973156738281">
                <text:p>-63.3973156738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751591339111">
                <text:p>-63.3751591339111</text:p>
              </table:table-cell>
              <table:table-cell office:value-type="float" office:value="-63.3976515579224">
                <text:p>-63.397651557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759410629273">
                <text:p>-63.3759410629273</text:p>
              </table:table-cell>
              <table:table-cell office:value-type="float" office:value="-63.3905471801758">
                <text:p>-63.3905471801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794850616455">
                <text:p>-63.3794850616455</text:p>
              </table:table-cell>
              <table:table-cell office:value-type="float" office:value="-63.3903076286316">
                <text:p>-63.3903076286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766804962158">
                <text:p>-63.3766804962158</text:p>
              </table:table-cell>
              <table:table-cell office:value-type="float" office:value="-63.395316570282">
                <text:p>-63.39531657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759204025269">
                <text:p>-63.3759204025269</text:p>
              </table:table-cell>
              <table:table-cell office:value-type="float" office:value="-63.3950231056213">
                <text:p>-63.3950231056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771070251465">
                <text:p>-63.3771070251465</text:p>
              </table:table-cell>
              <table:table-cell office:value-type="float" office:value="-63.3967746810913">
                <text:p>-63.3967746810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790017967224">
                <text:p>-63.3790017967224</text:p>
              </table:table-cell>
              <table:table-cell office:value-type="float" office:value="-63.39471301651">
                <text:p>-63.39471301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763799629211">
                <text:p>-63.3763799629211</text:p>
              </table:table-cell>
              <table:table-cell office:value-type="float" office:value="-63.3921452903748">
                <text:p>-63.3921452903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751002883911">
                <text:p>-63.3751002883911</text:p>
              </table:table-cell>
              <table:table-cell office:value-type="float" office:value="-63.3939148216248">
                <text:p>-63.3939148216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74118686676">
                <text:p>-63.374118686676</text:p>
              </table:table-cell>
              <table:table-cell office:value-type="float" office:value="-63.3934016189575">
                <text:p>-63.3934016189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673474502564">
                <text:p>-63.3673474502564</text:p>
              </table:table-cell>
              <table:table-cell office:value-type="float" office:value="-63.3930448188782">
                <text:p>-63.3930448188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680200805664">
                <text:p>-63.3680200805664</text:p>
              </table:table-cell>
              <table:table-cell office:value-type="float" office:value="-63.3889968338013">
                <text:p>-63.3889968338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683249015808">
                <text:p>-63.3683249015808</text:p>
              </table:table-cell>
              <table:table-cell office:value-type="float" office:value="-63.3866127624512">
                <text:p>-63.3866127624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690580825806">
                <text:p>-63.3690580825806</text:p>
              </table:table-cell>
              <table:table-cell office:value-type="float" office:value="-63.3883208656311">
                <text:p>-63.3883208656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733257789612">
                <text:p>-63.3733257789612</text:p>
              </table:table-cell>
              <table:table-cell office:value-type="float" office:value="-63.3845370407105">
                <text:p>-63.3845370407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681593360901">
                <text:p>-63.3681593360901</text:p>
              </table:table-cell>
              <table:table-cell office:value-type="float" office:value="-63.3921542892456">
                <text:p>-63.3921542892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663809356689">
                <text:p>-63.3663809356689</text:p>
              </table:table-cell>
              <table:table-cell office:value-type="float" office:value="-63.3926658287048">
                <text:p>-63.3926658287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659475021362">
                <text:p>-63.3659475021362</text:p>
              </table:table-cell>
              <table:table-cell office:value-type="float" office:value="-63.381273021698">
                <text:p>-63.381273021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637467956543">
                <text:p>-63.3637467956543</text:p>
              </table:table-cell>
              <table:table-cell office:value-type="float" office:value="-63.3798428268433">
                <text:p>-63.3798428268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546495857239">
                <text:p>-63.3546495857239</text:p>
              </table:table-cell>
              <table:table-cell office:value-type="float" office:value="-63.3777639656067">
                <text:p>-63.37776396560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552740745544">
                <text:p>-63.3552740745544</text:p>
              </table:table-cell>
              <table:table-cell office:value-type="float" office:value="-63.37199949646">
                <text:p>-63.37199949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564354286194">
                <text:p>-63.3564354286194</text:p>
              </table:table-cell>
              <table:table-cell office:value-type="float" office:value="-63.3717405967712">
                <text:p>-63.3717405967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569278106689">
                <text:p>-63.3569278106689</text:p>
              </table:table-cell>
              <table:table-cell office:value-type="float" office:value="-63.3764764099121">
                <text:p>-63.3764764099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510020523071">
                <text:p>-63.3510020523071</text:p>
              </table:table-cell>
              <table:table-cell office:value-type="float" office:value="-63.3679845504761">
                <text:p>-63.3679845504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504658088684">
                <text:p>-63.3504658088684</text:p>
              </table:table-cell>
              <table:table-cell office:value-type="float" office:value="-63.3658075790405">
                <text:p>-63.3658075790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46664768219">
                <text:p>-63.346664768219</text:p>
              </table:table-cell>
              <table:table-cell office:value-type="float" office:value="-63.3716492271423">
                <text:p>-63.3716492271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487356834412">
                <text:p>-63.3487356834412</text:p>
              </table:table-cell>
              <table:table-cell office:value-type="float" office:value="-63.3604169578552">
                <text:p>-63.3604169578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42689250946">
                <text:p>-63.342689250946</text:p>
              </table:table-cell>
              <table:table-cell office:value-type="float" office:value="-63.3619382247925">
                <text:p>-63.3619382247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417454223633">
                <text:p>-63.3417454223633</text:p>
              </table:table-cell>
              <table:table-cell office:value-type="float" office:value="-63.3613196563721">
                <text:p>-63.3613196563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425050468445">
                <text:p>-63.3425050468445</text:p>
              </table:table-cell>
              <table:table-cell office:value-type="float" office:value="-63.358133644104">
                <text:p>-63.358133644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406790351868">
                <text:p>-63.3406790351868</text:p>
              </table:table-cell>
              <table:table-cell office:value-type="float" office:value="-63.3597395591736">
                <text:p>-63.3597395591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327551651001">
                <text:p>-63.3327551651001</text:p>
              </table:table-cell>
              <table:table-cell office:value-type="float" office:value="-63.35174974823">
                <text:p>-63.351749748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370150794983">
                <text:p>-63.3370150794983</text:p>
              </table:table-cell>
              <table:table-cell office:value-type="float" office:value="-63.351713886261">
                <text:p>-63.351713886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298000869751">
                <text:p>-63.3298000869751</text:p>
              </table:table-cell>
              <table:table-cell office:value-type="float" office:value="-63.3527663078308">
                <text:p>-63.3527663078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287359428406">
                <text:p>-63.3287359428406</text:p>
              </table:table-cell>
              <table:table-cell office:value-type="float" office:value="-63.3534960784912">
                <text:p>-63.3534960784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342483596802">
                <text:p>-63.3342483596802</text:p>
              </table:table-cell>
              <table:table-cell office:value-type="float" office:value="-63.3501744689941">
                <text:p>-63.3501744689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320365104675">
                <text:p>-63.3320365104675</text:p>
              </table:table-cell>
              <table:table-cell office:value-type="float" office:value="-63.3490177497864">
                <text:p>-63.3490177497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358771324158">
                <text:p>-63.3358771324158</text:p>
              </table:table-cell>
              <table:table-cell office:value-type="float" office:value="-63.3553291893005">
                <text:p>-63.3553291893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3813904953">
                <text:p>-63.33813904953</text:p>
              </table:table-cell>
              <table:table-cell office:value-type="float" office:value="-63.3504377975464">
                <text:p>-63.3504377975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34824760437">
                <text:p>-63.334824760437</text:p>
              </table:table-cell>
              <table:table-cell office:value-type="float" office:value="-63.3498216438293">
                <text:p>-63.34982164382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316052932739">
                <text:p>-63.3316052932739</text:p>
              </table:table-cell>
              <table:table-cell office:value-type="float" office:value="-63.3558639755249">
                <text:p>-63.3558639755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273488616943">
                <text:p>-63.3273488616943</text:p>
              </table:table-cell>
              <table:table-cell office:value-type="float" office:value="-63.3519574050903">
                <text:p>-63.35195740509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304382133484">
                <text:p>-63.3304382133484</text:p>
              </table:table-cell>
              <table:table-cell office:value-type="float" office:value="-63.3511412773132">
                <text:p>-63.3511412773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266885566711">
                <text:p>-63.3266885566711</text:p>
              </table:table-cell>
              <table:table-cell office:value-type="float" office:value="-63.3549200286865">
                <text:p>-63.35492002868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285462760925">
                <text:p>-63.3285462760925</text:p>
              </table:table-cell>
              <table:table-cell office:value-type="float" office:value="-63.354829044342">
                <text:p>-63.354829044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31624786377">
                <text:p>-63.331624786377</text:p>
              </table:table-cell>
              <table:table-cell office:value-type="float" office:value="-63.3485331077576">
                <text:p>-63.34853310775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290072822571">
                <text:p>-63.3290072822571</text:p>
              </table:table-cell>
              <table:table-cell office:value-type="float" office:value="-63.3482747421265">
                <text:p>-63.3482747421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337765731812">
                <text:p>-63.3337765731812</text:p>
              </table:table-cell>
              <table:table-cell office:value-type="float" office:value="-63.3486921272278">
                <text:p>-63.34869212722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285816268921">
                <text:p>-63.3285816268921</text:p>
              </table:table-cell>
              <table:table-cell office:value-type="float" office:value="-63.3470457839966">
                <text:p>-63.34704578399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283873443604">
                <text:p>-63.3283873443604</text:p>
              </table:table-cell>
              <table:table-cell office:value-type="float" office:value="-63.3526818847656">
                <text:p>-63.3526818847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31968421936">
                <text:p>-63.331968421936</text:p>
              </table:table-cell>
              <table:table-cell office:value-type="float" office:value="-63.3491013755798">
                <text:p>-63.3491013755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328360176086">
                <text:p>-63.3328360176086</text:p>
              </table:table-cell>
              <table:table-cell office:value-type="float" office:value="-63.3504807929993">
                <text:p>-63.3504807929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254644927979">
                <text:p>-63.3254644927979</text:p>
              </table:table-cell>
              <table:table-cell office:value-type="float" office:value="-63.3490526123047">
                <text:p>-63.3490526123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285277099609">
                <text:p>-63.3285277099609</text:p>
              </table:table-cell>
              <table:table-cell office:value-type="float" office:value="-63.3473753051758">
                <text:p>-63.34737530517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278483352661">
                <text:p>-63.3278483352661</text:p>
              </table:table-cell>
              <table:table-cell office:value-type="float" office:value="-63.3470029983521">
                <text:p>-63.3470029983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280075759888">
                <text:p>-63.3280075759888</text:p>
              </table:table-cell>
              <table:table-cell office:value-type="float" office:value="-63.3428666496277">
                <text:p>-63.34286664962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309352836609">
                <text:p>-63.3309352836609</text:p>
              </table:table-cell>
              <table:table-cell office:value-type="float" office:value="-63.3477439308167">
                <text:p>-63.34774393081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303680076599">
                <text:p>-63.3303680076599</text:p>
              </table:table-cell>
              <table:table-cell office:value-type="float" office:value="-63.3482827949524">
                <text:p>-63.3482827949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315085487366">
                <text:p>-63.3315085487366</text:p>
              </table:table-cell>
              <table:table-cell office:value-type="float" office:value="-63.3470097770691">
                <text:p>-63.3470097770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340589752197">
                <text:p>-63.3340589752197</text:p>
              </table:table-cell>
              <table:table-cell office:value-type="float" office:value="-63.355210105896">
                <text:p>-63.3552101058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292299728394">
                <text:p>-63.3292299728394</text:p>
              </table:table-cell>
              <table:table-cell office:value-type="float" office:value="-63.3488351898193">
                <text:p>-63.34883518981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270630874634">
                <text:p>-63.3270630874634</text:p>
              </table:table-cell>
              <table:table-cell office:value-type="float" office:value="-63.3498297424316">
                <text:p>-63.34982974243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28458442688">
                <text:p>-63.328458442688</text:p>
              </table:table-cell>
              <table:table-cell office:value-type="float" office:value="-63.3517347259522">
                <text:p>-63.3517347259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313481216431">
                <text:p>-63.3313481216431</text:p>
              </table:table-cell>
              <table:table-cell office:value-type="float" office:value="-63.3485403594971">
                <text:p>-63.34854035949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254082870483">
                <text:p>-63.3254082870483</text:p>
              </table:table-cell>
              <table:table-cell office:value-type="float" office:value="-63.3433070487976">
                <text:p>-63.3433070487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229297866821">
                <text:p>-63.3229297866821</text:p>
              </table:table-cell>
              <table:table-cell office:value-type="float" office:value="-63.3423928718567">
                <text:p>-63.34239287185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256861572266">
                <text:p>-63.3256861572266</text:p>
              </table:table-cell>
              <table:table-cell office:value-type="float" office:value="-63.347377571106">
                <text:p>-63.347377571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243134422302">
                <text:p>-63.3243134422302</text:p>
              </table:table-cell>
              <table:table-cell office:value-type="float" office:value="-63.3500164146423">
                <text:p>-63.35001641464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288964958191">
                <text:p>-63.3288964958191</text:p>
              </table:table-cell>
              <table:table-cell office:value-type="float" office:value="-63.3467659454346">
                <text:p>-63.3467659454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269854888916">
                <text:p>-63.3269854888916</text:p>
              </table:table-cell>
              <table:table-cell office:value-type="float" office:value="-63.3462552261353">
                <text:p>-63.34625522613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256753959656">
                <text:p>-63.3256753959656</text:p>
              </table:table-cell>
              <table:table-cell office:value-type="float" office:value="-63.3423707199097">
                <text:p>-63.34237071990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282200813294">
                <text:p>-63.3282200813294</text:p>
              </table:table-cell>
              <table:table-cell office:value-type="float" office:value="-63.3451887397766">
                <text:p>-63.3451887397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32090751648">
                <text:p>-63.332090751648</text:p>
              </table:table-cell>
              <table:table-cell office:value-type="float" office:value="-63.3446162414551">
                <text:p>-63.3446162414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221276473999">
                <text:p>-63.3221276473999</text:p>
              </table:table-cell>
              <table:table-cell office:value-type="float" office:value="-63.3466686782837">
                <text:p>-63.34666867828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239334716797">
                <text:p>-63.3239334716797</text:p>
              </table:table-cell>
              <table:table-cell office:value-type="float" office:value="-63.3464127922058">
                <text:p>-63.34641279220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259731445313">
                <text:p>-63.3259731445313</text:p>
              </table:table-cell>
              <table:table-cell office:value-type="float" office:value="-63.3433313026428">
                <text:p>-63.34333130264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255274963379">
                <text:p>-63.3255274963379</text:p>
              </table:table-cell>
              <table:table-cell office:value-type="float" office:value="-63.3504465255737">
                <text:p>-63.3504465255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254468421936">
                <text:p>-63.3254468421936</text:p>
              </table:table-cell>
              <table:table-cell office:value-type="float" office:value="-63.3490342788696">
                <text:p>-63.3490342788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244432907105">
                <text:p>-63.3244432907105</text:p>
              </table:table-cell>
              <table:table-cell office:value-type="float" office:value="-63.3477552032471">
                <text:p>-63.34775520324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290158882141">
                <text:p>-63.3290158882141</text:p>
              </table:table-cell>
              <table:table-cell office:value-type="float" office:value="-63.3484731216431">
                <text:p>-63.34847312164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268817062378">
                <text:p>-63.3268817062378</text:p>
              </table:table-cell>
              <table:table-cell office:value-type="float" office:value="-63.3478118133545">
                <text:p>-63.34781181335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252641525269">
                <text:p>-63.3252641525269</text:p>
              </table:table-cell>
              <table:table-cell office:value-type="float" office:value="-63.3455747871399">
                <text:p>-63.3455747871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250286979675">
                <text:p>-63.3250286979675</text:p>
              </table:table-cell>
              <table:table-cell office:value-type="float" office:value="-63.3428939552307">
                <text:p>-63.34289395523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291647148132">
                <text:p>-63.3291647148132</text:p>
              </table:table-cell>
              <table:table-cell office:value-type="float" office:value="-63.3477274246216">
                <text:p>-63.34772742462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282694969177">
                <text:p>-63.3282694969177</text:p>
              </table:table-cell>
              <table:table-cell office:value-type="float" office:value="-63.3438417243958">
                <text:p>-63.3438417243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233655662537">
                <text:p>-63.3233655662537</text:p>
              </table:table-cell>
              <table:table-cell office:value-type="float" office:value="-63.3466134109497">
                <text:p>-63.3466134109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218563537598">
                <text:p>-63.3218563537598</text:p>
              </table:table-cell>
              <table:table-cell office:value-type="float" office:value="-63.344074760437">
                <text:p>-63.3440747604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244246063232">
                <text:p>-63.3244246063232</text:p>
              </table:table-cell>
              <table:table-cell office:value-type="float" office:value="-63.3464304542542">
                <text:p>-63.3464304542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238325767517">
                <text:p>-63.3238325767517</text:p>
              </table:table-cell>
              <table:table-cell office:value-type="float" office:value="-63.3457575263977">
                <text:p>-63.3457575263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170417709351">
                <text:p>-63.3170417709351</text:p>
              </table:table-cell>
              <table:table-cell office:value-type="float" office:value="-63.3487445793152">
                <text:p>-63.3487445793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221653404236">
                <text:p>-63.3221653404236</text:p>
              </table:table-cell>
              <table:table-cell office:value-type="float" office:value="-63.346959487915">
                <text:p>-63.346959487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238589401245">
                <text:p>-63.3238589401245</text:p>
              </table:table-cell>
              <table:table-cell office:value-type="float" office:value="-63.3465807723999">
                <text:p>-63.3465807723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278175735474">
                <text:p>-63.3278175735474</text:p>
              </table:table-cell>
              <table:table-cell office:value-type="float" office:value="-63.3425324211121">
                <text:p>-63.3425324211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252436141968">
                <text:p>-63.3252436141968</text:p>
              </table:table-cell>
              <table:table-cell office:value-type="float" office:value="-63.3431840553284">
                <text:p>-63.34318405532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8.995cm" xlink:href=".." xlink:type="simple" chart:class="chart:line" chart:style-name="ch1">
        <chart:title svg:x="6.806cm" svg:y="0.315cm" chart:style-name="ch2">
          <text:p>SWT 32ms</text:p>
        </chart:title>
        <chart:legend chart:legend-position="end" svg:x="14.102cm" svg:y="3.949cm" style:legend-expansion="high" chart:style-name="ch3"/>
        <chart:plot-area chart:style-name="ch4" table:cell-range-address="'Pomiary-ris-on-off'.V2:'Pomiary-ris-on-off'.W102" chart:data-source-has-labels="row" svg:x="0.319cm" svg:y="1.273cm" svg:width="13.464cm" svg:height="7.543cm">
          <chart:coordinate-region svg:x="1.523cm" svg:y="1.473cm" svg:width="12.26cm" svg:height="7.1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V3:'Pomiary-ris-on-off'.V102" chart:label-cell-address="'Pomiary-ris-on-off'.V2:'Pomiary-ris-on-off'.V2" chart:class="chart:line">
            <chart:data-point chart:repeated="100"/>
          </chart:series>
          <chart:series chart:style-name="ch8" chart:values-cell-range-address="'Pomiary-ris-on-off'.W3:'Pomiary-ris-on-off'.W102" chart:label-cell-address="'Pomiary-ris-on-off'.W2:'Pomiary-ris-on-off'.W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V2:'Pomiary-ris-on-off'.V2</svg:desc>
                </draw:g>
              </table:table-cell>
              <table:table-cell office:value-type="string">
                <text:p>ID3</text:p>
                <draw:g>
                  <svg:desc>'Pomiary-ris-on-off'.W2:'Pomiary-ris-on-off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270503349304">
                <text:p>-63.3270503349304</text:p>
                <draw:g>
                  <svg:desc>'Pomiary-ris-on-off'.V3:'Pomiary-ris-on-off'.V102</svg:desc>
                </draw:g>
              </table:table-cell>
              <table:table-cell office:value-type="float" office:value="-63.3439801635742">
                <text:p>-63.3439801635742</text:p>
                <draw:g>
                  <svg:desc>'Pomiary-ris-on-off'.W3:'Pomiary-ris-on-off'.W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273584213257">
                <text:p>-63.3273584213257</text:p>
              </table:table-cell>
              <table:table-cell office:value-type="float" office:value="-63.3487728919983">
                <text:p>-63.3487728919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279584732056">
                <text:p>-63.3279584732056</text:p>
              </table:table-cell>
              <table:table-cell office:value-type="float" office:value="-63.3440526199341">
                <text:p>-63.3440526199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269596824646">
                <text:p>-63.3269596824646</text:p>
              </table:table-cell>
              <table:table-cell office:value-type="float" office:value="-63.3423669013977">
                <text:p>-63.3423669013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240941238403">
                <text:p>-63.3240941238403</text:p>
              </table:table-cell>
              <table:table-cell office:value-type="float" office:value="-63.3446182174683">
                <text:p>-63.3446182174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233222007751">
                <text:p>-63.3233222007751</text:p>
              </table:table-cell>
              <table:table-cell office:value-type="float" office:value="-63.3454858360291">
                <text:p>-63.3454858360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234754219055">
                <text:p>-63.3234754219055</text:p>
              </table:table-cell>
              <table:table-cell office:value-type="float" office:value="-63.3439039497376">
                <text:p>-63.3439039497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252102661133">
                <text:p>-63.3252102661133</text:p>
              </table:table-cell>
              <table:table-cell office:value-type="float" office:value="-63.348779712677">
                <text:p>-63.348779712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24633808136">
                <text:p>-63.324633808136</text:p>
              </table:table-cell>
              <table:table-cell office:value-type="float" office:value="-63.3478614730835">
                <text:p>-63.3478614730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280610733032">
                <text:p>-63.3280610733032</text:p>
              </table:table-cell>
              <table:table-cell office:value-type="float" office:value="-63.349253780365">
                <text:p>-63.349253780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267287368774">
                <text:p>-63.3267287368774</text:p>
              </table:table-cell>
              <table:table-cell office:value-type="float" office:value="-63.3453413009644">
                <text:p>-63.3453413009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237292518616">
                <text:p>-63.3237292518616</text:p>
              </table:table-cell>
              <table:table-cell office:value-type="float" office:value="-63.3462078132629">
                <text:p>-63.3462078132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27752571106">
                <text:p>-63.327752571106</text:p>
              </table:table-cell>
              <table:table-cell office:value-type="float" office:value="-63.345763835907">
                <text:p>-63.3457638359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232188034058">
                <text:p>-63.3232188034058</text:p>
              </table:table-cell>
              <table:table-cell office:value-type="float" office:value="-63.343125919342">
                <text:p>-63.343125919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249838905334">
                <text:p>-63.3249838905334</text:p>
              </table:table-cell>
              <table:table-cell office:value-type="float" office:value="-63.3442409553528">
                <text:p>-63.3442409553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249889144897">
                <text:p>-63.3249889144897</text:p>
              </table:table-cell>
              <table:table-cell office:value-type="float" office:value="-63.3462960662842">
                <text:p>-63.3462960662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241406898499">
                <text:p>-63.3241406898499</text:p>
              </table:table-cell>
              <table:table-cell office:value-type="float" office:value="-63.3497458381653">
                <text:p>-63.3497458381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28575553894">
                <text:p>-63.328575553894</text:p>
              </table:table-cell>
              <table:table-cell office:value-type="float" office:value="-63.3445377235413">
                <text:p>-63.3445377235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235238456726">
                <text:p>-63.3235238456726</text:p>
              </table:table-cell>
              <table:table-cell office:value-type="float" office:value="-63.3476451606751">
                <text:p>-63.3476451606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272421035767">
                <text:p>-63.3272421035767</text:p>
              </table:table-cell>
              <table:table-cell office:value-type="float" office:value="-63.349459186554">
                <text:p>-63.349459186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274986915588">
                <text:p>-63.3274986915588</text:p>
              </table:table-cell>
              <table:table-cell office:value-type="float" office:value="-63.346875038147">
                <text:p>-63.346875038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239953994751">
                <text:p>-63.3239953994751</text:p>
              </table:table-cell>
              <table:table-cell office:value-type="float" office:value="-63.353902797699">
                <text:p>-63.353902797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258341255188">
                <text:p>-63.3258341255188</text:p>
              </table:table-cell>
              <table:table-cell office:value-type="float" office:value="-63.3495009880066">
                <text:p>-63.34950098800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250818519592">
                <text:p>-63.3250818519592</text:p>
              </table:table-cell>
              <table:table-cell office:value-type="float" office:value="-63.3482184295654">
                <text:p>-63.34821842956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232111358643">
                <text:p>-63.3232111358643</text:p>
              </table:table-cell>
              <table:table-cell office:value-type="float" office:value="-63.3443830566406">
                <text:p>-63.3443830566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242271080017">
                <text:p>-63.3242271080017</text:p>
              </table:table-cell>
              <table:table-cell office:value-type="float" office:value="-63.3453889427185">
                <text:p>-63.3453889427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201417121887">
                <text:p>-63.3201417121887</text:p>
              </table:table-cell>
              <table:table-cell office:value-type="float" office:value="-63.3490560569763">
                <text:p>-63.3490560569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251600265503">
                <text:p>-63.3251600265503</text:p>
              </table:table-cell>
              <table:table-cell office:value-type="float" office:value="-63.3495869636536">
                <text:p>-63.3495869636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281675033569">
                <text:p>-63.3281675033569</text:p>
              </table:table-cell>
              <table:table-cell office:value-type="float" office:value="-63.3453902854919">
                <text:p>-63.3453902854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282316741943">
                <text:p>-63.3282316741943</text:p>
              </table:table-cell>
              <table:table-cell office:value-type="float" office:value="-63.3506277961731">
                <text:p>-63.3506277961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260965194702">
                <text:p>-63.3260965194702</text:p>
              </table:table-cell>
              <table:table-cell office:value-type="float" office:value="-63.3475945739746">
                <text:p>-63.3475945739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256673469544">
                <text:p>-63.3256673469544</text:p>
              </table:table-cell>
              <table:table-cell office:value-type="float" office:value="-63.3479930152893">
                <text:p>-63.3479930152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238387756348">
                <text:p>-63.3238387756348</text:p>
              </table:table-cell>
              <table:table-cell office:value-type="float" office:value="-63.3464721870422">
                <text:p>-63.3464721870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248158683777">
                <text:p>-63.3248158683777</text:p>
              </table:table-cell>
              <table:table-cell office:value-type="float" office:value="-63.3504061317444">
                <text:p>-63.3504061317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259387016296">
                <text:p>-63.3259387016296</text:p>
              </table:table-cell>
              <table:table-cell office:value-type="float" office:value="-63.3509968223572">
                <text:p>-63.3509968223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249304084778">
                <text:p>-63.3249304084778</text:p>
              </table:table-cell>
              <table:table-cell office:value-type="float" office:value="-63.3482798347473">
                <text:p>-63.3482798347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304122695923">
                <text:p>-63.3304122695923</text:p>
              </table:table-cell>
              <table:table-cell office:value-type="float" office:value="-63.351318195343">
                <text:p>-63.3513181953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282123527527">
                <text:p>-63.3282123527527</text:p>
              </table:table-cell>
              <table:table-cell office:value-type="float" office:value="-63.3493388061523">
                <text:p>-63.3493388061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324398345947">
                <text:p>-63.3324398345947</text:p>
              </table:table-cell>
              <table:table-cell office:value-type="float" office:value="-63.352303653717">
                <text:p>-63.3523036537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319988746643">
                <text:p>-63.3319988746643</text:p>
              </table:table-cell>
              <table:table-cell office:value-type="float" office:value="-63.3560710830689">
                <text:p>-63.3560710830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33055595398">
                <text:p>-63.333055595398</text:p>
              </table:table-cell>
              <table:table-cell office:value-type="float" office:value="-63.3522600364685">
                <text:p>-63.35226003646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292149200439">
                <text:p>-63.3292149200439</text:p>
              </table:table-cell>
              <table:table-cell office:value-type="float" office:value="-63.352509437561">
                <text:p>-63.352509437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328678398132">
                <text:p>-63.3328678398132</text:p>
              </table:table-cell>
              <table:table-cell office:value-type="float" office:value="-63.3527556381226">
                <text:p>-63.3527556381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302584381104">
                <text:p>-63.3302584381104</text:p>
              </table:table-cell>
              <table:table-cell office:value-type="float" office:value="-63.3537389526367">
                <text:p>-63.3537389526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32646030426">
                <text:p>-63.332646030426</text:p>
              </table:table-cell>
              <table:table-cell office:value-type="float" office:value="-63.3562172813416">
                <text:p>-63.35621728134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334473190308">
                <text:p>-63.3334473190308</text:p>
              </table:table-cell>
              <table:table-cell office:value-type="float" office:value="-63.3529734268189">
                <text:p>-63.35297342681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362919692993">
                <text:p>-63.3362919692993</text:p>
              </table:table-cell>
              <table:table-cell office:value-type="float" office:value="-63.3552279472351">
                <text:p>-63.3552279472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298348197937">
                <text:p>-63.3298348197937</text:p>
              </table:table-cell>
              <table:table-cell office:value-type="float" office:value="-63.3489449577332">
                <text:p>-63.3489449577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286912689209">
                <text:p>-63.3286912689209</text:p>
              </table:table-cell>
              <table:table-cell office:value-type="float" office:value="-63.348788860321">
                <text:p>-63.3487888603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325063819885">
                <text:p>-63.3325063819885</text:p>
              </table:table-cell>
              <table:table-cell office:value-type="float" office:value="-63.3528199920654">
                <text:p>-63.3528199920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315983772278">
                <text:p>-63.3315983772278</text:p>
              </table:table-cell>
              <table:table-cell office:value-type="float" office:value="-63.3541551856995">
                <text:p>-63.3541551856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328454856873">
                <text:p>-63.3328454856873</text:p>
              </table:table-cell>
              <table:table-cell office:value-type="float" office:value="-63.3511879997253">
                <text:p>-63.3511879997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30648475647">
                <text:p>-63.330648475647</text:p>
              </table:table-cell>
              <table:table-cell office:value-type="float" office:value="-63.3510788192749">
                <text:p>-63.35107881927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277531967163">
                <text:p>-63.3277531967163</text:p>
              </table:table-cell>
              <table:table-cell office:value-type="float" office:value="-63.3527794113159">
                <text:p>-63.3527794113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266263771057">
                <text:p>-63.3266263771057</text:p>
              </table:table-cell>
              <table:table-cell office:value-type="float" office:value="-63.3537171859741">
                <text:p>-63.3537171859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281429901123">
                <text:p>-63.3281429901123</text:p>
              </table:table-cell>
              <table:table-cell office:value-type="float" office:value="-63.3509950294495">
                <text:p>-63.3509950294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307053070068">
                <text:p>-63.3307053070068</text:p>
              </table:table-cell>
              <table:table-cell office:value-type="float" office:value="-63.3539224700928">
                <text:p>-63.3539224700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293923606873">
                <text:p>-63.3293923606873</text:p>
              </table:table-cell>
              <table:table-cell office:value-type="float" office:value="-63.3522085342407">
                <text:p>-63.3522085342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344783821106">
                <text:p>-63.3344783821106</text:p>
              </table:table-cell>
              <table:table-cell office:value-type="float" office:value="-63.3531008300781">
                <text:p>-63.3531008300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330775947571">
                <text:p>-63.3330775947571</text:p>
              </table:table-cell>
              <table:table-cell office:value-type="float" office:value="-63.3520940132141">
                <text:p>-63.3520940132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273904724121">
                <text:p>-63.3273904724121</text:p>
              </table:table-cell>
              <table:table-cell office:value-type="float" office:value="-63.3512625961304">
                <text:p>-63.3512625961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273165855408">
                <text:p>-63.3273165855408</text:p>
              </table:table-cell>
              <table:table-cell office:value-type="float" office:value="-63.3514394340515">
                <text:p>-63.3514394340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279323692322">
                <text:p>-63.3279323692322</text:p>
              </table:table-cell>
              <table:table-cell office:value-type="float" office:value="-63.3484892578125">
                <text:p>-63.348489257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235130157471">
                <text:p>-63.3235130157471</text:p>
              </table:table-cell>
              <table:table-cell office:value-type="float" office:value="-63.3461452178955">
                <text:p>-63.3461452178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248006744385">
                <text:p>-63.3248006744385</text:p>
              </table:table-cell>
              <table:table-cell office:value-type="float" office:value="-63.3526103134155">
                <text:p>-63.3526103134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277606277466">
                <text:p>-63.3277606277466</text:p>
              </table:table-cell>
              <table:table-cell office:value-type="float" office:value="-63.3547882537842">
                <text:p>-63.35478825378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294426879883">
                <text:p>-63.3294426879883</text:p>
              </table:table-cell>
              <table:table-cell office:value-type="float" office:value="-63.3547590293884">
                <text:p>-63.3547590293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255636444092">
                <text:p>-63.3255636444092</text:p>
              </table:table-cell>
              <table:table-cell office:value-type="float" office:value="-63.3523930740356">
                <text:p>-63.3523930740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281862411499">
                <text:p>-63.3281862411499</text:p>
              </table:table-cell>
              <table:table-cell office:value-type="float" office:value="-63.3509683380127">
                <text:p>-63.3509683380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281691894531">
                <text:p>-63.3281691894531</text:p>
              </table:table-cell>
              <table:table-cell office:value-type="float" office:value="-63.3518792610169">
                <text:p>-63.35187926101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252347106934">
                <text:p>-63.3252347106934</text:p>
              </table:table-cell>
              <table:table-cell office:value-type="float" office:value="-63.35028125">
                <text:p>-63.3502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283153877258">
                <text:p>-63.3283153877258</text:p>
              </table:table-cell>
              <table:table-cell office:value-type="float" office:value="-63.3487086486816">
                <text:p>-63.34870864868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262066612244">
                <text:p>-63.3262066612244</text:p>
              </table:table-cell>
              <table:table-cell office:value-type="float" office:value="-63.3434385147095">
                <text:p>-63.34343851470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295872917175">
                <text:p>-63.3295872917175</text:p>
              </table:table-cell>
              <table:table-cell office:value-type="float" office:value="-63.3476503639221">
                <text:p>-63.34765036392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266940612793">
                <text:p>-63.3266940612793</text:p>
              </table:table-cell>
              <table:table-cell office:value-type="float" office:value="-63.3481716384888">
                <text:p>-63.3481716384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223082580566">
                <text:p>-63.3223082580566</text:p>
              </table:table-cell>
              <table:table-cell office:value-type="float" office:value="-63.3465952987671">
                <text:p>-63.34659529876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231232032776">
                <text:p>-63.3231232032776</text:p>
              </table:table-cell>
              <table:table-cell office:value-type="float" office:value="-63.3490790023804">
                <text:p>-63.3490790023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241949310303">
                <text:p>-63.3241949310303</text:p>
              </table:table-cell>
              <table:table-cell office:value-type="float" office:value="-63.348096912384">
                <text:p>-63.348096912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274753189087">
                <text:p>-63.3274753189087</text:p>
              </table:table-cell>
              <table:table-cell office:value-type="float" office:value="-63.3495908203125">
                <text:p>-63.3495908203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277575149536">
                <text:p>-63.3277575149536</text:p>
              </table:table-cell>
              <table:table-cell office:value-type="float" office:value="-63.3451729736328">
                <text:p>-63.34517297363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278082542419">
                <text:p>-63.3278082542419</text:p>
              </table:table-cell>
              <table:table-cell office:value-type="float" office:value="-63.3460390472412">
                <text:p>-63.3460390472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285144577026">
                <text:p>-63.3285144577026</text:p>
              </table:table-cell>
              <table:table-cell office:value-type="float" office:value="-63.3503823547363">
                <text:p>-63.35038235473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297282905579">
                <text:p>-63.3297282905579</text:p>
              </table:table-cell>
              <table:table-cell office:value-type="float" office:value="-63.353209815979">
                <text:p>-63.3532098159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269422454834">
                <text:p>-63.3269422454834</text:p>
              </table:table-cell>
              <table:table-cell office:value-type="float" office:value="-63.3473785552979">
                <text:p>-63.34737855529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272483100891">
                <text:p>-63.3272483100891</text:p>
              </table:table-cell>
              <table:table-cell office:value-type="float" office:value="-63.3476998023987">
                <text:p>-63.34769980239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272118110657">
                <text:p>-63.3272118110657</text:p>
              </table:table-cell>
              <table:table-cell office:value-type="float" office:value="-63.3491362266541">
                <text:p>-63.34913622665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258885765076">
                <text:p>-63.3258885765076</text:p>
              </table:table-cell>
              <table:table-cell office:value-type="float" office:value="-63.3510030021668">
                <text:p>-63.35100300216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3051953125">
                <text:p>-63.33051953125</text:p>
              </table:table-cell>
              <table:table-cell office:value-type="float" office:value="-63.3492815895081">
                <text:p>-63.34928158950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278586158752">
                <text:p>-63.3278586158752</text:p>
              </table:table-cell>
              <table:table-cell office:value-type="float" office:value="-63.3476990127564">
                <text:p>-63.34769901275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245086669922">
                <text:p>-63.3245086669922</text:p>
              </table:table-cell>
              <table:table-cell office:value-type="float" office:value="-63.3479165229797">
                <text:p>-63.34791652297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281665420532">
                <text:p>-63.3281665420532</text:p>
              </table:table-cell>
              <table:table-cell office:value-type="float" office:value="-63.3482407455444">
                <text:p>-63.3482407455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270387039185">
                <text:p>-63.3270387039185</text:p>
              </table:table-cell>
              <table:table-cell office:value-type="float" office:value="-63.3487423858643">
                <text:p>-63.3487423858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292267951965">
                <text:p>-63.3292267951965</text:p>
              </table:table-cell>
              <table:table-cell office:value-type="float" office:value="-63.3470209884644">
                <text:p>-63.3470209884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259266471863">
                <text:p>-63.3259266471863</text:p>
              </table:table-cell>
              <table:table-cell office:value-type="float" office:value="-63.3459676208496">
                <text:p>-63.34596762084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281270370483">
                <text:p>-63.3281270370483</text:p>
              </table:table-cell>
              <table:table-cell office:value-type="float" office:value="-63.3483537406921">
                <text:p>-63.34835374069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270987739563">
                <text:p>-63.3270987739563</text:p>
              </table:table-cell>
              <table:table-cell office:value-type="float" office:value="-63.3456337776184">
                <text:p>-63.3456337776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292592964172">
                <text:p>-63.3292592964172</text:p>
              </table:table-cell>
              <table:table-cell office:value-type="float" office:value="-63.3481584358215">
                <text:p>-63.34815843582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280468139648">
                <text:p>-63.3280468139648</text:p>
              </table:table-cell>
              <table:table-cell office:value-type="float" office:value="-63.349664932251">
                <text:p>-63.349664932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283259124756">
                <text:p>-63.3283259124756</text:p>
              </table:table-cell>
              <table:table-cell office:value-type="float" office:value="-63.3478905181885">
                <text:p>-63.34789051818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258845672607">
                <text:p>-63.3258845672607</text:p>
              </table:table-cell>
              <table:table-cell office:value-type="float" office:value="-63.3458837623596">
                <text:p>-63.34588376235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8.995cm" xlink:href=".." xlink:type="simple" chart:class="chart:line" chart:style-name="ch1">
        <chart:title svg:x="6.806cm" svg:y="0.315cm" chart:style-name="ch2">
          <text:p>SWT 64ms</text:p>
        </chart:title>
        <chart:legend chart:legend-position="end" svg:x="14.102cm" svg:y="3.949cm" style:legend-expansion="high" chart:style-name="ch3"/>
        <chart:plot-area chart:style-name="ch4" table:cell-range-address="'Pomiary-ris-on-off'.Z2:'Pomiary-ris-on-off'.AA102" chart:data-source-has-labels="row" svg:x="0.319cm" svg:y="1.273cm" svg:width="13.464cm" svg:height="7.543cm">
          <chart:coordinate-region svg:x="1.523cm" svg:y="1.472cm" svg:width="12.26cm" svg:height="7.1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Z3:'Pomiary-ris-on-off'.Z102" chart:label-cell-address="'Pomiary-ris-on-off'.Z2:'Pomiary-ris-on-off'.Z2" chart:class="chart:line">
            <chart:data-point chart:repeated="100"/>
          </chart:series>
          <chart:series chart:style-name="ch8" chart:values-cell-range-address="'Pomiary-ris-on-off'.AA3:'Pomiary-ris-on-off'.AA102" chart:label-cell-address="'Pomiary-ris-on-off'.AA2:'Pomiary-ris-on-off'.AA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Z2:'Pomiary-ris-on-off'.Z2</svg:desc>
                </draw:g>
              </table:table-cell>
              <table:table-cell office:value-type="string">
                <text:p>ID3</text:p>
                <draw:g>
                  <svg:desc>'Pomiary-ris-on-off'.AA2:'Pomiary-ris-on-off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325593299866">
                <text:p>-63.3325593299866</text:p>
                <draw:g>
                  <svg:desc>'Pomiary-ris-on-off'.Z3:'Pomiary-ris-on-off'.Z102</svg:desc>
                </draw:g>
              </table:table-cell>
              <table:table-cell office:value-type="float" office:value="-63.3560407905579">
                <text:p>-63.3560407905579</text:p>
                <draw:g>
                  <svg:desc>'Pomiary-ris-on-off'.AA3:'Pomiary-ris-on-off'.A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331060028076">
                <text:p>-63.3331060028076</text:p>
              </table:table-cell>
              <table:table-cell office:value-type="float" office:value="-63.3535196228027">
                <text:p>-63.3535196228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270580291748">
                <text:p>-63.3270580291748</text:p>
              </table:table-cell>
              <table:table-cell office:value-type="float" office:value="-63.3499993782043">
                <text:p>-63.349999378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255445289612">
                <text:p>-63.3255445289612</text:p>
              </table:table-cell>
              <table:table-cell office:value-type="float" office:value="-63.3509807624817">
                <text:p>-63.3509807624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256162872315">
                <text:p>-63.3256162872315</text:p>
              </table:table-cell>
              <table:table-cell office:value-type="float" office:value="-63.3484570350647">
                <text:p>-63.3484570350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292743682861">
                <text:p>-63.3292743682861</text:p>
              </table:table-cell>
              <table:table-cell office:value-type="float" office:value="-63.3500557250977">
                <text:p>-63.3500557250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293804359436">
                <text:p>-63.3293804359436</text:p>
              </table:table-cell>
              <table:table-cell office:value-type="float" office:value="-63.3515682678223">
                <text:p>-63.3515682678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283716659546">
                <text:p>-63.3283716659546</text:p>
              </table:table-cell>
              <table:table-cell office:value-type="float" office:value="-63.3509351959229">
                <text:p>-63.3509351959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281286125183">
                <text:p>-63.3281286125183</text:p>
              </table:table-cell>
              <table:table-cell office:value-type="float" office:value="-63.3496278305054">
                <text:p>-63.3496278305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308332824707">
                <text:p>-63.3308332824707</text:p>
              </table:table-cell>
              <table:table-cell office:value-type="float" office:value="-63.348253868103">
                <text:p>-63.348253868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298327484131">
                <text:p>-63.3298327484131</text:p>
              </table:table-cell>
              <table:table-cell office:value-type="float" office:value="-63.3479859580994">
                <text:p>-63.3479859580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259086532593">
                <text:p>-63.3259086532593</text:p>
              </table:table-cell>
              <table:table-cell office:value-type="float" office:value="-63.3437026672363">
                <text:p>-63.3437026672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262574958801">
                <text:p>-63.3262574958801</text:p>
              </table:table-cell>
              <table:table-cell office:value-type="float" office:value="-63.3458521842957">
                <text:p>-63.3458521842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284811820984">
                <text:p>-63.3284811820984</text:p>
              </table:table-cell>
              <table:table-cell office:value-type="float" office:value="-63.3469819412231">
                <text:p>-63.3469819412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299104347229">
                <text:p>-63.3299104347229</text:p>
              </table:table-cell>
              <table:table-cell office:value-type="float" office:value="-63.3490943145752">
                <text:p>-63.34909431457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296271400452">
                <text:p>-63.3296271400452</text:p>
              </table:table-cell>
              <table:table-cell office:value-type="float" office:value="-63.3486578178406">
                <text:p>-63.3486578178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275740585327">
                <text:p>-63.3275740585327</text:p>
              </table:table-cell>
              <table:table-cell office:value-type="float" office:value="-63.3465120391846">
                <text:p>-63.3465120391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277577400208">
                <text:p>-63.3277577400208</text:p>
              </table:table-cell>
              <table:table-cell office:value-type="float" office:value="-63.3495523872376">
                <text:p>-63.3495523872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211843681335">
                <text:p>-63.3211843681335</text:p>
              </table:table-cell>
              <table:table-cell office:value-type="float" office:value="-63.3433523216248">
                <text:p>-63.3433523216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216036949158">
                <text:p>-63.3216036949158</text:p>
              </table:table-cell>
              <table:table-cell office:value-type="float" office:value="-63.3445921478272">
                <text:p>-63.3445921478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246604118347">
                <text:p>-63.3246604118347</text:p>
              </table:table-cell>
              <table:table-cell office:value-type="float" office:value="-63.3422788467407">
                <text:p>-63.3422788467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25007396698">
                <text:p>-63.325007396698</text:p>
              </table:table-cell>
              <table:table-cell office:value-type="float" office:value="-63.3467551727295">
                <text:p>-63.346755172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253244590759">
                <text:p>-63.3253244590759</text:p>
              </table:table-cell>
              <table:table-cell office:value-type="float" office:value="-63.346080821991">
                <text:p>-63.346080821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295668830872">
                <text:p>-63.3295668830872</text:p>
              </table:table-cell>
              <table:table-cell office:value-type="float" office:value="-63.3480599212647">
                <text:p>-63.3480599212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281665077209">
                <text:p>-63.3281665077209</text:p>
              </table:table-cell>
              <table:table-cell office:value-type="float" office:value="-63.3466631698608">
                <text:p>-63.3466631698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242368240356">
                <text:p>-63.3242368240356</text:p>
              </table:table-cell>
              <table:table-cell office:value-type="float" office:value="-63.3436513824463">
                <text:p>-63.3436513824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221109733582">
                <text:p>-63.3221109733582</text:p>
              </table:table-cell>
              <table:table-cell office:value-type="float" office:value="-63.3460088119507">
                <text:p>-63.3460088119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228701858521">
                <text:p>-63.3228701858521</text:p>
              </table:table-cell>
              <table:table-cell office:value-type="float" office:value="-63.3457278251648">
                <text:p>-63.3457278251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199400939941">
                <text:p>-63.3199400939941</text:p>
              </table:table-cell>
              <table:table-cell office:value-type="float" office:value="-63.3427769775391">
                <text:p>-63.3427769775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186153717041">
                <text:p>-63.3186153717041</text:p>
              </table:table-cell>
              <table:table-cell office:value-type="float" office:value="-63.345946521759">
                <text:p>-63.3459465217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205012626648">
                <text:p>-63.3205012626648</text:p>
              </table:table-cell>
              <table:table-cell office:value-type="float" office:value="-63.3441605148315">
                <text:p>-63.3441605148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225051345825">
                <text:p>-63.3225051345825</text:p>
              </table:table-cell>
              <table:table-cell office:value-type="float" office:value="-63.3430380477905">
                <text:p>-63.343038047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193198013306">
                <text:p>-63.3193198013306</text:p>
              </table:table-cell>
              <table:table-cell office:value-type="float" office:value="-63.3413329238892">
                <text:p>-63.34133292388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207709159851">
                <text:p>-63.3207709159851</text:p>
              </table:table-cell>
              <table:table-cell office:value-type="float" office:value="-63.340215511322">
                <text:p>-63.3402155113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202834243774">
                <text:p>-63.3202834243774</text:p>
              </table:table-cell>
              <table:table-cell office:value-type="float" office:value="-63.3370945014954">
                <text:p>-63.33709450149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206454162598">
                <text:p>-63.3206454162598</text:p>
              </table:table-cell>
              <table:table-cell office:value-type="float" office:value="-63.3396894264221">
                <text:p>-63.33968942642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197585716248">
                <text:p>-63.3197585716248</text:p>
              </table:table-cell>
              <table:table-cell office:value-type="float" office:value="-63.3403428230286">
                <text:p>-63.3403428230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198263816834">
                <text:p>-63.3198263816834</text:p>
              </table:table-cell>
              <table:table-cell office:value-type="float" office:value="-63.3403344306946">
                <text:p>-63.34033443069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177729682922">
                <text:p>-63.3177729682922</text:p>
              </table:table-cell>
              <table:table-cell office:value-type="float" office:value="-63.339875289917">
                <text:p>-63.3398752899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162447624207">
                <text:p>-63.3162447624207</text:p>
              </table:table-cell>
              <table:table-cell office:value-type="float" office:value="-63.3420792999268">
                <text:p>-63.3420792999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150540122986">
                <text:p>-63.3150540122986</text:p>
              </table:table-cell>
              <table:table-cell office:value-type="float" office:value="-63.3409316558838">
                <text:p>-63.34093165588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171382446289">
                <text:p>-63.3171382446289</text:p>
              </table:table-cell>
              <table:table-cell office:value-type="float" office:value="-63.3397128868103">
                <text:p>-63.33971288681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161811752319">
                <text:p>-63.3161811752319</text:p>
              </table:table-cell>
              <table:table-cell office:value-type="float" office:value="-63.3360482254028">
                <text:p>-63.33604822540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168312187195">
                <text:p>-63.3168312187195</text:p>
              </table:table-cell>
              <table:table-cell office:value-type="float" office:value="-63.338196811676">
                <text:p>-63.338196811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203279380798">
                <text:p>-63.3203279380798</text:p>
              </table:table-cell>
              <table:table-cell office:value-type="float" office:value="-63.3388143501282">
                <text:p>-63.3388143501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20168006897">
                <text:p>-63.320168006897</text:p>
              </table:table-cell>
              <table:table-cell office:value-type="float" office:value="-63.3423500022888">
                <text:p>-63.3423500022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239315834045">
                <text:p>-63.3239315834045</text:p>
              </table:table-cell>
              <table:table-cell office:value-type="float" office:value="-63.3369208183289">
                <text:p>-63.33692081832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198397712708">
                <text:p>-63.3198397712708</text:p>
              </table:table-cell>
              <table:table-cell office:value-type="float" office:value="-63.3395857505798">
                <text:p>-63.3395857505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176737670898">
                <text:p>-63.3176737670898</text:p>
              </table:table-cell>
              <table:table-cell office:value-type="float" office:value="-63.3426779518127">
                <text:p>-63.3426779518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169547843933">
                <text:p>-63.3169547843933</text:p>
              </table:table-cell>
              <table:table-cell office:value-type="float" office:value="-63.3425973777771">
                <text:p>-63.3425973777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161247711182">
                <text:p>-63.3161247711182</text:p>
              </table:table-cell>
              <table:table-cell office:value-type="float" office:value="-63.3421001243591">
                <text:p>-63.34210012435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153667144775">
                <text:p>-63.3153667144775</text:p>
              </table:table-cell>
              <table:table-cell office:value-type="float" office:value="-63.3412602386475">
                <text:p>-63.3412602386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195256385803">
                <text:p>-63.3195256385803</text:p>
              </table:table-cell>
              <table:table-cell office:value-type="float" office:value="-63.345211643219">
                <text:p>-63.3452116432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202622642517">
                <text:p>-63.3202622642517</text:p>
              </table:table-cell>
              <table:table-cell office:value-type="float" office:value="-63.3444240608215">
                <text:p>-63.34442406082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227536506653">
                <text:p>-63.3227536506653</text:p>
              </table:table-cell>
              <table:table-cell office:value-type="float" office:value="-63.3418190078735">
                <text:p>-63.3418190078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188002891541">
                <text:p>-63.3188002891541</text:p>
              </table:table-cell>
              <table:table-cell office:value-type="float" office:value="-63.3425380821228">
                <text:p>-63.3425380821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19410030365">
                <text:p>-63.319410030365</text:p>
              </table:table-cell>
              <table:table-cell office:value-type="float" office:value="-63.3423353042603">
                <text:p>-63.3423353042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225464324951">
                <text:p>-63.3225464324951</text:p>
              </table:table-cell>
              <table:table-cell office:value-type="float" office:value="-63.3413194236755">
                <text:p>-63.34131942367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231817245483">
                <text:p>-63.3231817245483</text:p>
              </table:table-cell>
              <table:table-cell office:value-type="float" office:value="-63.3408974571228">
                <text:p>-63.3408974571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202072906494">
                <text:p>-63.3202072906494</text:p>
              </table:table-cell>
              <table:table-cell office:value-type="float" office:value="-63.3437321434021">
                <text:p>-63.3437321434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22805229187">
                <text:p>-63.322805229187</text:p>
              </table:table-cell>
              <table:table-cell office:value-type="float" office:value="-63.3456544303894">
                <text:p>-63.3456544303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227415847778">
                <text:p>-63.3227415847778</text:p>
              </table:table-cell>
              <table:table-cell office:value-type="float" office:value="-63.3443574104309">
                <text:p>-63.3443574104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230225410461">
                <text:p>-63.3230225410461</text:p>
              </table:table-cell>
              <table:table-cell office:value-type="float" office:value="-63.3452940406799">
                <text:p>-63.34529404067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210663032532">
                <text:p>-63.3210663032532</text:p>
              </table:table-cell>
              <table:table-cell office:value-type="float" office:value="-63.3441332397461">
                <text:p>-63.34413323974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230067520142">
                <text:p>-63.3230067520142</text:p>
              </table:table-cell>
              <table:table-cell office:value-type="float" office:value="-63.3436783752441">
                <text:p>-63.3436783752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23380821228">
                <text:p>-63.323380821228</text:p>
              </table:table-cell>
              <table:table-cell office:value-type="float" office:value="-63.3452266807556">
                <text:p>-63.3452266807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259147453308">
                <text:p>-63.3259147453308</text:p>
              </table:table-cell>
              <table:table-cell office:value-type="float" office:value="-63.342840007782">
                <text:p>-63.342840007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235041351318">
                <text:p>-63.3235041351318</text:p>
              </table:table-cell>
              <table:table-cell office:value-type="float" office:value="-63.3444586334229">
                <text:p>-63.3444586334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246975250244">
                <text:p>-63.3246975250244</text:p>
              </table:table-cell>
              <table:table-cell office:value-type="float" office:value="-63.3463947296143">
                <text:p>-63.3463947296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256305427551">
                <text:p>-63.3256305427551</text:p>
              </table:table-cell>
              <table:table-cell office:value-type="float" office:value="-63.3452091217041">
                <text:p>-63.3452091217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244950561523">
                <text:p>-63.3244950561523</text:p>
              </table:table-cell>
              <table:table-cell office:value-type="float" office:value="-63.3469189605713">
                <text:p>-63.3469189605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247249298096">
                <text:p>-63.3247249298096</text:p>
              </table:table-cell>
              <table:table-cell office:value-type="float" office:value="-63.3481261329651">
                <text:p>-63.3481261329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246410064697">
                <text:p>-63.3246410064697</text:p>
              </table:table-cell>
              <table:table-cell office:value-type="float" office:value="-63.3495345230103">
                <text:p>-63.3495345230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244583854675">
                <text:p>-63.3244583854675</text:p>
              </table:table-cell>
              <table:table-cell office:value-type="float" office:value="-63.3432328300476">
                <text:p>-63.3432328300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225416107178">
                <text:p>-63.3225416107178</text:p>
              </table:table-cell>
              <table:table-cell office:value-type="float" office:value="-63.3443771133423">
                <text:p>-63.3443771133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241991348267">
                <text:p>-63.3241991348267</text:p>
              </table:table-cell>
              <table:table-cell office:value-type="float" office:value="-63.347034236908">
                <text:p>-63.3470342369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263644752502">
                <text:p>-63.3263644752502</text:p>
              </table:table-cell>
              <table:table-cell office:value-type="float" office:value="-63.3442353782654">
                <text:p>-63.3442353782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271513519287">
                <text:p>-63.3271513519287</text:p>
              </table:table-cell>
              <table:table-cell office:value-type="float" office:value="-63.3469959106445">
                <text:p>-63.3469959106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289317550659">
                <text:p>-63.3289317550659</text:p>
              </table:table-cell>
              <table:table-cell office:value-type="float" office:value="-63.3489816055298">
                <text:p>-63.3489816055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256711463928">
                <text:p>-63.3256711463928</text:p>
              </table:table-cell>
              <table:table-cell office:value-type="float" office:value="-63.3484538612366">
                <text:p>-63.34845386123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25560798645">
                <text:p>-63.325560798645</text:p>
              </table:table-cell>
              <table:table-cell office:value-type="float" office:value="-63.3471460380554">
                <text:p>-63.34714603805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264573745728">
                <text:p>-63.3264573745728</text:p>
              </table:table-cell>
              <table:table-cell office:value-type="float" office:value="-63.3467971801758">
                <text:p>-63.3467971801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272263031006">
                <text:p>-63.3272263031006</text:p>
              </table:table-cell>
              <table:table-cell office:value-type="float" office:value="-63.3452193374634">
                <text:p>-63.34521933746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249233627319">
                <text:p>-63.3249233627319</text:p>
              </table:table-cell>
              <table:table-cell office:value-type="float" office:value="-63.3460736656189">
                <text:p>-63.3460736656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253146591187">
                <text:p>-63.3253146591187</text:p>
              </table:table-cell>
              <table:table-cell office:value-type="float" office:value="-63.3462040557861">
                <text:p>-63.34620405578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304925003052">
                <text:p>-63.3304925003052</text:p>
              </table:table-cell>
              <table:table-cell office:value-type="float" office:value="-63.3486640892029">
                <text:p>-63.3486640892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268650970459">
                <text:p>-63.3268650970459</text:p>
              </table:table-cell>
              <table:table-cell office:value-type="float" office:value="-63.3477765388489">
                <text:p>-63.3477765388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278675422668">
                <text:p>-63.3278675422668</text:p>
              </table:table-cell>
              <table:table-cell office:value-type="float" office:value="-63.3476108093262">
                <text:p>-63.3476108093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281390571594">
                <text:p>-63.3281390571594</text:p>
              </table:table-cell>
              <table:table-cell office:value-type="float" office:value="-63.3471561050415">
                <text:p>-63.34715610504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248075141907">
                <text:p>-63.3248075141907</text:p>
              </table:table-cell>
              <table:table-cell office:value-type="float" office:value="-63.3449423446655">
                <text:p>-63.3449423446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256703186035">
                <text:p>-63.3256703186035</text:p>
              </table:table-cell>
              <table:table-cell office:value-type="float" office:value="-63.344663433075">
                <text:p>-63.3446634330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288350524902">
                <text:p>-63.3288350524902</text:p>
              </table:table-cell>
              <table:table-cell office:value-type="float" office:value="-63.3478169898987">
                <text:p>-63.3478169898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250715103149">
                <text:p>-63.3250715103149</text:p>
              </table:table-cell>
              <table:table-cell office:value-type="float" office:value="-63.3447724876404">
                <text:p>-63.34477248764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252371635437">
                <text:p>-63.3252371635437</text:p>
              </table:table-cell>
              <table:table-cell office:value-type="float" office:value="-63.3472155570984">
                <text:p>-63.3472155570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300606536865">
                <text:p>-63.3300606536865</text:p>
              </table:table-cell>
              <table:table-cell office:value-type="float" office:value="-63.349149848938">
                <text:p>-63.3491498489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296527557373">
                <text:p>-63.3296527557373</text:p>
              </table:table-cell>
              <table:table-cell office:value-type="float" office:value="-63.3515744132996">
                <text:p>-63.3515744132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293762130737">
                <text:p>-63.3293762130737</text:p>
              </table:table-cell>
              <table:table-cell office:value-type="float" office:value="-63.3503075256348">
                <text:p>-63.35030752563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244536437988">
                <text:p>-63.3244536437988</text:p>
              </table:table-cell>
              <table:table-cell office:value-type="float" office:value="-63.3479700813293">
                <text:p>-63.34797008132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298801307678">
                <text:p>-63.3298801307678</text:p>
              </table:table-cell>
              <table:table-cell office:value-type="float" office:value="-63.3528366737366">
                <text:p>-63.35283667373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301209907532">
                <text:p>-63.3301209907532</text:p>
              </table:table-cell>
              <table:table-cell office:value-type="float" office:value="-63.3531353378296">
                <text:p>-63.35313533782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6cm" svg:height="8.995cm" xlink:href=".." xlink:type="simple" chart:class="chart:line" chart:style-name="ch1">
        <chart:title svg:x="6.688cm" svg:y="0.315cm" chart:style-name="ch2">
          <text:p>SWT 128ms</text:p>
        </chart:title>
        <chart:legend chart:legend-position="end" svg:x="14.103cm" svg:y="3.949cm" style:legend-expansion="high" chart:style-name="ch3"/>
        <chart:plot-area chart:style-name="ch4" table:cell-range-address="'Pomiary-ris-on-off'.AD2:'Pomiary-ris-on-off'.AE102" chart:data-source-has-labels="row" svg:x="0.319cm" svg:y="1.273cm" svg:width="13.465cm" svg:height="7.543cm">
          <chart:coordinate-region svg:x="1.523cm" svg:y="1.473cm" svg:width="12.261cm" svg:height="7.1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AD3:'Pomiary-ris-on-off'.AD102" chart:label-cell-address="'Pomiary-ris-on-off'.AD2:'Pomiary-ris-on-off'.AD2" chart:class="chart:line">
            <chart:data-point chart:repeated="100"/>
          </chart:series>
          <chart:series chart:style-name="ch8" chart:values-cell-range-address="'Pomiary-ris-on-off'.AE3:'Pomiary-ris-on-off'.AE102" chart:label-cell-address="'Pomiary-ris-on-off'.AE2:'Pomiary-ris-on-off'.AE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AD2:'Pomiary-ris-on-off'.AD2</svg:desc>
                </draw:g>
              </table:table-cell>
              <table:table-cell office:value-type="string">
                <text:p>ID3</text:p>
                <draw:g>
                  <svg:desc>'Pomiary-ris-on-off'.AE2:'Pomiary-ris-on-off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383453979492">
                <text:p>-63.3383453979492</text:p>
                <draw:g>
                  <svg:desc>'Pomiary-ris-on-off'.AD3:'Pomiary-ris-on-off'.AD102</svg:desc>
                </draw:g>
              </table:table-cell>
              <table:table-cell office:value-type="float" office:value="-63.3567386627197">
                <text:p>-63.3567386627197</text:p>
                <draw:g>
                  <svg:desc>'Pomiary-ris-on-off'.AE3:'Pomiary-ris-on-off'.A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356240081787">
                <text:p>-63.3356240081787</text:p>
              </table:table-cell>
              <table:table-cell office:value-type="float" office:value="-63.3588395309448">
                <text:p>-63.3588395309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352925796509">
                <text:p>-63.3352925796509</text:p>
              </table:table-cell>
              <table:table-cell office:value-type="float" office:value="-63.3542665061951">
                <text:p>-63.3542665061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312093582153">
                <text:p>-63.3312093582153</text:p>
              </table:table-cell>
              <table:table-cell office:value-type="float" office:value="-63.3509427871704">
                <text:p>-63.3509427871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321651382446">
                <text:p>-63.3321651382446</text:p>
              </table:table-cell>
              <table:table-cell office:value-type="float" office:value="-63.3553858566284">
                <text:p>-63.3553858566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32915184021">
                <text:p>-63.332915184021</text:p>
              </table:table-cell>
              <table:table-cell office:value-type="float" office:value="-63.3539969596863">
                <text:p>-63.3539969596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351417388916">
                <text:p>-63.3351417388916</text:p>
              </table:table-cell>
              <table:table-cell office:value-type="float" office:value="-63.3567747192383">
                <text:p>-63.3567747192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346304473877">
                <text:p>-63.3346304473877</text:p>
              </table:table-cell>
              <table:table-cell office:value-type="float" office:value="-63.3552508392334">
                <text:p>-63.3552508392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300388336182">
                <text:p>-63.3300388336182</text:p>
              </table:table-cell>
              <table:table-cell office:value-type="float" office:value="-63.3508873672485">
                <text:p>-63.3508873672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27752620697">
                <text:p>-63.327752620697</text:p>
              </table:table-cell>
              <table:table-cell office:value-type="float" office:value="-63.3516517028809">
                <text:p>-63.3516517028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301437416077">
                <text:p>-63.3301437416077</text:p>
              </table:table-cell>
              <table:table-cell office:value-type="float" office:value="-63.3535176963806">
                <text:p>-63.3535176963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325431747437">
                <text:p>-63.3325431747437</text:p>
              </table:table-cell>
              <table:table-cell office:value-type="float" office:value="-63.3556716957092">
                <text:p>-63.3556716957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325172653198">
                <text:p>-63.3325172653198</text:p>
              </table:table-cell>
              <table:table-cell office:value-type="float" office:value="-63.3524229125977">
                <text:p>-63.3524229125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32206867218">
                <text:p>-63.332206867218</text:p>
              </table:table-cell>
              <table:table-cell office:value-type="float" office:value="-63.3564582824707">
                <text:p>-63.3564582824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340480537415">
                <text:p>-63.3340480537415</text:p>
              </table:table-cell>
              <table:table-cell office:value-type="float" office:value="-63.3573403015137">
                <text:p>-63.3573403015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357765464783">
                <text:p>-63.3357765464783</text:p>
              </table:table-cell>
              <table:table-cell office:value-type="float" office:value="-63.3562684745789">
                <text:p>-63.3562684745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308651199341">
                <text:p>-63.3308651199341</text:p>
              </table:table-cell>
              <table:table-cell office:value-type="float" office:value="-63.3544410362244">
                <text:p>-63.3544410362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288305854797">
                <text:p>-63.3288305854797</text:p>
              </table:table-cell>
              <table:table-cell office:value-type="float" office:value="-63.3501354103088">
                <text:p>-63.3501354103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296618843079">
                <text:p>-63.3296618843079</text:p>
              </table:table-cell>
              <table:table-cell office:value-type="float" office:value="-63.3498298950195">
                <text:p>-63.3498298950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322542076111">
                <text:p>-63.3322542076111</text:p>
              </table:table-cell>
              <table:table-cell office:value-type="float" office:value="-63.3530799331665">
                <text:p>-63.3530799331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330243721008">
                <text:p>-63.3330243721008</text:p>
              </table:table-cell>
              <table:table-cell office:value-type="float" office:value="-63.3539141120911">
                <text:p>-63.3539141120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31118270874">
                <text:p>-63.331118270874</text:p>
              </table:table-cell>
              <table:table-cell office:value-type="float" office:value="-63.3517950744629">
                <text:p>-63.3517950744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317021636963">
                <text:p>-63.3317021636963</text:p>
              </table:table-cell>
              <table:table-cell office:value-type="float" office:value="-63.3481302642822">
                <text:p>-63.3481302642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281503753662">
                <text:p>-63.3281503753662</text:p>
              </table:table-cell>
              <table:table-cell office:value-type="float" office:value="-63.3501543769836">
                <text:p>-63.3501543769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292150764465">
                <text:p>-63.3292150764465</text:p>
              </table:table-cell>
              <table:table-cell office:value-type="float" office:value="-63.3483482513428">
                <text:p>-63.3483482513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290631523132">
                <text:p>-63.3290631523132</text:p>
              </table:table-cell>
              <table:table-cell office:value-type="float" office:value="-63.3504235343933">
                <text:p>-63.3504235343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251739082336">
                <text:p>-63.3251739082336</text:p>
              </table:table-cell>
              <table:table-cell office:value-type="float" office:value="-63.3503745422363">
                <text:p>-63.3503745422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271037025452">
                <text:p>-63.3271037025452</text:p>
              </table:table-cell>
              <table:table-cell office:value-type="float" office:value="-63.3495186882019">
                <text:p>-63.3495186882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316924476624">
                <text:p>-63.3316924476624</text:p>
              </table:table-cell>
              <table:table-cell office:value-type="float" office:value="-63.3474411697388">
                <text:p>-63.3474411697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271422271729">
                <text:p>-63.3271422271729</text:p>
              </table:table-cell>
              <table:table-cell office:value-type="float" office:value="-63.3486132469177">
                <text:p>-63.3486132469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240585441589">
                <text:p>-63.3240585441589</text:p>
              </table:table-cell>
              <table:table-cell office:value-type="float" office:value="-63.346433757782">
                <text:p>-63.346433757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235697364807">
                <text:p>-63.3235697364807</text:p>
              </table:table-cell>
              <table:table-cell office:value-type="float" office:value="-63.3465149726868">
                <text:p>-63.3465149726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269940452576">
                <text:p>-63.3269940452576</text:p>
              </table:table-cell>
              <table:table-cell office:value-type="float" office:value="-63.3470115432739">
                <text:p>-63.3470115432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263499526978">
                <text:p>-63.3263499526978</text:p>
              </table:table-cell>
              <table:table-cell office:value-type="float" office:value="-63.3479290733337">
                <text:p>-63.34792907333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285038223267">
                <text:p>-63.3285038223267</text:p>
              </table:table-cell>
              <table:table-cell office:value-type="float" office:value="-63.3484394416809">
                <text:p>-63.348439441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248801956177">
                <text:p>-63.3248801956177</text:p>
              </table:table-cell>
              <table:table-cell office:value-type="float" office:value="-63.3450241241455">
                <text:p>-63.3450241241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218167304993">
                <text:p>-63.3218167304993</text:p>
              </table:table-cell>
              <table:table-cell office:value-type="float" office:value="-63.3417916030884">
                <text:p>-63.34179160308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244322166443">
                <text:p>-63.3244322166443</text:p>
              </table:table-cell>
              <table:table-cell office:value-type="float" office:value="-63.3459539756775">
                <text:p>-63.3459539756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228093414307">
                <text:p>-63.3228093414307</text:p>
              </table:table-cell>
              <table:table-cell office:value-type="float" office:value="-63.3447325325012">
                <text:p>-63.3447325325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244818000794">
                <text:p>-63.3244818000794</text:p>
              </table:table-cell>
              <table:table-cell office:value-type="float" office:value="-63.3449482650757">
                <text:p>-63.3449482650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227812461853">
                <text:p>-63.3227812461853</text:p>
              </table:table-cell>
              <table:table-cell office:value-type="float" office:value="-63.3466085548401">
                <text:p>-63.34660855484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221353607178">
                <text:p>-63.3221353607178</text:p>
              </table:table-cell>
              <table:table-cell office:value-type="float" office:value="-63.3438383636475">
                <text:p>-63.3438383636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223069229126">
                <text:p>-63.3223069229126</text:p>
              </table:table-cell>
              <table:table-cell office:value-type="float" office:value="-63.3431244430542">
                <text:p>-63.3431244430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228694572449">
                <text:p>-63.3228694572449</text:p>
              </table:table-cell>
              <table:table-cell office:value-type="float" office:value="-63.3434069900513">
                <text:p>-63.34340699005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179972457886">
                <text:p>-63.3179972457886</text:p>
              </table:table-cell>
              <table:table-cell office:value-type="float" office:value="-63.3414275779724">
                <text:p>-63.3414275779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201550445557">
                <text:p>-63.3201550445557</text:p>
              </table:table-cell>
              <table:table-cell office:value-type="float" office:value="-63.3429200897217">
                <text:p>-63.3429200897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217228698731">
                <text:p>-63.3217228698731</text:p>
              </table:table-cell>
              <table:table-cell office:value-type="float" office:value="-63.3444267959595">
                <text:p>-63.3444267959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224062461853">
                <text:p>-63.3224062461853</text:p>
              </table:table-cell>
              <table:table-cell office:value-type="float" office:value="-63.3407201766968">
                <text:p>-63.3407201766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17703453064">
                <text:p>-63.317703453064</text:p>
              </table:table-cell>
              <table:table-cell office:value-type="float" office:value="-63.3380284156799">
                <text:p>-63.33802841567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213731765747">
                <text:p>-63.3213731765747</text:p>
              </table:table-cell>
              <table:table-cell office:value-type="float" office:value="-63.3463835144043">
                <text:p>-63.34638351440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251997795105">
                <text:p>-63.3251997795105</text:p>
              </table:table-cell>
              <table:table-cell office:value-type="float" office:value="-63.3460696411133">
                <text:p>-63.3460696411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242480926514">
                <text:p>-63.3242480926514</text:p>
              </table:table-cell>
              <table:table-cell office:value-type="float" office:value="-63.3471198806763">
                <text:p>-63.3471198806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270550689697">
                <text:p>-63.3270550689697</text:p>
              </table:table-cell>
              <table:table-cell office:value-type="float" office:value="-63.3426307220459">
                <text:p>-63.3426307220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213450698853">
                <text:p>-63.3213450698853</text:p>
              </table:table-cell>
              <table:table-cell office:value-type="float" office:value="-63.3399860687256">
                <text:p>-63.3399860687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19548248291">
                <text:p>-63.319548248291</text:p>
              </table:table-cell>
              <table:table-cell office:value-type="float" office:value="-63.343623374939">
                <text:p>-63.343623374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226752853394">
                <text:p>-63.3226752853394</text:p>
              </table:table-cell>
              <table:table-cell office:value-type="float" office:value="-63.3450686988831">
                <text:p>-63.3450686988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249023933411">
                <text:p>-63.3249023933411</text:p>
              </table:table-cell>
              <table:table-cell office:value-type="float" office:value="-63.3409722137451">
                <text:p>-63.3409722137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228737754822">
                <text:p>-63.3228737754822</text:p>
              </table:table-cell>
              <table:table-cell office:value-type="float" office:value="-63.3430841064453">
                <text:p>-63.3430841064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201557388306">
                <text:p>-63.3201557388306</text:p>
              </table:table-cell>
              <table:table-cell office:value-type="float" office:value="-63.3435066070557">
                <text:p>-63.3435066070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185394515991">
                <text:p>-63.3185394515991</text:p>
              </table:table-cell>
              <table:table-cell office:value-type="float" office:value="-63.3433862571716">
                <text:p>-63.34338625717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216051292419">
                <text:p>-63.3216051292419</text:p>
              </table:table-cell>
              <table:table-cell office:value-type="float" office:value="-63.3437455406189">
                <text:p>-63.34374554061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249455490112">
                <text:p>-63.3249455490112</text:p>
              </table:table-cell>
              <table:table-cell office:value-type="float" office:value="-63.3457495269775">
                <text:p>-63.34574952697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229166221619">
                <text:p>-63.3229166221619</text:p>
              </table:table-cell>
              <table:table-cell office:value-type="float" office:value="-63.345973400116">
                <text:p>-63.345973400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220722465515">
                <text:p>-63.3220722465515</text:p>
              </table:table-cell>
              <table:table-cell office:value-type="float" office:value="-63.3431152114868">
                <text:p>-63.34311521148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23161315918">
                <text:p>-63.323161315918</text:p>
              </table:table-cell>
              <table:table-cell office:value-type="float" office:value="-63.3408554496765">
                <text:p>-63.3408554496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243768424988">
                <text:p>-63.3243768424988</text:p>
              </table:table-cell>
              <table:table-cell office:value-type="float" office:value="-63.3458969039917">
                <text:p>-63.34589690399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231872520447">
                <text:p>-63.3231872520447</text:p>
              </table:table-cell>
              <table:table-cell office:value-type="float" office:value="-63.3435840377808">
                <text:p>-63.3435840377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229140052795">
                <text:p>-63.3229140052795</text:p>
              </table:table-cell>
              <table:table-cell office:value-type="float" office:value="-63.3441137123108">
                <text:p>-63.3441137123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249537658691">
                <text:p>-63.3249537658691</text:p>
              </table:table-cell>
              <table:table-cell office:value-type="float" office:value="-63.3461545715332">
                <text:p>-63.34615457153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257801780701">
                <text:p>-63.3257801780701</text:p>
              </table:table-cell>
              <table:table-cell office:value-type="float" office:value="-63.3488683166504">
                <text:p>-63.34886831665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254461479187">
                <text:p>-63.3254461479187</text:p>
              </table:table-cell>
              <table:table-cell office:value-type="float" office:value="-63.349389087677">
                <text:p>-63.349389087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263177452087">
                <text:p>-63.3263177452087</text:p>
              </table:table-cell>
              <table:table-cell office:value-type="float" office:value="-63.3481140403748">
                <text:p>-63.34811404037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285950660706">
                <text:p>-63.3285950660706</text:p>
              </table:table-cell>
              <table:table-cell office:value-type="float" office:value="-63.3494110946655">
                <text:p>-63.34941109466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267690010071">
                <text:p>-63.3267690010071</text:p>
              </table:table-cell>
              <table:table-cell office:value-type="float" office:value="-63.3500675315857">
                <text:p>-63.35006753158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275572547913">
                <text:p>-63.3275572547913</text:p>
              </table:table-cell>
              <table:table-cell office:value-type="float" office:value="-63.3487910270691">
                <text:p>-63.34879102706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267943191528">
                <text:p>-63.3267943191528</text:p>
              </table:table-cell>
              <table:table-cell office:value-type="float" office:value="-63.3490439605713">
                <text:p>-63.34904396057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29276638031">
                <text:p>-63.329276638031</text:p>
              </table:table-cell>
              <table:table-cell office:value-type="float" office:value="-63.350423286438">
                <text:p>-63.350423286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267946434021">
                <text:p>-63.3267946434021</text:p>
              </table:table-cell>
              <table:table-cell office:value-type="float" office:value="-63.3485128173828">
                <text:p>-63.34851281738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259562416077">
                <text:p>-63.3259562416077</text:p>
              </table:table-cell>
              <table:table-cell office:value-type="float" office:value="-63.3462896080017">
                <text:p>-63.3462896080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257139434814">
                <text:p>-63.3257139434814</text:p>
              </table:table-cell>
              <table:table-cell office:value-type="float" office:value="-63.3465790481567">
                <text:p>-63.34657904815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278995704651">
                <text:p>-63.3278995704651</text:p>
              </table:table-cell>
              <table:table-cell office:value-type="float" office:value="-63.3510051078796">
                <text:p>-63.3510051078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288244056702">
                <text:p>-63.3288244056702</text:p>
              </table:table-cell>
              <table:table-cell office:value-type="float" office:value="-63.3514007987976">
                <text:p>-63.35140079879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27358001709">
                <text:p>-63.327358001709</text:p>
              </table:table-cell>
              <table:table-cell office:value-type="float" office:value="-63.3497461509705">
                <text:p>-63.34974615097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255336494446">
                <text:p>-63.3255336494446</text:p>
              </table:table-cell>
              <table:table-cell office:value-type="float" office:value="-63.3479139328003">
                <text:p>-63.3479139328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27860370636">
                <text:p>-63.327860370636</text:p>
              </table:table-cell>
              <table:table-cell office:value-type="float" office:value="-63.345934135437">
                <text:p>-63.345934135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260219573975">
                <text:p>-63.3260219573975</text:p>
              </table:table-cell>
              <table:table-cell office:value-type="float" office:value="-63.3509296188355">
                <text:p>-63.35092961883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294824905396">
                <text:p>-63.3294824905396</text:p>
              </table:table-cell>
              <table:table-cell office:value-type="float" office:value="-63.349733253479">
                <text:p>-63.3497332534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299127311707">
                <text:p>-63.3299127311707</text:p>
              </table:table-cell>
              <table:table-cell office:value-type="float" office:value="-63.3482001457214">
                <text:p>-63.3482001457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293815116882">
                <text:p>-63.3293815116882</text:p>
              </table:table-cell>
              <table:table-cell office:value-type="float" office:value="-63.3499515686035">
                <text:p>-63.3499515686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273918151856">
                <text:p>-63.3273918151856</text:p>
              </table:table-cell>
              <table:table-cell office:value-type="float" office:value="-63.3502436637878">
                <text:p>-63.35024366378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271708374023">
                <text:p>-63.3271708374023</text:p>
              </table:table-cell>
              <table:table-cell office:value-type="float" office:value="-63.3495248451233">
                <text:p>-63.34952484512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260501594544">
                <text:p>-63.3260501594544</text:p>
              </table:table-cell>
              <table:table-cell office:value-type="float" office:value="-63.3508890419006">
                <text:p>-63.3508890419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303774871826">
                <text:p>-63.3303774871826</text:p>
              </table:table-cell>
              <table:table-cell office:value-type="float" office:value="-63.3489629707336">
                <text:p>-63.3489629707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273992080689">
                <text:p>-63.3273992080689</text:p>
              </table:table-cell>
              <table:table-cell office:value-type="float" office:value="-63.3479668731689">
                <text:p>-63.3479668731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277405204773">
                <text:p>-63.3277405204773</text:p>
              </table:table-cell>
              <table:table-cell office:value-type="float" office:value="-63.3502771911621">
                <text:p>-63.35027719116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284426422119">
                <text:p>-63.3284426422119</text:p>
              </table:table-cell>
              <table:table-cell office:value-type="float" office:value="-63.3488126945496">
                <text:p>-63.3488126945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297151947021">
                <text:p>-63.3297151947021</text:p>
              </table:table-cell>
              <table:table-cell office:value-type="float" office:value="-63.350178352356">
                <text:p>-63.350178352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286579551697">
                <text:p>-63.3286579551697</text:p>
              </table:table-cell>
              <table:table-cell office:value-type="float" office:value="-63.3497768058777">
                <text:p>-63.34977680587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289162368774">
                <text:p>-63.3289162368774</text:p>
              </table:table-cell>
              <table:table-cell office:value-type="float" office:value="-63.3503388214111">
                <text:p>-63.3503388214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282598075867">
                <text:p>-63.3282598075867</text:p>
              </table:table-cell>
              <table:table-cell office:value-type="float" office:value="-63.3530706977844">
                <text:p>-63.35307069778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